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swiss" style:font-pitch="fixed"/>
    <style:font-face style:name="DFKai-SB" svg:font-family="DFKai-SB"/>
    <style:font-face style:name="Lucida Console" svg:font-family="'Lucida Console'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onsolas"/>
    </style:style>
    <style:style style:name="P2" style:family="paragraph" style:parent-style-name="Standard">
      <style:paragraph-properties>
        <style:tab-stops/>
      </style:paragraph-properties>
      <style:text-properties style:font-name="Consolas" officeooo:paragraph-rsid="001baa55"/>
    </style:style>
    <style:style style:name="P3" style:family="paragraph" style:parent-style-name="Standard">
      <style:paragraph-properties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style:font-name="Consolas" officeooo:paragraph-rsid="0020cff2"/>
    </style:style>
    <style:style style:name="P5" style:family="paragraph" style:parent-style-name="Standard">
      <style:paragraph-properties>
        <style:tab-stops/>
      </style:paragraph-properties>
      <style:text-properties style:font-name="Consolas" officeooo:paragraph-rsid="0023826f"/>
    </style:style>
    <style:style style:name="P6" style:family="paragraph" style:parent-style-name="Standard">
      <style:paragraph-properties>
        <style:tab-stops/>
      </style:paragraph-properties>
      <style:text-properties style:font-name="Consolas" officeooo:paragraph-rsid="002444ef"/>
    </style:style>
    <style:style style:name="P7" style:family="paragraph" style:parent-style-name="Standard">
      <style:paragraph-properties>
        <style:tab-stops/>
      </style:paragraph-properties>
      <style:text-properties style:font-name="Consolas" officeooo:paragraph-rsid="00263673"/>
    </style:style>
    <style:style style:name="P8" style:family="paragraph" style:parent-style-name="Standard">
      <style:paragraph-properties>
        <style:tab-stops/>
      </style:paragraph-properties>
      <style:text-properties style:font-name="Consolas" officeooo:paragraph-rsid="0027afc8"/>
    </style:style>
    <style:style style:name="P9" style:family="paragraph" style:parent-style-name="Standard">
      <style:paragraph-properties>
        <style:tab-stops/>
      </style:paragraph-properties>
      <style:text-properties style:font-name="Consolas" officeooo:paragraph-rsid="0027b825"/>
    </style:style>
    <style:style style:name="P10" style:family="paragraph" style:parent-style-name="Standard">
      <style:paragraph-properties>
        <style:tab-stops/>
      </style:paragraph-properties>
      <style:text-properties style:font-name="Consolas" officeooo:paragraph-rsid="002a404b"/>
    </style:style>
    <style:style style:name="P11" style:family="paragraph" style:parent-style-name="Standard">
      <style:paragraph-properties>
        <style:tab-stops/>
      </style:paragraph-properties>
      <style:text-properties style:font-name="Consolas" officeooo:paragraph-rsid="002a4eb2"/>
    </style:style>
    <style:style style:name="P12" style:family="paragraph" style:parent-style-name="Standard">
      <style:paragraph-properties>
        <style:tab-stops/>
      </style:paragraph-properties>
      <style:text-properties style:font-name="Consolas" officeooo:paragraph-rsid="002bfdb0"/>
    </style:style>
    <style:style style:name="T1" style:family="text">
      <style:text-properties officeooo:rsid="001baa55"/>
    </style:style>
    <style:style style:name="T2" style:family="text">
      <style:text-properties officeooo:rsid="001d02c1"/>
    </style:style>
    <style:style style:name="T3" style:family="text">
      <style:text-properties officeooo:rsid="001de926"/>
    </style:style>
    <style:style style:name="T4" style:family="text">
      <style:text-properties officeooo:rsid="001fabc4"/>
    </style:style>
    <style:style style:name="T5" style:family="text">
      <style:text-properties style:font-name="Consolas"/>
    </style:style>
    <style:style style:name="T6" style:family="text">
      <style:text-properties officeooo:rsid="00204785"/>
    </style:style>
    <style:style style:name="T7" style:family="text">
      <style:text-properties officeooo:rsid="0020cff2"/>
    </style:style>
    <style:style style:name="T8" style:family="text">
      <style:text-properties style:font-name="Consolas" officeooo:rsid="0020cff2"/>
    </style:style>
    <style:style style:name="T9" style:family="text">
      <style:text-properties officeooo:rsid="00220e64"/>
    </style:style>
    <style:style style:name="T10" style:family="text">
      <style:text-properties style:font-name="Consolas" officeooo:rsid="00220e64"/>
    </style:style>
    <style:style style:name="T11" style:family="text">
      <style:text-properties officeooo:rsid="0023826f"/>
    </style:style>
    <style:style style:name="T12" style:family="text">
      <style:text-properties officeooo:rsid="002444ef"/>
    </style:style>
    <style:style style:name="T13" style:family="text">
      <style:text-properties style:font-name="Consolas" officeooo:rsid="00263673"/>
    </style:style>
    <style:style style:name="T14" style:family="text">
      <style:text-properties officeooo:rsid="00263673"/>
    </style:style>
    <style:style style:name="T15" style:family="text">
      <style:text-properties officeooo:rsid="0027afc8"/>
    </style:style>
    <style:style style:name="T16" style:family="text">
      <style:text-properties style:font-name="Consolas" officeooo:rsid="0027afc8"/>
    </style:style>
    <style:style style:name="T17" style:family="text">
      <style:text-properties officeooo:rsid="0027b825"/>
    </style:style>
    <style:style style:name="T18" style:family="text">
      <style:text-properties officeooo:rsid="00290b3a"/>
    </style:style>
    <style:style style:name="T19" style:family="text">
      <style:text-properties officeooo:rsid="002a404b"/>
    </style:style>
    <style:style style:name="T20" style:family="text">
      <style:text-properties officeooo:rsid="002a4eb2"/>
    </style:style>
    <style:style style:name="T21" style:family="text">
      <style:text-properties style:font-name="Consolas" officeooo:rsid="002a4eb2"/>
    </style:style>
    <style:style style:name="T22" style:family="text">
      <style:text-properties style:text-underline-style="none" officeooo:rsid="002a4eb2"/>
    </style:style>
    <style:style style:name="T23" style:family="text">
      <style:text-properties officeooo:rsid="002bfd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ALSE</text:p>
      <text:p text:style-name="P1">TRUE</text:p>
      <text:p text:style-name="P1">'</text:p>
      <text:p text:style-name="P1">'bout<text:span text:style-name="T1">(about)</text:span></text:p>
      <text:p text:style-name="P1">'cause<text:span text:style-name="T1">(because)</text:span></text:p>
      <text:p text:style-name="P1">'Cause<text:span text:style-name="T1">(Because)</text:span></text:p>
      <text:p text:style-name="P1">'Course<text:span text:style-name="T1">(Of course)</text:span></text:p>
      <text:p text:style-name="P2">'Cuz<text:span text:style-name="T1">(Because)</text:span></text:p>
      <text:p text:style-name="P1">'em<text:span text:style-name="T1">(them)</text:span></text:p>
      <text:p text:style-name="P1">'ey<text:span text:style-name="T2">(hey)</text:span></text:p>
      <text:p text:style-name="P1">'Fraid<text:span text:style-name="T2">(</text:span><text:span text:style-name="T3">A</text:span><text:span text:style-name="T2">fraid)</text:span></text:p>
      <text:p text:style-name="P1">'outta<text:span text:style-name="T3">(out of)</text:span></text:p>
      <text:p text:style-name="P1">'round<text:span text:style-name="T3">(around)</text:span></text:p>
      <text:p text:style-name="P1">'Specially<text:span text:style-name="T3">(Especially)</text:span></text:p>
      <text:p text:style-name="P1">'sup<text:span text:style-name="T4">(what's up)</text:span></text:p>
      <text:p text:style-name="P1">'Sup<text:span text:style-name="T4">(What's up)</text:span></text:p>
      <text:p text:style-name="P1">'til<text:span text:style-name="T4">(until)</text:span></text:p>
      <text:p text:style-name="P1">a</text:p>
      <text:p text:style-name="P1">A</text:p>
      <text:p text:style-name="P1">a'ight<text:span text:style-name="T1">(alright)</text:span></text:p>
      <text:p text:style-name="P1">AAAaaaaaahhhh</text:p>
      <text:p text:style-name="P1">Aaaaaaahhhhh</text:p>
      <text:p text:style-name="P1">Aaaaaah</text:p>
      <text:p text:style-name="P1">Aaaaah</text:p>
      <text:p text:style-name="P1">AAAAAHHHHH</text:p>
      <text:p text:style-name="P1">Aaaaand</text:p>
      <text:p text:style-name="P1">Aaaaggghhh</text:p>
      <text:p text:style-name="P1">Aaaah</text:p>
      <text:p text:style-name="P1">Aaaand</text:p>
      <text:p text:style-name="P1">Aaaargh</text:p>
      <text:p text:style-name="P1">AAAARGH</text:p>
      <text:p text:style-name="P1">Aaah</text:p>
      <text:p text:style-name="P1">Aaand</text:p>
      <text:p text:style-name="P1">Aack</text:p>
      <text:p text:style-name="P1">Aah</text:p>
      <text:p text:style-name="P1">AAIE</text:p>
      <text:p text:style-name="P1">aback</text:p>
      <text:p text:style-name="P1">abandon</text:p>
      <text:p text:style-name="P1">abandoned</text:p>
      <text:p text:style-name="P1">Abandoned</text:p>
      <text:p text:style-name="P1">abandoning</text:p>
      <text:p text:style-name="P1">abandonment</text:p>
      <text:p text:style-name="P1">abandons</text:p>
      <text:p text:style-name="P3"><text:span text:style-name="T5">abducted</text:span></text:p>
      <text:p text:style-name="P1">abide</text:p>
      <text:p text:style-name="P1">abilities</text:p>
      <text:p text:style-name="P1">ability</text:p>
      <text:p text:style-name="P1">able</text:p>
      <text:p text:style-name="P1">aboard</text:p>
      <text:p text:style-name="P1">abomination</text:p>
      <text:p text:style-name="P1"><text:soft-page-break/>abou</text:p>
      <text:p text:style-name="P1">about</text:p>
      <text:p text:style-name="P1">About</text:p>
      <text:p text:style-name="P1">ABOUT</text:p>
      <text:p text:style-name="P1">above</text:p>
      <text:p text:style-name="P1">Above</text:p>
      <text:p text:style-name="P1">absence</text:p>
      <text:p text:style-name="P1">absent</text:p>
      <text:p text:style-name="P1">absolute</text:p>
      <text:p text:style-name="P1">Absolute</text:p>
      <text:p text:style-name="P1">absolutely</text:p>
      <text:p text:style-name="P1">Absolutely</text:p>
      <text:p text:style-name="P1">absorb</text:p>
      <text:p text:style-name="P1">absorbed</text:p>
      <text:p text:style-name="P1">abstract</text:p>
      <text:p text:style-name="P1">absurd</text:p>
      <text:p text:style-name="P1">abused</text:p>
      <text:p text:style-name="P1">abyss</text:p>
      <text:p text:style-name="P1">acacia</text:p>
      <text:p text:style-name="P1">Acacia</text:p>
      <text:p text:style-name="P1">accents</text:p>
      <text:p text:style-name="P1">accept</text:p>
      <text:p text:style-name="P1">acceptable</text:p>
      <text:p text:style-name="P1">acceptance</text:p>
      <text:p text:style-name="P1">accepted</text:p>
      <text:p text:style-name="P1">Accepted</text:p>
      <text:p text:style-name="P1">accepting</text:p>
      <text:p text:style-name="P1">access</text:p>
      <text:p text:style-name="P1">Access</text:p>
      <text:p text:style-name="P1">accessed</text:p>
      <text:p text:style-name="P1">accessory</text:p>
      <text:p text:style-name="P1">Acch</text:p>
      <text:p text:style-name="P1">accident</text:p>
      <text:p text:style-name="P1">Accident</text:p>
      <text:p text:style-name="P1">accidentally</text:p>
      <text:p text:style-name="P1">acclimate</text:p>
      <text:p text:style-name="P1">acclimating</text:p>
      <text:p text:style-name="P1">accompanied</text:p>
      <text:p text:style-name="P1">accomplice</text:p>
      <text:p text:style-name="P1">accomplices</text:p>
      <text:p text:style-name="P1">accomplish</text:p>
      <text:p text:style-name="P1">accomplished</text:p>
      <text:p text:style-name="P1">according</text:p>
      <text:p text:style-name="P1">According</text:p>
      <text:p text:style-name="P3"><text:span text:style-name="T5">accordingly</text:span></text:p>
      <text:p text:style-name="P1">account</text:p>
      <text:p text:style-name="P1">accountability</text:p>
      <text:p text:style-name="P1">accuracy</text:p>
      <text:p text:style-name="P1">accurate</text:p>
      <text:p text:style-name="P1">accuse</text:p>
      <text:p text:style-name="P1">Accuse</text:p>
      <text:p text:style-name="P1"><text:soft-page-break/>accused</text:p>
      <text:p text:style-name="P1">Accused</text:p>
      <text:p text:style-name="P1">Accuses</text:p>
      <text:p text:style-name="P1">accusing</text:p>
      <text:p text:style-name="P1">accustomed</text:p>
      <text:p text:style-name="P1">achieve</text:p>
      <text:p text:style-name="P1">ack</text:p>
      <text:p text:style-name="P1">Ack</text:p>
      <text:p text:style-name="P1">acoustics</text:p>
      <text:p text:style-name="P1">acquaint</text:p>
      <text:p text:style-name="P1">acquaintance</text:p>
      <text:p text:style-name="P1">acquainted</text:p>
      <text:p text:style-name="P1">Acquired</text:p>
      <text:p text:style-name="P1">Acquiring</text:p>
      <text:p text:style-name="P1">acquisition</text:p>
      <text:p text:style-name="P1">across</text:p>
      <text:p text:style-name="P1">act</text:p>
      <text:p text:style-name="P1">acted</text:p>
      <text:p text:style-name="P1">acting</text:p>
      <text:p text:style-name="P1">action</text:p>
      <text:p text:style-name="P1">actions</text:p>
      <text:p text:style-name="P1">Actions</text:p>
      <text:p text:style-name="P1">activate</text:p>
      <text:p text:style-name="P1">Activate</text:p>
      <text:p text:style-name="P1">activated</text:p>
      <text:p text:style-name="P1">activates</text:p>
      <text:p text:style-name="P1">activating</text:p>
      <text:p text:style-name="P1">Activating</text:p>
      <text:p text:style-name="P1">active</text:p>
      <text:p text:style-name="P1">actively</text:p>
      <text:p text:style-name="P1">activity</text:p>
      <text:p text:style-name="P1">actor</text:p>
      <text:p text:style-name="P1">acts</text:p>
      <text:p text:style-name="P1">actual</text:p>
      <text:p text:style-name="P1">ACTUAL</text:p>
      <text:p text:style-name="P1">actuality</text:p>
      <text:p text:style-name="P1">actually</text:p>
      <text:p text:style-name="P1">Actually</text:p>
      <text:p text:style-name="P1">ACTUALLY</text:p>
      <text:p text:style-name="P1">ad</text:p>
      <text:p text:style-name="P1">Ad</text:p>
      <text:p text:style-name="P1">adage</text:p>
      <text:p text:style-name="P1">Adam</text:p>
      <text:p text:style-name="P1">Adamantine</text:p>
      <text:p text:style-name="P3"><text:span text:style-name="T5">Adamantium</text:span></text:p>
      <text:p text:style-name="P1">add</text:p>
      <text:p text:style-name="P1">Add</text:p>
      <text:p text:style-name="P1">ADD</text:p>
      <text:p text:style-name="P1">added</text:p>
      <text:p text:style-name="P1">addendum</text:p>
      <text:p text:style-name="P1">adding</text:p>
      <text:p text:style-name="P1"><text:soft-page-break/>addition</text:p>
      <text:p text:style-name="P1">additional</text:p>
      <text:p text:style-name="P1">address</text:p>
      <text:p text:style-name="P1">adds</text:p>
      <text:p text:style-name="P1">adjust</text:p>
      <text:p text:style-name="P1">Adjusting</text:p>
      <text:p text:style-name="P1">adjustment</text:p>
      <text:p text:style-name="P1">admin</text:p>
      <text:p text:style-name="P1">Admin</text:p>
      <text:p text:style-name="P1">ADMIN</text:p>
      <text:p text:style-name="P1">Admin's</text:p>
      <text:p text:style-name="P1">Administrate</text:p>
      <text:p text:style-name="P1">admins</text:p>
      <text:p text:style-name="P1">Admins</text:p>
      <text:p text:style-name="P1">admirable</text:p>
      <text:p text:style-name="P1">Admiration</text:p>
      <text:p text:style-name="P1">admire</text:p>
      <text:p text:style-name="P1">admired</text:p>
      <text:p text:style-name="P1">admiring</text:p>
      <text:p text:style-name="P1">Admiring</text:p>
      <text:p text:style-name="P1">admit</text:p>
      <text:p text:style-name="P1">Admit</text:p>
      <text:p text:style-name="P1">Admittedly</text:p>
      <text:p text:style-name="P1">admitting</text:p>
      <text:p text:style-name="P1">Admitting</text:p>
      <text:p text:style-name="P1">adorable</text:p>
      <text:p text:style-name="P1">Adorable</text:p>
      <text:p text:style-name="P1">adoration</text:p>
      <text:p text:style-name="P1">adore</text:p>
      <text:p text:style-name="P1">adores</text:p>
      <text:p text:style-name="P1">advance</text:p>
      <text:p text:style-name="P1">advanced</text:p>
      <text:p text:style-name="P1">advantage</text:p>
      <text:p text:style-name="P1">adventure</text:p>
      <text:p text:style-name="P1">Adventure</text:p>
      <text:p text:style-name="P1">adventurer</text:p>
      <text:p text:style-name="P1">adventurers</text:p>
      <text:p text:style-name="P1">Adventurers</text:p>
      <text:p text:style-name="P1">ADVENTURERS</text:p>
      <text:p text:style-name="P1">adventures</text:p>
      <text:p text:style-name="P1">adventuring</text:p>
      <text:p text:style-name="P1">Adventuring</text:p>
      <text:p text:style-name="P1">adventurous</text:p>
      <text:p text:style-name="P1">adversary</text:p>
      <text:p text:style-name="P3"><text:span text:style-name="T5">advice</text:span></text:p>
      <text:p text:style-name="P1">advised</text:p>
      <text:p text:style-name="P1">aesthetic</text:p>
      <text:p text:style-name="P1">afar</text:p>
      <text:p text:style-name="P1">affairs</text:p>
      <text:p text:style-name="P1">affected</text:p>
      <text:p text:style-name="P1">afford</text:p>
      <text:p text:style-name="P1"><text:soft-page-break/>afraid</text:p>
      <text:p text:style-name="P1">AFRAID</text:p>
      <text:p text:style-name="P1">after</text:p>
      <text:p text:style-name="P1">After</text:p>
      <text:p text:style-name="P1">AFTER</text:p>
      <text:p text:style-name="P1">afternoon</text:p>
      <text:p text:style-name="P1">afterwards</text:p>
      <text:p text:style-name="P1">Afterwards</text:p>
      <text:p text:style-name="P1">again</text:p>
      <text:p text:style-name="P1">Again</text:p>
      <text:p text:style-name="P1">against</text:p>
      <text:p text:style-name="P1">Against</text:p>
      <text:p text:style-name="P1">AGAINST</text:p>
      <text:p text:style-name="P1">agenda</text:p>
      <text:p text:style-name="P1">Agent</text:p>
      <text:p text:style-name="P1">ages</text:p>
      <text:p text:style-name="P1">Ages</text:p>
      <text:p text:style-name="P1">aggravating</text:p>
      <text:p text:style-name="P1">aggressive</text:p>
      <text:p text:style-name="P1">aggro</text:p>
      <text:p text:style-name="P1">Agh</text:p>
      <text:p text:style-name="P1">AGH</text:p>
      <text:p text:style-name="P1">Aghhh</text:p>
      <text:p text:style-name="P1">Aghhhh</text:p>
      <text:p text:style-name="P1">agitated</text:p>
      <text:p text:style-name="P1">agitates</text:p>
      <text:p text:style-name="P1">ago</text:p>
      <text:p text:style-name="P1">agree</text:p>
      <text:p text:style-name="P1">agreed</text:p>
      <text:p text:style-name="P1">Agreed</text:p>
      <text:p text:style-name="P1">agreeing</text:p>
      <text:p text:style-name="P1">agreement</text:p>
      <text:p text:style-name="P1">agrees</text:p>
      <text:p text:style-name="P1">agricultural</text:p>
      <text:p text:style-name="P1">ah</text:p>
      <text:p text:style-name="P1">Ah</text:p>
      <text:p text:style-name="P1">AH</text:p>
      <text:p text:style-name="P1">Aha</text:p>
      <text:p text:style-name="P1">AHA</text:p>
      <text:p text:style-name="P1">Ahaa</text:p>
      <text:p text:style-name="P1">ahaha</text:p>
      <text:p text:style-name="P1">Ahahaha</text:p>
      <text:p text:style-name="P1">ahead</text:p>
      <text:p text:style-name="P1">Ahead</text:p>
      <text:p text:style-name="P3"><text:span text:style-name="T5">ahem</text:span></text:p>
      <text:p text:style-name="P1">Ahem</text:p>
      <text:p text:style-name="P1">Ahh</text:p>
      <text:p text:style-name="P1">AHH</text:p>
      <text:p text:style-name="P1">Ahhh</text:p>
      <text:p text:style-name="P1">AHHH</text:p>
      <text:p text:style-name="P1">AHHHGH</text:p>
      <text:p text:style-name="P1"><text:soft-page-break/>Ahhhh</text:p>
      <text:p text:style-name="P1">Ahhhhh</text:p>
      <text:p text:style-name="P1">Ahhhhhh</text:p>
      <text:p text:style-name="P1">Ahhhhhhhh</text:p>
      <text:p text:style-name="P1">AHHHHHHHHH</text:p>
      <text:p text:style-name="P1">AHHHHHHHHHHHH</text:p>
      <text:p text:style-name="P1">ahoy</text:p>
      <text:p text:style-name="P1">aid</text:p>
      <text:p text:style-name="P1">Aiden</text:p>
      <text:p text:style-name="P1">Aiden's</text:p>
      <text:p text:style-name="P1">aim</text:p>
      <text:p text:style-name="P1">Aim</text:p>
      <text:p text:style-name="P1">aiming</text:p>
      <text:p text:style-name="P1">Aiming</text:p>
      <text:p text:style-name="P1">aims</text:p>
      <text:p text:style-name="P1">ain</text:p>
      <text:p text:style-name="P1">ain't<text:span text:style-name="T6">(are not/am not)</text:span></text:p>
      <text:p text:style-name="P1">Ain't<text:span text:style-name="T6">(Are not/Am not)</text:span></text:p>
      <text:p text:style-name="P1">air</text:p>
      <text:p text:style-name="P1">Air</text:p>
      <text:p text:style-name="P1">airborne</text:p>
      <text:p text:style-name="P1">aka</text:p>
      <text:p text:style-name="P1">Aka</text:p>
      <text:p text:style-name="P1">AKA</text:p>
      <text:p text:style-name="P1">alarm</text:p>
      <text:p text:style-name="P1">alarmed</text:p>
      <text:p text:style-name="P1">alarms</text:p>
      <text:p text:style-name="P1">alas</text:p>
      <text:p text:style-name="P1">Alas</text:p>
      <text:p text:style-name="P1">Alcove</text:p>
      <text:p text:style-name="P1">alert</text:p>
      <text:p text:style-name="P1">Alert</text:p>
      <text:p text:style-name="P1">aliases</text:p>
      <text:p text:style-name="P1">aligned</text:p>
      <text:p text:style-name="P1">ality</text:p>
      <text:p text:style-name="P1">alive</text:p>
      <text:p text:style-name="P1">Alive</text:p>
      <text:p text:style-name="P1">ALIVE</text:p>
      <text:p text:style-name="P1">all</text:p>
      <text:p text:style-name="P1">All</text:p>
      <text:p text:style-name="P1">ALL</text:p>
      <text:p text:style-name="P1">allergic</text:p>
      <text:p text:style-name="P1">alley</text:p>
      <text:p text:style-name="P1">Alley</text:p>
      <text:p text:style-name="P3"><text:span text:style-name="T5">alleyway</text:span></text:p>
      <text:p text:style-name="P1">alllll</text:p>
      <text:p text:style-name="P1">allocating</text:p>
      <text:p text:style-name="P1">allow</text:p>
      <text:p text:style-name="P1">allowance</text:p>
      <text:p text:style-name="P1">Allowance</text:p>
      <text:p text:style-name="P1">allowed</text:p>
      <text:p text:style-name="P1"><text:soft-page-break/>allowing</text:p>
      <text:p text:style-name="P1">allows</text:p>
      <text:p text:style-name="P1">ally</text:p>
      <text:p text:style-name="P1">almost</text:p>
      <text:p text:style-name="P1">Almost</text:p>
      <text:p text:style-name="P1">alone</text:p>
      <text:p text:style-name="P1">Alone</text:p>
      <text:p text:style-name="P1">along</text:p>
      <text:p text:style-name="P1">Along</text:p>
      <text:p text:style-name="P1">alongside</text:p>
      <text:p text:style-name="P1">alphabetized</text:p>
      <text:p text:style-name="P1">already</text:p>
      <text:p text:style-name="P1">Already</text:p>
      <text:p text:style-name="P1">ALREADY</text:p>
      <text:p text:style-name="P1">alright</text:p>
      <text:p text:style-name="P1">Alright</text:p>
      <text:p text:style-name="P1">also</text:p>
      <text:p text:style-name="P1">Also</text:p>
      <text:p text:style-name="P1">ALSO</text:p>
      <text:p text:style-name="P1">altered</text:p>
      <text:p text:style-name="P1">altering</text:p>
      <text:p text:style-name="P1">alternative</text:p>
      <text:p text:style-name="P1">alternatively</text:p>
      <text:p text:style-name="P1">although</text:p>
      <text:p text:style-name="P1">Although</text:p>
      <text:p text:style-name="P1">always</text:p>
      <text:p text:style-name="P1">Always</text:p>
      <text:p text:style-name="P1">ALWAYS</text:p>
      <text:p text:style-name="P1">am</text:p>
      <text:p text:style-name="P1">Am</text:p>
      <text:p text:style-name="P1">AM</text:p>
      <text:p text:style-name="P1">amateurs</text:p>
      <text:p text:style-name="P1">amazed</text:p>
      <text:p text:style-name="P1">amazi</text:p>
      <text:p text:style-name="P1">amazing</text:p>
      <text:p text:style-name="P1">Amazing</text:p>
      <text:p text:style-name="P1">AMAZING</text:p>
      <text:p text:style-name="P1">ambient</text:p>
      <text:p text:style-name="P1">ambitious</text:p>
      <text:p text:style-name="P1">ambushed</text:p>
      <text:p text:style-name="P1">ambushes</text:p>
      <text:p text:style-name="P1">amenable</text:p>
      <text:p text:style-name="P1">amigo</text:p>
      <text:p text:style-name="P1">amirite</text:p>
      <text:p text:style-name="P3"><text:span text:style-name="T5">amnesia</text:span></text:p>
      <text:p text:style-name="P1">Amnesia</text:p>
      <text:p text:style-name="P1">among</text:p>
      <text:p text:style-name="P1">Among</text:p>
      <text:p text:style-name="P1">amongst</text:p>
      <text:p text:style-name="P1">amor</text:p>
      <text:p text:style-name="P1">amount</text:p>
      <text:p text:style-name="P1"><text:soft-page-break/>amour</text:p>
      <text:p text:style-name="P1">Amour</text:p>
      <text:p text:style-name="P1">amped</text:p>
      <text:p text:style-name="P1">amulet</text:p>
      <text:p text:style-name="P1">Amulet</text:p>
      <text:p text:style-name="P1">amulets</text:p>
      <text:p text:style-name="P1">amusement</text:p>
      <text:p text:style-name="P1">amusing</text:p>
      <text:p text:style-name="P1">Amuuuuleeeet</text:p>
      <text:p text:style-name="P1">an</text:p>
      <text:p text:style-name="P1">An</text:p>
      <text:p text:style-name="P1">ancient</text:p>
      <text:p text:style-name="P1">and</text:p>
      <text:p text:style-name="P1">And</text:p>
      <text:p text:style-name="P1">AND</text:p>
      <text:p text:style-name="P1">angel</text:p>
      <text:p text:style-name="P1">anger</text:p>
      <text:p text:style-name="P1">Anger</text:p>
      <text:p text:style-name="P1">angering</text:p>
      <text:p text:style-name="P1">angle</text:p>
      <text:p text:style-name="P1">Angle</text:p>
      <text:p text:style-name="P1">angles</text:p>
      <text:p text:style-name="P1">angrier</text:p>
      <text:p text:style-name="P1">ANGRIER</text:p>
      <text:p text:style-name="P1">angrily</text:p>
      <text:p text:style-name="P1">Angrily</text:p>
      <text:p text:style-name="P1">angry</text:p>
      <text:p text:style-name="P1">Angry</text:p>
      <text:p text:style-name="P1">anguish</text:p>
      <text:p text:style-name="P1">animal</text:p>
      <text:p text:style-name="P1">animals</text:p>
      <text:p text:style-name="P1">animating</text:p>
      <text:p text:style-name="P1">Animation</text:p>
      <text:p text:style-name="P1">ankle</text:p>
      <text:p text:style-name="P1">annihilated</text:p>
      <text:p text:style-name="P1">Annnd</text:p>
      <text:p text:style-name="P1">Annnnd</text:p>
      <text:p text:style-name="P1">annnny</text:p>
      <text:p text:style-name="P1">Annnnyway</text:p>
      <text:p text:style-name="P1">Announcer</text:p>
      <text:p text:style-name="P1">annoy</text:p>
      <text:p text:style-name="P1">annoyed</text:p>
      <text:p text:style-name="P1">Annoyed</text:p>
      <text:p text:style-name="P1">annoying</text:p>
      <text:p text:style-name="P3"><text:span text:style-name="T5">Annoying</text:span></text:p>
      <text:p text:style-name="P1">ANNOYING</text:p>
      <text:p text:style-name="P1">anonymously</text:p>
      <text:p text:style-name="P1">another</text:p>
      <text:p text:style-name="P1">Another</text:p>
      <text:p text:style-name="P1">ANOTHER</text:p>
      <text:p text:style-name="P1">answer</text:p>
      <text:p text:style-name="P1"><text:soft-page-break/>Answer</text:p>
      <text:p text:style-name="P1">answered</text:p>
      <text:p text:style-name="P1">Answered</text:p>
      <text:p text:style-name="P1">answering</text:p>
      <text:p text:style-name="P1">Answering</text:p>
      <text:p text:style-name="P1">answers</text:p>
      <text:p text:style-name="P1">antagonize</text:p>
      <text:p text:style-name="P1">Anthony</text:p>
      <text:p text:style-name="P1">anticipation</text:p>
      <text:p text:style-name="P1">anvil</text:p>
      <text:p text:style-name="P1">Anvil</text:p>
      <text:p text:style-name="P1">anwsers</text:p>
      <text:p text:style-name="P1">anxious</text:p>
      <text:p text:style-name="P1">anxiously</text:p>
      <text:p text:style-name="P1">any</text:p>
      <text:p text:style-name="P1">Any</text:p>
      <text:p text:style-name="P1">ANY</text:p>
      <text:p text:style-name="P1">anybody</text:p>
      <text:p text:style-name="P1">Anybody</text:p>
      <text:p text:style-name="P1">anyhow</text:p>
      <text:p text:style-name="P1">anyhting</text:p>
      <text:p text:style-name="P1">anymore</text:p>
      <text:p text:style-name="P1">anyone</text:p>
      <text:p text:style-name="P1">Anyone</text:p>
      <text:p text:style-name="P1">ANYONE</text:p>
      <text:p text:style-name="P1">anyone's</text:p>
      <text:p text:style-name="P1">anything</text:p>
      <text:p text:style-name="P1">Anything</text:p>
      <text:p text:style-name="P1">ANYTHING</text:p>
      <text:p text:style-name="P1">Anything's</text:p>
      <text:p text:style-name="P1">anytime</text:p>
      <text:p text:style-name="P1">Anytime</text:p>
      <text:p text:style-name="P1">anyway</text:p>
      <text:p text:style-name="P1">Anyway</text:p>
      <text:p text:style-name="P1">anywhere</text:p>
      <text:p text:style-name="P1">Anywhere's</text:p>
      <text:p text:style-name="P1">aparent</text:p>
      <text:p text:style-name="P1">apart</text:p>
      <text:p text:style-name="P1">apartments</text:p>
      <text:p text:style-name="P1">Apartments</text:p>
      <text:p text:style-name="P1">apathy</text:p>
      <text:p text:style-name="P1">Apex</text:p>
      <text:p text:style-name="P1">apologies</text:p>
      <text:p text:style-name="P1">Apologies</text:p>
      <text:p text:style-name="P3"><text:span text:style-name="T5">apologise</text:span></text:p>
      <text:p text:style-name="P1">apologize</text:p>
      <text:p text:style-name="P1">apologizing</text:p>
      <text:p text:style-name="P1">apology</text:p>
      <text:p text:style-name="P1">Apology</text:p>
      <text:p text:style-name="P1">apparently</text:p>
      <text:p text:style-name="P1">Apparently</text:p>
      <text:p text:style-name="P1"><text:soft-page-break/>appeal</text:p>
      <text:p text:style-name="P1">appealing</text:p>
      <text:p text:style-name="P1">appear</text:p>
      <text:p text:style-name="P1">appearance</text:p>
      <text:p text:style-name="P1">appearances</text:p>
      <text:p text:style-name="P1">Appearances</text:p>
      <text:p text:style-name="P1">appeared</text:p>
      <text:p text:style-name="P1">appearing</text:p>
      <text:p text:style-name="P1">appears</text:p>
      <text:p text:style-name="P1">appease</text:p>
      <text:p text:style-name="P1">appetite</text:p>
      <text:p text:style-name="P1">applaud</text:p>
      <text:p text:style-name="P1">apple</text:p>
      <text:p text:style-name="P1">Apple</text:p>
      <text:p text:style-name="P1">apples</text:p>
      <text:p text:style-name="P1">applies</text:p>
      <text:p text:style-name="P1">apply</text:p>
      <text:p text:style-name="P1">applying</text:p>
      <text:p text:style-name="P1">appointed</text:p>
      <text:p text:style-name="P1">appointment</text:p>
      <text:p text:style-name="P1">Appointment</text:p>
      <text:p text:style-name="P1">appointments</text:p>
      <text:p text:style-name="P1">appreciate</text:p>
      <text:p text:style-name="P1">appreciated</text:p>
      <text:p text:style-name="P1">appreciates</text:p>
      <text:p text:style-name="P1">appreciating</text:p>
      <text:p text:style-name="P1">appreciation</text:p>
      <text:p text:style-name="P1">appreciative</text:p>
      <text:p text:style-name="P1">apprehended</text:p>
      <text:p text:style-name="P1">apprentice</text:p>
      <text:p text:style-name="P1">approach</text:p>
      <text:p text:style-name="P1">Approach</text:p>
      <text:p text:style-name="P1">approached</text:p>
      <text:p text:style-name="P1">approaches</text:p>
      <text:p text:style-name="P1">Approaches</text:p>
      <text:p text:style-name="P1">approaching</text:p>
      <text:p text:style-name="P1">Approaching</text:p>
      <text:p text:style-name="P1">approacing</text:p>
      <text:p text:style-name="P1">appropriate</text:p>
      <text:p text:style-name="P1">approval</text:p>
      <text:p text:style-name="P1">approve</text:p>
      <text:p text:style-name="P1">approved</text:p>
      <text:p text:style-name="P1">approves</text:p>
      <text:p text:style-name="P1">arc</text:p>
      <text:p text:style-name="P3"><text:span text:style-name="T5">archery</text:span></text:p>
      <text:p text:style-name="P1">Archery</text:p>
      <text:p text:style-name="P1">Archie</text:p>
      <text:p text:style-name="P1">Archipelago</text:p>
      <text:p text:style-name="P1">Architect</text:p>
      <text:p text:style-name="P1">architecture</text:p>
      <text:p text:style-name="P1">are</text:p>
      <text:p text:style-name="P1"><text:soft-page-break/>Are</text:p>
      <text:p text:style-name="P1">ARE</text:p>
      <text:p text:style-name="P1">area</text:p>
      <text:p text:style-name="P1">Area</text:p>
      <text:p text:style-name="P1">aren</text:p>
      <text:p text:style-name="P1">Aren</text:p>
      <text:p text:style-name="P1">aren't<text:span text:style-name="T6">(are not)</text:span></text:p>
      <text:p text:style-name="P1">Aren't<text:span text:style-name="T6">(Are not)</text:span></text:p>
      <text:p text:style-name="P1">aren'tcha<text:span text:style-name="T6">(are not you are)</text:span></text:p>
      <text:p text:style-name="P1">arena</text:p>
      <text:p text:style-name="P1">Arena</text:p>
      <text:p text:style-name="P1">argh</text:p>
      <text:p text:style-name="P1">Argh</text:p>
      <text:p text:style-name="P1">ARGH</text:p>
      <text:p text:style-name="P1">arguably</text:p>
      <text:p text:style-name="P1">argue</text:p>
      <text:p text:style-name="P1">argued</text:p>
      <text:p text:style-name="P1">arguing</text:p>
      <text:p text:style-name="P1">argument</text:p>
      <text:p text:style-name="P1">arm</text:p>
      <text:p text:style-name="P1">Arm</text:p>
      <text:p text:style-name="P1">arm's</text:p>
      <text:p text:style-name="P1">armageddon</text:p>
      <text:p text:style-name="P1">armed</text:p>
      <text:p text:style-name="P1">armor</text:p>
      <text:p text:style-name="P1">Armor</text:p>
      <text:p text:style-name="P1">armorless</text:p>
      <text:p text:style-name="P1">armory</text:p>
      <text:p text:style-name="P1">Armory</text:p>
      <text:p text:style-name="P1">armour</text:p>
      <text:p text:style-name="P1">Armour</text:p>
      <text:p text:style-name="P1">arms</text:p>
      <text:p text:style-name="P1">Arms</text:p>
      <text:p text:style-name="P1">army</text:p>
      <text:p text:style-name="P1">around</text:p>
      <text:p text:style-name="P1">Around</text:p>
      <text:p text:style-name="P1">arranged</text:p>
      <text:p text:style-name="P1">arrangement</text:p>
      <text:p text:style-name="P1">arrested</text:p>
      <text:p text:style-name="P1">Arrgh</text:p>
      <text:p text:style-name="P1">arrival</text:p>
      <text:p text:style-name="P1">arrivals</text:p>
      <text:p text:style-name="P1">arrive</text:p>
      <text:p text:style-name="P3"><text:span text:style-name="T5">arrived</text:span></text:p>
      <text:p text:style-name="P1">arrives</text:p>
      <text:p text:style-name="P1">arrogant</text:p>
      <text:p text:style-name="P1">arrow</text:p>
      <text:p text:style-name="P1">Arrow</text:p>
      <text:p text:style-name="P1">arrows</text:p>
      <text:p text:style-name="P1">Arrows</text:p>
      <text:p text:style-name="P1">art</text:p>
      <text:p text:style-name="P1"><text:soft-page-break/>artefact</text:p>
      <text:p text:style-name="P1">artefacts</text:p>
      <text:p text:style-name="P1">artful</text:p>
      <text:p text:style-name="P1">article</text:p>
      <text:p text:style-name="P1">artifact</text:p>
      <text:p text:style-name="P1">artificial</text:p>
      <text:p text:style-name="P1">artisan</text:p>
      <text:p text:style-name="P1">artist</text:p>
      <text:p text:style-name="P1">arts</text:p>
      <text:p text:style-name="P1">Arts</text:p>
      <text:p text:style-name="P1">as</text:p>
      <text:p text:style-name="P1">As</text:p>
      <text:p text:style-name="P1">AS</text:p>
      <text:p text:style-name="P1">ascended</text:p>
      <text:p text:style-name="P1">Ascending</text:p>
      <text:p text:style-name="P1">ascends</text:p>
      <text:p text:style-name="P1">ascension</text:p>
      <text:p text:style-name="P1">ascribed</text:p>
      <text:p text:style-name="P1">ashamed</text:p>
      <text:p text:style-name="P1">Ashamed</text:p>
      <text:p text:style-name="P1">aside</text:p>
      <text:p text:style-name="P1">ask</text:p>
      <text:p text:style-name="P1">Ask</text:p>
      <text:p text:style-name="P1">asked</text:p>
      <text:p text:style-name="P1">Asked</text:p>
      <text:p text:style-name="P1">asking</text:p>
      <text:p text:style-name="P1">asks</text:p>
      <text:p text:style-name="P1">asleep</text:p>
      <text:p text:style-name="P1">aspect</text:p>
      <text:p text:style-name="P1">assembled</text:p>
      <text:p text:style-name="P1">Assembly</text:p>
      <text:p text:style-name="P1">assignments</text:p>
      <text:p text:style-name="P1">assist</text:p>
      <text:p text:style-name="P1">assistance</text:p>
      <text:p text:style-name="P1">assistant</text:p>
      <text:p text:style-name="P1">Assistant</text:p>
      <text:p text:style-name="P1">assistants</text:p>
      <text:p text:style-name="P1">associate</text:p>
      <text:p text:style-name="P1">Associate</text:p>
      <text:p text:style-name="P1">associates</text:p>
      <text:p text:style-name="P1">Associates</text:p>
      <text:p text:style-name="P1">assume</text:p>
      <text:p text:style-name="P1">assumed</text:p>
      <text:p text:style-name="P3"><text:span text:style-name="T5">assuming</text:span></text:p>
      <text:p text:style-name="P1">Assuming</text:p>
      <text:p text:style-name="P1">assumption</text:p>
      <text:p text:style-name="P1">assurance</text:p>
      <text:p text:style-name="P1">assure</text:p>
      <text:p text:style-name="P1">astonished</text:p>
      <text:p text:style-name="P1">astounded</text:p>
      <text:p text:style-name="P1">Astounding</text:p>
      <text:p text:style-name="P1"><text:soft-page-break/>astray</text:p>
      <text:p text:style-name="P1">astute</text:p>
      <text:p text:style-name="P1">asunder</text:p>
      <text:p text:style-name="P1">aswell</text:p>
      <text:p text:style-name="P1">at</text:p>
      <text:p text:style-name="P1">At</text:p>
      <text:p text:style-name="P1">AT</text:p>
      <text:p text:style-name="P1">at'cha<text:span text:style-name="T6">(at you are)</text:span></text:p>
      <text:p text:style-name="P1">atcha</text:p>
      <text:p text:style-name="P1">Atlas</text:p>
      <text:p text:style-name="P1">atleast</text:p>
      <text:p text:style-name="P1">atmosphere</text:p>
      <text:p text:style-name="P1">atop</text:p>
      <text:p text:style-name="P1">Atop</text:p>
      <text:p text:style-name="P1">atrocious</text:p>
      <text:p text:style-name="P1">Atrocious</text:p>
      <text:p text:style-name="P1">ATTAAAAAAACK</text:p>
      <text:p text:style-name="P1">attach</text:p>
      <text:p text:style-name="P1">attached</text:p>
      <text:p text:style-name="P1">attack</text:p>
      <text:p text:style-name="P1">Attack</text:p>
      <text:p text:style-name="P1">attacked</text:p>
      <text:p text:style-name="P1">Attacked</text:p>
      <text:p text:style-name="P1">attackers</text:p>
      <text:p text:style-name="P1">attacking</text:p>
      <text:p text:style-name="P1">Attacking</text:p>
      <text:p text:style-name="P1">attacks</text:p>
      <text:p text:style-name="P1">attemping</text:p>
      <text:p text:style-name="P1">attempt</text:p>
      <text:p text:style-name="P1">Attempt</text:p>
      <text:p text:style-name="P1">attempting</text:p>
      <text:p text:style-name="P1">attempts</text:p>
      <text:p text:style-name="P1">attend</text:p>
      <text:p text:style-name="P1">Attendance</text:p>
      <text:p text:style-name="P1">attention</text:p>
      <text:p text:style-name="P1">Attention</text:p>
      <text:p text:style-name="P1">ATTENTION</text:p>
      <text:p text:style-name="P1">attire</text:p>
      <text:p text:style-name="P1">attitude</text:p>
      <text:p text:style-name="P1">attract</text:p>
      <text:p text:style-name="P1">attracting</text:p>
      <text:p text:style-name="P1">audible</text:p>
      <text:p text:style-name="P1">audience</text:p>
      <text:p text:style-name="P3"><text:span text:style-name="T5">audio</text:span></text:p>
      <text:p text:style-name="P1">Auggh</text:p>
      <text:p text:style-name="P1">augh</text:p>
      <text:p text:style-name="P1">Augh</text:p>
      <text:p text:style-name="P1">AUGH</text:p>
      <text:p text:style-name="P1">Aughh</text:p>
      <text:p text:style-name="P1">Aughhh</text:p>
      <text:p text:style-name="P1">aurgh</text:p>
      <text:p text:style-name="P1"><text:soft-page-break/>Aurgh</text:p>
      <text:p text:style-name="P1">author</text:p>
      <text:p text:style-name="P1">authoritarian</text:p>
      <text:p text:style-name="P1">authority</text:p>
      <text:p text:style-name="P1">authorization</text:p>
      <text:p text:style-name="P1">authorized</text:p>
      <text:p text:style-name="P1">auto</text:p>
      <text:p text:style-name="P1">autofarming</text:p>
      <text:p text:style-name="P1">Autofarming</text:p>
      <text:p text:style-name="P1">automate</text:p>
      <text:p text:style-name="P1">automated</text:p>
      <text:p text:style-name="P1">Automated</text:p>
      <text:p text:style-name="P1">automatic</text:p>
      <text:p text:style-name="P1">automaton</text:p>
      <text:p text:style-name="P1">Autonomous</text:p>
      <text:p text:style-name="P1">Auugh</text:p>
      <text:p text:style-name="P1">Auuughhh</text:p>
      <text:p text:style-name="P1">avail</text:p>
      <text:p text:style-name="P1">available</text:p>
      <text:p text:style-name="P1">ave</text:p>
      <text:p text:style-name="P1">avenge</text:p>
      <text:p text:style-name="P1">Avenge</text:p>
      <text:p text:style-name="P1">avenged</text:p>
      <text:p text:style-name="P1">average</text:p>
      <text:p text:style-name="P1">avoid</text:p>
      <text:p text:style-name="P1">Avoid</text:p>
      <text:p text:style-name="P1">AVOID</text:p>
      <text:p text:style-name="P1">avoided</text:p>
      <text:p text:style-name="P1">avoiding</text:p>
      <text:p text:style-name="P1">Avoiding</text:p>
      <text:p text:style-name="P1">avoids</text:p>
      <text:p text:style-name="P1">aw</text:p>
      <text:p text:style-name="P1">Aw</text:p>
      <text:p text:style-name="P1">AW</text:p>
      <text:p text:style-name="P1">await</text:p>
      <text:p text:style-name="P1">awaiting</text:p>
      <text:p text:style-name="P1">awake</text:p>
      <text:p text:style-name="P1">aware</text:p>
      <text:p text:style-name="P1">away</text:p>
      <text:p text:style-name="P1">Away</text:p>
      <text:p text:style-name="P1">AWAY</text:p>
      <text:p text:style-name="P1">awe</text:p>
      <text:p text:style-name="P1">awed</text:p>
      <text:p text:style-name="P3"><text:span text:style-name="T5">awesome</text:span></text:p>
      <text:p text:style-name="P1">Awesome</text:p>
      <text:p text:style-name="P1">AWESOME</text:p>
      <text:p text:style-name="P1">awesomeness</text:p>
      <text:p text:style-name="P1">awesone</text:p>
      <text:p text:style-name="P1">awful</text:p>
      <text:p text:style-name="P1">awfully</text:p>
      <text:p text:style-name="P1">awhile</text:p>
      <text:p text:style-name="P1"><text:soft-page-break/>awkward</text:p>
      <text:p text:style-name="P1">awkwardly</text:p>
      <text:p text:style-name="P1">awry</text:p>
      <text:p text:style-name="P1">Aww</text:p>
      <text:p text:style-name="P1">Awww</text:p>
      <text:p text:style-name="P1">Awwwww</text:p>
      <text:p text:style-name="P1">axe</text:p>
      <text:p text:style-name="P1">Axe</text:p>
      <text:p text:style-name="P1">Axel</text:p>
      <text:p text:style-name="P1">Axel's</text:p>
      <text:p text:style-name="P1">axes</text:p>
      <text:p text:style-name="P1">AY</text:p>
      <text:p text:style-name="P1">aye</text:p>
      <text:p text:style-name="P1">Aye</text:p>
      <text:p text:style-name="P1">ayy</text:p>
      <text:p text:style-name="P1">b</text:p>
      <text:p text:style-name="P1">B</text:p>
      <text:p text:style-name="P1">Baaaaaahahahahaaha</text:p>
      <text:p text:style-name="P1">babblers</text:p>
      <text:p text:style-name="P1">baby</text:p>
      <text:p text:style-name="P1">back</text:p>
      <text:p text:style-name="P1">Back</text:p>
      <text:p text:style-name="P1">BACK</text:p>
      <text:p text:style-name="P1">backed</text:p>
      <text:p text:style-name="P1">Backed</text:p>
      <text:p text:style-name="P1">backfire</text:p>
      <text:p text:style-name="P1">Backfire</text:p>
      <text:p text:style-name="P1">backfired</text:p>
      <text:p text:style-name="P1">background</text:p>
      <text:p text:style-name="P1">Background</text:p>
      <text:p text:style-name="P1">backing</text:p>
      <text:p text:style-name="P1">Backing</text:p>
      <text:p text:style-name="P1">backs</text:p>
      <text:p text:style-name="P1">Backs</text:p>
      <text:p text:style-name="P1">backseat</text:p>
      <text:p text:style-name="P1">backside</text:p>
      <text:p text:style-name="P1">backstage</text:p>
      <text:p text:style-name="P1">backstories</text:p>
      <text:p text:style-name="P1">backstory</text:p>
      <text:p text:style-name="P1">backup</text:p>
      <text:p text:style-name="P1">backwards</text:p>
      <text:p text:style-name="P1">bacon</text:p>
      <text:p text:style-name="P1">bad</text:p>
      <text:p text:style-name="P3"><text:span text:style-name="T5">Bad</text:span></text:p>
      <text:p text:style-name="P1">Badabing</text:p>
      <text:p text:style-name="P1">badaboom</text:p>
      <text:p text:style-name="P1">badly</text:p>
      <text:p text:style-name="P1">bag</text:p>
      <text:p text:style-name="P1">baggage</text:p>
      <text:p text:style-name="P1">Bah</text:p>
      <text:p text:style-name="P1">BAH</text:p>
      <text:p text:style-name="P1"><text:soft-page-break/>Bahhhh</text:p>
      <text:p text:style-name="P1">bailed</text:p>
      <text:p text:style-name="P1">bait</text:p>
      <text:p text:style-name="P1">bake</text:p>
      <text:p text:style-name="P1">baked</text:p>
      <text:p text:style-name="P1">Baking</text:p>
      <text:p text:style-name="P1">balance</text:p>
      <text:p text:style-name="P1">balcony</text:p>
      <text:p text:style-name="P1">ball</text:p>
      <text:p text:style-name="P1">Ball</text:p>
      <text:p text:style-name="P1">balloon</text:p>
      <text:p text:style-name="P1">balls</text:p>
      <text:p text:style-name="P1">bam</text:p>
      <text:p text:style-name="P1">Bam</text:p>
      <text:p text:style-name="P1">bananapants</text:p>
      <text:p text:style-name="P1">band</text:p>
      <text:p text:style-name="P1">Band</text:p>
      <text:p text:style-name="P1">bandana</text:p>
      <text:p text:style-name="P1">bane</text:p>
      <text:p text:style-name="P1">banging</text:p>
      <text:p text:style-name="P1">banished</text:p>
      <text:p text:style-name="P1">banishes</text:p>
      <text:p text:style-name="P1">banner</text:p>
      <text:p text:style-name="P1">Banner</text:p>
      <text:p text:style-name="P1">banner's</text:p>
      <text:p text:style-name="P1">banners</text:p>
      <text:p text:style-name="P1">Banners</text:p>
      <text:p text:style-name="P1">bar</text:p>
      <text:p text:style-name="P1">barbaric</text:p>
      <text:p text:style-name="P1">barbecue</text:p>
      <text:p text:style-name="P1">barbed</text:p>
      <text:p text:style-name="P1">bare</text:p>
      <text:p text:style-name="P1">barely</text:p>
      <text:p text:style-name="P1">Barely</text:p>
      <text:p text:style-name="P1">BAREly</text:p>
      <text:p text:style-name="P1">barfing</text:p>
      <text:p text:style-name="P1">bargain</text:p>
      <text:p text:style-name="P1">barge</text:p>
      <text:p text:style-name="P1">Barge</text:p>
      <text:p text:style-name="P1">barges</text:p>
      <text:p text:style-name="P1">barging</text:p>
      <text:p text:style-name="P1">bark</text:p>
      <text:p text:style-name="P1">barking</text:p>
      <text:p text:style-name="P3"><text:span text:style-name="T5">barnyard</text:span></text:p>
      <text:p text:style-name="P1">barrel</text:p>
      <text:p text:style-name="P1">Barren</text:p>
      <text:p text:style-name="P1">barricade</text:p>
      <text:p text:style-name="P1">barricades</text:p>
      <text:p text:style-name="P1">bars</text:p>
      <text:p text:style-name="P1">base</text:p>
      <text:p text:style-name="P1">based</text:p>
      <text:p text:style-name="P1"><text:soft-page-break/>basement</text:p>
      <text:p text:style-name="P1">Basement</text:p>
      <text:p text:style-name="P1">basic</text:p>
      <text:p text:style-name="P1">Basic</text:p>
      <text:p text:style-name="P1">basically</text:p>
      <text:p text:style-name="P1">basis</text:p>
      <text:p text:style-name="P1">bask</text:p>
      <text:p text:style-name="P1">Basket</text:p>
      <text:p text:style-name="P1">bat</text:p>
      <text:p text:style-name="P1">Bat</text:p>
      <text:p text:style-name="P1">bath</text:p>
      <text:p text:style-name="P1">bathrobes</text:p>
      <text:p text:style-name="P1">bats</text:p>
      <text:p text:style-name="P1">Bats</text:p>
      <text:p text:style-name="P1">Batsy</text:p>
      <text:p text:style-name="P1">battered</text:p>
      <text:p text:style-name="P1">battle</text:p>
      <text:p text:style-name="P1">battles</text:p>
      <text:p text:style-name="P1">Bay</text:p>
      <text:p text:style-name="P1">bCg</text:p>
      <text:p text:style-name="P1">be</text:p>
      <text:p text:style-name="P1">Be</text:p>
      <text:p text:style-name="P1">BE</text:p>
      <text:p text:style-name="P1">beacon</text:p>
      <text:p text:style-name="P1">Beacon</text:p>
      <text:p text:style-name="P1">beacons</text:p>
      <text:p text:style-name="P1">beacontown</text:p>
      <text:p text:style-name="P1">Beacontown</text:p>
      <text:p text:style-name="P1">Beacontown's</text:p>
      <text:p text:style-name="P1">Beacontowners</text:p>
      <text:p text:style-name="P1">BEACONTOWNERS</text:p>
      <text:p text:style-name="P1">beam</text:p>
      <text:p text:style-name="P1">beams</text:p>
      <text:p text:style-name="P1">beans</text:p>
      <text:p text:style-name="P1">bear</text:p>
      <text:p text:style-name="P1">bearable</text:p>
      <text:p text:style-name="P1">beard</text:p>
      <text:p text:style-name="P1">beardo</text:p>
      <text:p text:style-name="P1">Bearer</text:p>
      <text:p text:style-name="P1">BEARER</text:p>
      <text:p text:style-name="P1">beast</text:p>
      <text:p text:style-name="P1">beat</text:p>
      <text:p text:style-name="P1">Beat</text:p>
      <text:p text:style-name="P3"><text:span text:style-name="T5">BEAT</text:span></text:p>
      <text:p text:style-name="P1">beaten</text:p>
      <text:p text:style-name="P1">beating</text:p>
      <text:p text:style-name="P1">beats</text:p>
      <text:p text:style-name="P1">beaut</text:p>
      <text:p text:style-name="P1">Beautification</text:p>
      <text:p text:style-name="P1">beautiful</text:p>
      <text:p text:style-name="P1">Beautiful</text:p>
      <text:p text:style-name="P1"><text:soft-page-break/>beauty</text:p>
      <text:p text:style-name="P1">beauty's</text:p>
      <text:p text:style-name="P1">became</text:p>
      <text:p text:style-name="P1">Became</text:p>
      <text:p text:style-name="P1">because</text:p>
      <text:p text:style-name="P1">Because</text:p>
      <text:p text:style-name="P1">BECAUSE</text:p>
      <text:p text:style-name="P1">Becauuussee</text:p>
      <text:p text:style-name="P1">beckons</text:p>
      <text:p text:style-name="P1">Beckons</text:p>
      <text:p text:style-name="P1">become</text:p>
      <text:p text:style-name="P1">Become</text:p>
      <text:p text:style-name="P1">BECOME</text:p>
      <text:p text:style-name="P1">becomes</text:p>
      <text:p text:style-name="P1">Becomes</text:p>
      <text:p text:style-name="P1">becoming</text:p>
      <text:p text:style-name="P1">BECOMING</text:p>
      <text:p text:style-name="P1">bed</text:p>
      <text:p text:style-name="P1">Bed</text:p>
      <text:p text:style-name="P1">bedrock</text:p>
      <text:p text:style-name="P1">Bedrock</text:p>
      <text:p text:style-name="P1">bedrocked</text:p>
      <text:p text:style-name="P1">bedrocking</text:p>
      <text:p text:style-name="P1">Bedrocking</text:p>
      <text:p text:style-name="P1">beds</text:p>
      <text:p text:style-name="P1">bedtime</text:p>
      <text:p text:style-name="P1">beef</text:p>
      <text:p text:style-name="P1">beefing</text:p>
      <text:p text:style-name="P1">beefy</text:p>
      <text:p text:style-name="P1">Beefy</text:p>
      <text:p text:style-name="P1">been</text:p>
      <text:p text:style-name="P1">Been</text:p>
      <text:p text:style-name="P1">BEEN</text:p>
      <text:p text:style-name="P1">before</text:p>
      <text:p text:style-name="P1">Before</text:p>
      <text:p text:style-name="P1">BEFORE</text:p>
      <text:p text:style-name="P1">beforehard</text:p>
      <text:p text:style-name="P1">beg</text:p>
      <text:p text:style-name="P1">Beg</text:p>
      <text:p text:style-name="P1">began</text:p>
      <text:p text:style-name="P1">beggin'<text:span text:style-name="T6">(begging)</text:span></text:p>
      <text:p text:style-name="P1">begging</text:p>
      <text:p text:style-name="P1">begin</text:p>
      <text:p text:style-name="P3"><text:span text:style-name="T5">Begin</text:span></text:p>
      <text:p text:style-name="P1">BEGIN</text:p>
      <text:p text:style-name="P1">beginning</text:p>
      <text:p text:style-name="P1">beginnings</text:p>
      <text:p text:style-name="P1">begins</text:p>
      <text:p text:style-name="P1">BEGINS</text:p>
      <text:p text:style-name="P1">begs</text:p>
      <text:p text:style-name="P1">begun</text:p>
      <text:p text:style-name="P1"><text:soft-page-break/>behalf</text:p>
      <text:p text:style-name="P1">behave</text:p>
      <text:p text:style-name="P1">behaved</text:p>
      <text:p text:style-name="P1">behaving</text:p>
      <text:p text:style-name="P1">behavior</text:p>
      <text:p text:style-name="P1">behavioral</text:p>
      <text:p text:style-name="P1">behaviour</text:p>
      <text:p text:style-name="P1">behind</text:p>
      <text:p text:style-name="P1">Behind</text:p>
      <text:p text:style-name="P1">behinds</text:p>
      <text:p text:style-name="P1">Behold</text:p>
      <text:p text:style-name="P1">beholder</text:p>
      <text:p text:style-name="P1">bein'<text:span text:style-name="T6">(being)</text:span></text:p>
      <text:p text:style-name="P1">being</text:p>
      <text:p text:style-name="P1">Being</text:p>
      <text:p text:style-name="P1">beings</text:p>
      <text:p text:style-name="P1">Believable</text:p>
      <text:p text:style-name="P1">believe</text:p>
      <text:p text:style-name="P1">Believe</text:p>
      <text:p text:style-name="P1">believed</text:p>
      <text:p text:style-name="P1">believes</text:p>
      <text:p text:style-name="P1">believing</text:p>
      <text:p text:style-name="P1">Believing</text:p>
      <text:p text:style-name="P1">belittling</text:p>
      <text:p text:style-name="P1">bell</text:p>
      <text:p text:style-name="P1">belly</text:p>
      <text:p text:style-name="P1">Belly</text:p>
      <text:p text:style-name="P1">bellyflops</text:p>
      <text:p text:style-name="P1">belong</text:p>
      <text:p text:style-name="P1">belonged</text:p>
      <text:p text:style-name="P1">belongs</text:p>
      <text:p text:style-name="P1">Belongs</text:p>
      <text:p text:style-name="P1">beloved</text:p>
      <text:p text:style-name="P1">below</text:p>
      <text:p text:style-name="P1">Below</text:p>
      <text:p text:style-name="P1">BELOW</text:p>
      <text:p text:style-name="P1">belts</text:p>
      <text:p text:style-name="P1">bench</text:p>
      <text:p text:style-name="P1">bend</text:p>
      <text:p text:style-name="P1">bending</text:p>
      <text:p text:style-name="P1">bends</text:p>
      <text:p text:style-name="P1">beneath</text:p>
      <text:p text:style-name="P1">BENEATH</text:p>
      <text:p text:style-name="P3"><text:span text:style-name="T5">Benedict</text:span></text:p>
      <text:p text:style-name="P1">benefit</text:p>
      <text:p text:style-name="P1">benefits</text:p>
      <text:p text:style-name="P1">bequeath</text:p>
      <text:p text:style-name="P1">beside</text:p>
      <text:p text:style-name="P1">Beside</text:p>
      <text:p text:style-name="P1">besides</text:p>
      <text:p text:style-name="P1">Besides</text:p>
      <text:p text:style-name="P1"><text:soft-page-break/>best</text:p>
      <text:p text:style-name="P1">Best</text:p>
      <text:p text:style-name="P1">BEST</text:p>
      <text:p text:style-name="P1">bet</text:p>
      <text:p text:style-name="P1">Bet</text:p>
      <text:p text:style-name="P1">bet's<text:span text:style-name="T6">(bet is)</text:span></text:p>
      <text:p text:style-name="P1">betray</text:p>
      <text:p text:style-name="P1">betrayed</text:p>
      <text:p text:style-name="P1">better</text:p>
      <text:p text:style-name="P1">Better</text:p>
      <text:p text:style-name="P1">BETTER</text:p>
      <text:p text:style-name="P1">betterment</text:p>
      <text:p text:style-name="P1">between</text:p>
      <text:p text:style-name="P1">Between</text:p>
      <text:p text:style-name="P1">beyond</text:p>
      <text:p text:style-name="P1">Beyond</text:p>
      <text:p text:style-name="P1">bFs</text:p>
      <text:p text:style-name="P1">Bickering</text:p>
      <text:p text:style-name="P1">bid</text:p>
      <text:p text:style-name="P1">big</text:p>
      <text:p text:style-name="P1">Big</text:p>
      <text:p text:style-name="P1">BIG</text:p>
      <text:p text:style-name="P1">bigger</text:p>
      <text:p text:style-name="P1">biggest</text:p>
      <text:p text:style-name="P1">Bingo</text:p>
      <text:p text:style-name="P1">Binta</text:p>
      <text:p text:style-name="P1">biome</text:p>
      <text:p text:style-name="P1">Biome</text:p>
      <text:p text:style-name="P1">biomes</text:p>
      <text:p text:style-name="P1">Biomes</text:p>
      <text:p text:style-name="P1">birch</text:p>
      <text:p text:style-name="P1">Birch</text:p>
      <text:p text:style-name="P1">birds</text:p>
      <text:p text:style-name="P1">birthday</text:p>
      <text:p text:style-name="P1">bit</text:p>
      <text:p text:style-name="P1">bite</text:p>
      <text:p text:style-name="P1">bites</text:p>
      <text:p text:style-name="P1">bits</text:p>
      <text:p text:style-name="P1">bitter</text:p>
      <text:p text:style-name="P1">Bitter</text:p>
      <text:p text:style-name="P1">bittersweet</text:p>
      <text:p text:style-name="P1">BJ</text:p>
      <text:p text:style-name="P1">blab</text:p>
      <text:p text:style-name="P3"><text:span text:style-name="T5">blabbermouth</text:span></text:p>
      <text:p text:style-name="P1">black</text:p>
      <text:p text:style-name="P1">Black</text:p>
      <text:p text:style-name="P1">blackness</text:p>
      <text:p text:style-name="P1">blacks</text:p>
      <text:p text:style-name="P1">blade</text:p>
      <text:p text:style-name="P1">BLADE</text:p>
      <text:p text:style-name="P1">blades</text:p>
      <text:p text:style-name="P1"><text:soft-page-break/>blame</text:p>
      <text:p text:style-name="P1">blamed</text:p>
      <text:p text:style-name="P1">blaming</text:p>
      <text:p text:style-name="P1">bland</text:p>
      <text:p text:style-name="P1">blank</text:p>
      <text:p text:style-name="P1">blanket</text:p>
      <text:p text:style-name="P1">Blargh</text:p>
      <text:p text:style-name="P1">blast</text:p>
      <text:p text:style-name="P1">Blast</text:p>
      <text:p text:style-name="P1">blasted</text:p>
      <text:p text:style-name="P1">Blasted</text:p>
      <text:p text:style-name="P1">BLASTIN</text:p>
      <text:p text:style-name="P1">blatantly</text:p>
      <text:p text:style-name="P1">blaze</text:p>
      <text:p text:style-name="P1">Blaze</text:p>
      <text:p text:style-name="P1">BLAZE</text:p>
      <text:p text:style-name="P1">blaze's</text:p>
      <text:p text:style-name="P1">bleats</text:p>
      <text:p text:style-name="P1">Blech</text:p>
      <text:p text:style-name="P1">Bleh</text:p>
      <text:p text:style-name="P1">blend</text:p>
      <text:p text:style-name="P1">Blend</text:p>
      <text:p text:style-name="P1">blends</text:p>
      <text:p text:style-name="P1">blessing</text:p>
      <text:p text:style-name="P1">blew</text:p>
      <text:p text:style-name="P1">Blimey</text:p>
      <text:p text:style-name="P1">blind</text:p>
      <text:p text:style-name="P1">blinding</text:p>
      <text:p text:style-name="P1">blindly</text:p>
      <text:p text:style-name="P1">blindness</text:p>
      <text:p text:style-name="P1">blink</text:p>
      <text:p text:style-name="P1">blinking</text:p>
      <text:p text:style-name="P1">blinks</text:p>
      <text:p text:style-name="P1">blipped</text:p>
      <text:p text:style-name="P1">blocco</text:p>
      <text:p text:style-name="P1">Blocco</text:p>
      <text:p text:style-name="P1">block</text:p>
      <text:p text:style-name="P1">Block</text:p>
      <text:p text:style-name="P1">BLOCK</text:p>
      <text:p text:style-name="P1">Block's</text:p>
      <text:p text:style-name="P1">blocked</text:p>
      <text:p text:style-name="P1">Blocked</text:p>
      <text:p text:style-name="P1">blockhead</text:p>
      <text:p text:style-name="P3"><text:span text:style-name="T5">blockheads</text:span></text:p>
      <text:p text:style-name="P1">blocking</text:p>
      <text:p text:style-name="P1">blocks</text:p>
      <text:p text:style-name="P1">Blocks</text:p>
      <text:p text:style-name="P1">BLOCKS</text:p>
      <text:p text:style-name="P1">blond</text:p>
      <text:p text:style-name="P1">Blond</text:p>
      <text:p text:style-name="P1">blonde</text:p>
      <text:p text:style-name="P1"><text:soft-page-break/>Blonde</text:p>
      <text:p text:style-name="P1">blondie</text:p>
      <text:p text:style-name="P1">blooded</text:p>
      <text:p text:style-name="P1">bloody</text:p>
      <text:p text:style-name="P1">blooped</text:p>
      <text:p text:style-name="P1">blow</text:p>
      <text:p text:style-name="P1">Blow</text:p>
      <text:p text:style-name="P1">blowing</text:p>
      <text:p text:style-name="P1">Blowing</text:p>
      <text:p text:style-name="P1">blown</text:p>
      <text:p text:style-name="P1">blows</text:p>
      <text:p text:style-name="P1">blub</text:p>
      <text:p text:style-name="P1">blue</text:p>
      <text:p text:style-name="P1">Blue</text:p>
      <text:p text:style-name="P1">bluenose</text:p>
      <text:p text:style-name="P1">blueprint</text:p>
      <text:p text:style-name="P1">blueprints</text:p>
      <text:p text:style-name="P1">blur</text:p>
      <text:p text:style-name="P1">blush</text:p>
      <text:p text:style-name="P1">blustery</text:p>
      <text:p text:style-name="P1">board</text:p>
      <text:p text:style-name="P1">boats</text:p>
      <text:p text:style-name="P1">Bob</text:p>
      <text:p text:style-name="P1">boddyyyyyy</text:p>
      <text:p text:style-name="P1">bodes</text:p>
      <text:p text:style-name="P1">bodies</text:p>
      <text:p text:style-name="P1">body</text:p>
      <text:p text:style-name="P1">bodyguard</text:p>
      <text:p text:style-name="P1">Bodyguard</text:p>
      <text:p text:style-name="P1">bodyguards</text:p>
      <text:p text:style-name="P1">bogus</text:p>
      <text:p text:style-name="P1">boiling</text:p>
      <text:p text:style-name="P1">bold</text:p>
      <text:p text:style-name="P1">Bold</text:p>
      <text:p text:style-name="P1">bomb</text:p>
      <text:p text:style-name="P1">Bomb</text:p>
      <text:p text:style-name="P1">BOMB</text:p>
      <text:p text:style-name="P1">bombs</text:p>
      <text:p text:style-name="P1">bonafide</text:p>
      <text:p text:style-name="P1">bond</text:p>
      <text:p text:style-name="P1">bonded</text:p>
      <text:p text:style-name="P1">bonding</text:p>
      <text:p text:style-name="P1">bone</text:p>
      <text:p text:style-name="P3"><text:span text:style-name="T5">Bone</text:span></text:p>
      <text:p text:style-name="P1">bonehead</text:p>
      <text:p text:style-name="P1">bones</text:p>
      <text:p text:style-name="P1">bonkers</text:p>
      <text:p text:style-name="P1">boo</text:p>
      <text:p text:style-name="P1">Boo</text:p>
      <text:p text:style-name="P1">booby</text:p>
      <text:p text:style-name="P1">BOOBY</text:p>
      <text:p text:style-name="P1"><text:soft-page-break/>book</text:p>
      <text:p text:style-name="P1">Book</text:p>
      <text:p text:style-name="P1">bookcase</text:p>
      <text:p text:style-name="P1">Bookcase</text:p>
      <text:p text:style-name="P1">Bookcases</text:p>
      <text:p text:style-name="P1">booked</text:p>
      <text:p text:style-name="P1">bookish</text:p>
      <text:p text:style-name="P1">books</text:p>
      <text:p text:style-name="P1">bookshelf</text:p>
      <text:p text:style-name="P1">Bookshelf</text:p>
      <text:p text:style-name="P1">bookshelves</text:p>
      <text:p text:style-name="P1">boom</text:p>
      <text:p text:style-name="P1">Boom</text:p>
      <text:p text:style-name="P1">BOOM</text:p>
      <text:p text:style-name="P1">booms</text:p>
      <text:p text:style-name="P1">Boomtown</text:p>
      <text:p text:style-name="P1">BoomTown</text:p>
      <text:p text:style-name="P1">Booom</text:p>
      <text:p text:style-name="P1">boop</text:p>
      <text:p text:style-name="P1">boos</text:p>
      <text:p text:style-name="P1">boost</text:p>
      <text:p text:style-name="P1">boot</text:p>
      <text:p text:style-name="P1">booth</text:p>
      <text:p text:style-name="P1">Booth</text:p>
      <text:p text:style-name="P1">boots</text:p>
      <text:p text:style-name="P1">Boots</text:p>
      <text:p text:style-name="P1">Booyah</text:p>
      <text:p text:style-name="P1">border</text:p>
      <text:p text:style-name="P1">bored</text:p>
      <text:p text:style-name="P1">boring</text:p>
      <text:p text:style-name="P1">Boring</text:p>
      <text:p text:style-name="P1">BORING</text:p>
      <text:p text:style-name="P1">born</text:p>
      <text:p text:style-name="P1">borrow</text:p>
      <text:p text:style-name="P1">boss</text:p>
      <text:p text:style-name="P1">Boss</text:p>
      <text:p text:style-name="P1">bosses</text:p>
      <text:p text:style-name="P1">bossing</text:p>
      <text:p text:style-name="P1">both</text:p>
      <text:p text:style-name="P1">Both</text:p>
      <text:p text:style-name="P1">BOTH</text:p>
      <text:p text:style-name="P1">bother</text:p>
      <text:p text:style-name="P1">bothering</text:p>
      <text:p text:style-name="P3"><text:span text:style-name="T5">bottle</text:span></text:p>
      <text:p text:style-name="P1">bottom</text:p>
      <text:p text:style-name="P1">Bottom</text:p>
      <text:p text:style-name="P1">bottomless</text:p>
      <text:p text:style-name="P1">bought</text:p>
      <text:p text:style-name="P1">bounce</text:p>
      <text:p text:style-name="P1">bounces</text:p>
      <text:p text:style-name="P1">bouncing</text:p>
      <text:p text:style-name="P1"><text:soft-page-break/>bound</text:p>
      <text:p text:style-name="P1">boundary</text:p>
      <text:p text:style-name="P1">bounds</text:p>
      <text:p text:style-name="P1">bounty</text:p>
      <text:p text:style-name="P1">bout</text:p>
      <text:p text:style-name="P1">Bout</text:p>
      <text:p text:style-name="P1">Bovine</text:p>
      <text:p text:style-name="P1">bow</text:p>
      <text:p text:style-name="P1">Bow</text:p>
      <text:p text:style-name="P1">bowl</text:p>
      <text:p text:style-name="P1">Bowl</text:p>
      <text:p text:style-name="P1">bowls</text:p>
      <text:p text:style-name="P1">bows</text:p>
      <text:p text:style-name="P1">box</text:p>
      <text:p text:style-name="P1">Box</text:p>
      <text:p text:style-name="P1">boxes</text:p>
      <text:p text:style-name="P1">boy</text:p>
      <text:p text:style-name="P1">Boy</text:p>
      <text:p text:style-name="P1">boy's</text:p>
      <text:p text:style-name="P1">boys</text:p>
      <text:p text:style-name="P1">br</text:p>
      <text:p text:style-name="P1">brace</text:p>
      <text:p text:style-name="P1">Brace</text:p>
      <text:p text:style-name="P1">brag</text:p>
      <text:p text:style-name="P1">bragging</text:p>
      <text:p text:style-name="P1">brah</text:p>
      <text:p text:style-name="P1">brain</text:p>
      <text:p text:style-name="P1">Brain</text:p>
      <text:p text:style-name="P1">brains</text:p>
      <text:p text:style-name="P1">brainy</text:p>
      <text:p text:style-name="P1">brand</text:p>
      <text:p text:style-name="P1">brat</text:p>
      <text:p text:style-name="P1">bravado</text:p>
      <text:p text:style-name="P1">brave</text:p>
      <text:p text:style-name="P1">Brave</text:p>
      <text:p text:style-name="P1">bravely</text:p>
      <text:p text:style-name="P1">braver</text:p>
      <text:p text:style-name="P1">Braver</text:p>
      <text:p text:style-name="P1">bravery</text:p>
      <text:p text:style-name="P1">bravest</text:p>
      <text:p text:style-name="P1">Bravo</text:p>
      <text:p text:style-name="P1">bread</text:p>
      <text:p text:style-name="P1">Bread</text:p>
      <text:p text:style-name="P3"><text:span text:style-name="T5">break</text:span></text:p>
      <text:p text:style-name="P1">Break</text:p>
      <text:p text:style-name="P1">breakers</text:p>
      <text:p text:style-name="P1">breakfast</text:p>
      <text:p text:style-name="P1">breaking</text:p>
      <text:p text:style-name="P1">Breaking</text:p>
      <text:p text:style-name="P1">breaks</text:p>
      <text:p text:style-name="P1">breath</text:p>
      <text:p text:style-name="P1"><text:soft-page-break/>breathe</text:p>
      <text:p text:style-name="P1">Breathe</text:p>
      <text:p text:style-name="P1">breather</text:p>
      <text:p text:style-name="P1">breathes</text:p>
      <text:p text:style-name="P1">Breathes</text:p>
      <text:p text:style-name="P1">breathing</text:p>
      <text:p text:style-name="P1">breaths</text:p>
      <text:p text:style-name="P1">Breathtaker</text:p>
      <text:p text:style-name="P1">brewed</text:p>
      <text:p text:style-name="P1">brewer</text:p>
      <text:p text:style-name="P1">brewing</text:p>
      <text:p text:style-name="P1">bribe</text:p>
      <text:p text:style-name="P1">bribed</text:p>
      <text:p text:style-name="P1">bribes</text:p>
      <text:p text:style-name="P1">Brick</text:p>
      <text:p text:style-name="P1">bricks</text:p>
      <text:p text:style-name="P1">bridge</text:p>
      <text:p text:style-name="P1">Bridge</text:p>
      <text:p text:style-name="P1">bridges</text:p>
      <text:p text:style-name="P1">brief</text:p>
      <text:p text:style-name="P1">Brief</text:p>
      <text:p text:style-name="P1">briefly</text:p>
      <text:p text:style-name="P1">brigand</text:p>
      <text:p text:style-name="P1">bright</text:p>
      <text:p text:style-name="P1">brighter</text:p>
      <text:p text:style-name="P1">Brighter</text:p>
      <text:p text:style-name="P1">brightest</text:p>
      <text:p text:style-name="P1">brillant</text:p>
      <text:p text:style-name="P1">brilliance</text:p>
      <text:p text:style-name="P1">brilliant</text:p>
      <text:p text:style-name="P1">Brilliant</text:p>
      <text:p text:style-name="P1">BRILLIANT</text:p>
      <text:p text:style-name="P1">bring</text:p>
      <text:p text:style-name="P1">Bring</text:p>
      <text:p text:style-name="P1">bringer</text:p>
      <text:p text:style-name="P1">bringing</text:p>
      <text:p text:style-name="P1">Bringing</text:p>
      <text:p text:style-name="P1">brings</text:p>
      <text:p text:style-name="P1">brink</text:p>
      <text:p text:style-name="P1">bristles</text:p>
      <text:p text:style-name="P1">bro</text:p>
      <text:p text:style-name="P1">BROAD</text:p>
      <text:p text:style-name="P1">broke</text:p>
      <text:p text:style-name="P3"><text:span text:style-name="T5">Broke</text:span></text:p>
      <text:p text:style-name="P1">BROKE</text:p>
      <text:p text:style-name="P1">broken</text:p>
      <text:p text:style-name="P1">Broken</text:p>
      <text:p text:style-name="P1">brooding</text:p>
      <text:p text:style-name="P1">bros</text:p>
      <text:p text:style-name="P1">brother</text:p>
      <text:p text:style-name="P1">brought</text:p>
      <text:p text:style-name="P1"><text:soft-page-break/>Brought</text:p>
      <text:p text:style-name="P1">brown</text:p>
      <text:p text:style-name="P1">Brown</text:p>
      <text:p text:style-name="P1">Brrrr</text:p>
      <text:p text:style-name="P1">bruise</text:p>
      <text:p text:style-name="P1">bruised</text:p>
      <text:p text:style-name="P1">brush</text:p>
      <text:p text:style-name="P1">brushes</text:p>
      <text:p text:style-name="P1">brutal</text:p>
      <text:p text:style-name="P1">Brutal</text:p>
      <text:p text:style-name="P1">brutally</text:p>
      <text:p text:style-name="P1">brutes</text:p>
      <text:p text:style-name="P1">brutish</text:p>
      <text:p text:style-name="P1">Buck</text:p>
      <text:p text:style-name="P1">buckaroo</text:p>
      <text:p text:style-name="P1">bucket</text:p>
      <text:p text:style-name="P1">Bucket</text:p>
      <text:p text:style-name="P1">buckets</text:p>
      <text:p text:style-name="P1">bucko</text:p>
      <text:p text:style-name="P1">buddies</text:p>
      <text:p text:style-name="P1">buddy</text:p>
      <text:p text:style-name="P1">buddy's</text:p>
      <text:p text:style-name="P1">budge</text:p>
      <text:p text:style-name="P1">budges</text:p>
      <text:p text:style-name="P1">buff</text:p>
      <text:p text:style-name="P1">buffer</text:p>
      <text:p text:style-name="P1">buffering</text:p>
      <text:p text:style-name="P1">Buffers</text:p>
      <text:p text:style-name="P1">bug</text:p>
      <text:p text:style-name="P1">bugs</text:p>
      <text:p text:style-name="P1">Buh</text:p>
      <text:p text:style-name="P1">build</text:p>
      <text:p text:style-name="P1">Build</text:p>
      <text:p text:style-name="P1">BUILD</text:p>
      <text:p text:style-name="P1">builder</text:p>
      <text:p text:style-name="P1">Builder</text:p>
      <text:p text:style-name="P1">Builder's</text:p>
      <text:p text:style-name="P1">builders</text:p>
      <text:p text:style-name="P1">Builders</text:p>
      <text:p text:style-name="P1">Builders'</text:p>
      <text:p text:style-name="P1">building</text:p>
      <text:p text:style-name="P1">Building</text:p>
      <text:p text:style-name="P1">Building's</text:p>
      <text:p text:style-name="P3"><text:span text:style-name="T5">buildings</text:span></text:p>
      <text:p text:style-name="P1">Buildings</text:p>
      <text:p text:style-name="P1">builds</text:p>
      <text:p text:style-name="P1">Builds</text:p>
      <text:p text:style-name="P1">built</text:p>
      <text:p text:style-name="P1">Built</text:p>
      <text:p text:style-name="P1">bullies</text:p>
      <text:p text:style-name="P1">bully</text:p>
      <text:p text:style-name="P1"><text:soft-page-break/>Bullying</text:p>
      <text:p text:style-name="P1">bum</text:p>
      <text:p text:style-name="P1">bummed</text:p>
      <text:p text:style-name="P1">bummer</text:p>
      <text:p text:style-name="P1">Bummer</text:p>
      <text:p text:style-name="P1">bump</text:p>
      <text:p text:style-name="P1">Bump</text:p>
      <text:p text:style-name="P1">bumps</text:p>
      <text:p text:style-name="P1">bumpy</text:p>
      <text:p text:style-name="P1">bunch</text:p>
      <text:p text:style-name="P1">Bunch</text:p>
      <text:p text:style-name="P1">Buncha</text:p>
      <text:p text:style-name="P1">bundle</text:p>
      <text:p text:style-name="P1">bunker</text:p>
      <text:p text:style-name="P1">burden</text:p>
      <text:p text:style-name="P1">burglars</text:p>
      <text:p text:style-name="P1">buried</text:p>
      <text:p text:style-name="P1">burn</text:p>
      <text:p text:style-name="P1">burned</text:p>
      <text:p text:style-name="P1">burning</text:p>
      <text:p text:style-name="P1">Burning</text:p>
      <text:p text:style-name="P1">burns</text:p>
      <text:p text:style-name="P1">Burns</text:p>
      <text:p text:style-name="P1">Burrows</text:p>
      <text:p text:style-name="P1">burst</text:p>
      <text:p text:style-name="P1">Burst</text:p>
      <text:p text:style-name="P1">Bursts</text:p>
      <text:p text:style-name="P1">bury</text:p>
      <text:p text:style-name="P1">Bury</text:p>
      <text:p text:style-name="P1">bush</text:p>
      <text:p text:style-name="P1">Bush</text:p>
      <text:p text:style-name="P1">bushes</text:p>
      <text:p text:style-name="P1">business</text:p>
      <text:p text:style-name="P1">Business</text:p>
      <text:p text:style-name="P1">bust</text:p>
      <text:p text:style-name="P1">busted</text:p>
      <text:p text:style-name="P1">bustin'<text:span text:style-name="T6">(busting)</text:span></text:p>
      <text:p text:style-name="P1">busting</text:p>
      <text:p text:style-name="P1">Busting</text:p>
      <text:p text:style-name="P1">busts</text:p>
      <text:p text:style-name="P1">busy</text:p>
      <text:p text:style-name="P1">Busy</text:p>
      <text:p text:style-name="P1">but</text:p>
      <text:p text:style-name="P3"><text:span text:style-name="T5">But</text:span></text:p>
      <text:p text:style-name="P1">BUT</text:p>
      <text:p text:style-name="P1">butcher</text:p>
      <text:p text:style-name="P1">Butcher</text:p>
      <text:p text:style-name="P1">butchering</text:p>
      <text:p text:style-name="P1">butt</text:p>
      <text:p text:style-name="P1">Butt</text:p>
      <text:p text:style-name="P1">BUTT</text:p>
      <text:p text:style-name="P1"><text:soft-page-break/>Butter</text:p>
      <text:p text:style-name="P1">button</text:p>
      <text:p text:style-name="P1">Button</text:p>
      <text:p text:style-name="P1">buttons</text:p>
      <text:p text:style-name="P1">Buttons</text:p>
      <text:p text:style-name="P1">butts</text:p>
      <text:p text:style-name="P1">Buut</text:p>
      <text:p text:style-name="P1">buy</text:p>
      <text:p text:style-name="P1">Buy</text:p>
      <text:p text:style-name="P1">buying</text:p>
      <text:p text:style-name="P1">Buying</text:p>
      <text:p text:style-name="P1">buzzing</text:p>
      <text:p text:style-name="P1">buzzkill</text:p>
      <text:p text:style-name="P1">Bwa</text:p>
      <text:p text:style-name="P1">by</text:p>
      <text:p text:style-name="P1">By</text:p>
      <text:p text:style-name="P1">bye</text:p>
      <text:p text:style-name="P1">Bye</text:p>
      <text:p text:style-name="P1">Byeeee</text:p>
      <text:p text:style-name="P1">Byeeeeeeeeee</text:p>
      <text:p text:style-name="P1">bygones</text:p>
      <text:p text:style-name="P1">Bygones</text:p>
      <text:p text:style-name="P1">bylaws</text:p>
      <text:p text:style-name="P1">Bylaws</text:p>
      <text:p text:style-name="P1">bypass</text:p>
      <text:p text:style-name="P1">bystander</text:p>
      <text:p text:style-name="P1">c</text:p>
      <text:p text:style-name="P1">C</text:p>
      <text:p text:style-name="P1">c'mere<text:span text:style-name="T6">(come here)</text:span></text:p>
      <text:p text:style-name="P1">C'mere<text:span text:style-name="T6">(Come here)</text:span></text:p>
      <text:p text:style-name="P1">c'mon<text:span text:style-name="T6">(come on)</text:span></text:p>
      <text:p text:style-name="P1">C'mon<text:span text:style-name="T7">(Come on)</text:span></text:p>
      <text:p text:style-name="P1">C'monnn<text:span text:style-name="T7">(Come on nn)</text:span></text:p>
      <text:p text:style-name="P1">C'monnnn<text:span text:style-name="T7">(Come on nnn)</text:span></text:p>
      <text:p text:style-name="P1">cabin</text:p>
      <text:p text:style-name="P1">Cabin</text:p>
      <text:p text:style-name="P1">cache</text:p>
      <text:p text:style-name="P1">cacti</text:p>
      <text:p text:style-name="P1">cactus</text:p>
      <text:p text:style-name="P1">Cactus</text:p>
      <text:p text:style-name="P1">cage</text:p>
      <text:p text:style-name="P1">Cage</text:p>
      <text:p text:style-name="P1">cages</text:p>
      <text:p text:style-name="P3"><text:span text:style-name="T5">Cages</text:span></text:p>
      <text:p text:style-name="P1">cahoots</text:p>
      <text:p text:style-name="P1">cake</text:p>
      <text:p text:style-name="P1">Cake</text:p>
      <text:p text:style-name="P1">cakewalk</text:p>
      <text:p text:style-name="P1">calculated</text:p>
      <text:p text:style-name="P1">Calico</text:p>
      <text:p text:style-name="P1">call</text:p>
      <text:p text:style-name="P1"><text:soft-page-break/>Call</text:p>
      <text:p text:style-name="P1">callay</text:p>
      <text:p text:style-name="P1">called</text:p>
      <text:p text:style-name="P1">Called</text:p>
      <text:p text:style-name="P1">calling</text:p>
      <text:p text:style-name="P1">Calling</text:p>
      <text:p text:style-name="P1">Callou</text:p>
      <text:p text:style-name="P1">calls</text:p>
      <text:p text:style-name="P1">Calls</text:p>
      <text:p text:style-name="P1">calm</text:p>
      <text:p text:style-name="P1">Calm</text:p>
      <text:p text:style-name="P1">calmed</text:p>
      <text:p text:style-name="P1">calmly</text:p>
      <text:p text:style-name="P1">calms</text:p>
      <text:p text:style-name="P1">calvary</text:p>
      <text:p text:style-name="P1">Calvin</text:p>
      <text:p text:style-name="P1">Cam</text:p>
      <text:p text:style-name="P1">came</text:p>
      <text:p text:style-name="P1">CAME</text:p>
      <text:p text:style-name="P1">camera</text:p>
      <text:p text:style-name="P1">Camera</text:p>
      <text:p text:style-name="P1">camouflage</text:p>
      <text:p text:style-name="P1">camp</text:p>
      <text:p text:style-name="P1">campfire</text:p>
      <text:p text:style-name="P1">can</text:p>
      <text:p text:style-name="P1">Can</text:p>
      <text:p text:style-name="P1">CAN</text:p>
      <text:p text:style-name="P1">can't<text:span text:style-name="T7">(can not)</text:span></text:p>
      <text:p text:style-name="P1">Can't<text:span text:style-name="T7">(Can not)</text:span></text:p>
      <text:p text:style-name="P1">CAN'T<text:span text:style-name="T7">(CAN NOT)</text:span></text:p>
      <text:p text:style-name="P1">candid</text:p>
      <text:p text:style-name="P1">candidate</text:p>
      <text:p text:style-name="P1">cane</text:p>
      <text:p text:style-name="P1">Cane</text:p>
      <text:p text:style-name="P1">canes</text:p>
      <text:p text:style-name="P1">cannon</text:p>
      <text:p text:style-name="P1">cannons</text:p>
      <text:p text:style-name="P1">cannot</text:p>
      <text:p text:style-name="P1">Cannot</text:p>
      <text:p text:style-name="P1">CANNOT</text:p>
      <text:p text:style-name="P1">canvas</text:p>
      <text:p text:style-name="P1">canyon</text:p>
      <text:p text:style-name="P1">capable</text:p>
      <text:p text:style-name="P3"><text:span text:style-name="T5">Capital</text:span></text:p>
      <text:p text:style-name="P1">captain</text:p>
      <text:p text:style-name="P1">Captain</text:p>
      <text:p text:style-name="P1">CAPTAIN</text:p>
      <text:p text:style-name="P1">CaptainSparkles</text:p>
      <text:p text:style-name="P1">CaptainSparklez</text:p>
      <text:p text:style-name="P1">CaptainSparklez'</text:p>
      <text:p text:style-name="P1">captive</text:p>
      <text:p text:style-name="P1"><text:soft-page-break/>captivities</text:p>
      <text:p text:style-name="P1">capture</text:p>
      <text:p text:style-name="P1">captured</text:p>
      <text:p text:style-name="P1">captures</text:p>
      <text:p text:style-name="P1">carbs</text:p>
      <text:p text:style-name="P1">card</text:p>
      <text:p text:style-name="P1">Cardio</text:p>
      <text:p text:style-name="P1">cards</text:p>
      <text:p text:style-name="P1">care</text:p>
      <text:p text:style-name="P1">Care</text:p>
      <text:p text:style-name="P1">cared</text:p>
      <text:p text:style-name="P1">careful</text:p>
      <text:p text:style-name="P1">Careful</text:p>
      <text:p text:style-name="P1">carefully</text:p>
      <text:p text:style-name="P1">careless</text:p>
      <text:p text:style-name="P1">cares</text:p>
      <text:p text:style-name="P1">CARES</text:p>
      <text:p text:style-name="P1">caring</text:p>
      <text:p text:style-name="P1">Carmine</text:p>
      <text:p text:style-name="P1">Carmine's</text:p>
      <text:p text:style-name="P1">carnage</text:p>
      <text:p text:style-name="P1">carpet</text:p>
      <text:p text:style-name="P1">carried</text:p>
      <text:p text:style-name="P1">carries</text:p>
      <text:p text:style-name="P1">carrot</text:p>
      <text:p text:style-name="P1">Carrot</text:p>
      <text:p text:style-name="P1">carrots</text:p>
      <text:p text:style-name="P1">Carrots</text:p>
      <text:p text:style-name="P1">carry</text:p>
      <text:p text:style-name="P1">Carry</text:p>
      <text:p text:style-name="P1">carrying</text:p>
      <text:p text:style-name="P1">Carrying</text:p>
      <text:p text:style-name="P1">cart</text:p>
      <text:p text:style-name="P1">carts</text:p>
      <text:p text:style-name="P1">carved</text:p>
      <text:p text:style-name="P1">carvings</text:p>
      <text:p text:style-name="P1">case</text:p>
      <text:p text:style-name="P1">Cass</text:p>
      <text:p text:style-name="P1">Cassie</text:p>
      <text:p text:style-name="P1">Cassie's</text:p>
      <text:p text:style-name="P1">CassieRose</text:p>
      <text:p text:style-name="P1">cast</text:p>
      <text:p text:style-name="P1">casting</text:p>
      <text:p text:style-name="P3"><text:span text:style-name="T5">castle</text:span></text:p>
      <text:p text:style-name="P1">castles</text:p>
      <text:p text:style-name="P1">casual</text:p>
      <text:p text:style-name="P1">casually</text:p>
      <text:p text:style-name="P1">cat</text:p>
      <text:p text:style-name="P1">Cat</text:p>
      <text:p text:style-name="P1">cat'll<text:span text:style-name="T7">(cat will)</text:span></text:p>
      <text:p text:style-name="P1">catapult</text:p>
      <text:p text:style-name="P1"><text:soft-page-break/>Catastrophe</text:p>
      <text:p text:style-name="P1">catch</text:p>
      <text:p text:style-name="P1">Catch</text:p>
      <text:p text:style-name="P1">catches</text:p>
      <text:p text:style-name="P1">Catches</text:p>
      <text:p text:style-name="P1">catching</text:p>
      <text:p text:style-name="P1">Catching</text:p>
      <text:p text:style-name="P1">category</text:p>
      <text:p text:style-name="P1">cats</text:p>
      <text:p text:style-name="P1">Cats</text:p>
      <text:p text:style-name="P1">caught</text:p>
      <text:p text:style-name="P1">Caught</text:p>
      <text:p text:style-name="P1">cauldron</text:p>
      <text:p text:style-name="P1">Cauldron</text:p>
      <text:p text:style-name="P1">cauldrons</text:p>
      <text:p text:style-name="P1">cause</text:p>
      <text:p text:style-name="P1">Cause</text:p>
      <text:p text:style-name="P1">caused</text:p>
      <text:p text:style-name="P1">causes</text:p>
      <text:p text:style-name="P1">causing</text:p>
      <text:p text:style-name="P1">Causing</text:p>
      <text:p text:style-name="P1">caution</text:p>
      <text:p text:style-name="P1">cautious</text:p>
      <text:p text:style-name="P1">cavalry</text:p>
      <text:p text:style-name="P1">cave</text:p>
      <text:p text:style-name="P1">Cave</text:p>
      <text:p text:style-name="P1">cavern</text:p>
      <text:p text:style-name="P1">Cavern</text:p>
      <text:p text:style-name="P1">caves</text:p>
      <text:p text:style-name="P1">cease</text:p>
      <text:p text:style-name="P1">ceiling</text:p>
      <text:p text:style-name="P1">Ceiling</text:p>
      <text:p text:style-name="P1">celebrate</text:p>
      <text:p text:style-name="P1">celebrating</text:p>
      <text:p text:style-name="P1">celebration</text:p>
      <text:p text:style-name="P1">celebrations</text:p>
      <text:p text:style-name="P1">celebratory</text:p>
      <text:p text:style-name="P1">cell</text:p>
      <text:p text:style-name="P1">Cell</text:p>
      <text:p text:style-name="P1">cellblock</text:p>
      <text:p text:style-name="P1">Cellblock</text:p>
      <text:p text:style-name="P1">celling</text:p>
      <text:p text:style-name="P1">cells</text:p>
      <text:p text:style-name="P3"><text:span text:style-name="T5">center</text:span></text:p>
      <text:p text:style-name="P1">centered</text:p>
      <text:p text:style-name="P1">central</text:p>
      <text:p text:style-name="P1">certain</text:p>
      <text:p text:style-name="P1">CERTAIN</text:p>
      <text:p text:style-name="P1">certainly</text:p>
      <text:p text:style-name="P1">Certainly</text:p>
      <text:p text:style-name="P1">cha</text:p>
      <text:p text:style-name="P1"><text:soft-page-break/>Cha</text:p>
      <text:p text:style-name="P1">chafing</text:p>
      <text:p text:style-name="P1">chair</text:p>
      <text:p text:style-name="P1">challenge</text:p>
      <text:p text:style-name="P1">Challenge</text:p>
      <text:p text:style-name="P1">challenger</text:p>
      <text:p text:style-name="P1">challengers</text:p>
      <text:p text:style-name="P1">challenges</text:p>
      <text:p text:style-name="P1">challenging</text:p>
      <text:p text:style-name="P1">Challenging</text:p>
      <text:p text:style-name="P1">chamber</text:p>
      <text:p text:style-name="P1">chambers</text:p>
      <text:p text:style-name="P1">champ</text:p>
      <text:p text:style-name="P1">Champ</text:p>
      <text:p text:style-name="P1">champion</text:p>
      <text:p text:style-name="P1">Champion</text:p>
      <text:p text:style-name="P1">CHAMPION</text:p>
      <text:p text:style-name="P1">champions</text:p>
      <text:p text:style-name="P1">Champions</text:p>
      <text:p text:style-name="P1">chance</text:p>
      <text:p text:style-name="P1">chances</text:p>
      <text:p text:style-name="P1">Chandelier</text:p>
      <text:p text:style-name="P1">chandeliers</text:p>
      <text:p text:style-name="P1">change</text:p>
      <text:p text:style-name="P1">Change</text:p>
      <text:p text:style-name="P1">changed</text:p>
      <text:p text:style-name="P1">changer</text:p>
      <text:p text:style-name="P1">changes</text:p>
      <text:p text:style-name="P1">changing</text:p>
      <text:p text:style-name="P1">Changing</text:p>
      <text:p text:style-name="P1">channel</text:p>
      <text:p text:style-name="P1">Channel</text:p>
      <text:p text:style-name="P1">channels</text:p>
      <text:p text:style-name="P1">chanting</text:p>
      <text:p text:style-name="P1">Chanting</text:p>
      <text:p text:style-name="P1">chaos</text:p>
      <text:p text:style-name="P1">chaotic</text:p>
      <text:p text:style-name="P1">chapter</text:p>
      <text:p text:style-name="P1">character</text:p>
      <text:p text:style-name="P1">charades</text:p>
      <text:p text:style-name="P1">charge</text:p>
      <text:p text:style-name="P1">Charge</text:p>
      <text:p text:style-name="P1">charged</text:p>
      <text:p text:style-name="P3"><text:span text:style-name="T5">charges</text:span></text:p>
      <text:p text:style-name="P1">charging</text:p>
      <text:p text:style-name="P1">charitable</text:p>
      <text:p text:style-name="P1">Charley</text:p>
      <text:p text:style-name="P1">charmed</text:p>
      <text:p text:style-name="P1">Charmed</text:p>
      <text:p text:style-name="P1">charming</text:p>
      <text:p text:style-name="P1">Charming</text:p>
      <text:p text:style-name="P1"><text:soft-page-break/>charms</text:p>
      <text:p text:style-name="P1">chart</text:p>
      <text:p text:style-name="P1">chase</text:p>
      <text:p text:style-name="P1">chased</text:p>
      <text:p text:style-name="P1">chases</text:p>
      <text:p text:style-name="P1">chasing</text:p>
      <text:p text:style-name="P1">Chasm</text:p>
      <text:p text:style-name="P1">chat</text:p>
      <text:p text:style-name="P1">chatter</text:p>
      <text:p text:style-name="P1">chatting</text:p>
      <text:p text:style-name="P1">chatty</text:p>
      <text:p text:style-name="P1">cheap</text:p>
      <text:p text:style-name="P1">cheat</text:p>
      <text:p text:style-name="P1">Cheat</text:p>
      <text:p text:style-name="P1">cheated</text:p>
      <text:p text:style-name="P1">cheater</text:p>
      <text:p text:style-name="P1">cheaters</text:p>
      <text:p text:style-name="P1">Cheaters</text:p>
      <text:p text:style-name="P1">cheating</text:p>
      <text:p text:style-name="P1">cheats</text:p>
      <text:p text:style-name="P1">check</text:p>
      <text:p text:style-name="P1">Check</text:p>
      <text:p text:style-name="P1">checked</text:p>
      <text:p text:style-name="P1">checking</text:p>
      <text:p text:style-name="P1">checkpoint</text:p>
      <text:p text:style-name="P1">checks</text:p>
      <text:p text:style-name="P1">Checks</text:p>
      <text:p text:style-name="P1">cheekily</text:p>
      <text:p text:style-name="P1">cheeks</text:p>
      <text:p text:style-name="P1">cheer</text:p>
      <text:p text:style-name="P1">Cheer</text:p>
      <text:p text:style-name="P1">cheering</text:p>
      <text:p text:style-name="P1">cheers</text:p>
      <text:p text:style-name="P1">Cheers</text:p>
      <text:p text:style-name="P1">cheese</text:p>
      <text:p text:style-name="P1">chemistry</text:p>
      <text:p text:style-name="P1">cherished</text:p>
      <text:p text:style-name="P1">chest</text:p>
      <text:p text:style-name="P1">Chest</text:p>
      <text:p text:style-name="P1">chestful</text:p>
      <text:p text:style-name="P1">chestplate</text:p>
      <text:p text:style-name="P1">chests</text:p>
      <text:p text:style-name="P1">Chests</text:p>
      <text:p text:style-name="P3"><text:span text:style-name="T5">chet</text:span></text:p>
      <text:p text:style-name="P1">Chew</text:p>
      <text:p text:style-name="P1">chiaroscuro</text:p>
      <text:p text:style-name="P1">Chickeeeeennnnnn</text:p>
      <text:p text:style-name="P1">chicken</text:p>
      <text:p text:style-name="P1">Chicken</text:p>
      <text:p text:style-name="P1">chicken's</text:p>
      <text:p text:style-name="P1">chickens</text:p>
      <text:p text:style-name="P1"><text:soft-page-break/>Chickens</text:p>
      <text:p text:style-name="P1">chief</text:p>
      <text:p text:style-name="P1">Chief</text:p>
      <text:p text:style-name="P1">chill</text:p>
      <text:p text:style-name="P1">chills</text:p>
      <text:p text:style-name="P1">chiming</text:p>
      <text:p text:style-name="P1">chip</text:p>
      <text:p text:style-name="P1">chipped</text:p>
      <text:p text:style-name="P1">Chipper</text:p>
      <text:p text:style-name="P1">chipping</text:p>
      <text:p text:style-name="P1">chips</text:p>
      <text:p text:style-name="P1">chiseled</text:p>
      <text:p text:style-name="P1">chitchat</text:p>
      <text:p text:style-name="P1">chkta</text:p>
      <text:p text:style-name="P1">choice</text:p>
      <text:p text:style-name="P1">choices</text:p>
      <text:p text:style-name="P1">Choices</text:p>
      <text:p text:style-name="P1">choir</text:p>
      <text:p text:style-name="P1">choke</text:p>
      <text:p text:style-name="P1">choked</text:p>
      <text:p text:style-name="P1">Chomping</text:p>
      <text:p text:style-name="P1">Choon</text:p>
      <text:p text:style-name="P1">Choongie</text:p>
      <text:p text:style-name="P1">choose</text:p>
      <text:p text:style-name="P1">Choose</text:p>
      <text:p text:style-name="P1">chooses</text:p>
      <text:p text:style-name="P1">Choosing</text:p>
      <text:p text:style-name="P1">chop</text:p>
      <text:p text:style-name="P1">chopping</text:p>
      <text:p text:style-name="P1">chops</text:p>
      <text:p text:style-name="P1">chose</text:p>
      <text:p text:style-name="P1">Chose</text:p>
      <text:p text:style-name="P1">chosen</text:p>
      <text:p text:style-name="P1">chronological</text:p>
      <text:p text:style-name="P1">chucking</text:p>
      <text:p text:style-name="P1">chuckle</text:p>
      <text:p text:style-name="P1">chuckles</text:p>
      <text:p text:style-name="P1">Chuckles</text:p>
      <text:p text:style-name="P1">chuckling</text:p>
      <text:p text:style-name="P1">chucks</text:p>
      <text:p text:style-name="P1">chum</text:p>
      <text:p text:style-name="P1">chummy</text:p>
      <text:p text:style-name="P1">chump</text:p>
      <text:p text:style-name="P3"><text:span text:style-name="T5">chumps</text:span></text:p>
      <text:p text:style-name="P1">chunk</text:p>
      <text:p text:style-name="P1">Chunks</text:p>
      <text:p text:style-name="P1">chutes</text:p>
      <text:p text:style-name="P1">circle</text:p>
      <text:p text:style-name="P1">circles</text:p>
      <text:p text:style-name="P1">circuit</text:p>
      <text:p text:style-name="P1">circuitry</text:p>
      <text:p text:style-name="P1"><text:soft-page-break/>circuits</text:p>
      <text:p text:style-name="P1">circulation</text:p>
      <text:p text:style-name="P1">circumstances</text:p>
      <text:p text:style-name="P1">cities</text:p>
      <text:p text:style-name="P1">citizen</text:p>
      <text:p text:style-name="P1">Citizen</text:p>
      <text:p text:style-name="P1">citizens</text:p>
      <text:p text:style-name="P1">Citizens</text:p>
      <text:p text:style-name="P1">city</text:p>
      <text:p text:style-name="P1">City</text:p>
      <text:p text:style-name="P1">city's</text:p>
      <text:p text:style-name="P1">City's</text:p>
      <text:p text:style-name="P1">Cityscape</text:p>
      <text:p text:style-name="P1">civic</text:p>
      <text:p text:style-name="P1">Civilian</text:p>
      <text:p text:style-name="P1">Civilians</text:p>
      <text:p text:style-name="P1">civilisation</text:p>
      <text:p text:style-name="P1">civilization</text:p>
      <text:p text:style-name="P1">civilizations</text:p>
      <text:p text:style-name="P1">civilized</text:p>
      <text:p text:style-name="P1">cky</text:p>
      <text:p text:style-name="P1">claimed</text:p>
      <text:p text:style-name="P1">claiming</text:p>
      <text:p text:style-name="P1">claims</text:p>
      <text:p text:style-name="P1">clam</text:p>
      <text:p text:style-name="P1">clap</text:p>
      <text:p text:style-name="P1">clapping</text:p>
      <text:p text:style-name="P1">claps</text:p>
      <text:p text:style-name="P1">class</text:p>
      <text:p text:style-name="P1">Class</text:p>
      <text:p text:style-name="P1">classic</text:p>
      <text:p text:style-name="P1">Classic</text:p>
      <text:p text:style-name="P1">classics</text:p>
      <text:p text:style-name="P1">classless</text:p>
      <text:p text:style-name="P1">classy</text:p>
      <text:p text:style-name="P1">claws</text:p>
      <text:p text:style-name="P1">clay</text:p>
      <text:p text:style-name="P1">Clay</text:p>
      <text:p text:style-name="P1">clean</text:p>
      <text:p text:style-name="P1">cleaned</text:p>
      <text:p text:style-name="P1">cleaning</text:p>
      <text:p text:style-name="P1">clear</text:p>
      <text:p text:style-name="P1">Clear</text:p>
      <text:p text:style-name="P3"><text:span text:style-name="T5">cleared</text:span></text:p>
      <text:p text:style-name="P1">clearer</text:p>
      <text:p text:style-name="P1">clearing</text:p>
      <text:p text:style-name="P1">clearly</text:p>
      <text:p text:style-name="P1">Clearly</text:p>
      <text:p text:style-name="P1">clears</text:p>
      <text:p text:style-name="P1">Clears</text:p>
      <text:p text:style-name="P1">Clementine</text:p>
      <text:p text:style-name="P1"><text:soft-page-break/>Clerics</text:p>
      <text:p text:style-name="P1">clever</text:p>
      <text:p text:style-name="P1">CLEVER</text:p>
      <text:p text:style-name="P1">cliched</text:p>
      <text:p text:style-name="P1">cliff</text:p>
      <text:p text:style-name="P1">cliff'll<text:span text:style-name="T7">(cliff will)</text:span></text:p>
      <text:p text:style-name="P1">cliffs</text:p>
      <text:p text:style-name="P1">Cliffs</text:p>
      <text:p text:style-name="P1">climate</text:p>
      <text:p text:style-name="P1">climb</text:p>
      <text:p text:style-name="P1">Climb</text:p>
      <text:p text:style-name="P1">climbed</text:p>
      <text:p text:style-name="P1">climbing</text:p>
      <text:p text:style-name="P1">Climbing</text:p>
      <text:p text:style-name="P1">climbs</text:p>
      <text:p text:style-name="P1">cling</text:p>
      <text:p text:style-name="P1">clingy</text:p>
      <text:p text:style-name="P1">Clinking</text:p>
      <text:p text:style-name="P1">clobber</text:p>
      <text:p text:style-name="P1">clock</text:p>
      <text:p text:style-name="P1">Clock</text:p>
      <text:p text:style-name="P1">clock's</text:p>
      <text:p text:style-name="P1">Clockmaster</text:p>
      <text:p text:style-name="P1">close</text:p>
      <text:p text:style-name="P1">Close</text:p>
      <text:p text:style-name="P1">closed</text:p>
      <text:p text:style-name="P1">Closed</text:p>
      <text:p text:style-name="P1">closely</text:p>
      <text:p text:style-name="P1">closer</text:p>
      <text:p text:style-name="P1">closes</text:p>
      <text:p text:style-name="P1">Closes</text:p>
      <text:p text:style-name="P1">closest</text:p>
      <text:p text:style-name="P1">closet</text:p>
      <text:p text:style-name="P1">closing</text:p>
      <text:p text:style-name="P1">closure</text:p>
      <text:p text:style-name="P1">clothes</text:p>
      <text:p text:style-name="P1">clothing</text:p>
      <text:p text:style-name="P1">cloud</text:p>
      <text:p text:style-name="P1">clouds</text:p>
      <text:p text:style-name="P1">club</text:p>
      <text:p text:style-name="P1">Club</text:p>
      <text:p text:style-name="P1">cluck</text:p>
      <text:p text:style-name="P1">clucking</text:p>
      <text:p text:style-name="P3"><text:span text:style-name="T5">clucks</text:span></text:p>
      <text:p text:style-name="P1">Clucks</text:p>
      <text:p text:style-name="P1">clue</text:p>
      <text:p text:style-name="P1">clues</text:p>
      <text:p text:style-name="P1">cluster</text:p>
      <text:p text:style-name="P1">Clutch</text:p>
      <text:p text:style-name="P1">Clutch's</text:p>
      <text:p text:style-name="P1">clutches</text:p>
      <text:p text:style-name="P1"><text:soft-page-break/>co</text:p>
      <text:p text:style-name="P1">Co</text:p>
      <text:p text:style-name="P1">coal</text:p>
      <text:p text:style-name="P1">Coal</text:p>
      <text:p text:style-name="P1">coarse</text:p>
      <text:p text:style-name="P1">Coarse</text:p>
      <text:p text:style-name="P1">Coast</text:p>
      <text:p text:style-name="P1">coaster</text:p>
      <text:p text:style-name="P1">coat</text:p>
      <text:p text:style-name="P1">cobble</text:p>
      <text:p text:style-name="P1">cobblestone</text:p>
      <text:p text:style-name="P1">cobweb</text:p>
      <text:p text:style-name="P1">cobwebs</text:p>
      <text:p text:style-name="P1">Cobwebs</text:p>
      <text:p text:style-name="P1">cocky</text:p>
      <text:p text:style-name="P1">Cocky</text:p>
      <text:p text:style-name="P1">cocoa</text:p>
      <text:p text:style-name="P1">coddled</text:p>
      <text:p text:style-name="P1">code</text:p>
      <text:p text:style-name="P1">coded</text:p>
      <text:p text:style-name="P1">coincidence</text:p>
      <text:p text:style-name="P1">cold</text:p>
      <text:p text:style-name="P1">Cold</text:p>
      <text:p text:style-name="P1">colder</text:p>
      <text:p text:style-name="P1">collaboration</text:p>
      <text:p text:style-name="P1">collaboratively</text:p>
      <text:p text:style-name="P1">collapse</text:p>
      <text:p text:style-name="P1">collapses</text:p>
      <text:p text:style-name="P1">collapsing</text:p>
      <text:p text:style-name="P1">colleague</text:p>
      <text:p text:style-name="P1">colleagues</text:p>
      <text:p text:style-name="P1">collect</text:p>
      <text:p text:style-name="P1">collected</text:p>
      <text:p text:style-name="P1">collecting</text:p>
      <text:p text:style-name="P1">collection</text:p>
      <text:p text:style-name="P1">collective</text:p>
      <text:p text:style-name="P1">collector</text:p>
      <text:p text:style-name="P1">Collector</text:p>
      <text:p text:style-name="P1">collects</text:p>
      <text:p text:style-name="P1">collide</text:p>
      <text:p text:style-name="P1">collumn</text:p>
      <text:p text:style-name="P1">collumns</text:p>
      <text:p text:style-name="P1">color</text:p>
      <text:p text:style-name="P3"><text:span text:style-name="T5">Color</text:span></text:p>
      <text:p text:style-name="P1">colorful</text:p>
      <text:p text:style-name="P1">colors</text:p>
      <text:p text:style-name="P1">colossi</text:p>
      <text:p text:style-name="P1">Colossi</text:p>
      <text:p text:style-name="P1">colossus</text:p>
      <text:p text:style-name="P1">Colossus</text:p>
      <text:p text:style-name="P1">COLOSSUS</text:p>
      <text:p text:style-name="P1"><text:soft-page-break/>colossus'</text:p>
      <text:p text:style-name="P1">Colossus'</text:p>
      <text:p text:style-name="P1">colour</text:p>
      <text:p text:style-name="P1">coloured</text:p>
      <text:p text:style-name="P1">com</text:p>
      <text:p text:style-name="P1">combat</text:p>
      <text:p text:style-name="P1">combatants</text:p>
      <text:p text:style-name="P1">combination</text:p>
      <text:p text:style-name="P1">combinations</text:p>
      <text:p text:style-name="P1">combine</text:p>
      <text:p text:style-name="P1">combined</text:p>
      <text:p text:style-name="P1">combo</text:p>
      <text:p text:style-name="P1">come</text:p>
      <text:p text:style-name="P1">Come</text:p>
      <text:p text:style-name="P1">COME</text:p>
      <text:p text:style-name="P1">comeback</text:p>
      <text:p text:style-name="P1">comes</text:p>
      <text:p text:style-name="P1">Comes</text:p>
      <text:p text:style-name="P1">comfort</text:p>
      <text:p text:style-name="P1">comfortable</text:p>
      <text:p text:style-name="P1">comforting</text:p>
      <text:p text:style-name="P1">Comforting</text:p>
      <text:p text:style-name="P1">comfy</text:p>
      <text:p text:style-name="P1">comin'<text:span text:style-name="T7">(coming)</text:span></text:p>
      <text:p text:style-name="P1">coming</text:p>
      <text:p text:style-name="P1">Coming</text:p>
      <text:p text:style-name="P1">command</text:p>
      <text:p text:style-name="P1">Command</text:p>
      <text:p text:style-name="P1">commanding</text:p>
      <text:p text:style-name="P1">commands</text:p>
      <text:p text:style-name="P1">commence</text:p>
      <text:p text:style-name="P1">commendable</text:p>
      <text:p text:style-name="P1">comment</text:p>
      <text:p text:style-name="P1">Comment</text:p>
      <text:p text:style-name="P1">Commentating</text:p>
      <text:p text:style-name="P1">comments</text:p>
      <text:p text:style-name="P1">Comments</text:p>
      <text:p text:style-name="P1">commission</text:p>
      <text:p text:style-name="P1">commit</text:p>
      <text:p text:style-name="P1">commitment</text:p>
      <text:p text:style-name="P1">Commitment</text:p>
      <text:p text:style-name="P1">committed</text:p>
      <text:p text:style-name="P1">committee</text:p>
      <text:p text:style-name="P3"><text:span text:style-name="T5">common</text:span></text:p>
      <text:p text:style-name="P1">Common</text:p>
      <text:p text:style-name="P1">communicate</text:p>
      <text:p text:style-name="P1">communicating</text:p>
      <text:p text:style-name="P1">community</text:p>
      <text:p text:style-name="P1">Community</text:p>
      <text:p text:style-name="P1">companion</text:p>
      <text:p text:style-name="P1">companions</text:p>
      <text:p text:style-name="P1"><text:soft-page-break/>company</text:p>
      <text:p text:style-name="P1">compare</text:p>
      <text:p text:style-name="P1">Compare</text:p>
      <text:p text:style-name="P1">compared</text:p>
      <text:p text:style-name="P1">compares</text:p>
      <text:p text:style-name="P1">comparison</text:p>
      <text:p text:style-name="P1">compass</text:p>
      <text:p text:style-name="P1">Compass</text:p>
      <text:p text:style-name="P1">compassion</text:p>
      <text:p text:style-name="P1">compelling</text:p>
      <text:p text:style-name="P1">compete</text:p>
      <text:p text:style-name="P1">competing</text:p>
      <text:p text:style-name="P1">competiting</text:p>
      <text:p text:style-name="P1">competition</text:p>
      <text:p text:style-name="P1">Competition</text:p>
      <text:p text:style-name="P1">competitive</text:p>
      <text:p text:style-name="P1">competitor</text:p>
      <text:p text:style-name="P1">Competitor</text:p>
      <text:p text:style-name="P1">competitors</text:p>
      <text:p text:style-name="P1">Competitors</text:p>
      <text:p text:style-name="P1">compile</text:p>
      <text:p text:style-name="P1">complain</text:p>
      <text:p text:style-name="P1">complaining</text:p>
      <text:p text:style-name="P1">complaints</text:p>
      <text:p text:style-name="P1">complete</text:p>
      <text:p text:style-name="P1">Complete</text:p>
      <text:p text:style-name="P1">completed</text:p>
      <text:p text:style-name="P1">completely</text:p>
      <text:p text:style-name="P1">Completely</text:p>
      <text:p text:style-name="P1">COMPLETELY</text:p>
      <text:p text:style-name="P1">completes</text:p>
      <text:p text:style-name="P1">completing</text:p>
      <text:p text:style-name="P1">complex</text:p>
      <text:p text:style-name="P1">complicate</text:p>
      <text:p text:style-name="P1">complicated</text:p>
      <text:p text:style-name="P1">compliment</text:p>
      <text:p text:style-name="P1">Compliment</text:p>
      <text:p text:style-name="P1">Complimented</text:p>
      <text:p text:style-name="P1">Complimenting</text:p>
      <text:p text:style-name="P1">compliments</text:p>
      <text:p text:style-name="P1">component</text:p>
      <text:p text:style-name="P1">components</text:p>
      <text:p text:style-name="P1">composition</text:p>
      <text:p text:style-name="P3"><text:span text:style-name="T5">composure</text:span></text:p>
      <text:p text:style-name="P1">compounded</text:p>
      <text:p text:style-name="P1">comprehension</text:p>
      <text:p text:style-name="P1">compromised</text:p>
      <text:p text:style-name="P1">compute</text:p>
      <text:p text:style-name="P1">computer</text:p>
      <text:p text:style-name="P1">computers</text:p>
      <text:p text:style-name="P1">concealed</text:p>
      <text:p text:style-name="P1"><text:soft-page-break/>concede</text:p>
      <text:p text:style-name="P1">concentrating</text:p>
      <text:p text:style-name="P1">concentration</text:p>
      <text:p text:style-name="P1">Concentration</text:p>
      <text:p text:style-name="P1">concept</text:p>
      <text:p text:style-name="P1">concerned</text:p>
      <text:p text:style-name="P1">Concerned</text:p>
      <text:p text:style-name="P1">concerns</text:p>
      <text:p text:style-name="P1">conclusion</text:p>
      <text:p text:style-name="P1">concocted</text:p>
      <text:p text:style-name="P1">concrete</text:p>
      <text:p text:style-name="P1">condemning</text:p>
      <text:p text:style-name="P1">condition</text:p>
      <text:p text:style-name="P1">conducting</text:p>
      <text:p text:style-name="P1">conduit</text:p>
      <text:p text:style-name="P1">confer</text:p>
      <text:p text:style-name="P1">conference</text:p>
      <text:p text:style-name="P1">confess</text:p>
      <text:p text:style-name="P1">Confess</text:p>
      <text:p text:style-name="P1">confidence</text:p>
      <text:p text:style-name="P1">CONFIDENCE</text:p>
      <text:p text:style-name="P1">confident</text:p>
      <text:p text:style-name="P1">Confident</text:p>
      <text:p text:style-name="P1">confirmed</text:p>
      <text:p text:style-name="P1">confirming</text:p>
      <text:p text:style-name="P1">confiscate</text:p>
      <text:p text:style-name="P1">conflicted</text:p>
      <text:p text:style-name="P1">confounded</text:p>
      <text:p text:style-name="P1">confounding</text:p>
      <text:p text:style-name="P1">confront</text:p>
      <text:p text:style-name="P1">confrontation</text:p>
      <text:p text:style-name="P1">confrontational</text:p>
      <text:p text:style-name="P1">confronts</text:p>
      <text:p text:style-name="P1">confuse</text:p>
      <text:p text:style-name="P1">confused</text:p>
      <text:p text:style-name="P1">confusing</text:p>
      <text:p text:style-name="P1">confusingly</text:p>
      <text:p text:style-name="P1">confusion</text:p>
      <text:p text:style-name="P1">congrats</text:p>
      <text:p text:style-name="P1">Congrats</text:p>
      <text:p text:style-name="P1">Congratulations</text:p>
      <text:p text:style-name="P1">conjured</text:p>
      <text:p text:style-name="P1">conked</text:p>
      <text:p text:style-name="P3"><text:span text:style-name="T5">connect</text:span></text:p>
      <text:p text:style-name="P1">connected</text:p>
      <text:p text:style-name="P1">connecting</text:p>
      <text:p text:style-name="P1">Connecting</text:p>
      <text:p text:style-name="P1">connection</text:p>
      <text:p text:style-name="P1">connects</text:p>
      <text:p text:style-name="P1">conniving</text:p>
      <text:p text:style-name="P1">conquer</text:p>
      <text:p text:style-name="P1"><text:soft-page-break/>conscience</text:p>
      <text:p text:style-name="P1">conscript</text:p>
      <text:p text:style-name="P1">consequence</text:p>
      <text:p text:style-name="P1">consequences</text:p>
      <text:p text:style-name="P1">Consequences</text:p>
      <text:p text:style-name="P1">Conserve</text:p>
      <text:p text:style-name="P1">consider</text:p>
      <text:p text:style-name="P1">Consider</text:p>
      <text:p text:style-name="P1">considerable</text:p>
      <text:p text:style-name="P1">considerate</text:p>
      <text:p text:style-name="P1">considered</text:p>
      <text:p text:style-name="P1">considering</text:p>
      <text:p text:style-name="P1">Considering</text:p>
      <text:p text:style-name="P1">consistent</text:p>
      <text:p text:style-name="P1">consisting</text:p>
      <text:p text:style-name="P1">Conspicuous</text:p>
      <text:p text:style-name="P1">conspicuously</text:p>
      <text:p text:style-name="P1">constant</text:p>
      <text:p text:style-name="P1">constantly</text:p>
      <text:p text:style-name="P1">construct</text:p>
      <text:p text:style-name="P1">constructed</text:p>
      <text:p text:style-name="P1">construction</text:p>
      <text:p text:style-name="P1">constructions</text:p>
      <text:p text:style-name="P1">Constructions</text:p>
      <text:p text:style-name="P1">constructive</text:p>
      <text:p text:style-name="P1">consultation</text:p>
      <text:p text:style-name="P1">consulted</text:p>
      <text:p text:style-name="P1">consuming</text:p>
      <text:p text:style-name="P1">contact</text:p>
      <text:p text:style-name="P1">contain</text:p>
      <text:p text:style-name="P1">contained</text:p>
      <text:p text:style-name="P1">containing</text:p>
      <text:p text:style-name="P1">contains</text:p>
      <text:p text:style-name="P1">contend</text:p>
      <text:p text:style-name="P1">content</text:p>
      <text:p text:style-name="P1">Content</text:p>
      <text:p text:style-name="P1">contents</text:p>
      <text:p text:style-name="P1">Contents</text:p>
      <text:p text:style-name="P1">contest</text:p>
      <text:p text:style-name="P1">Contest</text:p>
      <text:p text:style-name="P1">contestants</text:p>
      <text:p text:style-name="P1">contests</text:p>
      <text:p text:style-name="P1">continue</text:p>
      <text:p text:style-name="P3"><text:span text:style-name="T5">Continue</text:span></text:p>
      <text:p text:style-name="P1">continued</text:p>
      <text:p text:style-name="P1">continues</text:p>
      <text:p text:style-name="P1">contraband</text:p>
      <text:p text:style-name="P1">contracted</text:p>
      <text:p text:style-name="P1">contradictory</text:p>
      <text:p text:style-name="P1">contraption</text:p>
      <text:p text:style-name="P1">contraptions</text:p>
      <text:p text:style-name="P1"><text:soft-page-break/>contributions</text:p>
      <text:p text:style-name="P1">control</text:p>
      <text:p text:style-name="P1">Control</text:p>
      <text:p text:style-name="P1">controll</text:p>
      <text:p text:style-name="P1">controlled</text:p>
      <text:p text:style-name="P1">controlling</text:p>
      <text:p text:style-name="P1">controls</text:p>
      <text:p text:style-name="P1">conveniently</text:p>
      <text:p text:style-name="P1">convention</text:p>
      <text:p text:style-name="P1">converge</text:p>
      <text:p text:style-name="P1">conversation</text:p>
      <text:p text:style-name="P1">Conversation</text:p>
      <text:p text:style-name="P1">conversationalist</text:p>
      <text:p text:style-name="P1">conversations</text:p>
      <text:p text:style-name="P1">Conversaton</text:p>
      <text:p text:style-name="P1">converting</text:p>
      <text:p text:style-name="P1">conveyer</text:p>
      <text:p text:style-name="P1">convicts</text:p>
      <text:p text:style-name="P1">convince</text:p>
      <text:p text:style-name="P1">Convince</text:p>
      <text:p text:style-name="P1">convinced</text:p>
      <text:p text:style-name="P1">Convinced</text:p>
      <text:p text:style-name="P1">convincing</text:p>
      <text:p text:style-name="P1">cook</text:p>
      <text:p text:style-name="P1">cooked</text:p>
      <text:p text:style-name="P1">Cooked</text:p>
      <text:p text:style-name="P1">cookie</text:p>
      <text:p text:style-name="P1">Cookie</text:p>
      <text:p text:style-name="P1">cookies</text:p>
      <text:p text:style-name="P1">Cookies</text:p>
      <text:p text:style-name="P1">cool</text:p>
      <text:p text:style-name="P1">Cool</text:p>
      <text:p text:style-name="P1">COOL</text:p>
      <text:p text:style-name="P1">cooler</text:p>
      <text:p text:style-name="P1">coolest</text:p>
      <text:p text:style-name="P1">COOLEST</text:p>
      <text:p text:style-name="P1">coolio</text:p>
      <text:p text:style-name="P1">Coolio</text:p>
      <text:p text:style-name="P1">Coolness</text:p>
      <text:p text:style-name="P1">Coooooool</text:p>
      <text:p text:style-name="P1">cooped</text:p>
      <text:p text:style-name="P1">cooperative</text:p>
      <text:p text:style-name="P1">coordinate</text:p>
      <text:p text:style-name="P3"><text:span text:style-name="T5">Coordinated</text:span></text:p>
      <text:p text:style-name="P1">coordinates</text:p>
      <text:p text:style-name="P1">cop</text:p>
      <text:p text:style-name="P1">copious</text:p>
      <text:p text:style-name="P1">copy</text:p>
      <text:p text:style-name="P1">core</text:p>
      <text:p text:style-name="P1">Core</text:p>
      <text:p text:style-name="P1">cornball</text:p>
      <text:p text:style-name="P1"><text:soft-page-break/>corner</text:p>
      <text:p text:style-name="P1">cornered</text:p>
      <text:p text:style-name="P1">corners</text:p>
      <text:p text:style-name="P1">cornerstones</text:p>
      <text:p text:style-name="P1">correct</text:p>
      <text:p text:style-name="P1">Correct</text:p>
      <text:p text:style-name="P1">Corrected</text:p>
      <text:p text:style-name="P1">Correction</text:p>
      <text:p text:style-name="P1">correctly</text:p>
      <text:p text:style-name="P1">Correctly</text:p>
      <text:p text:style-name="P1">correspondence</text:p>
      <text:p text:style-name="P1">corridor</text:p>
      <text:p text:style-name="P1">corrupted</text:p>
      <text:p text:style-name="P1">cost</text:p>
      <text:p text:style-name="P1">costume</text:p>
      <text:p text:style-name="P1">costumes</text:p>
      <text:p text:style-name="P1">cottage</text:p>
      <text:p text:style-name="P1">Cottage</text:p>
      <text:p text:style-name="P1">couch</text:p>
      <text:p text:style-name="P1">coughing</text:p>
      <text:p text:style-name="P1">coughs</text:p>
      <text:p text:style-name="P1">Coughs</text:p>
      <text:p text:style-name="P1">could</text:p>
      <text:p text:style-name="P1">Could</text:p>
      <text:p text:style-name="P1">COULD</text:p>
      <text:p text:style-name="P1">could've<text:span text:style-name="T7">(could have)</text:span></text:p>
      <text:p text:style-name="P1">Could've<text:span text:style-name="T7">(Could have)</text:span></text:p>
      <text:p text:style-name="P1">coulda</text:p>
      <text:p text:style-name="P1">Coulda</text:p>
      <text:p text:style-name="P1">couldn</text:p>
      <text:p text:style-name="P1">Couldn</text:p>
      <text:p text:style-name="P1">couldn't<text:span text:style-name="T7">(could not)</text:span></text:p>
      <text:p text:style-name="P1">Couldn't<text:span text:style-name="T7">(Could not)</text:span></text:p>
      <text:p text:style-name="P1">COULDN'T<text:span text:style-name="T7">(COULD NOT)</text:span></text:p>
      <text:p text:style-name="P1">count</text:p>
      <text:p text:style-name="P1">Count</text:p>
      <text:p text:style-name="P1">counter</text:p>
      <text:p text:style-name="P1">Countess</text:p>
      <text:p text:style-name="P1">counting</text:p>
      <text:p text:style-name="P1">Counting</text:p>
      <text:p text:style-name="P1">countless</text:p>
      <text:p text:style-name="P1">counts</text:p>
      <text:p text:style-name="P1">coupla</text:p>
      <text:p text:style-name="P3"><text:span text:style-name="T5">couple</text:span></text:p>
      <text:p text:style-name="P1">courage</text:p>
      <text:p text:style-name="P1">COURAGE</text:p>
      <text:p text:style-name="P1">courageous</text:p>
      <text:p text:style-name="P1">course</text:p>
      <text:p text:style-name="P1">Course</text:p>
      <text:p text:style-name="P1">COURSE</text:p>
      <text:p text:style-name="P1">courtyard</text:p>
      <text:p text:style-name="P1"><text:soft-page-break/>Courtyard</text:p>
      <text:p text:style-name="P1">couse</text:p>
      <text:p text:style-name="P1">Cove</text:p>
      <text:p text:style-name="P1">cover</text:p>
      <text:p text:style-name="P1">Cover</text:p>
      <text:p text:style-name="P1">COVER</text:p>
      <text:p text:style-name="P1">covered</text:p>
      <text:p text:style-name="P1">covering</text:p>
      <text:p text:style-name="P1">covers</text:p>
      <text:p text:style-name="P1">cow</text:p>
      <text:p text:style-name="P1">Cow</text:p>
      <text:p text:style-name="P1">cow's</text:p>
      <text:p text:style-name="P1">cowapult</text:p>
      <text:p text:style-name="P1">Cowapult</text:p>
      <text:p text:style-name="P1">coward</text:p>
      <text:p text:style-name="P1">Coward</text:p>
      <text:p text:style-name="P1">COWARD</text:p>
      <text:p text:style-name="P1">cowards</text:p>
      <text:p text:style-name="P1">Cowards</text:p>
      <text:p text:style-name="P1">cower</text:p>
      <text:p text:style-name="P1">cows</text:p>
      <text:p text:style-name="P1">Cows</text:p>
      <text:p text:style-name="P1">cozy</text:p>
      <text:p text:style-name="P1">crack</text:p>
      <text:p text:style-name="P1">Cracked</text:p>
      <text:p text:style-name="P1">crackin</text:p>
      <text:p text:style-name="P1">cracking</text:p>
      <text:p text:style-name="P1">crackling</text:p>
      <text:p text:style-name="P1">cracks</text:p>
      <text:p text:style-name="P1">craft</text:p>
      <text:p text:style-name="P1">Craft</text:p>
      <text:p text:style-name="P1">crafted</text:p>
      <text:p text:style-name="P1">Crafted</text:p>
      <text:p text:style-name="P4">craftin'<text:span text:style-name="T7">(crafting)</text:span></text:p>
      <text:p text:style-name="P1">crafting</text:p>
      <text:p text:style-name="P1">Crafting</text:p>
      <text:p text:style-name="P1">crafts</text:p>
      <text:p text:style-name="P1">craftsmanship</text:p>
      <text:p text:style-name="P1">crafty</text:p>
      <text:p text:style-name="P1">Crag</text:p>
      <text:p text:style-name="P1">Crags</text:p>
      <text:p text:style-name="P1">crammed</text:p>
      <text:p text:style-name="P1">cranky</text:p>
      <text:p text:style-name="P3"><text:span text:style-name="T5">cranny</text:span></text:p>
      <text:p text:style-name="P1">crap</text:p>
      <text:p text:style-name="P1">Crap</text:p>
      <text:p text:style-name="P1">CRAP</text:p>
      <text:p text:style-name="P1">crash</text:p>
      <text:p text:style-name="P1">Crash</text:p>
      <text:p text:style-name="P1">crasher</text:p>
      <text:p text:style-name="P1">crashers</text:p>
      <text:p text:style-name="P1"><text:soft-page-break/>crashes</text:p>
      <text:p text:style-name="P1">Crashes</text:p>
      <text:p text:style-name="P1">crashing</text:p>
      <text:p text:style-name="P1">Crater</text:p>
      <text:p text:style-name="P1">craving</text:p>
      <text:p text:style-name="P1">crawl</text:p>
      <text:p text:style-name="P1">crawling</text:p>
      <text:p text:style-name="P1">crawls</text:p>
      <text:p text:style-name="P1">crazed</text:p>
      <text:p text:style-name="P1">crazier</text:p>
      <text:p text:style-name="P1">craziest</text:p>
      <text:p text:style-name="P1">craziness</text:p>
      <text:p text:style-name="P1">crazy</text:p>
      <text:p text:style-name="P1">Crazy</text:p>
      <text:p text:style-name="P1">CRAZY</text:p>
      <text:p text:style-name="P1">create</text:p>
      <text:p text:style-name="P1">created</text:p>
      <text:p text:style-name="P1">creates</text:p>
      <text:p text:style-name="P1">creating</text:p>
      <text:p text:style-name="P1">creation</text:p>
      <text:p text:style-name="P1">creations</text:p>
      <text:p text:style-name="P1">creativity</text:p>
      <text:p text:style-name="P1">creator</text:p>
      <text:p text:style-name="P1">Creator</text:p>
      <text:p text:style-name="P1">creature</text:p>
      <text:p text:style-name="P1">Creature</text:p>
      <text:p text:style-name="P1">creatures</text:p>
      <text:p text:style-name="P1">credentials</text:p>
      <text:p text:style-name="P1">credit</text:p>
      <text:p text:style-name="P1">credit's</text:p>
      <text:p text:style-name="P1">credits</text:p>
      <text:p text:style-name="P1">creep</text:p>
      <text:p text:style-name="P1">creep's</text:p>
      <text:p text:style-name="P1">creeped</text:p>
      <text:p text:style-name="P1">creeper</text:p>
      <text:p text:style-name="P1">Creeper</text:p>
      <text:p text:style-name="P1">Creeper's</text:p>
      <text:p text:style-name="P1">creepers</text:p>
      <text:p text:style-name="P1">Creepers</text:p>
      <text:p text:style-name="P1">creepier</text:p>
      <text:p text:style-name="P1">creeping</text:p>
      <text:p text:style-name="P1">creeps</text:p>
      <text:p text:style-name="P1">creepy</text:p>
      <text:p text:style-name="P3"><text:span text:style-name="T5">Creepy</text:span></text:p>
      <text:p text:style-name="P1">cretin</text:p>
      <text:p text:style-name="P1">Crevasse</text:p>
      <text:p text:style-name="P1">crew</text:p>
      <text:p text:style-name="P1">cries</text:p>
      <text:p text:style-name="P1">Cries</text:p>
      <text:p text:style-name="P1">crime</text:p>
      <text:p text:style-name="P1">crimes</text:p>
      <text:p text:style-name="P1"><text:soft-page-break/>criminal</text:p>
      <text:p text:style-name="P1">criminals</text:p>
      <text:p text:style-name="P1">crises</text:p>
      <text:p text:style-name="P1">crispy</text:p>
      <text:p text:style-name="P1">critic</text:p>
      <text:p text:style-name="P1">critique</text:p>
      <text:p text:style-name="P1">crop</text:p>
      <text:p text:style-name="P1">crops</text:p>
      <text:p text:style-name="P1">cross</text:p>
      <text:p text:style-name="P1">crossed</text:p>
      <text:p text:style-name="P1">CROSSED</text:p>
      <text:p text:style-name="P1">crosses</text:p>
      <text:p text:style-name="P1">crossing</text:p>
      <text:p text:style-name="P1">crouch</text:p>
      <text:p text:style-name="P1">crouches</text:p>
      <text:p text:style-name="P1">crowd</text:p>
      <text:p text:style-name="P1">Crowd</text:p>
      <text:p text:style-name="P1">crowded</text:p>
      <text:p text:style-name="P1">crown</text:p>
      <text:p text:style-name="P1">Crown</text:p>
      <text:p text:style-name="P1">crud</text:p>
      <text:p text:style-name="P1">Crud</text:p>
      <text:p text:style-name="P1">cruel</text:p>
      <text:p text:style-name="P1">cruelty</text:p>
      <text:p text:style-name="P1">cruise</text:p>
      <text:p text:style-name="P1">crumbles</text:p>
      <text:p text:style-name="P1">crumbs</text:p>
      <text:p text:style-name="P1">crummy</text:p>
      <text:p text:style-name="P1">cruous</text:p>
      <text:p text:style-name="P1">crush</text:p>
      <text:p text:style-name="P1">crushed</text:p>
      <text:p text:style-name="P1">Crushed</text:p>
      <text:p text:style-name="P1">crushes</text:p>
      <text:p text:style-name="P1">crushing</text:p>
      <text:p text:style-name="P1">crusty</text:p>
      <text:p text:style-name="P1">cry</text:p>
      <text:p text:style-name="P1">crying</text:p>
      <text:p text:style-name="P1">cryptic</text:p>
      <text:p text:style-name="P1">Cryptic</text:p>
      <text:p text:style-name="P1">crystal</text:p>
      <text:p text:style-name="P1">Crystal</text:p>
      <text:p text:style-name="P1">crystals</text:p>
      <text:p text:style-name="P1">Crystals</text:p>
      <text:p text:style-name="P3"><text:span text:style-name="T5">CRYSTALS</text:span></text:p>
      <text:p text:style-name="P1">cubes</text:p>
      <text:p text:style-name="P1">Cubism</text:p>
      <text:p text:style-name="P1">cuckoo</text:p>
      <text:p text:style-name="P1">cuddly</text:p>
      <text:p text:style-name="P1">cue</text:p>
      <text:p text:style-name="P1">culprit</text:p>
      <text:p text:style-name="P1">cup</text:p>
      <text:p text:style-name="P1"><text:soft-page-break/>cupboard</text:p>
      <text:p text:style-name="P1">cure</text:p>
      <text:p text:style-name="P1">curiosity</text:p>
      <text:p text:style-name="P1">curiosity's</text:p>
      <text:p text:style-name="P1">curious</text:p>
      <text:p text:style-name="P1">Curious</text:p>
      <text:p text:style-name="P1">current</text:p>
      <text:p text:style-name="P1">currently</text:p>
      <text:p text:style-name="P1">curriculum</text:p>
      <text:p text:style-name="P1">curse</text:p>
      <text:p text:style-name="P1">Curse</text:p>
      <text:p text:style-name="P1">cursed</text:p>
      <text:p text:style-name="P1">curtain</text:p>
      <text:p text:style-name="P1">Curtain</text:p>
      <text:p text:style-name="P1">cushin</text:p>
      <text:p text:style-name="P1">cushy</text:p>
      <text:p text:style-name="P1">custom</text:p>
      <text:p text:style-name="P1">customer</text:p>
      <text:p text:style-name="P1">customers</text:p>
      <text:p text:style-name="P1">custumer</text:p>
      <text:p text:style-name="P1">cut</text:p>
      <text:p text:style-name="P1">Cut</text:p>
      <text:p text:style-name="P1">cute</text:p>
      <text:p text:style-name="P1">Cute</text:p>
      <text:p text:style-name="P1">CUTE</text:p>
      <text:p text:style-name="P1">Cutecheeks</text:p>
      <text:p text:style-name="P1">cutest</text:p>
      <text:p text:style-name="P1">cuts</text:p>
      <text:p text:style-name="P1">cutting</text:p>
      <text:p text:style-name="P1">Cuz</text:p>
      <text:p text:style-name="P1">Cyan</text:p>
      <text:p text:style-name="P1">cycle</text:p>
      <text:p text:style-name="P1">cylinders</text:p>
      <text:p text:style-name="P1">cynical</text:p>
      <text:p text:style-name="P1">d</text:p>
      <text:p text:style-name="P1">D</text:p>
      <text:p text:style-name="P1">da</text:p>
      <text:p text:style-name="P1">dababase</text:p>
      <text:p text:style-name="P1">Daddy</text:p>
      <text:p text:style-name="P1">Dagger</text:p>
      <text:p text:style-name="P1">dah</text:p>
      <text:p text:style-name="P1">daily</text:p>
      <text:p text:style-name="P1">Dale</text:p>
      <text:p text:style-name="P3"><text:span text:style-name="T5">dallies</text:span></text:p>
      <text:p text:style-name="P1">damage</text:p>
      <text:p text:style-name="P1">Damage</text:p>
      <text:p text:style-name="P1">damaged</text:p>
      <text:p text:style-name="P1">damaging</text:p>
      <text:p text:style-name="P1">Damn</text:p>
      <text:p text:style-name="P1">damned</text:p>
      <text:p text:style-name="P1">damper</text:p>
      <text:p text:style-name="P1"><text:soft-page-break/>Dan</text:p>
      <text:p text:style-name="P1">DAN</text:p>
      <text:p text:style-name="P1">Dan's</text:p>
      <text:p text:style-name="P1">dance</text:p>
      <text:p text:style-name="P1">Dance</text:p>
      <text:p text:style-name="P1">dances</text:p>
      <text:p text:style-name="P1">dancing</text:p>
      <text:p text:style-name="P1">dang</text:p>
      <text:p text:style-name="P1">Dang</text:p>
      <text:p text:style-name="P1">danger</text:p>
      <text:p text:style-name="P1">Danger</text:p>
      <text:p text:style-name="P1">DANGER</text:p>
      <text:p text:style-name="P1">dangerous</text:p>
      <text:p text:style-name="P1">Dangerous</text:p>
      <text:p text:style-name="P1">DANGEROUS</text:p>
      <text:p text:style-name="P1">dangers</text:p>
      <text:p text:style-name="P1">dangle</text:p>
      <text:p text:style-name="P1">dangles</text:p>
      <text:p text:style-name="P1">dare</text:p>
      <text:p text:style-name="P1">Dare</text:p>
      <text:p text:style-name="P1">DARE</text:p>
      <text:p text:style-name="P1">dared</text:p>
      <text:p text:style-name="P1">daring</text:p>
      <text:p text:style-name="P1">Daring</text:p>
      <text:p text:style-name="P1">dark</text:p>
      <text:p text:style-name="P1">Dark</text:p>
      <text:p text:style-name="P1">darkens</text:p>
      <text:p text:style-name="P1">darkest</text:p>
      <text:p text:style-name="P1">darkness</text:p>
      <text:p text:style-name="P1">darling</text:p>
      <text:p text:style-name="P1">darn</text:p>
      <text:p text:style-name="P1">Darn</text:p>
      <text:p text:style-name="P1">dash</text:p>
      <text:p text:style-name="P1">data</text:p>
      <text:p text:style-name="P1">databanks</text:p>
      <text:p text:style-name="P1">database</text:p>
      <text:p text:style-name="P1">databases</text:p>
      <text:p text:style-name="P1">date</text:p>
      <text:p text:style-name="P1">dawg</text:p>
      <text:p text:style-name="P1">Dawg</text:p>
      <text:p text:style-name="P1">Dawg's</text:p>
      <text:p text:style-name="P1">dawn</text:p>
      <text:p text:style-name="P1">day</text:p>
      <text:p text:style-name="P3"><text:span text:style-name="T5">Day</text:span></text:p>
      <text:p text:style-name="P1">DAY</text:p>
      <text:p text:style-name="P1">daylight</text:p>
      <text:p text:style-name="P1">Daylight</text:p>
      <text:p text:style-name="P1">DAYLIGHT</text:p>
      <text:p text:style-name="P1">days</text:p>
      <text:p text:style-name="P1">daytime</text:p>
      <text:p text:style-name="P1">Daytime</text:p>
      <text:p text:style-name="P1"><text:soft-page-break/>dazed</text:p>
      <text:p text:style-name="P1">de</text:p>
      <text:p text:style-name="P1">deactivate</text:p>
      <text:p text:style-name="P1">Deactivating</text:p>
      <text:p text:style-name="P1">deactivation</text:p>
      <text:p text:style-name="P1">dead</text:p>
      <text:p text:style-name="P1">Dead</text:p>
      <text:p text:style-name="P1">deadheads</text:p>
      <text:p text:style-name="P1">deadly</text:p>
      <text:p text:style-name="P1">Deadly</text:p>
      <text:p text:style-name="P1">deal</text:p>
      <text:p text:style-name="P1">Deal</text:p>
      <text:p text:style-name="P1">DEAL</text:p>
      <text:p text:style-name="P1">deal's</text:p>
      <text:p text:style-name="P1">Deal's</text:p>
      <text:p text:style-name="P1">dealer</text:p>
      <text:p text:style-name="P1">dealing</text:p>
      <text:p text:style-name="P1">deals</text:p>
      <text:p text:style-name="P1">dealt</text:p>
      <text:p text:style-name="P1">dear</text:p>
      <text:p text:style-name="P1">Dear</text:p>
      <text:p text:style-name="P1">DEAR</text:p>
      <text:p text:style-name="P1">death</text:p>
      <text:p text:style-name="P1">Death</text:p>
      <text:p text:style-name="P1">DEATH</text:p>
      <text:p text:style-name="P1">deathtrap</text:p>
      <text:p text:style-name="P1">debatable</text:p>
      <text:p text:style-name="P1">debate</text:p>
      <text:p text:style-name="P1">debating</text:p>
      <text:p text:style-name="P1">debris</text:p>
      <text:p text:style-name="P1">debt</text:p>
      <text:p text:style-name="P1">Debug</text:p>
      <text:p text:style-name="P1">debut</text:p>
      <text:p text:style-name="P1">deceit</text:p>
      <text:p text:style-name="P1">deceive</text:p>
      <text:p text:style-name="P1">deceiving</text:p>
      <text:p text:style-name="P1">decency</text:p>
      <text:p text:style-name="P1">decent</text:p>
      <text:p text:style-name="P1">Decent</text:p>
      <text:p text:style-name="P1">deception</text:p>
      <text:p text:style-name="P1">Deceptive</text:p>
      <text:p text:style-name="P1">decide</text:p>
      <text:p text:style-name="P1">decided</text:p>
      <text:p text:style-name="P3"><text:span text:style-name="T5">decidely</text:span></text:p>
      <text:p text:style-name="P1">decides</text:p>
      <text:p text:style-name="P1">Decievers</text:p>
      <text:p text:style-name="P1">decision</text:p>
      <text:p text:style-name="P1">decisions</text:p>
      <text:p text:style-name="P1">decisive</text:p>
      <text:p text:style-name="P1">deck</text:p>
      <text:p text:style-name="P1">declare</text:p>
      <text:p text:style-name="P1"><text:soft-page-break/>declared</text:p>
      <text:p text:style-name="P1">declaring</text:p>
      <text:p text:style-name="P1">Decline</text:p>
      <text:p text:style-name="P1">decor</text:p>
      <text:p text:style-name="P1">decorated</text:p>
      <text:p text:style-name="P1">decorations</text:p>
      <text:p text:style-name="P1">decorative</text:p>
      <text:p text:style-name="P1">decreased</text:p>
      <text:p text:style-name="P1">decreases</text:p>
      <text:p text:style-name="P1">deeds</text:p>
      <text:p text:style-name="P1">Deeeeeessstrooooooyeeeerr</text:p>
      <text:p text:style-name="P1">deemed</text:p>
      <text:p text:style-name="P1">deep</text:p>
      <text:p text:style-name="P1">Deep</text:p>
      <text:p text:style-name="P1">deeper</text:p>
      <text:p text:style-name="P1">deepest</text:p>
      <text:p text:style-name="P1">deeply</text:p>
      <text:p text:style-name="P1">defeat</text:p>
      <text:p text:style-name="P1">Defeat</text:p>
      <text:p text:style-name="P1">DEFEAT</text:p>
      <text:p text:style-name="P1">defeated</text:p>
      <text:p text:style-name="P1">Defeated</text:p>
      <text:p text:style-name="P1">defeating</text:p>
      <text:p text:style-name="P1">defeats</text:p>
      <text:p text:style-name="P1">defences</text:p>
      <text:p text:style-name="P1">defend</text:p>
      <text:p text:style-name="P1">Defender</text:p>
      <text:p text:style-name="P1">defending</text:p>
      <text:p text:style-name="P1">defense</text:p>
      <text:p text:style-name="P1">defenseless</text:p>
      <text:p text:style-name="P1">defenses</text:p>
      <text:p text:style-name="P1">defensible</text:p>
      <text:p text:style-name="P1">defer</text:p>
      <text:p text:style-name="P1">defiance</text:p>
      <text:p text:style-name="P1">defiant</text:p>
      <text:p text:style-name="P1">Defiant</text:p>
      <text:p text:style-name="P1">define</text:p>
      <text:p text:style-name="P1">definitely</text:p>
      <text:p text:style-name="P1">Definitely</text:p>
      <text:p text:style-name="P1">DEFINITELY</text:p>
      <text:p text:style-name="P1">definitive</text:p>
      <text:p text:style-name="P1">deflect</text:p>
      <text:p text:style-name="P1">deflecting</text:p>
      <text:p text:style-name="P3"><text:span text:style-name="T5">deflects</text:span></text:p>
      <text:p text:style-name="P1">defy</text:p>
      <text:p text:style-name="P1">defying</text:p>
      <text:p text:style-name="P1">degress</text:p>
      <text:p text:style-name="P1">delay</text:p>
      <text:p text:style-name="P1">delegate</text:p>
      <text:p text:style-name="P1">deliberate</text:p>
      <text:p text:style-name="P1">delicate</text:p>
      <text:p text:style-name="P1"><text:soft-page-break/>delicious</text:p>
      <text:p text:style-name="P1">deliciousness</text:p>
      <text:p text:style-name="P1">delighted</text:p>
      <text:p text:style-name="P1">delights</text:p>
      <text:p text:style-name="P1">deliver</text:p>
      <text:p text:style-name="P1">DELIVERED</text:p>
      <text:p text:style-name="P1">delivers</text:p>
      <text:p text:style-name="P1">delivery</text:p>
      <text:p text:style-name="P1">Delivery</text:p>
      <text:p text:style-name="P1">deluded</text:p>
      <text:p text:style-name="P1">delusional</text:p>
      <text:p text:style-name="P1">demand</text:p>
      <text:p text:style-name="P1">demanded</text:p>
      <text:p text:style-name="P1">demanding</text:p>
      <text:p text:style-name="P1">demeanor</text:p>
      <text:p text:style-name="P1">demise</text:p>
      <text:p text:style-name="P1">Demo</text:p>
      <text:p text:style-name="P1">demolish</text:p>
      <text:p text:style-name="P1">demons</text:p>
      <text:p text:style-name="P1">demonstrate</text:p>
      <text:p text:style-name="P1">demonstration</text:p>
      <text:p text:style-name="P1">demoted</text:p>
      <text:p text:style-name="P1">Demoted</text:p>
      <text:p text:style-name="P1">denied</text:p>
      <text:p text:style-name="P1">Denied</text:p>
      <text:p text:style-name="P1">Dennis</text:p>
      <text:p text:style-name="P1">dense</text:p>
      <text:p text:style-name="P1">Dense</text:p>
      <text:p text:style-name="P1">density</text:p>
      <text:p text:style-name="P1">dent</text:p>
      <text:p text:style-name="P1">dental</text:p>
      <text:p text:style-name="P1">Dented</text:p>
      <text:p text:style-name="P1">deny</text:p>
      <text:p text:style-name="P1">depend</text:p>
      <text:p text:style-name="P1">depending</text:p>
      <text:p text:style-name="P1">Depending</text:p>
      <text:p text:style-name="P1">depends</text:p>
      <text:p text:style-name="P1">Depends</text:p>
      <text:p text:style-name="P1">deposited</text:p>
      <text:p text:style-name="P1">depress</text:p>
      <text:p text:style-name="P1">depth</text:p>
      <text:p text:style-name="P1">derring</text:p>
      <text:p text:style-name="P1">descend</text:p>
      <text:p text:style-name="P3"><text:span text:style-name="T5">descending</text:span></text:p>
      <text:p text:style-name="P1">descends</text:p>
      <text:p text:style-name="P1">Describe</text:p>
      <text:p text:style-name="P1">described</text:p>
      <text:p text:style-name="P1">describing</text:p>
      <text:p text:style-name="P1">description</text:p>
      <text:p text:style-name="P1">descriptions</text:p>
      <text:p text:style-name="P1">descriptive</text:p>
      <text:p text:style-name="P1"><text:soft-page-break/>desert</text:p>
      <text:p text:style-name="P1">Desert</text:p>
      <text:p text:style-name="P1">deserted</text:p>
      <text:p text:style-name="P1">desertscape</text:p>
      <text:p text:style-name="P1">deserve</text:p>
      <text:p text:style-name="P1">DESERVE</text:p>
      <text:p text:style-name="P1">deserved</text:p>
      <text:p text:style-name="P1">deserves</text:p>
      <text:p text:style-name="P1">deserving</text:p>
      <text:p text:style-name="P1">design</text:p>
      <text:p text:style-name="P1">designed</text:p>
      <text:p text:style-name="P1">Designed</text:p>
      <text:p text:style-name="P1">desire</text:p>
      <text:p text:style-name="P1">desk</text:p>
      <text:p text:style-name="P1">Desk</text:p>
      <text:p text:style-name="P1">desolate</text:p>
      <text:p text:style-name="P1">despair</text:p>
      <text:p text:style-name="P1">Despair</text:p>
      <text:p text:style-name="P1">despawns</text:p>
      <text:p text:style-name="P1">desperate</text:p>
      <text:p text:style-name="P1">desperately</text:p>
      <text:p text:style-name="P1">desperation</text:p>
      <text:p text:style-name="P1">despicable</text:p>
      <text:p text:style-name="P1">despite</text:p>
      <text:p text:style-name="P1">Despite</text:p>
      <text:p text:style-name="P1">destabilizes</text:p>
      <text:p text:style-name="P1">destabilizing</text:p>
      <text:p text:style-name="P1">destination</text:p>
      <text:p text:style-name="P1">destined</text:p>
      <text:p text:style-name="P1">destiny</text:p>
      <text:p text:style-name="P1">Destroooooooyerrrrrrrrr</text:p>
      <text:p text:style-name="P1">destroy</text:p>
      <text:p text:style-name="P1">Destroy</text:p>
      <text:p text:style-name="P1">DESTROY</text:p>
      <text:p text:style-name="P1">destroyed</text:p>
      <text:p text:style-name="P1">Destroyed</text:p>
      <text:p text:style-name="P1">Destroyer</text:p>
      <text:p text:style-name="P1">destroyers</text:p>
      <text:p text:style-name="P1">destroying</text:p>
      <text:p text:style-name="P1">Destroying</text:p>
      <text:p text:style-name="P1">destroys</text:p>
      <text:p text:style-name="P1">destruction</text:p>
      <text:p text:style-name="P1">Destruction</text:p>
      <text:p text:style-name="P3"><text:span text:style-name="T5">destructive</text:span></text:p>
      <text:p text:style-name="P1">Destructive</text:p>
      <text:p text:style-name="P1">detail</text:p>
      <text:p text:style-name="P1">detailed</text:p>
      <text:p text:style-name="P1">details</text:p>
      <text:p text:style-name="P1">detained</text:p>
      <text:p text:style-name="P1">detected</text:p>
      <text:p text:style-name="P1">Detected</text:p>
      <text:p text:style-name="P1"><text:soft-page-break/>detecting</text:p>
      <text:p text:style-name="P1">Detecting</text:p>
      <text:p text:style-name="P1">detection</text:p>
      <text:p text:style-name="P1">detective</text:p>
      <text:p text:style-name="P1">Detective</text:p>
      <text:p text:style-name="P1">determinantly</text:p>
      <text:p text:style-name="P1">determinately</text:p>
      <text:p text:style-name="P1">determination</text:p>
      <text:p text:style-name="P1">detour</text:p>
      <text:p text:style-name="P1">devastating</text:p>
      <text:p text:style-name="P1">developed</text:p>
      <text:p text:style-name="P1">developing</text:p>
      <text:p text:style-name="P1">device</text:p>
      <text:p text:style-name="P1">devilish</text:p>
      <text:p text:style-name="P1">devilishly</text:p>
      <text:p text:style-name="P1">devious</text:p>
      <text:p text:style-name="P1">devoted</text:p>
      <text:p text:style-name="P1">devotees</text:p>
      <text:p text:style-name="P1">devoured</text:p>
      <text:p text:style-name="P1">diagonally</text:p>
      <text:p text:style-name="P1">dialogue</text:p>
      <text:p text:style-name="P1">Dialogue</text:p>
      <text:p text:style-name="P1">diamond</text:p>
      <text:p text:style-name="P1">Diamond</text:p>
      <text:p text:style-name="P1">diamonds</text:p>
      <text:p text:style-name="P1">Diamonds</text:p>
      <text:p text:style-name="P1">diary</text:p>
      <text:p text:style-name="P1">dibs</text:p>
      <text:p text:style-name="P1">Dibs</text:p>
      <text:p text:style-name="P1">dice</text:p>
      <text:p text:style-name="P1">dicey</text:p>
      <text:p text:style-name="P1">dickens</text:p>
      <text:p text:style-name="P1">dictate</text:p>
      <text:p text:style-name="P1">dictator</text:p>
      <text:p text:style-name="P1">did</text:p>
      <text:p text:style-name="P1">Did</text:p>
      <text:p text:style-name="P1">DID</text:p>
      <text:p text:style-name="P1">Didja</text:p>
      <text:p text:style-name="P1">didn</text:p>
      <text:p text:style-name="P1">Didn</text:p>
      <text:p text:style-name="P1">DIDN</text:p>
      <text:p text:style-name="P1">didn't<text:span text:style-name="T7">(did not)</text:span></text:p>
      <text:p text:style-name="P3"><text:span text:style-name="T5">Didn't</text:span><text:span text:style-name="T8">(Did not)</text:span></text:p>
      <text:p text:style-name="P1">DIDN'T<text:span text:style-name="T7">(DID NOT)</text:span></text:p>
      <text:p text:style-name="P1">didn'tcha<text:span text:style-name="T9">(did not you are)</text:span></text:p>
      <text:p text:style-name="P1">die</text:p>
      <text:p text:style-name="P1">DIE</text:p>
      <text:p text:style-name="P1">died</text:p>
      <text:p text:style-name="P1">Died</text:p>
      <text:p text:style-name="P1">DIED</text:p>
      <text:p text:style-name="P1">dies</text:p>
      <text:p text:style-name="P1"><text:soft-page-break/>diet</text:p>
      <text:p text:style-name="P1">difference</text:p>
      <text:p text:style-name="P1">differences</text:p>
      <text:p text:style-name="P1">different</text:p>
      <text:p text:style-name="P1">Different</text:p>
      <text:p text:style-name="P1">differently</text:p>
      <text:p text:style-name="P1">difficult</text:p>
      <text:p text:style-name="P1">difficulty</text:p>
      <text:p text:style-name="P1">dig</text:p>
      <text:p text:style-name="P1">Dig</text:p>
      <text:p text:style-name="P1">digging</text:p>
      <text:p text:style-name="P1">Digging</text:p>
      <text:p text:style-name="P1">digs</text:p>
      <text:p text:style-name="P1">Diiig</text:p>
      <text:p text:style-name="P1">dilly</text:p>
      <text:p text:style-name="P1">dimension</text:p>
      <text:p text:style-name="P1">dimly</text:p>
      <text:p text:style-name="P1">ding</text:p>
      <text:p text:style-name="P1">Ding</text:p>
      <text:p text:style-name="P1">dingus</text:p>
      <text:p text:style-name="P1">dingy</text:p>
      <text:p text:style-name="P1">dining</text:p>
      <text:p text:style-name="P1">Dining</text:p>
      <text:p text:style-name="P1">dinner</text:p>
      <text:p text:style-name="P1">dip</text:p>
      <text:p text:style-name="P1">Diplomacy</text:p>
      <text:p text:style-name="P1">dire</text:p>
      <text:p text:style-name="P1">direct</text:p>
      <text:p text:style-name="P1">directioin</text:p>
      <text:p text:style-name="P1">direction</text:p>
      <text:p text:style-name="P1">directions</text:p>
      <text:p text:style-name="P1">Directions</text:p>
      <text:p text:style-name="P1">directly</text:p>
      <text:p text:style-name="P1">Directly</text:p>
      <text:p text:style-name="P1">Director</text:p>
      <text:p text:style-name="P1">directs</text:p>
      <text:p text:style-name="P1">dirt</text:p>
      <text:p text:style-name="P1">Dirt</text:p>
      <text:p text:style-name="P1">dirty</text:p>
      <text:p text:style-name="P1">disable</text:p>
      <text:p text:style-name="P1">disabling</text:p>
      <text:p text:style-name="P1">disagree</text:p>
      <text:p text:style-name="P3"><text:span text:style-name="T5">disagreement</text:span></text:p>
      <text:p text:style-name="P1">disagrees</text:p>
      <text:p text:style-name="P1">disappear</text:p>
      <text:p text:style-name="P1">disappeared</text:p>
      <text:p text:style-name="P1">disappearing</text:p>
      <text:p text:style-name="P1">disappears</text:p>
      <text:p text:style-name="P1">disappoint</text:p>
      <text:p text:style-name="P1">disappointed</text:p>
      <text:p text:style-name="P1">disappointing</text:p>
      <text:p text:style-name="P1"><text:soft-page-break/>Disappointing</text:p>
      <text:p text:style-name="P1">disappointment</text:p>
      <text:p text:style-name="P1">disapprovingly</text:p>
      <text:p text:style-name="P1">disarm</text:p>
      <text:p text:style-name="P1">Disarm</text:p>
      <text:p text:style-name="P1">disarms</text:p>
      <text:p text:style-name="P1">disassembled</text:p>
      <text:p text:style-name="P1">disaster</text:p>
      <text:p text:style-name="P1">Disasters</text:p>
      <text:p text:style-name="P1">disatnce</text:p>
      <text:p text:style-name="P1">disbelief</text:p>
      <text:p text:style-name="P1">disc</text:p>
      <text:p text:style-name="P1">discern</text:p>
      <text:p text:style-name="P1">discerning</text:p>
      <text:p text:style-name="P1">disco</text:p>
      <text:p text:style-name="P1">Disco</text:p>
      <text:p text:style-name="P1">Disconnecting</text:p>
      <text:p text:style-name="P1">disconnects</text:p>
      <text:p text:style-name="P1">discourse</text:p>
      <text:p text:style-name="P1">discover</text:p>
      <text:p text:style-name="P1">discovered</text:p>
      <text:p text:style-name="P1">discovering</text:p>
      <text:p text:style-name="P1">discovers</text:p>
      <text:p text:style-name="P1">discovery</text:p>
      <text:p text:style-name="P1">discreet</text:p>
      <text:p text:style-name="P1">discriminate</text:p>
      <text:p text:style-name="P1">discuss</text:p>
      <text:p text:style-name="P1">discussing</text:p>
      <text:p text:style-name="P1">discussions</text:p>
      <text:p text:style-name="P1">Disembodied</text:p>
      <text:p text:style-name="P1">disguise</text:p>
      <text:p text:style-name="P1">disguised</text:p>
      <text:p text:style-name="P1">disguises</text:p>
      <text:p text:style-name="P1">disgusting</text:p>
      <text:p text:style-name="P1">Disgusting</text:p>
      <text:p text:style-name="P1">disk</text:p>
      <text:p text:style-name="P1">disliked</text:p>
      <text:p text:style-name="P1">dislodges</text:p>
      <text:p text:style-name="P1">dismantled</text:p>
      <text:p text:style-name="P1">dismantling</text:p>
      <text:p text:style-name="P1">dismay</text:p>
      <text:p text:style-name="P1">Dismounts</text:p>
      <text:p text:style-name="P3"><text:span text:style-name="T5">disorder</text:span></text:p>
      <text:p text:style-name="P1">disorganized</text:p>
      <text:p text:style-name="P1">disorienting</text:p>
      <text:p text:style-name="P1">dispatch</text:p>
      <text:p text:style-name="P1">dispense</text:p>
      <text:p text:style-name="P1">dispensed</text:p>
      <text:p text:style-name="P1">dispenser</text:p>
      <text:p text:style-name="P1">Dispenser</text:p>
      <text:p text:style-name="P1">dispensers</text:p>
      <text:p text:style-name="P1"><text:soft-page-break/>dispensing</text:p>
      <text:p text:style-name="P1">disperse</text:p>
      <text:p text:style-name="P1">display</text:p>
      <text:p text:style-name="P1">displaying</text:p>
      <text:p text:style-name="P1">displays</text:p>
      <text:p text:style-name="P1">dispose</text:p>
      <text:p text:style-name="P1">Disposing</text:p>
      <text:p text:style-name="P1">disproportionate</text:p>
      <text:p text:style-name="P1">disputes</text:p>
      <text:p text:style-name="P1">disqualify</text:p>
      <text:p text:style-name="P1">Disregard</text:p>
      <text:p text:style-name="P1">disregarded</text:p>
      <text:p text:style-name="P1">Disrespected</text:p>
      <text:p text:style-name="P1">disrespectful</text:p>
      <text:p text:style-name="P1">disrupt</text:p>
      <text:p text:style-name="P1">disruptive</text:p>
      <text:p text:style-name="P1">dissapears</text:p>
      <text:p text:style-name="P1">dissapointed</text:p>
      <text:p text:style-name="P1">dissaprovingly</text:p>
      <text:p text:style-name="P1">dissenters</text:p>
      <text:p text:style-name="P1">dissipate</text:p>
      <text:p text:style-name="P1">dissipating</text:p>
      <text:p text:style-name="P1">distance</text:p>
      <text:p text:style-name="P1">DISTANCE</text:p>
      <text:p text:style-name="P1">distant</text:p>
      <text:p text:style-name="P1">Distant</text:p>
      <text:p text:style-name="P1">distinctive</text:p>
      <text:p text:style-name="P1">distinguished</text:p>
      <text:p text:style-name="P1">distract</text:p>
      <text:p text:style-name="P1">Distract</text:p>
      <text:p text:style-name="P1">distracted</text:p>
      <text:p text:style-name="P1">distracting</text:p>
      <text:p text:style-name="P1">distraction</text:p>
      <text:p text:style-name="P1">DISTRACTION</text:p>
      <text:p text:style-name="P1">distractions</text:p>
      <text:p text:style-name="P1">distracts</text:p>
      <text:p text:style-name="P1">distress</text:p>
      <text:p text:style-name="P1">disturb</text:p>
      <text:p text:style-name="P1">disturbed</text:p>
      <text:p text:style-name="P1">disturbing</text:p>
      <text:p text:style-name="P1">ditch</text:p>
      <text:p text:style-name="P1">ditched</text:p>
      <text:p text:style-name="P3"><text:span text:style-name="T5">ditching</text:span></text:p>
      <text:p text:style-name="P1">Ditto</text:p>
      <text:p text:style-name="P1">dive</text:p>
      <text:p text:style-name="P1">Dive</text:p>
      <text:p text:style-name="P1">Divers</text:p>
      <text:p text:style-name="P1">diversion</text:p>
      <text:p text:style-name="P1">Diversionary</text:p>
      <text:p text:style-name="P1">Diverting</text:p>
      <text:p text:style-name="P1">dives</text:p>
      <text:p text:style-name="P1"><text:soft-page-break/>divide</text:p>
      <text:p text:style-name="P1">divided</text:p>
      <text:p text:style-name="P1">divine</text:p>
      <text:p text:style-name="P1">diving</text:p>
      <text:p text:style-name="P1">Diving</text:p>
      <text:p text:style-name="P1">dizzy</text:p>
      <text:p text:style-name="P1">DJ</text:p>
      <text:p text:style-name="P1">do</text:p>
      <text:p text:style-name="P1">Do</text:p>
      <text:p text:style-name="P1">DO</text:p>
      <text:p text:style-name="P1">dodge</text:p>
      <text:p text:style-name="P1">Dodge</text:p>
      <text:p text:style-name="P1">dodged</text:p>
      <text:p text:style-name="P1">DODGED</text:p>
      <text:p text:style-name="P1">dodges</text:p>
      <text:p text:style-name="P1">dodging</text:p>
      <text:p text:style-name="P1">does</text:p>
      <text:p text:style-name="P1">Does</text:p>
      <text:p text:style-name="P1">DOES</text:p>
      <text:p text:style-name="P1">doesn</text:p>
      <text:p text:style-name="P1">Doesn</text:p>
      <text:p text:style-name="P1">doesn't<text:span text:style-name="T9">(does not)</text:span></text:p>
      <text:p text:style-name="P1">Doesn't<text:span text:style-name="T9">(Does not)</text:span></text:p>
      <text:p text:style-name="P1">dog</text:p>
      <text:p text:style-name="P1">Dog</text:p>
      <text:p text:style-name="P1">dogs</text:p>
      <text:p text:style-name="P1">doi</text:p>
      <text:p text:style-name="P1">doin</text:p>
      <text:p text:style-name="P1">Doin</text:p>
      <text:p text:style-name="P1">doin'<text:span text:style-name="T9">(doing)</text:span></text:p>
      <text:p text:style-name="P1">Doin'<text:span text:style-name="T9">(Doing)</text:span></text:p>
      <text:p text:style-name="P1">doing</text:p>
      <text:p text:style-name="P1">Doing</text:p>
      <text:p text:style-name="P1">dojo</text:p>
      <text:p text:style-name="P1">Dojo</text:p>
      <text:p text:style-name="P1">dolt</text:p>
      <text:p text:style-name="P1">domain</text:p>
      <text:p text:style-name="P1">dome</text:p>
      <text:p text:style-name="P1">Dome</text:p>
      <text:p text:style-name="P1">don</text:p>
      <text:p text:style-name="P1">Don</text:p>
      <text:p text:style-name="P1">DON</text:p>
      <text:p text:style-name="P3"><text:span text:style-name="T5">don't</text:span><text:span text:style-name="T10">(do not)</text:span></text:p>
      <text:p text:style-name="P1">Don't<text:span text:style-name="T9">(Do not)</text:span></text:p>
      <text:p text:style-name="P1">DON't<text:span text:style-name="T9">(DO Not)</text:span></text:p>
      <text:p text:style-name="P1">DON'T<text:span text:style-name="T9">(DO NOT)</text:span></text:p>
      <text:p text:style-name="P1">don'tcha<text:span text:style-name="T11">(do not you are)</text:span></text:p>
      <text:p text:style-name="P1">done</text:p>
      <text:p text:style-name="P1">Done</text:p>
      <text:p text:style-name="P1">donkey</text:p>
      <text:p text:style-name="P1">Donkey</text:p>
      <text:p text:style-name="P1"><text:soft-page-break/>dont</text:p>
      <text:p text:style-name="P1">doo</text:p>
      <text:p text:style-name="P1">doof</text:p>
      <text:p text:style-name="P1">Doofus</text:p>
      <text:p text:style-name="P1">doofy</text:p>
      <text:p text:style-name="P1">doom</text:p>
      <text:p text:style-name="P1">Doom</text:p>
      <text:p text:style-name="P1">doomed</text:p>
      <text:p text:style-name="P1">doooown</text:p>
      <text:p text:style-name="P1">door</text:p>
      <text:p text:style-name="P1">Door</text:p>
      <text:p text:style-name="P1">DOOR</text:p>
      <text:p text:style-name="P1">door's</text:p>
      <text:p text:style-name="P1">doors</text:p>
      <text:p text:style-name="P1">Doors</text:p>
      <text:p text:style-name="P1">doorway</text:p>
      <text:p text:style-name="P1">Doorway</text:p>
      <text:p text:style-name="P1">doorways</text:p>
      <text:p text:style-name="P1">doozy</text:p>
      <text:p text:style-name="P1">dork</text:p>
      <text:p text:style-name="P1">Dormitory</text:p>
      <text:p text:style-name="P1">dorms</text:p>
      <text:p text:style-name="P1">dose</text:p>
      <text:p text:style-name="P1">dot</text:p>
      <text:p text:style-name="P1">double</text:p>
      <text:p text:style-name="P1">Double</text:p>
      <text:p text:style-name="P1">doubt</text:p>
      <text:p text:style-name="P1">doubted</text:p>
      <text:p text:style-name="P1">DOUBTED</text:p>
      <text:p text:style-name="P1">Doubtful</text:p>
      <text:p text:style-name="P1">doubting</text:p>
      <text:p text:style-name="P1">doubts</text:p>
      <text:p text:style-name="P1">dow</text:p>
      <text:p text:style-name="P1">down</text:p>
      <text:p text:style-name="P1">Down</text:p>
      <text:p text:style-name="P1">DOWN</text:p>
      <text:p text:style-name="P1">downer</text:p>
      <text:p text:style-name="P1">downfall</text:p>
      <text:p text:style-name="P1">Downfall</text:p>
      <text:p text:style-name="P1">download</text:p>
      <text:p text:style-name="P1">downloading</text:p>
      <text:p text:style-name="P1">downstairs</text:p>
      <text:p text:style-name="P3"><text:span text:style-name="T5">downwards</text:span></text:p>
      <text:p text:style-name="P1">dozen</text:p>
      <text:p text:style-name="P1">DOZEN</text:p>
      <text:p text:style-name="P1">Dozens</text:p>
      <text:p text:style-name="P1">draft</text:p>
      <text:p text:style-name="P1">drag</text:p>
      <text:p text:style-name="P1">dragged</text:p>
      <text:p text:style-name="P1">dragging</text:p>
      <text:p text:style-name="P1">dragon</text:p>
      <text:p text:style-name="P1"><text:soft-page-break/>Dragon</text:p>
      <text:p text:style-name="P1">dragons</text:p>
      <text:p text:style-name="P1">Dragonsbane</text:p>
      <text:p text:style-name="P1">drags</text:p>
      <text:p text:style-name="P1">drain</text:p>
      <text:p text:style-name="P1">drama</text:p>
      <text:p text:style-name="P1">DRAMA</text:p>
      <text:p text:style-name="P1">dramatic</text:p>
      <text:p text:style-name="P1">Dramatic</text:p>
      <text:p text:style-name="P1">drank</text:p>
      <text:p text:style-name="P1">draw</text:p>
      <text:p text:style-name="P1">Draw</text:p>
      <text:p text:style-name="P1">drawing</text:p>
      <text:p text:style-name="P1">Drawing</text:p>
      <text:p text:style-name="P1">drawn</text:p>
      <text:p text:style-name="P1">draws</text:p>
      <text:p text:style-name="P1">dread</text:p>
      <text:p text:style-name="P1">dreaded</text:p>
      <text:p text:style-name="P1">dreading</text:p>
      <text:p text:style-name="P1">dream</text:p>
      <text:p text:style-name="P1">dreamed</text:p>
      <text:p text:style-name="P1">dreaming</text:p>
      <text:p text:style-name="P1">dreams</text:p>
      <text:p text:style-name="P1">dreamt</text:p>
      <text:p text:style-name="P1">Dresh</text:p>
      <text:p text:style-name="P1">dress</text:p>
      <text:p text:style-name="P1">dressed</text:p>
      <text:p text:style-name="P1">dried</text:p>
      <text:p text:style-name="P1">dries</text:p>
      <text:p text:style-name="P1">drifted</text:p>
      <text:p text:style-name="P1">drill</text:p>
      <text:p text:style-name="P1">drink</text:p>
      <text:p text:style-name="P1">drinks</text:p>
      <text:p text:style-name="P1">dripping</text:p>
      <text:p text:style-name="P1">drips</text:p>
      <text:p text:style-name="P1">drive</text:p>
      <text:p text:style-name="P1">driven</text:p>
      <text:p text:style-name="P1">drives</text:p>
      <text:p text:style-name="P1">driving</text:p>
      <text:p text:style-name="P1">Drone</text:p>
      <text:p text:style-name="P1">drool</text:p>
      <text:p text:style-name="P1">drop</text:p>
      <text:p text:style-name="P3"><text:span text:style-name="T5">Drop</text:span></text:p>
      <text:p text:style-name="P1">dropped</text:p>
      <text:p text:style-name="P1">Dropped</text:p>
      <text:p text:style-name="P1">dropping</text:p>
      <text:p text:style-name="P1">drops</text:p>
      <text:p text:style-name="P1">Drops</text:p>
      <text:p text:style-name="P1">drove</text:p>
      <text:p text:style-name="P1">drowns</text:p>
      <text:p text:style-name="P1">drowsy</text:p>
      <text:p text:style-name="P1"><text:soft-page-break/>drrrrOh</text:p>
      <text:p text:style-name="P1">dry</text:p>
      <text:p text:style-name="P1">duck</text:p>
      <text:p text:style-name="P1">Duck</text:p>
      <text:p text:style-name="P1">ducking</text:p>
      <text:p text:style-name="P1">ducks</text:p>
      <text:p text:style-name="P1">dude</text:p>
      <text:p text:style-name="P1">Dude</text:p>
      <text:p text:style-name="P1">DUDE</text:p>
      <text:p text:style-name="P1">dudes</text:p>
      <text:p text:style-name="P1">duds</text:p>
      <text:p text:style-name="P1">due</text:p>
      <text:p text:style-name="P1">Dueling</text:p>
      <text:p text:style-name="P1">dug</text:p>
      <text:p text:style-name="P1">duh</text:p>
      <text:p text:style-name="P1">Duh</text:p>
      <text:p text:style-name="P1">dull</text:p>
      <text:p text:style-name="P1">dullness</text:p>
      <text:p text:style-name="P1">dumb</text:p>
      <text:p text:style-name="P1">Dumb</text:p>
      <text:p text:style-name="P1">dumber</text:p>
      <text:p text:style-name="P1">dumbest</text:p>
      <text:p text:style-name="P1">dumbstruck</text:p>
      <text:p text:style-name="P1">dummy</text:p>
      <text:p text:style-name="P1">dump</text:p>
      <text:p text:style-name="P1">Dumped</text:p>
      <text:p text:style-name="P1">dunderhead</text:p>
      <text:p text:style-name="P1">dungeon</text:p>
      <text:p text:style-name="P1">dungeons</text:p>
      <text:p text:style-name="P1">dunked</text:p>
      <text:p text:style-name="P1">dunno</text:p>
      <text:p text:style-name="P1">Dunno</text:p>
      <text:p text:style-name="P1">duo</text:p>
      <text:p text:style-name="P1">duo's</text:p>
      <text:p text:style-name="P1">durability</text:p>
      <text:p text:style-name="P1">durable</text:p>
      <text:p text:style-name="P1">during</text:p>
      <text:p text:style-name="P1">During</text:p>
      <text:p text:style-name="P1">dust</text:p>
      <text:p text:style-name="P1">Dust</text:p>
      <text:p text:style-name="P1">dusts</text:p>
      <text:p text:style-name="P1">dusty</text:p>
      <text:p text:style-name="P3"><text:span text:style-name="T5">duties</text:span></text:p>
      <text:p text:style-name="P1">duty</text:p>
      <text:p text:style-name="P1">dweeb</text:p>
      <text:p text:style-name="P1">dweebs</text:p>
      <text:p text:style-name="P1">dwell</text:p>
      <text:p text:style-name="P1">Dwellers</text:p>
      <text:p text:style-name="P1">dyed</text:p>
      <text:p text:style-name="P1">dying</text:p>
      <text:p text:style-name="P1">DYING</text:p>
      <text:p text:style-name="P1"><text:soft-page-break/>dynamics</text:p>
      <text:p text:style-name="P1">dysfunctional</text:p>
      <text:p text:style-name="P1">e</text:p>
      <text:p text:style-name="P1">E</text:p>
      <text:p text:style-name="P1">Eaaasy</text:p>
      <text:p text:style-name="P1">each</text:p>
      <text:p text:style-name="P1">Each</text:p>
      <text:p text:style-name="P1">EACH</text:p>
      <text:p text:style-name="P1">eager</text:p>
      <text:p text:style-name="P1">ear</text:p>
      <text:p text:style-name="P1">eared</text:p>
      <text:p text:style-name="P1">earlier</text:p>
      <text:p text:style-name="P1">Earlier</text:p>
      <text:p text:style-name="P1">early</text:p>
      <text:p text:style-name="P1">earn</text:p>
      <text:p text:style-name="P1">earned</text:p>
      <text:p text:style-name="P1">earnest</text:p>
      <text:p text:style-name="P1">ears</text:p>
      <text:p text:style-name="P1">EARS</text:p>
      <text:p text:style-name="P1">earth</text:p>
      <text:p text:style-name="P1">Earth</text:p>
      <text:p text:style-name="P1">easier</text:p>
      <text:p text:style-name="P1">Easier</text:p>
      <text:p text:style-name="P1">easiest</text:p>
      <text:p text:style-name="P1">easily</text:p>
      <text:p text:style-name="P1">East</text:p>
      <text:p text:style-name="P1">easy</text:p>
      <text:p text:style-name="P1">Easy</text:p>
      <text:p text:style-name="P1">eat</text:p>
      <text:p text:style-name="P1">Eat</text:p>
      <text:p text:style-name="P1">EAT</text:p>
      <text:p text:style-name="P1">eaten</text:p>
      <text:p text:style-name="P1">eater</text:p>
      <text:p text:style-name="P1">eating</text:p>
      <text:p text:style-name="P1">eats</text:p>
      <text:p text:style-name="P1">Eats</text:p>
      <text:p text:style-name="P1">eavesdrop</text:p>
      <text:p text:style-name="P1">eavesdropping</text:p>
      <text:p text:style-name="P1">eccentric</text:p>
      <text:p text:style-name="P1">echo</text:p>
      <text:p text:style-name="P1">Echo</text:p>
      <text:p text:style-name="P1">echoes</text:p>
      <text:p text:style-name="P3"><text:span text:style-name="T5">ecstatic</text:span></text:p>
      <text:p text:style-name="P1">edge</text:p>
      <text:p text:style-name="P1">edges</text:p>
      <text:p text:style-name="P1">edit</text:p>
      <text:p text:style-name="P1">editing</text:p>
      <text:p text:style-name="P1">edition</text:p>
      <text:p text:style-name="P1">Editor's</text:p>
      <text:p text:style-name="P1">Editors</text:p>
      <text:p text:style-name="P1">ee</text:p>
      <text:p text:style-name="P1"><text:soft-page-break/>Ee</text:p>
      <text:p text:style-name="P1">Eee</text:p>
      <text:p text:style-name="P1">Eeee</text:p>
      <text:p text:style-name="P1">Eeeeee</text:p>
      <text:p text:style-name="P1">eeeeeeeeaaargh</text:p>
      <text:p text:style-name="P1">Eeeeeeeeeeeeee</text:p>
      <text:p text:style-name="P1">Eeeeeverybody</text:p>
      <text:p text:style-name="P1">Eeeeyikes</text:p>
      <text:p text:style-name="P1">Eesh</text:p>
      <text:p text:style-name="P1">EF</text:p>
      <text:p text:style-name="P1">effect</text:p>
      <text:p text:style-name="P1">effective</text:p>
      <text:p text:style-name="P1">Effective</text:p>
      <text:p text:style-name="P1">effects</text:p>
      <text:p text:style-name="P1">efficiency</text:p>
      <text:p text:style-name="P1">efficient</text:p>
      <text:p text:style-name="P1">Efficient</text:p>
      <text:p text:style-name="P1">effort</text:p>
      <text:p text:style-name="P1">efforts</text:p>
      <text:p text:style-name="P1">egg</text:p>
      <text:p text:style-name="P1">Egg</text:p>
      <text:p text:style-name="P1">eggs</text:p>
      <text:p text:style-name="P1">Eggs</text:p>
      <text:p text:style-name="P1">ego</text:p>
      <text:p text:style-name="P1">egomaniac</text:p>
      <text:p text:style-name="P1">Egotistical</text:p>
      <text:p text:style-name="P1">Egregious</text:p>
      <text:p text:style-name="P1">eh</text:p>
      <text:p text:style-name="P1">Eh</text:p>
      <text:p text:style-name="P1">Ehh</text:p>
      <text:p text:style-name="P1">eight</text:p>
      <text:p text:style-name="P1">Eight</text:p>
      <text:p text:style-name="P1">either</text:p>
      <text:p text:style-name="P1">Either</text:p>
      <text:p text:style-name="P1">elaborate</text:p>
      <text:p text:style-name="P1">Elaborate</text:p>
      <text:p text:style-name="P1">elbow</text:p>
      <text:p text:style-name="P1">elbows</text:p>
      <text:p text:style-name="P1">elder</text:p>
      <text:p text:style-name="P1">elect</text:p>
      <text:p text:style-name="P1">electrocuted</text:p>
      <text:p text:style-name="P1">electrocutes</text:p>
      <text:p text:style-name="P3"><text:span text:style-name="T5">electrocution</text:span></text:p>
      <text:p text:style-name="P1">electronic</text:p>
      <text:p text:style-name="P1">Elementary</text:p>
      <text:p text:style-name="P1">elevated</text:p>
      <text:p text:style-name="P1">elevator</text:p>
      <text:p text:style-name="P1">eliminate</text:p>
      <text:p text:style-name="P1">ELIMINATE</text:p>
      <text:p text:style-name="P1">eliminated</text:p>
      <text:p text:style-name="P1">ELIMINATED</text:p>
      <text:p text:style-name="P1"><text:soft-page-break/>eliminating</text:p>
      <text:p text:style-name="P1">ELIMINATING</text:p>
      <text:p text:style-name="P1">elimination</text:p>
      <text:p text:style-name="P1">elixir</text:p>
      <text:p text:style-name="P1">Ellegaard</text:p>
      <text:p text:style-name="P1">Ellegaard's</text:p>
      <text:p text:style-name="P1">Ellegard</text:p>
      <text:p text:style-name="P1">Ellie</text:p>
      <text:p text:style-name="P1">else</text:p>
      <text:p text:style-name="P1">Else</text:p>
      <text:p text:style-name="P1">ELSE</text:p>
      <text:p text:style-name="P1">else's</text:p>
      <text:p text:style-name="P1">elsewhere</text:p>
      <text:p text:style-name="P1">elusive</text:p>
      <text:p text:style-name="P1">Elytra</text:p>
      <text:p text:style-name="P1">em</text:p>
      <text:p text:style-name="P1">Em</text:p>
      <text:p text:style-name="P1">embarrassed</text:p>
      <text:p text:style-name="P1">embarrassedly</text:p>
      <text:p text:style-name="P1">embarrassing</text:p>
      <text:p text:style-name="P1">embarrassment</text:p>
      <text:p text:style-name="P1">embellishments</text:p>
      <text:p text:style-name="P1">emblem</text:p>
      <text:p text:style-name="P1">embrace</text:p>
      <text:p text:style-name="P1">Embrace</text:p>
      <text:p text:style-name="P1">embracing</text:p>
      <text:p text:style-name="P1">emerald</text:p>
      <text:p text:style-name="P1">emeralds</text:p>
      <text:p text:style-name="P1">emerge</text:p>
      <text:p text:style-name="P1">emerged</text:p>
      <text:p text:style-name="P1">Emergency</text:p>
      <text:p text:style-name="P1">emerges</text:p>
      <text:p text:style-name="P1">emerging</text:p>
      <text:p text:style-name="P1">Emily</text:p>
      <text:p text:style-name="P1">EMILY</text:p>
      <text:p text:style-name="P1">emits</text:p>
      <text:p text:style-name="P1">emotion</text:p>
      <text:p text:style-name="P1">emotional</text:p>
      <text:p text:style-name="P1">emotions</text:p>
      <text:p text:style-name="P1">empathize</text:p>
      <text:p text:style-name="P1">emphasis</text:p>
      <text:p text:style-name="P1">Emporium</text:p>
      <text:p text:style-name="P3"><text:span text:style-name="T5">empties</text:span></text:p>
      <text:p text:style-name="P1">emptiness</text:p>
      <text:p text:style-name="P1">empty</text:p>
      <text:p text:style-name="P1">Empty</text:p>
      <text:p text:style-name="P1">emulates</text:p>
      <text:p text:style-name="P1">en</text:p>
      <text:p text:style-name="P1">enamored</text:p>
      <text:p text:style-name="P1">encase</text:p>
      <text:p text:style-name="P1">enchant</text:p>
      <text:p text:style-name="P1"><text:soft-page-break/>enchanted</text:p>
      <text:p text:style-name="P1">Enchanted</text:p>
      <text:p text:style-name="P1">enchanting</text:p>
      <text:p text:style-name="P1">Enchanting</text:p>
      <text:p text:style-name="P1">enchantment</text:p>
      <text:p text:style-name="P1">enchantments</text:p>
      <text:p text:style-name="P1">enchants</text:p>
      <text:p text:style-name="P1">encounter</text:p>
      <text:p text:style-name="P1">encountering</text:p>
      <text:p text:style-name="P1">encounters</text:p>
      <text:p text:style-name="P1">encouraged</text:p>
      <text:p text:style-name="P1">encouraging</text:p>
      <text:p text:style-name="P1">Encyclopedia</text:p>
      <text:p text:style-name="P1">end</text:p>
      <text:p text:style-name="P1">End</text:p>
      <text:p text:style-name="P1">END</text:p>
      <text:p text:style-name="P1">ended</text:p>
      <text:p text:style-name="P1">ender</text:p>
      <text:p text:style-name="P1">Ender</text:p>
      <text:p text:style-name="P1">Endercon</text:p>
      <text:p text:style-name="P1">EnderCon</text:p>
      <text:p text:style-name="P1">enderman</text:p>
      <text:p text:style-name="P1">Enderman</text:p>
      <text:p text:style-name="P1">Enderman's</text:p>
      <text:p text:style-name="P1">endermen</text:p>
      <text:p text:style-name="P1">Endermen</text:p>
      <text:p text:style-name="P1">Endermites</text:p>
      <text:p text:style-name="P1">Enders</text:p>
      <text:p text:style-name="P1">Enders'</text:p>
      <text:p text:style-name="P1">endersuit</text:p>
      <text:p text:style-name="P1">ending</text:p>
      <text:p text:style-name="P1">Ending</text:p>
      <text:p text:style-name="P1">endless</text:p>
      <text:p text:style-name="P1">Endless</text:p>
      <text:p text:style-name="P1">endlessly</text:p>
      <text:p text:style-name="P1">endorse</text:p>
      <text:p text:style-name="P1">endorsement</text:p>
      <text:p text:style-name="P1">ends</text:p>
      <text:p text:style-name="P1">ENDS</text:p>
      <text:p text:style-name="P1">endures</text:p>
      <text:p text:style-name="P1">enemies</text:p>
      <text:p text:style-name="P1">enemy</text:p>
      <text:p text:style-name="P3"><text:span text:style-name="T5">energy</text:span></text:p>
      <text:p text:style-name="P1">enforce</text:p>
      <text:p text:style-name="P1">enforced</text:p>
      <text:p text:style-name="P1">engage</text:p>
      <text:p text:style-name="P1">engaged</text:p>
      <text:p text:style-name="P1">engagement</text:p>
      <text:p text:style-name="P1">engineer</text:p>
      <text:p text:style-name="P1">Engineer</text:p>
      <text:p text:style-name="P1">Engineered</text:p>
      <text:p text:style-name="P1"><text:soft-page-break/>engineering</text:p>
      <text:p text:style-name="P1">Engineering</text:p>
      <text:p text:style-name="P1">engineers</text:p>
      <text:p text:style-name="P1">enjoy</text:p>
      <text:p text:style-name="P1">Enjoy</text:p>
      <text:p text:style-name="P1">ENJOY</text:p>
      <text:p text:style-name="P1">enjoyed</text:p>
      <text:p text:style-name="P1">enjoying</text:p>
      <text:p text:style-name="P1">Enjoying</text:p>
      <text:p text:style-name="P1">enjoys</text:p>
      <text:p text:style-name="P1">enlightening</text:p>
      <text:p text:style-name="P1">ennui</text:p>
      <text:p text:style-name="P1">enormous</text:p>
      <text:p text:style-name="P1">Enormous</text:p>
      <text:p text:style-name="P1">enough</text:p>
      <text:p text:style-name="P1">Enough</text:p>
      <text:p text:style-name="P1">ENOUGH</text:p>
      <text:p text:style-name="P1">ensue</text:p>
      <text:p text:style-name="P1">ensues</text:p>
      <text:p text:style-name="P1">ensure</text:p>
      <text:p text:style-name="P1">ensuring</text:p>
      <text:p text:style-name="P1">enter</text:p>
      <text:p text:style-name="P1">Enter</text:p>
      <text:p text:style-name="P1">entered</text:p>
      <text:p text:style-name="P1">Entered</text:p>
      <text:p text:style-name="P1">entering</text:p>
      <text:p text:style-name="P1">Entering</text:p>
      <text:p text:style-name="P1">enters</text:p>
      <text:p text:style-name="P1">Enters</text:p>
      <text:p text:style-name="P1">entertaining</text:p>
      <text:p text:style-name="P1">entertainment</text:p>
      <text:p text:style-name="P1">enthusiasm</text:p>
      <text:p text:style-name="P1">enthusiast</text:p>
      <text:p text:style-name="P1">enthusiastic</text:p>
      <text:p text:style-name="P1">enthusiastically</text:p>
      <text:p text:style-name="P1">entire</text:p>
      <text:p text:style-name="P1">ENTIRE</text:p>
      <text:p text:style-name="P1">entirely</text:p>
      <text:p text:style-name="P1">entrance</text:p>
      <text:p text:style-name="P1">Entrance</text:p>
      <text:p text:style-name="P1">entries</text:p>
      <text:p text:style-name="P1">entrusted</text:p>
      <text:p text:style-name="P3"><text:span text:style-name="T5">entry</text:span></text:p>
      <text:p text:style-name="P1">envy</text:p>
      <text:p text:style-name="P1">epic</text:p>
      <text:p text:style-name="P1">Epic</text:p>
      <text:p text:style-name="P1">Epilogue</text:p>
      <text:p text:style-name="P1">episode</text:p>
      <text:p text:style-name="P1">Episode</text:p>
      <text:p text:style-name="P1">epitome</text:p>
      <text:p text:style-name="P1">eponymous</text:p>
      <text:p text:style-name="P1"><text:soft-page-break/>equally</text:p>
      <text:p text:style-name="P1">equals</text:p>
      <text:p text:style-name="P1">equip</text:p>
      <text:p text:style-name="P1">equipped</text:p>
      <text:p text:style-name="P1">equipping</text:p>
      <text:p text:style-name="P1">equips</text:p>
      <text:p text:style-name="P1">er</text:p>
      <text:p text:style-name="P1">Er</text:p>
      <text:p text:style-name="P1">era</text:p>
      <text:p text:style-name="P1">erase</text:p>
      <text:p text:style-name="P1">erased</text:p>
      <text:p text:style-name="P1">ergk</text:p>
      <text:p text:style-name="P1">Erm</text:p>
      <text:p text:style-name="P1">err</text:p>
      <text:p text:style-name="P1">Err</text:p>
      <text:p text:style-name="P1">errands</text:p>
      <text:p text:style-name="P1">error</text:p>
      <text:p text:style-name="P1">Error</text:p>
      <text:p text:style-name="P1">escalates</text:p>
      <text:p text:style-name="P1">escape</text:p>
      <text:p text:style-name="P1">Escape</text:p>
      <text:p text:style-name="P1">escaped</text:p>
      <text:p text:style-name="P1">ESCAPED</text:p>
      <text:p text:style-name="P1">escapes</text:p>
      <text:p text:style-name="P1">escaping</text:p>
      <text:p text:style-name="P1">escort</text:p>
      <text:p text:style-name="P1">escorted</text:p>
      <text:p text:style-name="P1">escorting</text:p>
      <text:p text:style-name="P1">especially</text:p>
      <text:p text:style-name="P1">Especially</text:p>
      <text:p text:style-name="P1">ESPECIALLY</text:p>
      <text:p text:style-name="P1">esque</text:p>
      <text:p text:style-name="P1">essence</text:p>
      <text:p text:style-name="P1">est</text:p>
      <text:p text:style-name="P1">Esteban</text:p>
      <text:p text:style-name="P1">ESzeuDg</text:p>
      <text:p text:style-name="P1">etcetera</text:p>
      <text:p text:style-name="P1">etched</text:p>
      <text:p text:style-name="P1">eternal</text:p>
      <text:p text:style-name="P1">eternally</text:p>
      <text:p text:style-name="P1">eternity</text:p>
      <text:p text:style-name="P1">Eugh</text:p>
      <text:p text:style-name="P3"><text:span text:style-name="T5">evade</text:span></text:p>
      <text:p text:style-name="P1">evades</text:p>
      <text:p text:style-name="P1">evading</text:p>
      <text:p text:style-name="P1">even</text:p>
      <text:p text:style-name="P1">Even</text:p>
      <text:p text:style-name="P1">evening</text:p>
      <text:p text:style-name="P1">event</text:p>
      <text:p text:style-name="P1">Event</text:p>
      <text:p text:style-name="P1">events</text:p>
      <text:p text:style-name="P1"><text:soft-page-break/>eventually</text:p>
      <text:p text:style-name="P1">Eventually</text:p>
      <text:p text:style-name="P1">EVENTUALLY</text:p>
      <text:p text:style-name="P1">ever</text:p>
      <text:p text:style-name="P1">Ever</text:p>
      <text:p text:style-name="P1">EVER</text:p>
      <text:p text:style-name="P1">Everryone</text:p>
      <text:p text:style-name="P1">Eversource</text:p>
      <text:p text:style-name="P1">Eversources</text:p>
      <text:p text:style-name="P1">everthing</text:p>
      <text:p text:style-name="P1">every</text:p>
      <text:p text:style-name="P1">Every</text:p>
      <text:p text:style-name="P1">EVERY</text:p>
      <text:p text:style-name="P1">everybody</text:p>
      <text:p text:style-name="P1">Everybody</text:p>
      <text:p text:style-name="P1">Everybody's</text:p>
      <text:p text:style-name="P1">everyday</text:p>
      <text:p text:style-name="P1">Everyday</text:p>
      <text:p text:style-name="P1">everyone</text:p>
      <text:p text:style-name="P1">Everyone</text:p>
      <text:p text:style-name="P1">EVERYONE</text:p>
      <text:p text:style-name="P1">everyone's</text:p>
      <text:p text:style-name="P1">Everyone's</text:p>
      <text:p text:style-name="P1">everything</text:p>
      <text:p text:style-name="P1">Everything</text:p>
      <text:p text:style-name="P1">EVERYTHING</text:p>
      <text:p text:style-name="P1">everything's</text:p>
      <text:p text:style-name="P1">Everything's</text:p>
      <text:p text:style-name="P1">everytime</text:p>
      <text:p text:style-name="P1">everywhere</text:p>
      <text:p text:style-name="P1">Everywhere</text:p>
      <text:p text:style-name="P1">EVERYwhere</text:p>
      <text:p text:style-name="P1">EVERYWHERE</text:p>
      <text:p text:style-name="P1">evidence</text:p>
      <text:p text:style-name="P1">Evidence</text:p>
      <text:p text:style-name="P1">evident</text:p>
      <text:p text:style-name="P1">evil</text:p>
      <text:p text:style-name="P1">Evil</text:p>
      <text:p text:style-name="P1">evoke</text:p>
      <text:p text:style-name="P1">Evvverybody</text:p>
      <text:p text:style-name="P1">Ew</text:p>
      <text:p text:style-name="P1">ex</text:p>
      <text:p text:style-name="P3"><text:span text:style-name="T5">exact</text:span></text:p>
      <text:p text:style-name="P1">exactly</text:p>
      <text:p text:style-name="P1">Exactly</text:p>
      <text:p text:style-name="P1">EXACTLY</text:p>
      <text:p text:style-name="P1">exaggerated</text:p>
      <text:p text:style-name="P1">exaggerating</text:p>
      <text:p text:style-name="P1">exaggerations</text:p>
      <text:p text:style-name="P1">examination</text:p>
      <text:p text:style-name="P1">Examine</text:p>
      <text:p text:style-name="P1"><text:soft-page-break/>Examined</text:p>
      <text:p text:style-name="P1">examines</text:p>
      <text:p text:style-name="P1">examining</text:p>
      <text:p text:style-name="P1">example</text:p>
      <text:p text:style-name="P1">exasperated</text:p>
      <text:p text:style-name="P1">exceedingly</text:p>
      <text:p text:style-name="P1">excellent</text:p>
      <text:p text:style-name="P1">Excellent</text:p>
      <text:p text:style-name="P1">except</text:p>
      <text:p text:style-name="P1">Except</text:p>
      <text:p text:style-name="P1">EXCEPT</text:p>
      <text:p text:style-name="P1">exception</text:p>
      <text:p text:style-name="P1">excess</text:p>
      <text:p text:style-name="P1">excessive</text:p>
      <text:p text:style-name="P1">exchange</text:p>
      <text:p text:style-name="P1">EXCHANGE</text:p>
      <text:p text:style-name="P1">exchanging</text:p>
      <text:p text:style-name="P1">excited</text:p>
      <text:p text:style-name="P1">Excited</text:p>
      <text:p text:style-name="P1">excitement</text:p>
      <text:p text:style-name="P1">exciting</text:p>
      <text:p text:style-name="P1">Exciting</text:p>
      <text:p text:style-name="P1">excruciating</text:p>
      <text:p text:style-name="P1">excruitiating</text:p>
      <text:p text:style-name="P1">excuse</text:p>
      <text:p text:style-name="P1">Excuse</text:p>
      <text:p text:style-name="P1">excused</text:p>
      <text:p text:style-name="P1">excuses</text:p>
      <text:p text:style-name="P1">Excuses</text:p>
      <text:p text:style-name="P1">Execute</text:p>
      <text:p text:style-name="P1">Executive</text:p>
      <text:p text:style-name="P1">exellent</text:p>
      <text:p text:style-name="P1">exercise</text:p>
      <text:p text:style-name="P1">exhausted</text:p>
      <text:p text:style-name="P1">exhausting</text:p>
      <text:p text:style-name="P1">exist</text:p>
      <text:p text:style-name="P1">existed</text:p>
      <text:p text:style-name="P1">existence</text:p>
      <text:p text:style-name="P1">existent</text:p>
      <text:p text:style-name="P1">existential</text:p>
      <text:p text:style-name="P1">existing</text:p>
      <text:p text:style-name="P1">exists</text:p>
      <text:p text:style-name="P3"><text:span text:style-name="T5">exit</text:span></text:p>
      <text:p text:style-name="P1">Exit</text:p>
      <text:p text:style-name="P1">exits</text:p>
      <text:p text:style-name="P1">expand</text:p>
      <text:p text:style-name="P1">expect</text:p>
      <text:p text:style-name="P1">Expect</text:p>
      <text:p text:style-name="P1">expectations</text:p>
      <text:p text:style-name="P1">Expectations</text:p>
      <text:p text:style-name="P1">expected</text:p>
      <text:p text:style-name="P1"><text:soft-page-break/>expecting</text:p>
      <text:p text:style-name="P1">expedition</text:p>
      <text:p text:style-name="P1">expense</text:p>
      <text:p text:style-name="P1">experience</text:p>
      <text:p text:style-name="P1">experienced</text:p>
      <text:p text:style-name="P1">experiences</text:p>
      <text:p text:style-name="P1">experiment</text:p>
      <text:p text:style-name="P1">experimented</text:p>
      <text:p text:style-name="P1">experimenting</text:p>
      <text:p text:style-name="P1">experiments</text:p>
      <text:p text:style-name="P1">expert</text:p>
      <text:p text:style-name="P1">experts</text:p>
      <text:p text:style-name="P1">explain</text:p>
      <text:p text:style-name="P1">Explain</text:p>
      <text:p text:style-name="P5">explainin'<text:span text:style-name="T11">(explaining)</text:span></text:p>
      <text:p text:style-name="P1">explaining</text:p>
      <text:p text:style-name="P1">explains</text:p>
      <text:p text:style-name="P1">explanation</text:p>
      <text:p text:style-name="P1">explicitly</text:p>
      <text:p text:style-name="P1">explode</text:p>
      <text:p text:style-name="P1">Explode</text:p>
      <text:p text:style-name="P1">exploded</text:p>
      <text:p text:style-name="P1">explodes</text:p>
      <text:p text:style-name="P1">Exploding</text:p>
      <text:p text:style-name="P1">exploit</text:p>
      <text:p text:style-name="P1">explore</text:p>
      <text:p text:style-name="P1">explored</text:p>
      <text:p text:style-name="P1">Explored</text:p>
      <text:p text:style-name="P1">explorer</text:p>
      <text:p text:style-name="P1">exploring</text:p>
      <text:p text:style-name="P1">Exploring</text:p>
      <text:p text:style-name="P1">explosion</text:p>
      <text:p text:style-name="P1">explosions</text:p>
      <text:p text:style-name="P1">Explosions</text:p>
      <text:p text:style-name="P1">explosive</text:p>
      <text:p text:style-name="P1">expose</text:p>
      <text:p text:style-name="P1">exposed</text:p>
      <text:p text:style-name="P1">exposing</text:p>
      <text:p text:style-name="P1">express</text:p>
      <text:p text:style-name="P1">EXPRESS</text:p>
      <text:p text:style-name="P1">expression</text:p>
      <text:p text:style-name="P1">expressionless</text:p>
      <text:p text:style-name="P3"><text:span text:style-name="T5">exquisite</text:span></text:p>
      <text:p text:style-name="P1">Exquisite</text:p>
      <text:p text:style-name="P1">extend</text:p>
      <text:p text:style-name="P1">extended</text:p>
      <text:p text:style-name="P1">extends</text:p>
      <text:p text:style-name="P1">exterior</text:p>
      <text:p text:style-name="P1">extra</text:p>
      <text:p text:style-name="P1">Extra</text:p>
      <text:p text:style-name="P1">EXTRA</text:p>
      <text:p text:style-name="P1"><text:soft-page-break/>extracting</text:p>
      <text:p text:style-name="P1">extraordinary</text:p>
      <text:p text:style-name="P1">extreme</text:p>
      <text:p text:style-name="P1">Extreme</text:p>
      <text:p text:style-name="P1">extremely</text:p>
      <text:p text:style-name="P1">exudes</text:p>
      <text:p text:style-name="P1">Exunt</text:p>
      <text:p text:style-name="P1">ey</text:p>
      <text:p text:style-name="P1">Ey</text:p>
      <text:p text:style-name="P1">eye</text:p>
      <text:p text:style-name="P1">Eye</text:p>
      <text:p text:style-name="P1">eyebrow</text:p>
      <text:p text:style-name="P1">eyed</text:p>
      <text:p text:style-name="P1">eyepatch</text:p>
      <text:p text:style-name="P1">eyes</text:p>
      <text:p text:style-name="P1">Eyes</text:p>
      <text:p text:style-name="P1">eyesores</text:p>
      <text:p text:style-name="P1">eyyyeeee</text:p>
      <text:p text:style-name="P1">F</text:p>
      <text:p text:style-name="P1">fabrication</text:p>
      <text:p text:style-name="P1">fabulous</text:p>
      <text:p text:style-name="P1">Fabulous</text:p>
      <text:p text:style-name="P1">face</text:p>
      <text:p text:style-name="P1">Face</text:p>
      <text:p text:style-name="P1">FACE</text:p>
      <text:p text:style-name="P1">faced</text:p>
      <text:p text:style-name="P1">Faced</text:p>
      <text:p text:style-name="P1">Facemeat</text:p>
      <text:p text:style-name="P1">Facemeat's</text:p>
      <text:p text:style-name="P1">Facepalm</text:p>
      <text:p text:style-name="P1">facepalms</text:p>
      <text:p text:style-name="P1">Facepalms</text:p>
      <text:p text:style-name="P1">faces</text:p>
      <text:p text:style-name="P1">facility</text:p>
      <text:p text:style-name="P1">facing</text:p>
      <text:p text:style-name="P1">fact</text:p>
      <text:p text:style-name="P1">factor</text:p>
      <text:p text:style-name="P1">facts</text:p>
      <text:p text:style-name="P1">Facts</text:p>
      <text:p text:style-name="P1">fade</text:p>
      <text:p text:style-name="P1">fades</text:p>
      <text:p text:style-name="P1">fading</text:p>
      <text:p text:style-name="P3"><text:span text:style-name="T5">Fading</text:span></text:p>
      <text:p text:style-name="P1">fail</text:p>
      <text:p text:style-name="P1">Fail</text:p>
      <text:p text:style-name="P1">failed</text:p>
      <text:p text:style-name="P1">Failed</text:p>
      <text:p text:style-name="P1">FAILED</text:p>
      <text:p text:style-name="P1">fails</text:p>
      <text:p text:style-name="P1">failsafe</text:p>
      <text:p text:style-name="P1">failure</text:p>
      <text:p text:style-name="P1"><text:soft-page-break/>Failure</text:p>
      <text:p text:style-name="P1">faint</text:p>
      <text:p text:style-name="P1">fainted</text:p>
      <text:p text:style-name="P1">fainting</text:p>
      <text:p text:style-name="P1">faints</text:p>
      <text:p text:style-name="P1">Faints</text:p>
      <text:p text:style-name="P1">fair</text:p>
      <text:p text:style-name="P1">Fair</text:p>
      <text:p text:style-name="P1">Fair's</text:p>
      <text:p text:style-name="P1">fairly</text:p>
      <text:p text:style-name="P1">fairness</text:p>
      <text:p text:style-name="P1">faith</text:p>
      <text:p text:style-name="P1">Faith</text:p>
      <text:p text:style-name="P1">faithful</text:p>
      <text:p text:style-name="P1">Faithful</text:p>
      <text:p text:style-name="P1">fake</text:p>
      <text:p text:style-name="P1">Fake</text:p>
      <text:p text:style-name="P1">fakes</text:p>
      <text:p text:style-name="P1">fall</text:p>
      <text:p text:style-name="P1">Fall</text:p>
      <text:p text:style-name="P1">fallen</text:p>
      <text:p text:style-name="P1">falling</text:p>
      <text:p text:style-name="P1">falls</text:p>
      <text:p text:style-name="P1">falsify</text:p>
      <text:p text:style-name="P1">fame</text:p>
      <text:p text:style-name="P1">familiar</text:p>
      <text:p text:style-name="P1">family</text:p>
      <text:p text:style-name="P1">famous</text:p>
      <text:p text:style-name="P1">famously</text:p>
      <text:p text:style-name="P1">fan</text:p>
      <text:p text:style-name="P1">Fan</text:p>
      <text:p text:style-name="P1">Fanboy</text:p>
      <text:p text:style-name="P1">fancy</text:p>
      <text:p text:style-name="P1">Fancy</text:p>
      <text:p text:style-name="P1">fandom</text:p>
      <text:p text:style-name="P1">fangirl</text:p>
      <text:p text:style-name="P1">Fangirl</text:p>
      <text:p text:style-name="P1">fans</text:p>
      <text:p text:style-name="P1">fantastic</text:p>
      <text:p text:style-name="P1">Fantastic</text:p>
      <text:p text:style-name="P1">far</text:p>
      <text:p text:style-name="P1">Far</text:p>
      <text:p text:style-name="P3"><text:span text:style-name="T5">farewell</text:span></text:p>
      <text:p text:style-name="P1">Farewell</text:p>
      <text:p text:style-name="P1">Farlands</text:p>
      <text:p text:style-name="P1">farm</text:p>
      <text:p text:style-name="P1">farmer</text:p>
      <text:p text:style-name="P1">Farmer</text:p>
      <text:p text:style-name="P1">farming</text:p>
      <text:p text:style-name="P1">farther</text:p>
      <text:p text:style-name="P1">farthest</text:p>
      <text:p text:style-name="P1"><text:soft-page-break/>fascinating</text:p>
      <text:p text:style-name="P1">Fascinating</text:p>
      <text:p text:style-name="P1">fashion</text:p>
      <text:p text:style-name="P1">fashionable</text:p>
      <text:p text:style-name="P1">fashioned</text:p>
      <text:p text:style-name="P1">fast</text:p>
      <text:p text:style-name="P1">Fast</text:p>
      <text:p text:style-name="P1">faster</text:p>
      <text:p text:style-name="P1">Faster</text:p>
      <text:p text:style-name="P1">fastest</text:p>
      <text:p text:style-name="P1">fat</text:p>
      <text:p text:style-name="P1">fatal</text:p>
      <text:p text:style-name="P1">fate</text:p>
      <text:p text:style-name="P1">fate's</text:p>
      <text:p text:style-name="P1">fates</text:p>
      <text:p text:style-name="P1">fathom</text:p>
      <text:p text:style-name="P1">fatigue</text:p>
      <text:p text:style-name="P1">Fatigue</text:p>
      <text:p text:style-name="P1">fattest</text:p>
      <text:p text:style-name="P1">fault</text:p>
      <text:p text:style-name="P1">FAULT</text:p>
      <text:p text:style-name="P1">faults</text:p>
      <text:p text:style-name="P1">favor</text:p>
      <text:p text:style-name="P1">favorite</text:p>
      <text:p text:style-name="P1">favors</text:p>
      <text:p text:style-name="P1">favourite</text:p>
      <text:p text:style-name="P1">Favourite</text:p>
      <text:p text:style-name="P1">favourites</text:p>
      <text:p text:style-name="P1">fear</text:p>
      <text:p text:style-name="P1">Fear</text:p>
      <text:p text:style-name="P1">feared</text:p>
      <text:p text:style-name="P1">fearfully</text:p>
      <text:p text:style-name="P1">fearless</text:p>
      <text:p text:style-name="P1">Fearless</text:p>
      <text:p text:style-name="P1">fearsome</text:p>
      <text:p text:style-name="P1">feat</text:p>
      <text:p text:style-name="P1">feathered</text:p>
      <text:p text:style-name="P1">feathers</text:p>
      <text:p text:style-name="P1">feathery</text:p>
      <text:p text:style-name="P1">featured</text:p>
      <text:p text:style-name="P1">fed</text:p>
      <text:p text:style-name="P1">feed</text:p>
      <text:p text:style-name="P3"><text:span text:style-name="T5">feedback</text:span></text:p>
      <text:p text:style-name="P1">feeds</text:p>
      <text:p text:style-name="P1">feel</text:p>
      <text:p text:style-name="P1">Feel</text:p>
      <text:p text:style-name="P1">feelin</text:p>
      <text:p text:style-name="P5">feelin'<text:span text:style-name="T11">(feeling)</text:span></text:p>
      <text:p text:style-name="P5">Feelin'<text:span text:style-name="T11">(Feeling)</text:span></text:p>
      <text:p text:style-name="P1">feeling</text:p>
      <text:p text:style-name="P1">Feeling</text:p>
      <text:p text:style-name="P1"><text:soft-page-break/>feelings</text:p>
      <text:p text:style-name="P1">feels</text:p>
      <text:p text:style-name="P1">Feels</text:p>
      <text:p text:style-name="P1">feet</text:p>
      <text:p text:style-name="P1">Feh</text:p>
      <text:p text:style-name="P1">feisty</text:p>
      <text:p text:style-name="P1">fell</text:p>
      <text:p text:style-name="P1">fella</text:p>
      <text:p text:style-name="P1">fellow</text:p>
      <text:p text:style-name="P1">felt</text:p>
      <text:p text:style-name="P1">Felt</text:p>
      <text:p text:style-name="P1">Female</text:p>
      <text:p text:style-name="P1">fence</text:p>
      <text:p text:style-name="P1">Fence</text:p>
      <text:p text:style-name="P1">fencing</text:p>
      <text:p text:style-name="P1">ferocious</text:p>
      <text:p text:style-name="P1">fest</text:p>
      <text:p text:style-name="P1">festival</text:p>
      <text:p text:style-name="P1">festivities</text:p>
      <text:p text:style-name="P1">Festivities</text:p>
      <text:p text:style-name="P1">festivity</text:p>
      <text:p text:style-name="P1">fetch</text:p>
      <text:p text:style-name="P1">Fetch</text:p>
      <text:p text:style-name="P1">few</text:p>
      <text:p text:style-name="P1">fewer</text:p>
      <text:p text:style-name="P1">fi</text:p>
      <text:p text:style-name="P1">fiction</text:p>
      <text:p text:style-name="P1">field</text:p>
      <text:p text:style-name="P1">fierce</text:p>
      <text:p text:style-name="P1">fiery</text:p>
      <text:p text:style-name="P1">fifteenth</text:p>
      <text:p text:style-name="P1">fifth</text:p>
      <text:p text:style-name="P1">Fifth</text:p>
      <text:p text:style-name="P1">fifty</text:p>
      <text:p text:style-name="P1">fight</text:p>
      <text:p text:style-name="P1">Fight</text:p>
      <text:p text:style-name="P1">FIGHT</text:p>
      <text:p text:style-name="P1">fighter</text:p>
      <text:p text:style-name="P1">fighters</text:p>
      <text:p text:style-name="P1">fighting</text:p>
      <text:p text:style-name="P1">Fighting</text:p>
      <text:p text:style-name="P1">FIGHTING</text:p>
      <text:p text:style-name="P3"><text:span text:style-name="T5">fights</text:span></text:p>
      <text:p text:style-name="P1">figure</text:p>
      <text:p text:style-name="P1">Figure</text:p>
      <text:p text:style-name="P1">figured</text:p>
      <text:p text:style-name="P1">Figured</text:p>
      <text:p text:style-name="P1">figures</text:p>
      <text:p text:style-name="P1">figuring</text:p>
      <text:p text:style-name="P1">Fiiiine</text:p>
      <text:p text:style-name="P1">file</text:p>
      <text:p text:style-name="P1"><text:soft-page-break/>fill</text:p>
      <text:p text:style-name="P1">filled</text:p>
      <text:p text:style-name="P1">filling</text:p>
      <text:p text:style-name="P1">fills</text:p>
      <text:p text:style-name="P1">filthy</text:p>
      <text:p text:style-name="P1">final</text:p>
      <text:p text:style-name="P1">Final</text:p>
      <text:p text:style-name="P1">finale</text:p>
      <text:p text:style-name="P1">finalize</text:p>
      <text:p text:style-name="P1">Finallly</text:p>
      <text:p text:style-name="P1">finally</text:p>
      <text:p text:style-name="P1">Finally</text:p>
      <text:p text:style-name="P1">FINALLY</text:p>
      <text:p text:style-name="P1">find</text:p>
      <text:p text:style-name="P1">Find</text:p>
      <text:p text:style-name="P1">Finder</text:p>
      <text:p text:style-name="P1">finders</text:p>
      <text:p text:style-name="P1">Finders</text:p>
      <text:p text:style-name="P1">FINDERS</text:p>
      <text:p text:style-name="P1">finding</text:p>
      <text:p text:style-name="P1">Finding</text:p>
      <text:p text:style-name="P1">findings</text:p>
      <text:p text:style-name="P1">finds</text:p>
      <text:p text:style-name="P1">fine</text:p>
      <text:p text:style-name="P1">Fine</text:p>
      <text:p text:style-name="P1">FINE</text:p>
      <text:p text:style-name="P1">finest</text:p>
      <text:p text:style-name="P1">finger</text:p>
      <text:p text:style-name="P1">fingers</text:p>
      <text:p text:style-name="P1">Fingers</text:p>
      <text:p text:style-name="P1">finicky</text:p>
      <text:p text:style-name="P1">finish</text:p>
      <text:p text:style-name="P1">Finish</text:p>
      <text:p text:style-name="P1">finished</text:p>
      <text:p text:style-name="P1">finishes</text:p>
      <text:p text:style-name="P1">finishing</text:p>
      <text:p text:style-name="P1">Finishing</text:p>
      <text:p text:style-name="P1">fire</text:p>
      <text:p text:style-name="P1">Fire</text:p>
      <text:p text:style-name="P1">fireball</text:p>
      <text:p text:style-name="P1">Fireball</text:p>
      <text:p text:style-name="P1">fireballs</text:p>
      <text:p text:style-name="P3"><text:span text:style-name="T5">Fireballs</text:span></text:p>
      <text:p text:style-name="P1">fired</text:p>
      <text:p text:style-name="P1">fireplace</text:p>
      <text:p text:style-name="P1">Fireplace</text:p>
      <text:p text:style-name="P1">firepower</text:p>
      <text:p text:style-name="P1">fires</text:p>
      <text:p text:style-name="P1">firework</text:p>
      <text:p text:style-name="P1">Firework</text:p>
      <text:p text:style-name="P1">fireworking</text:p>
      <text:p text:style-name="P1"><text:soft-page-break/>fireworks</text:p>
      <text:p text:style-name="P1">Fireworks</text:p>
      <text:p text:style-name="P1">firing</text:p>
      <text:p text:style-name="P1">firm</text:p>
      <text:p text:style-name="P1">first</text:p>
      <text:p text:style-name="P1">First</text:p>
      <text:p text:style-name="P1">FIRST</text:p>
      <text:p text:style-name="P1">fish</text:p>
      <text:p text:style-name="P1">Fish</text:p>
      <text:p text:style-name="P1">Fishchasers</text:p>
      <text:p text:style-name="P1">Fished</text:p>
      <text:p text:style-name="P1">fisher</text:p>
      <text:p text:style-name="P1">fishing</text:p>
      <text:p text:style-name="P1">Fishing</text:p>
      <text:p text:style-name="P1">fishy</text:p>
      <text:p text:style-name="P1">fist</text:p>
      <text:p text:style-name="P1">Fist</text:p>
      <text:p text:style-name="P1">fistful</text:p>
      <text:p text:style-name="P1">fists</text:p>
      <text:p text:style-name="P1">Fists</text:p>
      <text:p text:style-name="P1">fit</text:p>
      <text:p text:style-name="P1">fits</text:p>
      <text:p text:style-name="P1">fittest</text:p>
      <text:p text:style-name="P1">fitting</text:p>
      <text:p text:style-name="P1">Fitting</text:p>
      <text:p text:style-name="P1">five</text:p>
      <text:p text:style-name="P1">Five</text:p>
      <text:p text:style-name="P1">FIVE</text:p>
      <text:p text:style-name="P1">fived</text:p>
      <text:p text:style-name="P1">fives</text:p>
      <text:p text:style-name="P1">fix</text:p>
      <text:p text:style-name="P1">Fix</text:p>
      <text:p text:style-name="P1">fixating</text:p>
      <text:p text:style-name="P1">fixed</text:p>
      <text:p text:style-name="P1">Fixed</text:p>
      <text:p text:style-name="P1">fixing</text:p>
      <text:p text:style-name="P1">fjord</text:p>
      <text:p text:style-name="P1">fjords</text:p>
      <text:p text:style-name="P1">fla</text:p>
      <text:p text:style-name="P1">flabbergasting</text:p>
      <text:p text:style-name="P1">flail</text:p>
      <text:p text:style-name="P1">flailing</text:p>
      <text:p text:style-name="P3"><text:span text:style-name="T5">flails</text:span></text:p>
      <text:p text:style-name="P1">flaking</text:p>
      <text:p text:style-name="P1">flamed</text:p>
      <text:p text:style-name="P1">flames</text:p>
      <text:p text:style-name="P1">flaming</text:p>
      <text:p text:style-name="P1">flammable</text:p>
      <text:p text:style-name="P1">flank</text:p>
      <text:p text:style-name="P1">flap</text:p>
      <text:p text:style-name="P1">flapping</text:p>
      <text:p text:style-name="P1"><text:soft-page-break/>flash</text:p>
      <text:p text:style-name="P1">flashback</text:p>
      <text:p text:style-name="P1">Flashback</text:p>
      <text:p text:style-name="P1">flashes</text:p>
      <text:p text:style-name="P1">flashy</text:p>
      <text:p text:style-name="P1">Flashy</text:p>
      <text:p text:style-name="P1">flat</text:p>
      <text:p text:style-name="P1">flatter</text:p>
      <text:p text:style-name="P1">flattered</text:p>
      <text:p text:style-name="P1">flattering</text:p>
      <text:p text:style-name="P1">Flattering</text:p>
      <text:p text:style-name="P1">flavor</text:p>
      <text:p text:style-name="P1">flawless</text:p>
      <text:p text:style-name="P1">Flawless</text:p>
      <text:p text:style-name="P1">flaws</text:p>
      <text:p text:style-name="P1">fled</text:p>
      <text:p text:style-name="P1">flee</text:p>
      <text:p text:style-name="P1">FLEE</text:p>
      <text:p text:style-name="P1">flesh</text:p>
      <text:p text:style-name="P1">Flesh</text:p>
      <text:p text:style-name="P1">flew</text:p>
      <text:p text:style-name="P1">flex</text:p>
      <text:p text:style-name="P1">Flexing</text:p>
      <text:p text:style-name="P1">flicker</text:p>
      <text:p text:style-name="P1">flicking</text:p>
      <text:p text:style-name="P1">flicks</text:p>
      <text:p text:style-name="P1">flies</text:p>
      <text:p text:style-name="P1">flight</text:p>
      <text:p text:style-name="P1">flimsy</text:p>
      <text:p text:style-name="P1">fling</text:p>
      <text:p text:style-name="P1">flinging</text:p>
      <text:p text:style-name="P1">flings</text:p>
      <text:p text:style-name="P1">flint</text:p>
      <text:p text:style-name="P1">Flint</text:p>
      <text:p text:style-name="P1">Flintensteel</text:p>
      <text:p text:style-name="P1">flints</text:p>
      <text:p text:style-name="P1">flip</text:p>
      <text:p text:style-name="P1">flipping</text:p>
      <text:p text:style-name="P1">flips</text:p>
      <text:p text:style-name="P1">float</text:p>
      <text:p text:style-name="P1">floating</text:p>
      <text:p text:style-name="P1">Floating</text:p>
      <text:p text:style-name="P3"><text:span text:style-name="T5">floats</text:span></text:p>
      <text:p text:style-name="P1">flock</text:p>
      <text:p text:style-name="P1">flocked</text:p>
      <text:p text:style-name="P1">flood</text:p>
      <text:p text:style-name="P1">flooding</text:p>
      <text:p text:style-name="P1">floor</text:p>
      <text:p text:style-name="P1">Floor</text:p>
      <text:p text:style-name="P1">floors</text:p>
      <text:p text:style-name="P1">flop</text:p>
      <text:p text:style-name="P1"><text:soft-page-break/>Flop</text:p>
      <text:p text:style-name="P1">flops</text:p>
      <text:p text:style-name="P1">flow</text:p>
      <text:p text:style-name="P1">flower</text:p>
      <text:p text:style-name="P1">Flower</text:p>
      <text:p text:style-name="P1">flowers</text:p>
      <text:p text:style-name="P1">Flowers</text:p>
      <text:p text:style-name="P1">flowing</text:p>
      <text:p text:style-name="P1">flows</text:p>
      <text:p text:style-name="P1">Fluff</text:p>
      <text:p text:style-name="P1">fluffy</text:p>
      <text:p text:style-name="P1">flung</text:p>
      <text:p text:style-name="P1">Flush</text:p>
      <text:p text:style-name="P1">flustered</text:p>
      <text:p text:style-name="P1">fly</text:p>
      <text:p text:style-name="P1">FLY</text:p>
      <text:p text:style-name="P1">flyin</text:p>
      <text:p text:style-name="P1">flying</text:p>
      <text:p text:style-name="P1">Flying</text:p>
      <text:p text:style-name="P1">focus</text:p>
      <text:p text:style-name="P1">focused</text:p>
      <text:p text:style-name="P1">focusing</text:p>
      <text:p text:style-name="P1">foe</text:p>
      <text:p text:style-name="P1">foes</text:p>
      <text:p text:style-name="P1">fog</text:p>
      <text:p text:style-name="P1">foggy</text:p>
      <text:p text:style-name="P1">folds</text:p>
      <text:p text:style-name="P1">folk</text:p>
      <text:p text:style-name="P1">folks</text:p>
      <text:p text:style-name="P1">follow</text:p>
      <text:p text:style-name="P1">Follow</text:p>
      <text:p text:style-name="P1">followed</text:p>
      <text:p text:style-name="P1">Followed</text:p>
      <text:p text:style-name="P1">followers</text:p>
      <text:p text:style-name="P1">Followers</text:p>
      <text:p text:style-name="P1">following</text:p>
      <text:p text:style-name="P1">follows</text:p>
      <text:p text:style-name="P1">Folly</text:p>
      <text:p text:style-name="P1">fond</text:p>
      <text:p text:style-name="P1">food</text:p>
      <text:p text:style-name="P1">fool</text:p>
      <text:p text:style-name="P1">fooled</text:p>
      <text:p text:style-name="P3"><text:span text:style-name="T5">Fooled</text:span></text:p>
      <text:p text:style-name="P1">fooling</text:p>
      <text:p text:style-name="P1">foolish</text:p>
      <text:p text:style-name="P1">Foolish</text:p>
      <text:p text:style-name="P1">fools</text:p>
      <text:p text:style-name="P1">Foon</text:p>
      <text:p text:style-name="P1">foot</text:p>
      <text:p text:style-name="P1">Footprints</text:p>
      <text:p text:style-name="P1">footsteps</text:p>
      <text:p text:style-name="P1"><text:soft-page-break/>for</text:p>
      <text:p text:style-name="P1">For</text:p>
      <text:p text:style-name="P1">FOR</text:p>
      <text:p text:style-name="P1">Foraging</text:p>
      <text:p text:style-name="P1">forbade</text:p>
      <text:p text:style-name="P1">forbidden</text:p>
      <text:p text:style-name="P1">force</text:p>
      <text:p text:style-name="P1">Force</text:p>
      <text:p text:style-name="P1">forced</text:p>
      <text:p text:style-name="P1">forceful</text:p>
      <text:p text:style-name="P1">forces</text:p>
      <text:p text:style-name="P1">Forcing</text:p>
      <text:p text:style-name="P1">foreground</text:p>
      <text:p text:style-name="P1">forehead</text:p>
      <text:p text:style-name="P1">foreseeable</text:p>
      <text:p text:style-name="P1">forest</text:p>
      <text:p text:style-name="P1">Forest</text:p>
      <text:p text:style-name="P1">forests</text:p>
      <text:p text:style-name="P1">forever</text:p>
      <text:p text:style-name="P1">Forever</text:p>
      <text:p text:style-name="P1">FOREVER</text:p>
      <text:p text:style-name="P1">forged</text:p>
      <text:p text:style-name="P1">forget</text:p>
      <text:p text:style-name="P1">Forget</text:p>
      <text:p text:style-name="P1">FORGET</text:p>
      <text:p text:style-name="P1">forgets</text:p>
      <text:p text:style-name="P1">forgetting</text:p>
      <text:p text:style-name="P1">forging</text:p>
      <text:p text:style-name="P1">forgive</text:p>
      <text:p text:style-name="P1">forgiven</text:p>
      <text:p text:style-name="P1">forgiveness</text:p>
      <text:p text:style-name="P1">forgiving</text:p>
      <text:p text:style-name="P1">forgot</text:p>
      <text:p text:style-name="P1">forgotten</text:p>
      <text:p text:style-name="P1">form</text:p>
      <text:p text:style-name="P1">formal</text:p>
      <text:p text:style-name="P1">Formation</text:p>
      <text:p text:style-name="P1">formed</text:p>
      <text:p text:style-name="P1">former</text:p>
      <text:p text:style-name="P1">FORMER</text:p>
      <text:p text:style-name="P1">formerly</text:p>
      <text:p text:style-name="P1">Formerly</text:p>
      <text:p text:style-name="P3"><text:span text:style-name="T5">formidable</text:span></text:p>
      <text:p text:style-name="P1">Formidi</text:p>
      <text:p text:style-name="P1">forming</text:p>
      <text:p text:style-name="P1">forms</text:p>
      <text:p text:style-name="P1">formulating</text:p>
      <text:p text:style-name="P1">forsee</text:p>
      <text:p text:style-name="P1">fort</text:p>
      <text:p text:style-name="P1">forte</text:p>
      <text:p text:style-name="P1">fortess</text:p>
      <text:p text:style-name="P1"><text:soft-page-break/>forth</text:p>
      <text:p text:style-name="P1">fortified</text:p>
      <text:p text:style-name="P1">fortify</text:p>
      <text:p text:style-name="P1">fortifying</text:p>
      <text:p text:style-name="P1">fortitude</text:p>
      <text:p text:style-name="P1">fortress</text:p>
      <text:p text:style-name="P1">Fortress</text:p>
      <text:p text:style-name="P1">fortress'</text:p>
      <text:p text:style-name="P1">fortunate</text:p>
      <text:p text:style-name="P1">forward</text:p>
      <text:p text:style-name="P1">Forward</text:p>
      <text:p text:style-name="P1">forwards</text:p>
      <text:p text:style-name="P1">fought</text:p>
      <text:p text:style-name="P1">Fought</text:p>
      <text:p text:style-name="P1">FOUGHT</text:p>
      <text:p text:style-name="P1">foul</text:p>
      <text:p text:style-name="P1">found</text:p>
      <text:p text:style-name="P1">Found</text:p>
      <text:p text:style-name="P1">FOUND</text:p>
      <text:p text:style-name="P1">foundation</text:p>
      <text:p text:style-name="P1">Foundation</text:p>
      <text:p text:style-name="P1">founder</text:p>
      <text:p text:style-name="P1">Founder</text:p>
      <text:p text:style-name="P1">Founder's</text:p>
      <text:p text:style-name="P1">founding</text:p>
      <text:p text:style-name="P1">Founding</text:p>
      <text:p text:style-name="P1">fountain</text:p>
      <text:p text:style-name="P1">Fountain</text:p>
      <text:p text:style-name="P1">four</text:p>
      <text:p text:style-name="P1">Four</text:p>
      <text:p text:style-name="P1">FOUR</text:p>
      <text:p text:style-name="P1">fourth</text:p>
      <text:p text:style-name="P1">Fourth</text:p>
      <text:p text:style-name="P1">foyer</text:p>
      <text:p text:style-name="P1">fragile</text:p>
      <text:p text:style-name="P1">Fraid</text:p>
      <text:p text:style-name="P1">fraidy</text:p>
      <text:p text:style-name="P1">frame</text:p>
      <text:p text:style-name="P1">Frame</text:p>
      <text:p text:style-name="P1">frame's</text:p>
      <text:p text:style-name="P1">framed</text:p>
      <text:p text:style-name="P1">frames</text:p>
      <text:p text:style-name="P3"><text:span text:style-name="T5">Frames</text:span></text:p>
      <text:p text:style-name="P1">frankly</text:p>
      <text:p text:style-name="P1">Frankly</text:p>
      <text:p text:style-name="P1">frantically</text:p>
      <text:p text:style-name="P1">fraternizing</text:p>
      <text:p text:style-name="P1">fraud</text:p>
      <text:p text:style-name="P1">frauds</text:p>
      <text:p text:style-name="P1">fraught</text:p>
      <text:p text:style-name="P1">frazzled</text:p>
      <text:p text:style-name="P1"><text:soft-page-break/>frazzling</text:p>
      <text:p text:style-name="P1">freak</text:p>
      <text:p text:style-name="P1">Freak</text:p>
      <text:p text:style-name="P1">freaked</text:p>
      <text:p text:style-name="P1">freakier</text:p>
      <text:p text:style-name="P1">freakin</text:p>
      <text:p text:style-name="P5">freakin'<text:span text:style-name="T11">(freaking)</text:span></text:p>
      <text:p text:style-name="P5">Freakin'<text:span text:style-name="T11">(Freaking)</text:span></text:p>
      <text:p text:style-name="P1">freaking</text:p>
      <text:p text:style-name="P1">Freaking</text:p>
      <text:p text:style-name="P1">FREAKING</text:p>
      <text:p text:style-name="P1">freaks</text:p>
      <text:p text:style-name="P1">freaky</text:p>
      <text:p text:style-name="P1">Freaky</text:p>
      <text:p text:style-name="P1">Fred</text:p>
      <text:p text:style-name="P1">Fred's</text:p>
      <text:p text:style-name="P1">Freds</text:p>
      <text:p text:style-name="P1">Fredtowners</text:p>
      <text:p text:style-name="P1">free</text:p>
      <text:p text:style-name="P1">Free</text:p>
      <text:p text:style-name="P1">FREE</text:p>
      <text:p text:style-name="P1">freed</text:p>
      <text:p text:style-name="P1">Freed</text:p>
      <text:p text:style-name="P1">freedom</text:p>
      <text:p text:style-name="P1">Freeing</text:p>
      <text:p text:style-name="P1">freely</text:p>
      <text:p text:style-name="P1">frees</text:p>
      <text:p text:style-name="P1">freeze</text:p>
      <text:p text:style-name="P1">Freeze</text:p>
      <text:p text:style-name="P1">freezes</text:p>
      <text:p text:style-name="P1">frequently</text:p>
      <text:p text:style-name="P1">fresh</text:p>
      <text:p text:style-name="P1">Fresh</text:p>
      <text:p text:style-name="P1">freshly</text:p>
      <text:p text:style-name="P1">fret</text:p>
      <text:p text:style-name="P1">friend</text:p>
      <text:p text:style-name="P1">Friend</text:p>
      <text:p text:style-name="P1">FRIEND</text:p>
      <text:p text:style-name="P1">friend's</text:p>
      <text:p text:style-name="P1">friendlier</text:p>
      <text:p text:style-name="P1">friendly</text:p>
      <text:p text:style-name="P1">Friendly</text:p>
      <text:p text:style-name="P3"><text:span text:style-name="T5">friends</text:span></text:p>
      <text:p text:style-name="P1">Friends</text:p>
      <text:p text:style-name="P1">friendship</text:p>
      <text:p text:style-name="P1">friendships</text:p>
      <text:p text:style-name="P1">fright</text:p>
      <text:p text:style-name="P1">frightened</text:p>
      <text:p text:style-name="P1">frightening</text:p>
      <text:p text:style-name="P1">frighteningly</text:p>
      <text:p text:style-name="P1">frightens</text:p>
      <text:p text:style-name="P1"><text:soft-page-break/>frisky</text:p>
      <text:p text:style-name="P1">from</text:p>
      <text:p text:style-name="P1">From</text:p>
      <text:p text:style-name="P1">FROM</text:p>
      <text:p text:style-name="P1">front</text:p>
      <text:p text:style-name="P1">fronting</text:p>
      <text:p text:style-name="P1">frosting</text:p>
      <text:p text:style-name="P1">frosty</text:p>
      <text:p text:style-name="P1">frown</text:p>
      <text:p text:style-name="P1">frowns</text:p>
      <text:p text:style-name="P1">froze</text:p>
      <text:p text:style-name="P1">frozen</text:p>
      <text:p text:style-name="P1">frustrated</text:p>
      <text:p text:style-name="P1">frustrates</text:p>
      <text:p text:style-name="P1">FRUSTRATING</text:p>
      <text:p text:style-name="P1">frustration</text:p>
      <text:p text:style-name="P1">fry</text:p>
      <text:p text:style-name="P1">full</text:p>
      <text:p text:style-name="P1">Full</text:p>
      <text:p text:style-name="P1">FULL</text:p>
      <text:p text:style-name="P1">fully</text:p>
      <text:p text:style-name="P1">fumes</text:p>
      <text:p text:style-name="P1">Fuming</text:p>
      <text:p text:style-name="P1">fun</text:p>
      <text:p text:style-name="P1">Fun</text:p>
      <text:p text:style-name="P1">FUN</text:p>
      <text:p text:style-name="P1">function</text:p>
      <text:p text:style-name="P1">functional</text:p>
      <text:p text:style-name="P1">functionality</text:p>
      <text:p text:style-name="P1">functioning</text:p>
      <text:p text:style-name="P1">funeral</text:p>
      <text:p text:style-name="P1">fungi</text:p>
      <text:p text:style-name="P1">funhouse</text:p>
      <text:p text:style-name="P1">funk</text:p>
      <text:p text:style-name="P1">funky</text:p>
      <text:p text:style-name="P1">funny</text:p>
      <text:p text:style-name="P1">Funny</text:p>
      <text:p text:style-name="P1">furious</text:p>
      <text:p text:style-name="P1">furnace</text:p>
      <text:p text:style-name="P1">Furnace</text:p>
      <text:p text:style-name="P1">furnaces</text:p>
      <text:p text:style-name="P1">furry</text:p>
      <text:p text:style-name="P3"><text:span text:style-name="T5">further</text:span></text:p>
      <text:p text:style-name="P1">furthermore</text:p>
      <text:p text:style-name="P1">fury</text:p>
      <text:p text:style-name="P1">fuse</text:p>
      <text:p text:style-name="P1">fusion</text:p>
      <text:p text:style-name="P1">fuss</text:p>
      <text:p text:style-name="P1">fussing</text:p>
      <text:p text:style-name="P1">futile</text:p>
      <text:p text:style-name="P1">future</text:p>
      <text:p text:style-name="P1"><text:soft-page-break/>Future</text:p>
      <text:p text:style-name="P1">fuzzy</text:p>
      <text:p text:style-name="P1">Fwoosh</text:p>
      <text:p text:style-name="P1">FYI</text:p>
      <text:p text:style-name="P1">g</text:p>
      <text:p text:style-name="P1">G</text:p>
      <text:p text:style-name="P1">Gaaah</text:p>
      <text:p text:style-name="P1">Gaaahhhh</text:p>
      <text:p text:style-name="P1">Gaaasp</text:p>
      <text:p text:style-name="P1">Gabe</text:p>
      <text:p text:style-name="P1">Gabriel</text:p>
      <text:p text:style-name="P1">GABRIEL</text:p>
      <text:p text:style-name="P1">Gabriel's</text:p>
      <text:p text:style-name="P1">gag</text:p>
      <text:p text:style-name="P1">GAGH</text:p>
      <text:p text:style-name="P1">gah</text:p>
      <text:p text:style-name="P1">Gah</text:p>
      <text:p text:style-name="P1">GAH</text:p>
      <text:p text:style-name="P1">Gahhhh</text:p>
      <text:p text:style-name="P1">gain</text:p>
      <text:p text:style-name="P1">gained</text:p>
      <text:p text:style-name="P1">gaining</text:p>
      <text:p text:style-name="P1">gains</text:p>
      <text:p text:style-name="P1">gallery</text:p>
      <text:p text:style-name="P1">Gallery</text:p>
      <text:p text:style-name="P1">galloping</text:p>
      <text:p text:style-name="P1">gamble</text:p>
      <text:p text:style-name="P1">game</text:p>
      <text:p text:style-name="P1">Game</text:p>
      <text:p text:style-name="P1">gameplan</text:p>
      <text:p text:style-name="P1">games</text:p>
      <text:p text:style-name="P1">Games</text:p>
      <text:p text:style-name="P1">Games'</text:p>
      <text:p text:style-name="P1">gan</text:p>
      <text:p text:style-name="P1">gang</text:p>
      <text:p text:style-name="P1">Gang</text:p>
      <text:p text:style-name="P1">Ganging</text:p>
      <text:p text:style-name="P1">gap</text:p>
      <text:p text:style-name="P1">gaping</text:p>
      <text:p text:style-name="P1">garbage</text:p>
      <text:p text:style-name="P1">garde</text:p>
      <text:p text:style-name="P1">garden</text:p>
      <text:p text:style-name="P3"><text:span text:style-name="T5">Garden</text:span></text:p>
      <text:p text:style-name="P1">Gardener</text:p>
      <text:p text:style-name="P1">gardeners</text:p>
      <text:p text:style-name="P1">garments</text:p>
      <text:p text:style-name="P1">Garments</text:p>
      <text:p text:style-name="P1">garnished</text:p>
      <text:p text:style-name="P1">Gary</text:p>
      <text:p text:style-name="P1">gasket</text:p>
      <text:p text:style-name="P1">gasp</text:p>
      <text:p text:style-name="P1"><text:soft-page-break/>Gasp</text:p>
      <text:p text:style-name="P1">gasped</text:p>
      <text:p text:style-name="P1">gasps</text:p>
      <text:p text:style-name="P1">Gasps</text:p>
      <text:p text:style-name="P1">gate</text:p>
      <text:p text:style-name="P1">Gate</text:p>
      <text:p text:style-name="P1">gates</text:p>
      <text:p text:style-name="P1">Gates</text:p>
      <text:p text:style-name="P1">gather</text:p>
      <text:p text:style-name="P1">Gather</text:p>
      <text:p text:style-name="P1">gathered</text:p>
      <text:p text:style-name="P1">Gathered</text:p>
      <text:p text:style-name="P1">gathering</text:p>
      <text:p text:style-name="P1">gauntlet</text:p>
      <text:p text:style-name="P1">Gauntlet</text:p>
      <text:p text:style-name="P1">GAUNTLET</text:p>
      <text:p text:style-name="P1">gave</text:p>
      <text:p text:style-name="P1">Gave</text:p>
      <text:p text:style-name="P1">Gavriel</text:p>
      <text:p text:style-name="P1">gaze</text:p>
      <text:p text:style-name="P1">gear</text:p>
      <text:p text:style-name="P1">gearing</text:p>
      <text:p text:style-name="P1">gears</text:p>
      <text:p text:style-name="P1">geez</text:p>
      <text:p text:style-name="P1">Geez</text:p>
      <text:p text:style-name="P1">gem</text:p>
      <text:p text:style-name="P1">Gems</text:p>
      <text:p text:style-name="P1">gen</text:p>
      <text:p text:style-name="P1">general</text:p>
      <text:p text:style-name="P1">generation</text:p>
      <text:p text:style-name="P1">generator</text:p>
      <text:p text:style-name="P1">generosity</text:p>
      <text:p text:style-name="P1">generous</text:p>
      <text:p text:style-name="P1">genius</text:p>
      <text:p text:style-name="P1">Genius</text:p>
      <text:p text:style-name="P1">geniuses</text:p>
      <text:p text:style-name="P1">gentlegriefers</text:p>
      <text:p text:style-name="P1">gentleman</text:p>
      <text:p text:style-name="P1">gentlemen</text:p>
      <text:p text:style-name="P1">genuine</text:p>
      <text:p text:style-name="P1">Geoff</text:p>
      <text:p text:style-name="P1">GEOFFFFFFFFFFFFFF</text:p>
      <text:p text:style-name="P3"><text:span text:style-name="T5">Geoffy</text:span></text:p>
      <text:p text:style-name="P1">gesh</text:p>
      <text:p text:style-name="P1">gesture</text:p>
      <text:p text:style-name="P1">gestures</text:p>
      <text:p text:style-name="P1">Gesundheit</text:p>
      <text:p text:style-name="P1">get</text:p>
      <text:p text:style-name="P1">Get</text:p>
      <text:p text:style-name="P1">GET</text:p>
      <text:p text:style-name="P1">get's<text:span text:style-name="T12">(gets)</text:span></text:p>
      <text:p text:style-name="P1"><text:soft-page-break/>Getcha</text:p>
      <text:p text:style-name="P1">gets</text:p>
      <text:p text:style-name="P1">Gets</text:p>
      <text:p text:style-name="P1">getter</text:p>
      <text:p text:style-name="P6">gettin'<text:span text:style-name="T12">(getting)</text:span></text:p>
      <text:p text:style-name="P1">getting</text:p>
      <text:p text:style-name="P1">Getting</text:p>
      <text:p text:style-name="P1">ghast</text:p>
      <text:p text:style-name="P1">Ghast</text:p>
      <text:p text:style-name="P1">Ghast's</text:p>
      <text:p text:style-name="P1">ghasts</text:p>
      <text:p text:style-name="P1">Ghasts</text:p>
      <text:p text:style-name="P1">ghK</text:p>
      <text:p text:style-name="P1">ghost</text:p>
      <text:p text:style-name="P1">giant</text:p>
      <text:p text:style-name="P1">Giant</text:p>
      <text:p text:style-name="P1">gibberish</text:p>
      <text:p text:style-name="P1">gift</text:p>
      <text:p text:style-name="P1">Gifted</text:p>
      <text:p text:style-name="P1">gifts</text:p>
      <text:p text:style-name="P1">Gifts</text:p>
      <text:p text:style-name="P1">gig</text:p>
      <text:p text:style-name="P1">gigantic</text:p>
      <text:p text:style-name="P1">giggles</text:p>
      <text:p text:style-name="P1">giggling</text:p>
      <text:p text:style-name="P1">Gill</text:p>
      <text:p text:style-name="P1">gimme</text:p>
      <text:p text:style-name="P1">Gimme</text:p>
      <text:p text:style-name="P1">girl</text:p>
      <text:p text:style-name="P1">Girl</text:p>
      <text:p text:style-name="P1">girl's</text:p>
      <text:p text:style-name="P1">give</text:p>
      <text:p text:style-name="P1">Give</text:p>
      <text:p text:style-name="P1">GIVE</text:p>
      <text:p text:style-name="P1">given</text:p>
      <text:p text:style-name="P1">Given</text:p>
      <text:p text:style-name="P1">gives</text:p>
      <text:p text:style-name="P1">Gives</text:p>
      <text:p text:style-name="P6">givin'<text:span text:style-name="T12">(giving)</text:span></text:p>
      <text:p text:style-name="P1">giving</text:p>
      <text:p text:style-name="P1">Giving</text:p>
      <text:p text:style-name="P1">glaaaaaaadiators</text:p>
      <text:p text:style-name="P3"><text:span text:style-name="T5">glad</text:span></text:p>
      <text:p text:style-name="P1">Glad</text:p>
      <text:p text:style-name="P1">gladiator</text:p>
      <text:p text:style-name="P1">Gladiator</text:p>
      <text:p text:style-name="P1">gladiator's</text:p>
      <text:p text:style-name="P1">gladiators</text:p>
      <text:p text:style-name="P1">Gladiators</text:p>
      <text:p text:style-name="P1">glamorous</text:p>
      <text:p text:style-name="P1">GLANCE</text:p>
      <text:p text:style-name="P1"><text:soft-page-break/>glances</text:p>
      <text:p text:style-name="P1">glare</text:p>
      <text:p text:style-name="P1">glares</text:p>
      <text:p text:style-name="P1">Glares</text:p>
      <text:p text:style-name="P1">glaring</text:p>
      <text:p text:style-name="P1">glass</text:p>
      <text:p text:style-name="P1">Glass</text:p>
      <text:p text:style-name="P1">glasses</text:p>
      <text:p text:style-name="P1">Glasses</text:p>
      <text:p text:style-name="P1">glatiators</text:p>
      <text:p text:style-name="P1">glee</text:p>
      <text:p text:style-name="P1">gleefully</text:p>
      <text:p text:style-name="P1">Glenn</text:p>
      <text:p text:style-name="P1">gliding</text:p>
      <text:p text:style-name="P1">glimmer</text:p>
      <text:p text:style-name="P1">Glimmering</text:p>
      <text:p text:style-name="P1">glitch</text:p>
      <text:p text:style-name="P1">Glitch</text:p>
      <text:p text:style-name="P1">glitched</text:p>
      <text:p text:style-name="P1">glitches</text:p>
      <text:p text:style-name="P1">gloating</text:p>
      <text:p text:style-name="P1">gloomy</text:p>
      <text:p text:style-name="P1">Gloria</text:p>
      <text:p text:style-name="P1">glory</text:p>
      <text:p text:style-name="P1">Glory</text:p>
      <text:p text:style-name="P1">glove</text:p>
      <text:p text:style-name="P1">gloves</text:p>
      <text:p text:style-name="P1">glow</text:p>
      <text:p text:style-name="P1">glowed</text:p>
      <text:p text:style-name="P1">glowing</text:p>
      <text:p text:style-name="P1">Glowing</text:p>
      <text:p text:style-name="P1">glows</text:p>
      <text:p text:style-name="P1">glowstone</text:p>
      <text:p text:style-name="P1">Glowstone</text:p>
      <text:p text:style-name="P1">glowy</text:p>
      <text:p text:style-name="P1">glum</text:p>
      <text:p text:style-name="P1">go</text:p>
      <text:p text:style-name="P1">Go</text:p>
      <text:p text:style-name="P1">GO</text:p>
      <text:p text:style-name="P1">goal</text:p>
      <text:p text:style-name="P1">goatee</text:p>
      <text:p text:style-name="P1">goes</text:p>
      <text:p text:style-name="P3"><text:span text:style-name="T5">goFgNI</text:span></text:p>
      <text:p text:style-name="P1">goggle</text:p>
      <text:p text:style-name="P1">Goggle</text:p>
      <text:p text:style-name="P1">goggles</text:p>
      <text:p text:style-name="P1">Goiem</text:p>
      <text:p text:style-name="P1">goin</text:p>
      <text:p text:style-name="P6">goin'<text:span text:style-name="T12">(going)</text:span></text:p>
      <text:p text:style-name="P1">going</text:p>
      <text:p text:style-name="P1">Going</text:p>
      <text:p text:style-name="P1"><text:soft-page-break/>GOING</text:p>
      <text:p text:style-name="P1">gold</text:p>
      <text:p text:style-name="P1">Gold</text:p>
      <text:p text:style-name="P1">GOLD</text:p>
      <text:p text:style-name="P1">Goldem</text:p>
      <text:p text:style-name="P1">golden</text:p>
      <text:p text:style-name="P1">Golden</text:p>
      <text:p text:style-name="P1">golem</text:p>
      <text:p text:style-name="P1">Golem</text:p>
      <text:p text:style-name="P1">golem's</text:p>
      <text:p text:style-name="P1">golems</text:p>
      <text:p text:style-name="P1">Golems</text:p>
      <text:p text:style-name="P1">Goliath</text:p>
      <text:p text:style-name="P1">gone</text:p>
      <text:p text:style-name="P1">Gone</text:p>
      <text:p text:style-name="P1">GONE</text:p>
      <text:p text:style-name="P1">goner</text:p>
      <text:p text:style-name="P1">goners</text:p>
      <text:p text:style-name="P1">gonna</text:p>
      <text:p text:style-name="P1">Gonna</text:p>
      <text:p text:style-name="P1">gonnaa</text:p>
      <text:p text:style-name="P1">Goo</text:p>
      <text:p text:style-name="P1">good</text:p>
      <text:p text:style-name="P1">Good</text:p>
      <text:p text:style-name="P1">GOOD</text:p>
      <text:p text:style-name="P1">goodbye</text:p>
      <text:p text:style-name="P1">Goodbye</text:p>
      <text:p text:style-name="P1">GOODBYE</text:p>
      <text:p text:style-name="P1">goodbyes</text:p>
      <text:p text:style-name="P1">Goodbyes</text:p>
      <text:p text:style-name="P1">goodie</text:p>
      <text:p text:style-name="P1">goodness</text:p>
      <text:p text:style-name="P1">Goodness</text:p>
      <text:p text:style-name="P1">goods</text:p>
      <text:p text:style-name="P1">Goofball</text:p>
      <text:p text:style-name="P1">goofballs</text:p>
      <text:p text:style-name="P1">goofing</text:p>
      <text:p text:style-name="P1">goofy</text:p>
      <text:p text:style-name="P1">googlies</text:p>
      <text:p text:style-name="P1">goon</text:p>
      <text:p text:style-name="P1">GOON</text:p>
      <text:p text:style-name="P1">goons</text:p>
      <text:p text:style-name="P3"><text:span text:style-name="T5">GOOO</text:span></text:p>
      <text:p text:style-name="P1">Gooooo</text:p>
      <text:p text:style-name="P1">Gooooood</text:p>
      <text:p text:style-name="P1">gosh</text:p>
      <text:p text:style-name="P1">Gosh</text:p>
      <text:p text:style-name="P1">got</text:p>
      <text:p text:style-name="P1">Got</text:p>
      <text:p text:style-name="P1">GOT</text:p>
      <text:p text:style-name="P1">gotcha</text:p>
      <text:p text:style-name="P1"><text:soft-page-break/>Gotcha</text:p>
      <text:p text:style-name="P1">gotta</text:p>
      <text:p text:style-name="P1">Gotta</text:p>
      <text:p text:style-name="P1">gotten</text:p>
      <text:p text:style-name="P1">GOW</text:p>
      <text:p text:style-name="P1">GRAAAHHHHH</text:p>
      <text:p text:style-name="P1">Graah</text:p>
      <text:p text:style-name="P1">grab</text:p>
      <text:p text:style-name="P1">Grab</text:p>
      <text:p text:style-name="P1">grabbed</text:p>
      <text:p text:style-name="P1">Grabbed</text:p>
      <text:p text:style-name="P6">Grabbin'<text:span text:style-name="T12">(Grabbing)</text:span></text:p>
      <text:p text:style-name="P1">grabbing</text:p>
      <text:p text:style-name="P1">grabing</text:p>
      <text:p text:style-name="P1">grabs</text:p>
      <text:p text:style-name="P1">Grabs</text:p>
      <text:p text:style-name="P1">graced</text:p>
      <text:p text:style-name="P1">Graceful</text:p>
      <text:p text:style-name="P1">graces</text:p>
      <text:p text:style-name="P1">gracious</text:p>
      <text:p text:style-name="P1">grade</text:p>
      <text:p text:style-name="P1">graded</text:p>
      <text:p text:style-name="P1">grading</text:p>
      <text:p text:style-name="P1">gradually</text:p>
      <text:p text:style-name="P1">grammar</text:p>
      <text:p text:style-name="P1">grand</text:p>
      <text:p text:style-name="P1">grander</text:p>
      <text:p text:style-name="P1">grandiose</text:p>
      <text:p text:style-name="P1">grant</text:p>
      <text:p text:style-name="P1">granted</text:p>
      <text:p text:style-name="P1">Granted</text:p>
      <text:p text:style-name="P1">graphic</text:p>
      <text:p text:style-name="P1">gras</text:p>
      <text:p text:style-name="P1">grasp</text:p>
      <text:p text:style-name="P1">grass</text:p>
      <text:p text:style-name="P1">Grass</text:p>
      <text:p text:style-name="P1">GRASS</text:p>
      <text:p text:style-name="P1">grateful</text:p>
      <text:p text:style-name="P1">gratitude</text:p>
      <text:p text:style-name="P1">grave</text:p>
      <text:p text:style-name="P1">GRAVE</text:p>
      <text:p text:style-name="P1">gravel</text:p>
      <text:p text:style-name="P3"><text:span text:style-name="T5">Gravel</text:span></text:p>
      <text:p text:style-name="P1">GRAVEL</text:p>
      <text:p text:style-name="P1">graveyard</text:p>
      <text:p text:style-name="P1">gravitate</text:p>
      <text:p text:style-name="P1">gravity</text:p>
      <text:p text:style-name="P1">gray</text:p>
      <text:p text:style-name="P1">graze</text:p>
      <text:p text:style-name="P1">great</text:p>
      <text:p text:style-name="P1">Great</text:p>
      <text:p text:style-name="P1"><text:soft-page-break/>GREAT</text:p>
      <text:p text:style-name="P1">greatest</text:p>
      <text:p text:style-name="P1">Greatest</text:p>
      <text:p text:style-name="P1">greatful</text:p>
      <text:p text:style-name="P1">greatly</text:p>
      <text:p text:style-name="P1">greatness</text:p>
      <text:p text:style-name="P1">Greatness</text:p>
      <text:p text:style-name="P1">greedy</text:p>
      <text:p text:style-name="P1">green</text:p>
      <text:p text:style-name="P1">Green</text:p>
      <text:p text:style-name="P1">greener</text:p>
      <text:p text:style-name="P1">Greet</text:p>
      <text:p text:style-name="P1">greeter</text:p>
      <text:p text:style-name="P1">Greeter</text:p>
      <text:p text:style-name="P1">Greetings</text:p>
      <text:p text:style-name="P1">GREETINGS</text:p>
      <text:p text:style-name="P1">greets</text:p>
      <text:p text:style-name="P1">grew</text:p>
      <text:p text:style-name="P1">grey</text:p>
      <text:p text:style-name="P1">grgh</text:p>
      <text:p text:style-name="P1">grid</text:p>
      <text:p text:style-name="P1">Grid</text:p>
      <text:p text:style-name="P1">grief</text:p>
      <text:p text:style-name="P1">Grief</text:p>
      <text:p text:style-name="P1">griefer</text:p>
      <text:p text:style-name="P1">Griefer</text:p>
      <text:p text:style-name="P1">griefers</text:p>
      <text:p text:style-name="P1">Griefers</text:p>
      <text:p text:style-name="P1">griefing</text:p>
      <text:p text:style-name="P1">grinder</text:p>
      <text:p text:style-name="P1">Grinder</text:p>
      <text:p text:style-name="P1">grinning</text:p>
      <text:p text:style-name="P1">Grinning</text:p>
      <text:p text:style-name="P1">grins</text:p>
      <text:p text:style-name="P1">grip</text:p>
      <text:p text:style-name="P1">grits</text:p>
      <text:p text:style-name="P1">grizzled</text:p>
      <text:p text:style-name="P1">groan</text:p>
      <text:p text:style-name="P1">groaning</text:p>
      <text:p text:style-name="P1">groans</text:p>
      <text:p text:style-name="P1">groggy</text:p>
      <text:p text:style-name="P1">groove</text:p>
      <text:p text:style-name="P3"><text:span text:style-name="T5">groovy</text:span></text:p>
      <text:p text:style-name="P1">gross</text:p>
      <text:p text:style-name="P1">Gross</text:p>
      <text:p text:style-name="P1">grossest</text:p>
      <text:p text:style-name="P1">grossly</text:p>
      <text:p text:style-name="P1">ground</text:p>
      <text:p text:style-name="P1">Ground</text:p>
      <text:p text:style-name="P1">GROUND</text:p>
      <text:p text:style-name="P1">group</text:p>
      <text:p text:style-name="P1"><text:soft-page-break/>Group</text:p>
      <text:p text:style-name="P1">group's</text:p>
      <text:p text:style-name="P1">groups</text:p>
      <text:p text:style-name="P1">grow</text:p>
      <text:p text:style-name="P1">growin</text:p>
      <text:p text:style-name="P1">growing</text:p>
      <text:p text:style-name="P1">growling</text:p>
      <text:p text:style-name="P1">growls</text:p>
      <text:p text:style-name="P1">grows</text:p>
      <text:p text:style-name="P1">Grrrr</text:p>
      <text:p text:style-name="P1">grudge</text:p>
      <text:p text:style-name="P1">gruesome</text:p>
      <text:p text:style-name="P1">grumble</text:p>
      <text:p text:style-name="P1">grumbling</text:p>
      <text:p text:style-name="P1">Grump</text:p>
      <text:p text:style-name="P1">grumpy</text:p>
      <text:p text:style-name="P1">grunt</text:p>
      <text:p text:style-name="P1">grunting</text:p>
      <text:p text:style-name="P1">grunts</text:p>
      <text:p text:style-name="P1">gu</text:p>
      <text:p text:style-name="P1">guarantee</text:p>
      <text:p text:style-name="P1">guard</text:p>
      <text:p text:style-name="P1">Guard</text:p>
      <text:p text:style-name="P1">guard's</text:p>
      <text:p text:style-name="P1">guarded</text:p>
      <text:p text:style-name="P1">guardian</text:p>
      <text:p text:style-name="P1">Guardian</text:p>
      <text:p text:style-name="P1">guardians</text:p>
      <text:p text:style-name="P1">Guardians</text:p>
      <text:p text:style-name="P1">guarding</text:p>
      <text:p text:style-name="P1">guards</text:p>
      <text:p text:style-name="P1">Guards</text:p>
      <text:p text:style-name="P1">guess</text:p>
      <text:p text:style-name="P1">Guess</text:p>
      <text:p text:style-name="P1">guessed</text:p>
      <text:p text:style-name="P1">guesser</text:p>
      <text:p text:style-name="P1">guesses</text:p>
      <text:p text:style-name="P1">guessing</text:p>
      <text:p text:style-name="P1">guesswork</text:p>
      <text:p text:style-name="P1">guest</text:p>
      <text:p text:style-name="P1">guests</text:p>
      <text:p text:style-name="P1">Guests</text:p>
      <text:p text:style-name="P3"><text:span text:style-name="T5">Guh</text:span></text:p>
      <text:p text:style-name="P1">guidance</text:p>
      <text:p text:style-name="P1">guide</text:p>
      <text:p text:style-name="P1">Guide</text:p>
      <text:p text:style-name="P1">guideposts</text:p>
      <text:p text:style-name="P1">Guideposts</text:p>
      <text:p text:style-name="P1">guild</text:p>
      <text:p text:style-name="P1">Guild</text:p>
      <text:p text:style-name="P1">guilt</text:p>
      <text:p text:style-name="P1"><text:soft-page-break/>guiltier</text:p>
      <text:p text:style-name="P1">guilty</text:p>
      <text:p text:style-name="P1">gullible</text:p>
      <text:p text:style-name="P1">gumming</text:p>
      <text:p text:style-name="P1">gunpowder</text:p>
      <text:p text:style-name="P1">Gunpowder</text:p>
      <text:p text:style-name="P1">gut</text:p>
      <text:p text:style-name="P1">guts</text:p>
      <text:p text:style-name="P1">Gutter</text:p>
      <text:p text:style-name="P1">guuuulp</text:p>
      <text:p text:style-name="P1">guuuuys</text:p>
      <text:p text:style-name="P1">Guuuuys</text:p>
      <text:p text:style-name="P1">guy</text:p>
      <text:p text:style-name="P1">Guy</text:p>
      <text:p text:style-name="P1">guy's</text:p>
      <text:p text:style-name="P1">guys</text:p>
      <text:p text:style-name="P1">Guys</text:p>
      <text:p text:style-name="P1">Gwaaaah</text:p>
      <text:p text:style-name="P1">Gyah</text:p>
      <text:p text:style-name="P1">gym</text:p>
      <text:p text:style-name="P1">h</text:p>
      <text:p text:style-name="P1">ha</text:p>
      <text:p text:style-name="P1">Ha</text:p>
      <text:p text:style-name="P1">HA</text:p>
      <text:p text:style-name="P1">haaaugh</text:p>
      <text:p text:style-name="P1">haaay</text:p>
      <text:p text:style-name="P1">haay</text:p>
      <text:p text:style-name="P1">habit</text:p>
      <text:p text:style-name="P1">habits</text:p>
      <text:p text:style-name="P1">Habits</text:p>
      <text:p text:style-name="P1">hack</text:p>
      <text:p text:style-name="P1">had</text:p>
      <text:p text:style-name="P1">Had</text:p>
      <text:p text:style-name="P1">HAD</text:p>
      <text:p text:style-name="P1">hadn</text:p>
      <text:p text:style-name="P1">Hadn</text:p>
      <text:p text:style-name="P1">hadn't<text:span text:style-name="T12">(had not)</text:span></text:p>
      <text:p text:style-name="P1">Hadn't<text:span text:style-name="T12">(Had not)</text:span></text:p>
      <text:p text:style-name="P1">Hadrian</text:p>
      <text:p text:style-name="P1">Hadrian's</text:p>
      <text:p text:style-name="P1">hafta</text:p>
      <text:p text:style-name="P1">haggling</text:p>
      <text:p text:style-name="P3"><text:span text:style-name="T5">hah</text:span></text:p>
      <text:p text:style-name="P1">Hah</text:p>
      <text:p text:style-name="P1">haha</text:p>
      <text:p text:style-name="P1">Haha</text:p>
      <text:p text:style-name="P1">hahaha</text:p>
      <text:p text:style-name="P1">Hahaha</text:p>
      <text:p text:style-name="P1">hahahaha</text:p>
      <text:p text:style-name="P1">Hahahaha</text:p>
      <text:p text:style-name="P1">Hahahahahaha</text:p>
      <text:p text:style-name="P1"><text:soft-page-break/>hair</text:p>
      <text:p text:style-name="P1">haircut</text:p>
      <text:p text:style-name="P1">hairdo</text:p>
      <text:p text:style-name="P1">haired</text:p>
      <text:p text:style-name="P1">hairstyle</text:p>
      <text:p text:style-name="P1">half</text:p>
      <text:p text:style-name="P1">Half</text:p>
      <text:p text:style-name="P1">halfway</text:p>
      <text:p text:style-name="P1">Halfway</text:p>
      <text:p text:style-name="P1">hall</text:p>
      <text:p text:style-name="P1">Hall</text:p>
      <text:p text:style-name="P1">hallucinate</text:p>
      <text:p text:style-name="P1">hallucinating</text:p>
      <text:p text:style-name="P1">hallway</text:p>
      <text:p text:style-name="P1">Hallway</text:p>
      <text:p text:style-name="P1">hallways</text:p>
      <text:p text:style-name="P1">HALT</text:p>
      <text:p text:style-name="P1">ham</text:p>
      <text:p text:style-name="P1">Hamburger</text:p>
      <text:p text:style-name="P1">hand</text:p>
      <text:p text:style-name="P1">Hand</text:p>
      <text:p text:style-name="P1">handed</text:p>
      <text:p text:style-name="P1">handedly</text:p>
      <text:p text:style-name="P1">handful</text:p>
      <text:p text:style-name="P1">handing</text:p>
      <text:p text:style-name="P1">handle</text:p>
      <text:p text:style-name="P1">handled</text:p>
      <text:p text:style-name="P1">Handled</text:p>
      <text:p text:style-name="P1">handling</text:p>
      <text:p text:style-name="P1">handouts</text:p>
      <text:p text:style-name="P1">hands</text:p>
      <text:p text:style-name="P1">Hands</text:p>
      <text:p text:style-name="P1">handshake</text:p>
      <text:p text:style-name="P1">Handshake</text:p>
      <text:p text:style-name="P1">handshakes</text:p>
      <text:p text:style-name="P1">Handshakes</text:p>
      <text:p text:style-name="P1">handsome</text:p>
      <text:p text:style-name="P1">handy</text:p>
      <text:p text:style-name="P1">hang</text:p>
      <text:p text:style-name="P1">Hang</text:p>
      <text:p text:style-name="P1">hangin</text:p>
      <text:p text:style-name="P6">hangin'<text:span text:style-name="T12">(hanging)</text:span></text:p>
      <text:p text:style-name="P3"><text:span text:style-name="T5">hanging</text:span></text:p>
      <text:p text:style-name="P1">Hanging</text:p>
      <text:p text:style-name="P1">Hank</text:p>
      <text:p text:style-name="P1">happen</text:p>
      <text:p text:style-name="P1">Happen</text:p>
      <text:p text:style-name="P1">HAPPEN</text:p>
      <text:p text:style-name="P1">happened</text:p>
      <text:p text:style-name="P1">happening</text:p>
      <text:p text:style-name="P1">happens</text:p>
      <text:p text:style-name="P1"><text:soft-page-break/>happier</text:p>
      <text:p text:style-name="P1">happily</text:p>
      <text:p text:style-name="P1">happy</text:p>
      <text:p text:style-name="P1">Happy</text:p>
      <text:p text:style-name="P1">Happyland</text:p>
      <text:p text:style-name="P1">Har'lang</text:p>
      <text:p text:style-name="P1">harbouring</text:p>
      <text:p text:style-name="P1">hard</text:p>
      <text:p text:style-name="P1">Hard</text:p>
      <text:p text:style-name="P1">HARD</text:p>
      <text:p text:style-name="P1">hardball</text:p>
      <text:p text:style-name="P1">hardcore</text:p>
      <text:p text:style-name="P1">Hardened</text:p>
      <text:p text:style-name="P1">harder</text:p>
      <text:p text:style-name="P1">hardest</text:p>
      <text:p text:style-name="P1">Hardian</text:p>
      <text:p text:style-name="P1">hardly</text:p>
      <text:p text:style-name="P1">Hardly</text:p>
      <text:p text:style-name="P1">hargh</text:p>
      <text:p text:style-name="P1">harm</text:p>
      <text:p text:style-name="P1">Harm</text:p>
      <text:p text:style-name="P1">harming</text:p>
      <text:p text:style-name="P1">Harming</text:p>
      <text:p text:style-name="P1">harmless</text:p>
      <text:p text:style-name="P1">harmlessly</text:p>
      <text:p text:style-name="P1">Harper</text:p>
      <text:p text:style-name="P1">HARPER</text:p>
      <text:p text:style-name="P1">Harper's</text:p>
      <text:p text:style-name="P1">harrowing</text:p>
      <text:p text:style-name="P1">Harry</text:p>
      <text:p text:style-name="P1">harsh</text:p>
      <text:p text:style-name="P1">Harsh</text:p>
      <text:p text:style-name="P1">harshly</text:p>
      <text:p text:style-name="P1">harvesting</text:p>
      <text:p text:style-name="P1">has</text:p>
      <text:p text:style-name="P1">Has</text:p>
      <text:p text:style-name="P1">HAS</text:p>
      <text:p text:style-name="P1">hash</text:p>
      <text:p text:style-name="P1">hashtag</text:p>
      <text:p text:style-name="P1">Hashtag</text:p>
      <text:p text:style-name="P1">HASHTAG</text:p>
      <text:p text:style-name="P1">hasn</text:p>
      <text:p text:style-name="P3"><text:span text:style-name="T5">hasn't</text:span><text:span text:style-name="T13">(has not)</text:span></text:p>
      <text:p text:style-name="P1">haste</text:p>
      <text:p text:style-name="P1">hasty</text:p>
      <text:p text:style-name="P1">hat</text:p>
      <text:p text:style-name="P1">HATCH</text:p>
      <text:p text:style-name="P1">hate</text:p>
      <text:p text:style-name="P1">Hate</text:p>
      <text:p text:style-name="P1">hated</text:p>
      <text:p text:style-name="P1">hates</text:p>
      <text:p text:style-name="P1"><text:soft-page-break/>haul</text:p>
      <text:p text:style-name="P1">haunted</text:p>
      <text:p text:style-name="P1">haunting</text:p>
      <text:p text:style-name="P1">have</text:p>
      <text:p text:style-name="P1">Have</text:p>
      <text:p text:style-name="P1">HAVE</text:p>
      <text:p text:style-name="P1">haven</text:p>
      <text:p text:style-name="P1">Haven</text:p>
      <text:p text:style-name="P1">haven't<text:span text:style-name="T14">(have not)</text:span></text:p>
      <text:p text:style-name="P1">Haven't<text:span text:style-name="T14">(Have not)</text:span></text:p>
      <text:p text:style-name="P7">havin'<text:span text:style-name="T14">(having)</text:span></text:p>
      <text:p text:style-name="P1">having</text:p>
      <text:p text:style-name="P1">Having</text:p>
      <text:p text:style-name="P1">hayday</text:p>
      <text:p text:style-name="P1">hazard</text:p>
      <text:p text:style-name="P1">he</text:p>
      <text:p text:style-name="P1">He</text:p>
      <text:p text:style-name="P1">HE</text:p>
      <text:p text:style-name="P1">he'd<text:span text:style-name="T14">(he would)</text:span></text:p>
      <text:p text:style-name="P7">He'd<text:span text:style-name="T14">(He would)</text:span></text:p>
      <text:p text:style-name="P1">he'll<text:span text:style-name="T14">(he will)</text:span></text:p>
      <text:p text:style-name="P1">He'll<text:span text:style-name="T14">(He will)</text:span></text:p>
      <text:p text:style-name="P1">he's</text:p>
      <text:p text:style-name="P1">He's</text:p>
      <text:p text:style-name="P1">HE's</text:p>
      <text:p text:style-name="P1">HE'S</text:p>
      <text:p text:style-name="P1">head</text:p>
      <text:p text:style-name="P1">Head</text:p>
      <text:p text:style-name="P1">headache</text:p>
      <text:p text:style-name="P1">headbuts</text:p>
      <text:p text:style-name="P1">headbutted</text:p>
      <text:p text:style-name="P1">headbutts</text:p>
      <text:p text:style-name="P1">headed</text:p>
      <text:p text:style-name="P1">HEADED</text:p>
      <text:p text:style-name="P1">heading</text:p>
      <text:p text:style-name="P1">Heading</text:p>
      <text:p text:style-name="P1">heads</text:p>
      <text:p text:style-name="P1">Heads</text:p>
      <text:p text:style-name="P1">headset</text:p>
      <text:p text:style-name="P1">Headset</text:p>
      <text:p text:style-name="P1">headwear</text:p>
      <text:p text:style-name="P1">heal</text:p>
      <text:p text:style-name="P3"><text:span text:style-name="T5">Heal</text:span></text:p>
      <text:p text:style-name="P1">health</text:p>
      <text:p text:style-name="P1">healthy</text:p>
      <text:p text:style-name="P1">hear</text:p>
      <text:p text:style-name="P1">Hear</text:p>
      <text:p text:style-name="P1">HEAR</text:p>
      <text:p text:style-name="P1">heard</text:p>
      <text:p text:style-name="P1">Heard</text:p>
      <text:p text:style-name="P1">HEARD</text:p>
      <text:p text:style-name="P1"><text:soft-page-break/>hearing</text:p>
      <text:p text:style-name="P1">Hearing</text:p>
      <text:p text:style-name="P1">hears</text:p>
      <text:p text:style-name="P1">heart</text:p>
      <text:p text:style-name="P1">Heart</text:p>
      <text:p text:style-name="P1">hearted</text:p>
      <text:p text:style-name="P1">heartless</text:p>
      <text:p text:style-name="P1">hearts</text:p>
      <text:p text:style-name="P1">heat</text:p>
      <text:p text:style-name="P1">heated</text:p>
      <text:p text:style-name="P1">heavens</text:p>
      <text:p text:style-name="P1">heavy</text:p>
      <text:p text:style-name="P1">Heavy</text:p>
      <text:p text:style-name="P1">heck</text:p>
      <text:p text:style-name="P1">Heck</text:p>
      <text:p text:style-name="P1">heckmouth</text:p>
      <text:p text:style-name="P1">Heckmouth</text:p>
      <text:p text:style-name="P1">HECKMOUTH</text:p>
      <text:p text:style-name="P1">heee</text:p>
      <text:p text:style-name="P1">Heeere</text:p>
      <text:p text:style-name="P1">heeyyy</text:p>
      <text:p text:style-name="P1">Heeyyy</text:p>
      <text:p text:style-name="P1">hefty</text:p>
      <text:p text:style-name="P1">heh</text:p>
      <text:p text:style-name="P1">Heh</text:p>
      <text:p text:style-name="P1">hehe</text:p>
      <text:p text:style-name="P1">Hehe</text:p>
      <text:p text:style-name="P1">heheh</text:p>
      <text:p text:style-name="P1">Heheh</text:p>
      <text:p text:style-name="P1">hehehe</text:p>
      <text:p text:style-name="P1">Hehehe</text:p>
      <text:p text:style-name="P1">heheheh</text:p>
      <text:p text:style-name="P1">Hehehehe</text:p>
      <text:p text:style-name="P1">height</text:p>
      <text:p text:style-name="P1">heights</text:p>
      <text:p text:style-name="P1">heist</text:p>
      <text:p text:style-name="P1">hel</text:p>
      <text:p text:style-name="P1">Hel</text:p>
      <text:p text:style-name="P1">held</text:p>
      <text:p text:style-name="P1">Held</text:p>
      <text:p text:style-name="P1">hell</text:p>
      <text:p text:style-name="P1">Hellllooooo</text:p>
      <text:p text:style-name="P3"><text:span text:style-name="T5">hello</text:span></text:p>
      <text:p text:style-name="P1">Hello</text:p>
      <text:p text:style-name="P1">HELLO</text:p>
      <text:p text:style-name="P1">Hellooo</text:p>
      <text:p text:style-name="P1">Helloooo</text:p>
      <text:p text:style-name="P1">Hellooooooo</text:p>
      <text:p text:style-name="P1">helmet</text:p>
      <text:p text:style-name="P1">helmets</text:p>
      <text:p text:style-name="P1">Helmets</text:p>
      <text:p text:style-name="P1"><text:soft-page-break/>help</text:p>
      <text:p text:style-name="P1">Help</text:p>
      <text:p text:style-name="P1">helped</text:p>
      <text:p text:style-name="P1">Helped</text:p>
      <text:p text:style-name="P1">helpful</text:p>
      <text:p text:style-name="P1">Helpful</text:p>
      <text:p text:style-name="P1">helping</text:p>
      <text:p text:style-name="P1">Helping</text:p>
      <text:p text:style-name="P1">HELPLESS</text:p>
      <text:p text:style-name="P1">helps</text:p>
      <text:p text:style-name="P1">HELPS</text:p>
      <text:p text:style-name="P1">hem</text:p>
      <text:p text:style-name="P1">Hence</text:p>
      <text:p text:style-name="P1">henchman</text:p>
      <text:p text:style-name="P1">henchmen</text:p>
      <text:p text:style-name="P1">Henry</text:p>
      <text:p text:style-name="P1">her</text:p>
      <text:p text:style-name="P1">Her</text:p>
      <text:p text:style-name="P1">HER</text:p>
      <text:p text:style-name="P1">herd</text:p>
      <text:p text:style-name="P1">here</text:p>
      <text:p text:style-name="P1">Here</text:p>
      <text:p text:style-name="P1">HERE</text:p>
      <text:p text:style-name="P1">Here's<text:span text:style-name="T14">(Here is)</text:span></text:p>
      <text:p text:style-name="P1">hereby</text:p>
      <text:p text:style-name="P1">heretofore</text:p>
      <text:p text:style-name="P1">hero</text:p>
      <text:p text:style-name="P1">Hero</text:p>
      <text:p text:style-name="P1">HERO</text:p>
      <text:p text:style-name="P1">heroes</text:p>
      <text:p text:style-name="P1">Heroes</text:p>
      <text:p text:style-name="P1">heroic</text:p>
      <text:p text:style-name="P1">hers</text:p>
      <text:p text:style-name="P1">herself</text:p>
      <text:p text:style-name="P1">Herself</text:p>
      <text:p text:style-name="P1">Herzog</text:p>
      <text:p text:style-name="P1">hesitant</text:p>
      <text:p text:style-name="P1">hesitates</text:p>
      <text:p text:style-name="P1">hesitation</text:p>
      <text:p text:style-name="P1">hey</text:p>
      <text:p text:style-name="P1">Hey</text:p>
      <text:p text:style-name="P1">HEY</text:p>
      <text:p text:style-name="P3"><text:span text:style-name="T5">Heyyy</text:span></text:p>
      <text:p text:style-name="P1">hi</text:p>
      <text:p text:style-name="P1">Hi</text:p>
      <text:p text:style-name="P1">hid</text:p>
      <text:p text:style-name="P1">hidden</text:p>
      <text:p text:style-name="P1">Hidden</text:p>
      <text:p text:style-name="P1">hide</text:p>
      <text:p text:style-name="P1">Hide</text:p>
      <text:p text:style-name="P1">HIDE</text:p>
      <text:p text:style-name="P1"><text:soft-page-break/>hideaway</text:p>
      <text:p text:style-name="P1">hideous</text:p>
      <text:p text:style-name="P1">hideout</text:p>
      <text:p text:style-name="P1">Hideout</text:p>
      <text:p text:style-name="P1">hides</text:p>
      <text:p text:style-name="P1">hiding</text:p>
      <text:p text:style-name="P1">Hiding</text:p>
      <text:p text:style-name="P1">high</text:p>
      <text:p text:style-name="P1">High</text:p>
      <text:p text:style-name="P1">higher</text:p>
      <text:p text:style-name="P1">highest</text:p>
      <text:p text:style-name="P1">highlighted</text:p>
      <text:p text:style-name="P1">highly</text:p>
      <text:p text:style-name="P1">hiiiigh</text:p>
      <text:p text:style-name="P1">hijinks</text:p>
      <text:p text:style-name="P1">hilarious</text:p>
      <text:p text:style-name="P1">Hilarious</text:p>
      <text:p text:style-name="P1">Hilda</text:p>
      <text:p text:style-name="P1">hill</text:p>
      <text:p text:style-name="P1">Hill</text:p>
      <text:p text:style-name="P1">hills</text:p>
      <text:p text:style-name="P1">him</text:p>
      <text:p text:style-name="P1">Him</text:p>
      <text:p text:style-name="P1">HIM</text:p>
      <text:p text:style-name="P1">himself</text:p>
      <text:p text:style-name="P1">hint</text:p>
      <text:p text:style-name="P1">Hint</text:p>
      <text:p text:style-name="P1">hints</text:p>
      <text:p text:style-name="P1">hip</text:p>
      <text:p text:style-name="P1">hips</text:p>
      <text:p text:style-name="P1">hire</text:p>
      <text:p text:style-name="P1">his</text:p>
      <text:p text:style-name="P1">His</text:p>
      <text:p text:style-name="P1">hisses</text:p>
      <text:p text:style-name="P1">hissing</text:p>
      <text:p text:style-name="P1">historical</text:p>
      <text:p text:style-name="P1">history</text:p>
      <text:p text:style-name="P1">History</text:p>
      <text:p text:style-name="P1">hit</text:p>
      <text:p text:style-name="P1">Hit</text:p>
      <text:p text:style-name="P1">hits</text:p>
      <text:p text:style-name="P1">hitting</text:p>
      <text:p text:style-name="P3"><text:span text:style-name="T5">Hitting</text:span></text:p>
      <text:p text:style-name="P1">Hiya</text:p>
      <text:p text:style-name="P1">Hiyah</text:p>
      <text:p text:style-name="P1">hm</text:p>
      <text:p text:style-name="P1">Hm</text:p>
      <text:p text:style-name="P1">hmm</text:p>
      <text:p text:style-name="P1">Hmm</text:p>
      <text:p text:style-name="P1">HMM</text:p>
      <text:p text:style-name="P1">hmmm</text:p>
      <text:p text:style-name="P1"><text:soft-page-break/>Hmmm</text:p>
      <text:p text:style-name="P1">Hmmmm</text:p>
      <text:p text:style-name="P1">Hmmmmm</text:p>
      <text:p text:style-name="P1">HMMMMMM</text:p>
      <text:p text:style-name="P1">Hmpf</text:p>
      <text:p text:style-name="P1">Hmph</text:p>
      <text:p text:style-name="P1">hn</text:p>
      <text:p text:style-name="P1">hng</text:p>
      <text:p text:style-name="P1">Hng</text:p>
      <text:p text:style-name="P1">Hngn</text:p>
      <text:p text:style-name="P1">ho</text:p>
      <text:p text:style-name="P1">Ho</text:p>
      <text:p text:style-name="P1">hoard</text:p>
      <text:p text:style-name="P1">hoardes</text:p>
      <text:p text:style-name="P1">hoarding</text:p>
      <text:p text:style-name="P1">hobbies</text:p>
      <text:p text:style-name="P1">hoe</text:p>
      <text:p text:style-name="P1">Hoe</text:p>
      <text:p text:style-name="P1">hog</text:p>
      <text:p text:style-name="P1">Hog</text:p>
      <text:p text:style-name="P1">Hohoho</text:p>
      <text:p text:style-name="P1">hold</text:p>
      <text:p text:style-name="P1">Hold</text:p>
      <text:p text:style-name="P1">HOLD</text:p>
      <text:p text:style-name="P1">Holder</text:p>
      <text:p text:style-name="P1">holding</text:p>
      <text:p text:style-name="P1">Holding</text:p>
      <text:p text:style-name="P1">holds</text:p>
      <text:p text:style-name="P1">Holds</text:p>
      <text:p text:style-name="P1">holdup</text:p>
      <text:p text:style-name="P1">hole</text:p>
      <text:p text:style-name="P1">Hole</text:p>
      <text:p text:style-name="P1">holed</text:p>
      <text:p text:style-name="P1">holes</text:p>
      <text:p text:style-name="P1">hollow</text:p>
      <text:p text:style-name="P1">hologram</text:p>
      <text:p text:style-name="P1">holy</text:p>
      <text:p text:style-name="P1">Holy</text:p>
      <text:p text:style-name="P1">homage</text:p>
      <text:p text:style-name="P1">home</text:p>
      <text:p text:style-name="P1">Home</text:p>
      <text:p text:style-name="P3"><text:span text:style-name="T5">HOME</text:span><text:span text:style-name="T5"/></text:p>
      <text:p text:style-name="P1">homes</text:p>
      <text:p text:style-name="P1">hometown</text:p>
      <text:p text:style-name="P1">homeworld</text:p>
      <text:p text:style-name="P1">Hon</text:p>
      <text:p text:style-name="P1">honest</text:p>
      <text:p text:style-name="P1">Honest</text:p>
      <text:p text:style-name="P1">honestly</text:p>
      <text:p text:style-name="P1">Honestly</text:p>
      <text:p text:style-name="P1">honesty</text:p>
      <text:p text:style-name="P1"><text:soft-page-break/>Honesty's</text:p>
      <text:p text:style-name="P1">Honey</text:p>
      <text:p text:style-name="P1">honor</text:p>
      <text:p text:style-name="P1">Honor</text:p>
      <text:p text:style-name="P1">honorable</text:p>
      <text:p text:style-name="P1">Honorary</text:p>
      <text:p text:style-name="P1">honored</text:p>
      <text:p text:style-name="P1">honors</text:p>
      <text:p text:style-name="P1">honoured</text:p>
      <text:p text:style-name="P1">hoo</text:p>
      <text:p text:style-name="P1">Hoo</text:p>
      <text:p text:style-name="P1">hoof</text:p>
      <text:p text:style-name="P1">Hoof</text:p>
      <text:p text:style-name="P1">hook</text:p>
      <text:p text:style-name="P1">hooked</text:p>
      <text:p text:style-name="P1">Hooo</text:p>
      <text:p text:style-name="P1">Hooolllllder</text:p>
      <text:p text:style-name="P1">hoooo</text:p>
      <text:p text:style-name="P1">Hoooo</text:p>
      <text:p text:style-name="P1">Hoooolllderrrrr</text:p>
      <text:p text:style-name="P1">hop</text:p>
      <text:p text:style-name="P1">hope</text:p>
      <text:p text:style-name="P1">Hope</text:p>
      <text:p text:style-name="P1">hoped</text:p>
      <text:p text:style-name="P1">hopefully</text:p>
      <text:p text:style-name="P1">Hopefully</text:p>
      <text:p text:style-name="P1">hopeless</text:p>
      <text:p text:style-name="P1">hopes</text:p>
      <text:p text:style-name="P1">hoping</text:p>
      <text:p text:style-name="P1">Hoping</text:p>
      <text:p text:style-name="P1">hopped</text:p>
      <text:p text:style-name="P1">hopper</text:p>
      <text:p text:style-name="P1">Hopper</text:p>
      <text:p text:style-name="P1">hoppers</text:p>
      <text:p text:style-name="P1">Hoppers</text:p>
      <text:p text:style-name="P1">hopping</text:p>
      <text:p text:style-name="P1">hops</text:p>
      <text:p text:style-name="P1">horde</text:p>
      <text:p text:style-name="P1">hordes</text:p>
      <text:p text:style-name="P1">horizon</text:p>
      <text:p text:style-name="P1">horizontally</text:p>
      <text:p text:style-name="P3"><text:span text:style-name="T5">horrible</text:span></text:p>
      <text:p text:style-name="P1">Horrible</text:p>
      <text:p text:style-name="P1">Horrid</text:p>
      <text:p text:style-name="P1">horrified</text:p>
      <text:p text:style-name="P1">Horrified</text:p>
      <text:p text:style-name="P1">horrifying</text:p>
      <text:p text:style-name="P1">horror</text:p>
      <text:p text:style-name="P1">horse</text:p>
      <text:p text:style-name="P1">Horse</text:p>
      <text:p text:style-name="P1">horseback</text:p>
      <text:p text:style-name="P1"><text:soft-page-break/>horsemanship</text:p>
      <text:p text:style-name="P1">horses</text:p>
      <text:p text:style-name="P1">Horses</text:p>
      <text:p text:style-name="P1">host</text:p>
      <text:p text:style-name="P1">Host</text:p>
      <text:p text:style-name="P1">hostile</text:p>
      <text:p text:style-name="P1">Hostile</text:p>
      <text:p text:style-name="P1">hostility</text:p>
      <text:p text:style-name="P1">hosts</text:p>
      <text:p text:style-name="P1">hot</text:p>
      <text:p text:style-name="P1">Hot</text:p>
      <text:p text:style-name="P1">HOT</text:p>
      <text:p text:style-name="P1">hothead</text:p>
      <text:p text:style-name="P1">hour</text:p>
      <text:p text:style-name="P1">hours</text:p>
      <text:p text:style-name="P1">house</text:p>
      <text:p text:style-name="P1">House</text:p>
      <text:p text:style-name="P1">houseguests</text:p>
      <text:p text:style-name="P1">houses</text:p>
      <text:p text:style-name="P1">housework</text:p>
      <text:p text:style-name="P1">hovers</text:p>
      <text:p text:style-name="P1">how</text:p>
      <text:p text:style-name="P1">How</text:p>
      <text:p text:style-name="P1">HOW</text:p>
      <text:p text:style-name="P1">how'd<text:span text:style-name="T15">(how would)</text:span></text:p>
      <text:p text:style-name="P8">How'd<text:span text:style-name="T15">(How would)</text:span></text:p>
      <text:p text:style-name="P1">How'm<text:span text:style-name="T15">(How am)</text:span></text:p>
      <text:p text:style-name="P1">how're<text:span text:style-name="T15">(how are)</text:span></text:p>
      <text:p text:style-name="P1">How're<text:span text:style-name="T15">(How are)</text:span></text:p>
      <text:p text:style-name="P1">how's<text:span text:style-name="T15">(how is)</text:span></text:p>
      <text:p text:style-name="P1">How's<text:span text:style-name="T15">(How is)</text:span></text:p>
      <text:p text:style-name="P1">howdy</text:p>
      <text:p text:style-name="P1">however</text:p>
      <text:p text:style-name="P1">However</text:p>
      <text:p text:style-name="P1">howls</text:p>
      <text:p text:style-name="P1">Hrmph</text:p>
      <text:p text:style-name="P1">https</text:p>
      <text:p text:style-name="P1">hubrisitic</text:p>
      <text:p text:style-name="P1">huddle</text:p>
      <text:p text:style-name="P1">huddled</text:p>
      <text:p text:style-name="P1">hug</text:p>
      <text:p text:style-name="P3"><text:span text:style-name="T5">Hug</text:span></text:p>
      <text:p text:style-name="P1">huge</text:p>
      <text:p text:style-name="P1">hugely</text:p>
      <text:p text:style-name="P1">hugger</text:p>
      <text:p text:style-name="P1">hugs</text:p>
      <text:p text:style-name="P1">Hugs</text:p>
      <text:p text:style-name="P1">huh</text:p>
      <text:p text:style-name="P1">Huh</text:p>
      <text:p text:style-name="P1">human</text:p>
      <text:p text:style-name="P1">Human</text:p>
      <text:p text:style-name="P1"><text:soft-page-break/>humans</text:p>
      <text:p text:style-name="P1">humble</text:p>
      <text:p text:style-name="P1">humbled</text:p>
      <text:p text:style-name="P1">humbly</text:p>
      <text:p text:style-name="P1">humiliating</text:p>
      <text:p text:style-name="P1">Humiliating</text:p>
      <text:p text:style-name="P1">humility</text:p>
      <text:p text:style-name="P1">Humility</text:p>
      <text:p text:style-name="P1">Humming</text:p>
      <text:p text:style-name="P1">humongous</text:p>
      <text:p text:style-name="P1">humor</text:p>
      <text:p text:style-name="P1">Humor</text:p>
      <text:p text:style-name="P1">humorously</text:p>
      <text:p text:style-name="P1">hump</text:p>
      <text:p text:style-name="P1">hums</text:p>
      <text:p text:style-name="P1">hunch</text:p>
      <text:p text:style-name="P1">hundred</text:p>
      <text:p text:style-name="P1">HUNDRED</text:p>
      <text:p text:style-name="P1">hundreds</text:p>
      <text:p text:style-name="P1">hung</text:p>
      <text:p text:style-name="P1">hungry</text:p>
      <text:p text:style-name="P1">hunrgy</text:p>
      <text:p text:style-name="P1">hunt</text:p>
      <text:p text:style-name="P1">hunter</text:p>
      <text:p text:style-name="P1">hunters</text:p>
      <text:p text:style-name="P1">Hunters</text:p>
      <text:p text:style-name="P8">huntin'<text:span text:style-name="T15">(hunting)</text:span></text:p>
      <text:p text:style-name="P1">hunting</text:p>
      <text:p text:style-name="P1">Hunting</text:p>
      <text:p text:style-name="P1">hurry</text:p>
      <text:p text:style-name="P1">Hurry</text:p>
      <text:p text:style-name="P1">hurt</text:p>
      <text:p text:style-name="P1">Hurt</text:p>
      <text:p text:style-name="P1">hurting</text:p>
      <text:p text:style-name="P1">hurts</text:p>
      <text:p text:style-name="P1">hush</text:p>
      <text:p text:style-name="P1">Hush</text:p>
      <text:p text:style-name="P1">hustle</text:p>
      <text:p text:style-name="P1">hustlesticks</text:p>
      <text:p text:style-name="P1">hut</text:p>
      <text:p text:style-name="P1">Hut</text:p>
      <text:p text:style-name="P3"><text:span text:style-name="T5">HUUMPF</text:span></text:p>
      <text:p text:style-name="P1">HUUUGE</text:p>
      <text:p text:style-name="P1">huuuuge</text:p>
      <text:p text:style-name="P1">hwah</text:p>
      <text:p text:style-name="P1">Hy</text:p>
      <text:p text:style-name="P1">hyah</text:p>
      <text:p text:style-name="P1">Hyah</text:p>
      <text:p text:style-name="P1">hybrid</text:p>
      <text:p text:style-name="P1">hype</text:p>
      <text:p text:style-name="P1">hyper</text:p>
      <text:p text:style-name="P1"><text:soft-page-break/>hyperactive</text:p>
      <text:p text:style-name="P1">hypnotic</text:p>
      <text:p text:style-name="P1">Hypnotic</text:p>
      <text:p text:style-name="P1">hypothetical</text:p>
      <text:p text:style-name="P1">hypothetically</text:p>
      <text:p text:style-name="P1">hysterically</text:p>
      <text:p text:style-name="P1">i</text:p>
      <text:p text:style-name="P1">I</text:p>
      <text:p text:style-name="P1">I'd<text:span text:style-name="T15">(I would)</text:span></text:p>
      <text:p text:style-name="P1">I'll<text:span text:style-name="T15">(I will)</text:span></text:p>
      <text:p text:style-name="P1">I'LL<text:span text:style-name="T15">(I WILL)</text:span></text:p>
      <text:p text:style-name="P1">i'm<text:span text:style-name="T15">(i am)</text:span></text:p>
      <text:p text:style-name="P1">I'm<text:span text:style-name="T15">(I am)</text:span></text:p>
      <text:p text:style-name="P1">I'M<text:span text:style-name="T15">(I AM)</text:span></text:p>
      <text:p text:style-name="P1">I's<text:span text:style-name="T15">(It is)</text:span></text:p>
      <text:p text:style-name="P1">I've<text:span text:style-name="T15">(I have)</text:span></text:p>
      <text:p text:style-name="P1">Ian</text:p>
      <text:p text:style-name="P1">ice</text:p>
      <text:p text:style-name="P1">Ice</text:p>
      <text:p text:style-name="P1">icy</text:p>
      <text:p text:style-name="P1">Icy</text:p>
      <text:p text:style-name="P1">idea</text:p>
      <text:p text:style-name="P1">idealist</text:p>
      <text:p text:style-name="P1">ideals</text:p>
      <text:p text:style-name="P1">ideas</text:p>
      <text:p text:style-name="P1">Idenfity</text:p>
      <text:p text:style-name="P1">identical</text:p>
      <text:p text:style-name="P1">identified</text:p>
      <text:p text:style-name="P1">identity</text:p>
      <text:p text:style-name="P1">Identity</text:p>
      <text:p text:style-name="P1">idiot</text:p>
      <text:p text:style-name="P1">idiots</text:p>
      <text:p text:style-name="P1">IDIOTS</text:p>
      <text:p text:style-name="P1">idle</text:p>
      <text:p text:style-name="P1">Idle</text:p>
      <text:p text:style-name="P1">idly</text:p>
      <text:p text:style-name="P1">idols</text:p>
      <text:p text:style-name="P1">if</text:p>
      <text:p text:style-name="P1">If</text:p>
      <text:p text:style-name="P1">IF</text:p>
      <text:p text:style-name="P1">ignite</text:p>
      <text:p text:style-name="P3"><text:span text:style-name="T5">Ignite</text:span></text:p>
      <text:p text:style-name="P1">ignites</text:p>
      <text:p text:style-name="P1">Ignorance</text:p>
      <text:p text:style-name="P1">ignorant</text:p>
      <text:p text:style-name="P1">ignore</text:p>
      <text:p text:style-name="P1">Ignore</text:p>
      <text:p text:style-name="P1">ignores</text:p>
      <text:p text:style-name="P1">ignoring</text:p>
      <text:p text:style-name="P1">IGNORING</text:p>
      <text:p text:style-name="P1">Iieeee</text:p>
      <text:p text:style-name="P1"><text:soft-page-break/>Iiii</text:p>
      <text:p text:style-name="P1">Iiiii</text:p>
      <text:p text:style-name="P1">IIIIII</text:p>
      <text:p text:style-name="P1">ikes</text:p>
      <text:p text:style-name="P1">Ikthara</text:p>
      <text:p text:style-name="P1">ill</text:p>
      <text:p text:style-name="P1">illegal</text:p>
      <text:p text:style-name="P1">Illegal</text:p>
      <text:p text:style-name="P1">illogical</text:p>
      <text:p text:style-name="P1">illuminate</text:p>
      <text:p text:style-name="P1">illustrates</text:p>
      <text:p text:style-name="P1">image</text:p>
      <text:p text:style-name="P1">imaginable</text:p>
      <text:p text:style-name="P1">imagination</text:p>
      <text:p text:style-name="P1">imaginations</text:p>
      <text:p text:style-name="P1">imagine</text:p>
      <text:p text:style-name="P1">Imagine</text:p>
      <text:p text:style-name="P1">imagined</text:p>
      <text:p text:style-name="P1">imagining</text:p>
      <text:p text:style-name="P1">Imbeciles</text:p>
      <text:p text:style-name="P1">imitates</text:p>
      <text:p text:style-name="P1">Imitates</text:p>
      <text:p text:style-name="P1">imitating</text:p>
      <text:p text:style-name="P1">Imitating</text:p>
      <text:p text:style-name="P1">immature</text:p>
      <text:p text:style-name="P1">immediate</text:p>
      <text:p text:style-name="P1">immediately</text:p>
      <text:p text:style-name="P1">Immediately</text:p>
      <text:p text:style-name="P1">IMMEDIATELY</text:p>
      <text:p text:style-name="P1">immense</text:p>
      <text:p text:style-name="P1">Immoveable</text:p>
      <text:p text:style-name="P1">IMMOVEABLE</text:p>
      <text:p text:style-name="P1">impact</text:p>
      <text:p text:style-name="P1">impaled</text:p>
      <text:p text:style-name="P1">impassioned</text:p>
      <text:p text:style-name="P1">Impatient</text:p>
      <text:p text:style-name="P1">impeccable</text:p>
      <text:p text:style-name="P1">impending</text:p>
      <text:p text:style-name="P1">impenetrability</text:p>
      <text:p text:style-name="P1">Impersonating</text:p>
      <text:p text:style-name="P1">Impervium</text:p>
      <text:p text:style-name="P3"><text:span text:style-name="T5">implausible</text:span></text:p>
      <text:p text:style-name="P1">implicate</text:p>
      <text:p text:style-name="P1">implore</text:p>
      <text:p text:style-name="P1">implored</text:p>
      <text:p text:style-name="P1">implying</text:p>
      <text:p text:style-name="P1">impolite</text:p>
      <text:p text:style-name="P1">important</text:p>
      <text:p text:style-name="P1">importantly</text:p>
      <text:p text:style-name="P1">imposing</text:p>
      <text:p text:style-name="P1">impossible</text:p>
      <text:p text:style-name="P1"><text:soft-page-break/>Impossible</text:p>
      <text:p text:style-name="P1">imposter</text:p>
      <text:p text:style-name="P1">impostor</text:p>
      <text:p text:style-name="P1">impress</text:p>
      <text:p text:style-name="P1">impressed</text:p>
      <text:p text:style-name="P1">impresses</text:p>
      <text:p text:style-name="P1">impression</text:p>
      <text:p text:style-name="P1">impressive</text:p>
      <text:p text:style-name="P1">Impressive</text:p>
      <text:p text:style-name="P1">Impressively</text:p>
      <text:p text:style-name="P1">impressiveness</text:p>
      <text:p text:style-name="P1">imprison</text:p>
      <text:p text:style-name="P1">imprisoned</text:p>
      <text:p text:style-name="P1">improve</text:p>
      <text:p text:style-name="P1">improved</text:p>
      <text:p text:style-name="P1">improvements</text:p>
      <text:p text:style-name="P1">impulse</text:p>
      <text:p text:style-name="P1">impulses</text:p>
      <text:p text:style-name="P1">impulsive</text:p>
      <text:p text:style-name="P1">in</text:p>
      <text:p text:style-name="P1">In</text:p>
      <text:p text:style-name="P1">IN</text:p>
      <text:p text:style-name="P1">inadequate</text:p>
      <text:p text:style-name="P1">incapable</text:p>
      <text:p text:style-name="P1">incentive</text:p>
      <text:p text:style-name="P1">Incentive</text:p>
      <text:p text:style-name="P1">Inches</text:p>
      <text:p text:style-name="P1">incident</text:p>
      <text:p text:style-name="P1">inclined</text:p>
      <text:p text:style-name="P1">include</text:p>
      <text:p text:style-name="P1">including</text:p>
      <text:p text:style-name="P1">Including</text:p>
      <text:p text:style-name="P1">incomers</text:p>
      <text:p text:style-name="P1">incoming</text:p>
      <text:p text:style-name="P1">Incoming</text:p>
      <text:p text:style-name="P1">incompetence</text:p>
      <text:p text:style-name="P1">Inconceivable</text:p>
      <text:p text:style-name="P1">inconsiderate</text:p>
      <text:p text:style-name="P1">inconvenience</text:p>
      <text:p text:style-name="P1">inconvenient</text:p>
      <text:p text:style-name="P1">incorrect</text:p>
      <text:p text:style-name="P3"><text:span text:style-name="T5">Incorrect</text:span></text:p>
      <text:p text:style-name="P1">increases</text:p>
      <text:p text:style-name="P1">incredible</text:p>
      <text:p text:style-name="P1">Incredible</text:p>
      <text:p text:style-name="P1">INCREDIBLE</text:p>
      <text:p text:style-name="P1">incredibly</text:p>
      <text:p text:style-name="P1">Incredibly</text:p>
      <text:p text:style-name="P1">INCREDIBLY</text:p>
      <text:p text:style-name="P1">incriminating</text:p>
      <text:p text:style-name="P1">indeed</text:p>
      <text:p text:style-name="P1"><text:soft-page-break/>Indeed</text:p>
      <text:p text:style-name="P1">Indefinitely</text:p>
      <text:p text:style-name="P1">independent</text:p>
      <text:p text:style-name="P1">indestructible</text:p>
      <text:p text:style-name="P1">indicating</text:p>
      <text:p text:style-name="P1">indication</text:p>
      <text:p text:style-name="P1">indirect</text:p>
      <text:p text:style-name="P1">indisputably</text:p>
      <text:p text:style-name="P1">individual</text:p>
      <text:p text:style-name="P1">individualistic</text:p>
      <text:p text:style-name="P1">individuals</text:p>
      <text:p text:style-name="P1">ine</text:p>
      <text:p text:style-name="P1">inefficient</text:p>
      <text:p text:style-name="P1">Inefficient</text:p>
      <text:p text:style-name="P1">inescapable</text:p>
      <text:p text:style-name="P1">inevitable</text:p>
      <text:p text:style-name="P1">infamous</text:p>
      <text:p text:style-name="P1">infected</text:p>
      <text:p text:style-name="P1">infer</text:p>
      <text:p text:style-name="P1">infernal</text:p>
      <text:p text:style-name="P1">infiltrating</text:p>
      <text:p text:style-name="P1">infinite</text:p>
      <text:p text:style-name="P1">infinitely</text:p>
      <text:p text:style-name="P1">infinitum</text:p>
      <text:p text:style-name="P1">Infinity</text:p>
      <text:p text:style-name="P1">inflicted</text:p>
      <text:p text:style-name="P1">inflicting</text:p>
      <text:p text:style-name="P1">influenced</text:p>
      <text:p text:style-name="P1">informants</text:p>
      <text:p text:style-name="P1">information</text:p>
      <text:p text:style-name="P1">Information</text:p>
      <text:p text:style-name="P1">informed</text:p>
      <text:p text:style-name="P1">infrastructure</text:p>
      <text:p text:style-name="P1">infused</text:p>
      <text:p text:style-name="P1">ing</text:p>
      <text:p text:style-name="P1">ingenious</text:p>
      <text:p text:style-name="P1">ingots</text:p>
      <text:p text:style-name="P1">ingratitude</text:p>
      <text:p text:style-name="P1">ingredients</text:p>
      <text:p text:style-name="P1">inherently</text:p>
      <text:p text:style-name="P1">initials</text:p>
      <text:p text:style-name="P3"><text:span text:style-name="T5">initiated</text:span></text:p>
      <text:p text:style-name="P1">Initiated</text:p>
      <text:p text:style-name="P1">Initiating</text:p>
      <text:p text:style-name="P1">injuries</text:p>
      <text:p text:style-name="P1">inmate</text:p>
      <text:p text:style-name="P1">Inmate</text:p>
      <text:p text:style-name="P1">inmates</text:p>
      <text:p text:style-name="P1">inn</text:p>
      <text:p text:style-name="P1">Inn</text:p>
      <text:p text:style-name="P1">Inn's</text:p>
      <text:p text:style-name="P1"><text:soft-page-break/>Innate</text:p>
      <text:p text:style-name="P1">inner</text:p>
      <text:p text:style-name="P1">innit</text:p>
      <text:p text:style-name="P1">innkeeper</text:p>
      <text:p text:style-name="P1">Innn</text:p>
      <text:p text:style-name="P1">innocence</text:p>
      <text:p text:style-name="P1">Innocence</text:p>
      <text:p text:style-name="P1">innocent</text:p>
      <text:p text:style-name="P1">Innocent</text:p>
      <text:p text:style-name="P1">innovation</text:p>
      <text:p text:style-name="P1">inns</text:p>
      <text:p text:style-name="P1">Inns</text:p>
      <text:p text:style-name="P1">ins</text:p>
      <text:p text:style-name="P1">insane</text:p>
      <text:p text:style-name="P1">INSANE</text:p>
      <text:p text:style-name="P1">insanity</text:p>
      <text:p text:style-name="P1">inscrutable</text:p>
      <text:p text:style-name="P1">insecure</text:p>
      <text:p text:style-name="P1">insensitive</text:p>
      <text:p text:style-name="P1">inside</text:p>
      <text:p text:style-name="P1">Inside</text:p>
      <text:p text:style-name="P1">INSIDE</text:p>
      <text:p text:style-name="P1">insight</text:p>
      <text:p text:style-name="P1">insiginficant</text:p>
      <text:p text:style-name="P1">insignificant</text:p>
      <text:p text:style-name="P1">insist</text:p>
      <text:p text:style-name="P1">INSIST</text:p>
      <text:p text:style-name="P1">insolence</text:p>
      <text:p text:style-name="P1">inspect</text:p>
      <text:p text:style-name="P1">inspection</text:p>
      <text:p text:style-name="P1">inspiration</text:p>
      <text:p text:style-name="P1">inspirational</text:p>
      <text:p text:style-name="P1">inspire</text:p>
      <text:p text:style-name="P1">inspired</text:p>
      <text:p text:style-name="P1">inspires</text:p>
      <text:p text:style-name="P1">inspiring</text:p>
      <text:p text:style-name="P1">Inspiring</text:p>
      <text:p text:style-name="P1">install</text:p>
      <text:p text:style-name="P1">installed</text:p>
      <text:p text:style-name="P1">instant</text:p>
      <text:p text:style-name="P1">instantly</text:p>
      <text:p text:style-name="P3"><text:span text:style-name="T5">instead</text:span></text:p>
      <text:p text:style-name="P1">Instead</text:p>
      <text:p text:style-name="P1">instincts</text:p>
      <text:p text:style-name="P1">institute</text:p>
      <text:p text:style-name="P1">Institute</text:p>
      <text:p text:style-name="P1">Institute's</text:p>
      <text:p text:style-name="P1">instruction</text:p>
      <text:p text:style-name="P1">instructions</text:p>
      <text:p text:style-name="P1">Instructions</text:p>
      <text:p text:style-name="P1">insufferable</text:p>
      <text:p text:style-name="P1"><text:soft-page-break/>Insult</text:p>
      <text:p text:style-name="P1">insulting</text:p>
      <text:p text:style-name="P1">intact</text:p>
      <text:p text:style-name="P1">intel</text:p>
      <text:p text:style-name="P1">intellects</text:p>
      <text:p text:style-name="P1">intellectual</text:p>
      <text:p text:style-name="P1">intelligence</text:p>
      <text:p text:style-name="P1">intelligent</text:p>
      <text:p text:style-name="P1">intend</text:p>
      <text:p text:style-name="P1">intended</text:p>
      <text:p text:style-name="P1">intense</text:p>
      <text:p text:style-name="P1">Intense</text:p>
      <text:p text:style-name="P1">intensely</text:p>
      <text:p text:style-name="P1">intent</text:p>
      <text:p text:style-name="P1">intention</text:p>
      <text:p text:style-name="P1">intentional</text:p>
      <text:p text:style-name="P1">intentionally</text:p>
      <text:p text:style-name="P1">intentions</text:p>
      <text:p text:style-name="P1">Interaction</text:p>
      <text:p text:style-name="P1">interactions</text:p>
      <text:p text:style-name="P1">Interactions</text:p>
      <text:p text:style-name="P1">Interation</text:p>
      <text:p text:style-name="P1">intercepted</text:p>
      <text:p text:style-name="P1">interest</text:p>
      <text:p text:style-name="P1">interested</text:p>
      <text:p text:style-name="P1">Interested</text:p>
      <text:p text:style-name="P1">interesting</text:p>
      <text:p text:style-name="P1">Interesting</text:p>
      <text:p text:style-name="P1">interests</text:p>
      <text:p text:style-name="P1">interfere</text:p>
      <text:p text:style-name="P1">interfered</text:p>
      <text:p text:style-name="P1">Interference</text:p>
      <text:p text:style-name="P1">interfering</text:p>
      <text:p text:style-name="P1">interior</text:p>
      <text:p text:style-name="P1">Interior</text:p>
      <text:p text:style-name="P1">intern</text:p>
      <text:p text:style-name="P1">Intern</text:p>
      <text:p text:style-name="P1">internal</text:p>
      <text:p text:style-name="P1">Internal</text:p>
      <text:p text:style-name="P1">internship</text:p>
      <text:p text:style-name="P1">interrogate</text:p>
      <text:p text:style-name="P3"><text:span text:style-name="T5">Interrogate</text:span></text:p>
      <text:p text:style-name="P1">Interrogated</text:p>
      <text:p text:style-name="P1">interrogating</text:p>
      <text:p text:style-name="P1">interrogation</text:p>
      <text:p text:style-name="P1">interrupt</text:p>
      <text:p text:style-name="P1">interrupted</text:p>
      <text:p text:style-name="P1">INTERRUPTIONS</text:p>
      <text:p text:style-name="P1">interrupts</text:p>
      <text:p text:style-name="P1">intersection</text:p>
      <text:p text:style-name="P1">intertwined</text:p>
      <text:p text:style-name="P1"><text:soft-page-break/>intervenes</text:p>
      <text:p text:style-name="P1">interview</text:p>
      <text:p text:style-name="P1">Intimate</text:p>
      <text:p text:style-name="P1">intimidate</text:p>
      <text:p text:style-name="P1">Intimidate</text:p>
      <text:p text:style-name="P1">intimidated</text:p>
      <text:p text:style-name="P1">intimidating</text:p>
      <text:p text:style-name="P1">intimidation</text:p>
      <text:p text:style-name="P1">into</text:p>
      <text:p text:style-name="P1">Into</text:p>
      <text:p text:style-name="P1">INTO</text:p>
      <text:p text:style-name="P1">intrepid</text:p>
      <text:p text:style-name="P1">intrigued</text:p>
      <text:p text:style-name="P1">intriguing</text:p>
      <text:p text:style-name="P1">Intriguing</text:p>
      <text:p text:style-name="P1">intriguingly</text:p>
      <text:p text:style-name="P1">introduce</text:p>
      <text:p text:style-name="P1">introducing</text:p>
      <text:p text:style-name="P1">Introduction</text:p>
      <text:p text:style-name="P1">introductions</text:p>
      <text:p text:style-name="P1">intruder</text:p>
      <text:p text:style-name="P1">intruders</text:p>
      <text:p text:style-name="P1">intrusion</text:p>
      <text:p text:style-name="P1">invaders</text:p>
      <text:p text:style-name="P1">invaluable</text:p>
      <text:p text:style-name="P1">invented</text:p>
      <text:p text:style-name="P1">inventing</text:p>
      <text:p text:style-name="P1">invention</text:p>
      <text:p text:style-name="P1">Invention</text:p>
      <text:p text:style-name="P1">inventions</text:p>
      <text:p text:style-name="P1">Inventions</text:p>
      <text:p text:style-name="P1">inventive</text:p>
      <text:p text:style-name="P1">inventor</text:p>
      <text:p text:style-name="P1">inventors</text:p>
      <text:p text:style-name="P1">inventory</text:p>
      <text:p text:style-name="P1">Inventory</text:p>
      <text:p text:style-name="P1">inventory's</text:p>
      <text:p text:style-name="P1">inverts</text:p>
      <text:p text:style-name="P1">investigate</text:p>
      <text:p text:style-name="P1">investigating</text:p>
      <text:p text:style-name="P1">investigation</text:p>
      <text:p text:style-name="P3"><text:span text:style-name="T5">investment</text:span></text:p>
      <text:p text:style-name="P1">invincible</text:p>
      <text:p text:style-name="P1">invisibility</text:p>
      <text:p text:style-name="P1">Invisibility</text:p>
      <text:p text:style-name="P1">invisible</text:p>
      <text:p text:style-name="P1">Invisible</text:p>
      <text:p text:style-name="P1">invitation</text:p>
      <text:p text:style-name="P1">Invitation</text:p>
      <text:p text:style-name="P1">invitations</text:p>
      <text:p text:style-name="P1">invite</text:p>
      <text:p text:style-name="P1"><text:soft-page-break/>invited</text:p>
      <text:p text:style-name="P1">invites</text:p>
      <text:p text:style-name="P1">Inviting</text:p>
      <text:p text:style-name="P1">involve</text:p>
      <text:p text:style-name="P1">involved</text:p>
      <text:p text:style-name="P1">involves</text:p>
      <text:p text:style-name="P1">involving</text:p>
      <text:p text:style-name="P1">iota</text:p>
      <text:p text:style-name="P1">iron</text:p>
      <text:p text:style-name="P1">Iron</text:p>
      <text:p text:style-name="P1">IRON</text:p>
      <text:p text:style-name="P1">ironic</text:p>
      <text:p text:style-name="P1">irons</text:p>
      <text:p text:style-name="P1">irony</text:p>
      <text:p text:style-name="P1">irrational</text:p>
      <text:p text:style-name="P1">irrelevant</text:p>
      <text:p text:style-name="P1">irreplaceable</text:p>
      <text:p text:style-name="P1">irresponsible</text:p>
      <text:p text:style-name="P1">irritated</text:p>
      <text:p text:style-name="P1">is</text:p>
      <text:p text:style-name="P1">Is</text:p>
      <text:p text:style-name="P1">IS</text:p>
      <text:p text:style-name="P1">Isa</text:p>
      <text:p text:style-name="P1">ish</text:p>
      <text:p text:style-name="P1">Ish</text:p>
      <text:p text:style-name="P1">island</text:p>
      <text:p text:style-name="P1">Island</text:p>
      <text:p text:style-name="P1">island's</text:p>
      <text:p text:style-name="P1">islands</text:p>
      <text:p text:style-name="P1">isn</text:p>
      <text:p text:style-name="P1">Isn</text:p>
      <text:p text:style-name="P1">ISN</text:p>
      <text:p text:style-name="P1">isn't<text:span text:style-name="T15">(is not)</text:span></text:p>
      <text:p text:style-name="P1">Isn't<text:span text:style-name="T15">(Is not)</text:span></text:p>
      <text:p text:style-name="P1">isolate</text:p>
      <text:p text:style-name="P1">isolated</text:p>
      <text:p text:style-name="P1">issue</text:p>
      <text:p text:style-name="P1">issues</text:p>
      <text:p text:style-name="P1">it</text:p>
      <text:p text:style-name="P1">It</text:p>
      <text:p text:style-name="P1">IT</text:p>
      <text:p text:style-name="P3"><text:span text:style-name="T5">it'd</text:span><text:span text:style-name="T16">(it would)</text:span></text:p>
      <text:p text:style-name="P8">It'd<text:span text:style-name="T15">(It would)</text:span></text:p>
      <text:p text:style-name="P1">it'll<text:span text:style-name="T15">(it will)</text:span></text:p>
      <text:p text:style-name="P8">It'll<text:span text:style-name="T15">(It will)</text:span></text:p>
      <text:p text:style-name="P1">it's<text:span text:style-name="T15">(it is)</text:span></text:p>
      <text:p text:style-name="P1">It's<text:span text:style-name="T15">(It is)</text:span></text:p>
      <text:p text:style-name="P1">IT'S<text:span text:style-name="T15">(IT IS)</text:span></text:p>
      <text:p text:style-name="P1">itching</text:p>
      <text:p text:style-name="P1">item</text:p>
      <text:p text:style-name="P1">Item</text:p>
      <text:p text:style-name="P1"><text:soft-page-break/>items</text:p>
      <text:p text:style-name="P1">Items</text:p>
      <text:p text:style-name="P1">Itll</text:p>
      <text:p text:style-name="P1">its</text:p>
      <text:p text:style-name="P1">itself</text:p>
      <text:p text:style-name="P1">ittle</text:p>
      <text:p text:style-name="P1">IV</text:p>
      <text:p text:style-name="P1">Ivor</text:p>
      <text:p text:style-name="P1">IVOR</text:p>
      <text:p text:style-name="P1">Ivor's</text:p>
      <text:p text:style-name="P1">J</text:p>
      <text:p text:style-name="P1">Ja</text:p>
      <text:p text:style-name="P1">Jab</text:p>
      <text:p text:style-name="P1">Jack</text:p>
      <text:p text:style-name="P1">JACK</text:p>
      <text:p text:style-name="P1">Jack'll</text:p>
      <text:p text:style-name="P1">Jack's</text:p>
      <text:p text:style-name="P1">jacket</text:p>
      <text:p text:style-name="P1">jackets</text:p>
      <text:p text:style-name="P1">Jackpot</text:p>
      <text:p text:style-name="P1">Jacques</text:p>
      <text:p text:style-name="P1">jail</text:p>
      <text:p text:style-name="P1">Jailhouse</text:p>
      <text:p text:style-name="P1">jams</text:p>
      <text:p text:style-name="P1">jar</text:p>
      <text:p text:style-name="P1">jau</text:p>
      <text:p text:style-name="P1">jaw</text:p>
      <text:p text:style-name="P1">jaws</text:p>
      <text:p text:style-name="P1">jealous</text:p>
      <text:p text:style-name="P1">Jealous</text:p>
      <text:p text:style-name="P1">jealousy</text:p>
      <text:p text:style-name="P1">Jeees</text:p>
      <text:p text:style-name="P1">jeez</text:p>
      <text:p text:style-name="P1">Jeez</text:p>
      <text:p text:style-name="P1">Jeff</text:p>
      <text:p text:style-name="P1">Jeffrey</text:p>
      <text:p text:style-name="P1">jelly</text:p>
      <text:p text:style-name="P1">Jenny</text:p>
      <text:p text:style-name="P1">jerk</text:p>
      <text:p text:style-name="P1">Jerk</text:p>
      <text:p text:style-name="P1">jerks</text:p>
      <text:p text:style-name="P3"><text:span text:style-name="T5">jerkwad</text:span></text:p>
      <text:p text:style-name="P1">Jes</text:p>
      <text:p text:style-name="P1">Jese</text:p>
      <text:p text:style-name="P1">Jesee</text:p>
      <text:p text:style-name="P1">Jeses</text:p>
      <text:p text:style-name="P1">Jess</text:p>
      <text:p text:style-name="P1">Jesse</text:p>
      <text:p text:style-name="P1">JESSE</text:p>
      <text:p text:style-name="P1">Jesse'll</text:p>
      <text:p text:style-name="P1">Jesse's</text:p>
      <text:p text:style-name="P1"><text:soft-page-break/>JesseCon</text:p>
      <text:p text:style-name="P1">Jessee</text:p>
      <text:p text:style-name="P1">Jesseee</text:p>
      <text:p text:style-name="P1">Jesseeeee</text:p>
      <text:p text:style-name="P1">Jesses</text:p>
      <text:p text:style-name="P1">Jessie</text:p>
      <text:p text:style-name="P1">Jessse</text:p>
      <text:p text:style-name="P1">Jessseeee</text:p>
      <text:p text:style-name="P1">Jesssseeee</text:p>
      <text:p text:style-name="P1">Jesssseeeeeee</text:p>
      <text:p text:style-name="P1">jest</text:p>
      <text:p text:style-name="P1">Jettisoned</text:p>
      <text:p text:style-name="P1">jiggle</text:p>
      <text:p text:style-name="P1">jingling</text:p>
      <text:p text:style-name="P1">jittery</text:p>
      <text:p text:style-name="P1">job</text:p>
      <text:p text:style-name="P1">jobs</text:p>
      <text:p text:style-name="P1">jockey</text:p>
      <text:p text:style-name="P1">join</text:p>
      <text:p text:style-name="P1">Join</text:p>
      <text:p text:style-name="P1">joined</text:p>
      <text:p text:style-name="P1">Joined</text:p>
      <text:p text:style-name="P1">joins</text:p>
      <text:p text:style-name="P1">joint</text:p>
      <text:p text:style-name="P1">joints</text:p>
      <text:p text:style-name="P1">joke</text:p>
      <text:p text:style-name="P1">Joke</text:p>
      <text:p text:style-name="P1">joke's</text:p>
      <text:p text:style-name="P1">jokes</text:p>
      <text:p text:style-name="P1">joking</text:p>
      <text:p text:style-name="P1">Joking</text:p>
      <text:p text:style-name="P1">jollies</text:p>
      <text:p text:style-name="P1">jotted</text:p>
      <text:p text:style-name="P1">journal</text:p>
      <text:p text:style-name="P1">journals</text:p>
      <text:p text:style-name="P1">journey</text:p>
      <text:p text:style-name="P1">Journey's</text:p>
      <text:p text:style-name="P1">journeys</text:p>
      <text:p text:style-name="P1">jowl</text:p>
      <text:p text:style-name="P1">joy</text:p>
      <text:p text:style-name="P1">Joy</text:p>
      <text:p text:style-name="P3"><text:span text:style-name="T5">ju</text:span></text:p>
      <text:p text:style-name="P1">judge</text:p>
      <text:p text:style-name="P1">judged</text:p>
      <text:p text:style-name="P1">judgement</text:p>
      <text:p text:style-name="P1">judges</text:p>
      <text:p text:style-name="P1">judging</text:p>
      <text:p text:style-name="P1">Judging</text:p>
      <text:p text:style-name="P1">Jugglers</text:p>
      <text:p text:style-name="P1">juggles</text:p>
      <text:p text:style-name="P1">juicy</text:p>
      <text:p text:style-name="P1"><text:soft-page-break/>jukebox</text:p>
      <text:p text:style-name="P1">jumble</text:p>
      <text:p text:style-name="P1">jump</text:p>
      <text:p text:style-name="P1">Jump</text:p>
      <text:p text:style-name="P1">jumped</text:p>
      <text:p text:style-name="P1">Jumpers</text:p>
      <text:p text:style-name="P1">jumping</text:p>
      <text:p text:style-name="P1">Jumping</text:p>
      <text:p text:style-name="P1">jumps</text:p>
      <text:p text:style-name="P1">jumpsuit</text:p>
      <text:p text:style-name="P1">Junction</text:p>
      <text:p text:style-name="P1">jungle</text:p>
      <text:p text:style-name="P1">Jungle</text:p>
      <text:p text:style-name="P1">junk</text:p>
      <text:p text:style-name="P1">just</text:p>
      <text:p text:style-name="P1">Just</text:p>
      <text:p text:style-name="P1">JUST</text:p>
      <text:p text:style-name="P1">justice</text:p>
      <text:p text:style-name="P1">justifiably</text:p>
      <text:p text:style-name="P1">justified</text:p>
      <text:p text:style-name="P1">KABOOM</text:p>
      <text:p text:style-name="P1">KaboomsVille</text:p>
      <text:p text:style-name="P1">kah</text:p>
      <text:p text:style-name="P1">karats</text:p>
      <text:p text:style-name="P1">karma</text:p>
      <text:p text:style-name="P1">kay</text:p>
      <text:p text:style-name="P1">Kay</text:p>
      <text:p text:style-name="P1">Keeeeeep</text:p>
      <text:p text:style-name="P1">keeled</text:p>
      <text:p text:style-name="P1">keep</text:p>
      <text:p text:style-name="P1">Keep</text:p>
      <text:p text:style-name="P1">KEEP</text:p>
      <text:p text:style-name="P1">Keeper</text:p>
      <text:p text:style-name="P1">keepers</text:p>
      <text:p text:style-name="P1">KEEPERS</text:p>
      <text:p text:style-name="P8">Keepin'<text:span text:style-name="T15">(keeping)</text:span></text:p>
      <text:p text:style-name="P1">keeping</text:p>
      <text:p text:style-name="P1">Keeping</text:p>
      <text:p text:style-name="P1">keeps</text:p>
      <text:p text:style-name="P1">kennel</text:p>
      <text:p text:style-name="P1">kennels</text:p>
      <text:p text:style-name="P3"><text:span text:style-name="T5">Kent</text:span></text:p>
      <text:p text:style-name="P1">Kent's</text:p>
      <text:p text:style-name="P1">kept</text:p>
      <text:p text:style-name="P1">Kept</text:p>
      <text:p text:style-name="P1">key</text:p>
      <text:p text:style-name="P1">Key</text:p>
      <text:p text:style-name="P1">KEY</text:p>
      <text:p text:style-name="P1">keyhole</text:p>
      <text:p text:style-name="P1">keynote</text:p>
      <text:p text:style-name="P1">Keynote</text:p>
      <text:p text:style-name="P1"><text:soft-page-break/>KEYNOTE</text:p>
      <text:p text:style-name="P1">keynote's</text:p>
      <text:p text:style-name="P1">keys</text:p>
      <text:p text:style-name="P1">kick</text:p>
      <text:p text:style-name="P1">Kick</text:p>
      <text:p text:style-name="P1">kicked</text:p>
      <text:p text:style-name="P1">kicking</text:p>
      <text:p text:style-name="P1">Kicking</text:p>
      <text:p text:style-name="P1">KICKING</text:p>
      <text:p text:style-name="P1">kicks</text:p>
      <text:p text:style-name="P1">kicky</text:p>
      <text:p text:style-name="P1">kid</text:p>
      <text:p text:style-name="P1">kiddin</text:p>
      <text:p text:style-name="P1">kidding</text:p>
      <text:p text:style-name="P1">Kidding</text:p>
      <text:p text:style-name="P1">kiddo</text:p>
      <text:p text:style-name="P1">kidnap</text:p>
      <text:p text:style-name="P1">kidnapped</text:p>
      <text:p text:style-name="P1">Kiiiind</text:p>
      <text:p text:style-name="P1">kiiiinda</text:p>
      <text:p text:style-name="P1">Kiiiinda</text:p>
      <text:p text:style-name="P1">Kiiinda</text:p>
      <text:p text:style-name="P1">kill</text:p>
      <text:p text:style-name="P1">Kill</text:p>
      <text:p text:style-name="P1">KILL</text:p>
      <text:p text:style-name="P1">killed</text:p>
      <text:p text:style-name="P1">KILLED</text:p>
      <text:p text:style-name="P1">killer</text:p>
      <text:p text:style-name="P1">KILLER</text:p>
      <text:p text:style-name="P1">killer's</text:p>
      <text:p text:style-name="P1">killers</text:p>
      <text:p text:style-name="P1">killin</text:p>
      <text:p text:style-name="P1">killing</text:p>
      <text:p text:style-name="P1">Killing</text:p>
      <text:p text:style-name="P1">KILLING</text:p>
      <text:p text:style-name="P1">kills</text:p>
      <text:p text:style-name="P1">kind</text:p>
      <text:p text:style-name="P1">Kind</text:p>
      <text:p text:style-name="P1">KIND</text:p>
      <text:p text:style-name="P1">kinda</text:p>
      <text:p text:style-name="P1">Kinda</text:p>
      <text:p text:style-name="P3"><text:span text:style-name="T5">KINDA</text:span></text:p>
      <text:p text:style-name="P1">kindly</text:p>
      <text:p text:style-name="P1">kindness</text:p>
      <text:p text:style-name="P1">kinds</text:p>
      <text:p text:style-name="P1">king</text:p>
      <text:p text:style-name="P1">King</text:p>
      <text:p text:style-name="P1">kingdom</text:p>
      <text:p text:style-name="P1">kings</text:p>
      <text:p text:style-name="P1">kisses</text:p>
      <text:p text:style-name="P1">Kisses</text:p>
      <text:p text:style-name="P1"><text:soft-page-break/>kitchen</text:p>
      <text:p text:style-name="P1">Kitchen</text:p>
      <text:p text:style-name="P1">kitty</text:p>
      <text:p text:style-name="P1">kkEr</text:p>
      <text:p text:style-name="P1">knack</text:p>
      <text:p text:style-name="P1">knee</text:p>
      <text:p text:style-name="P1">kneeling</text:p>
      <text:p text:style-name="P1">Kneeling</text:p>
      <text:p text:style-name="P1">kneels</text:p>
      <text:p text:style-name="P1">knees</text:p>
      <text:p text:style-name="P1">kneew</text:p>
      <text:p text:style-name="P1">knew</text:p>
      <text:p text:style-name="P1">Knew</text:p>
      <text:p text:style-name="P1">KNEW</text:p>
      <text:p text:style-name="P1">Knights</text:p>
      <text:p text:style-name="P1">knock</text:p>
      <text:p text:style-name="P1">Knock</text:p>
      <text:p text:style-name="P1">knocked</text:p>
      <text:p text:style-name="P1">knocking</text:p>
      <text:p text:style-name="P1">Knocking</text:p>
      <text:p text:style-name="P1">knocks</text:p>
      <text:p text:style-name="P1">know</text:p>
      <text:p text:style-name="P1">Know</text:p>
      <text:p text:style-name="P1">KNOW</text:p>
      <text:p text:style-name="P1">knowing</text:p>
      <text:p text:style-name="P1">Knowing</text:p>
      <text:p text:style-name="P1">knowledge</text:p>
      <text:p text:style-name="P1">knowledgeable</text:p>
      <text:p text:style-name="P1">known</text:p>
      <text:p text:style-name="P1">Known</text:p>
      <text:p text:style-name="P1">knows</text:p>
      <text:p text:style-name="P1">KNOWS</text:p>
      <text:p text:style-name="P1">KsLIdFwI</text:p>
      <text:p text:style-name="P1">kyah</text:p>
      <text:p text:style-name="P1">Laaawwwrence</text:p>
      <text:p text:style-name="P1">lab</text:p>
      <text:p text:style-name="P1">Lab</text:p>
      <text:p text:style-name="P1">labeled</text:p>
      <text:p text:style-name="P1">labelled</text:p>
      <text:p text:style-name="P1">laboratory</text:p>
      <text:p text:style-name="P1">labored</text:p>
      <text:p text:style-name="P3"><text:span text:style-name="T5">labyrinth</text:span></text:p>
      <text:p text:style-name="P1">lack</text:p>
      <text:p text:style-name="P1">lacked</text:p>
      <text:p text:style-name="P1">lackey</text:p>
      <text:p text:style-name="P1">Lackey</text:p>
      <text:p text:style-name="P1">lackeys</text:p>
      <text:p text:style-name="P1">lacking</text:p>
      <text:p text:style-name="P1">ladder</text:p>
      <text:p text:style-name="P1">Ladder</text:p>
      <text:p text:style-name="P1">ladders</text:p>
      <text:p text:style-name="P1"><text:soft-page-break/>ladies</text:p>
      <text:p text:style-name="P1">Ladies</text:p>
      <text:p text:style-name="P1">lady</text:p>
      <text:p text:style-name="P1">Lady</text:p>
      <text:p text:style-name="P1">lady's</text:p>
      <text:p text:style-name="P1">lag</text:p>
      <text:p text:style-name="P1">laid</text:p>
      <text:p text:style-name="P1">lair</text:p>
      <text:p text:style-name="P1">Lair</text:p>
      <text:p text:style-name="P1">lake</text:p>
      <text:p text:style-name="P1">Lake</text:p>
      <text:p text:style-name="P1">Lakes</text:p>
      <text:p text:style-name="P1">lame</text:p>
      <text:p text:style-name="P1">lameoid</text:p>
      <text:p text:style-name="P1">lamps</text:p>
      <text:p text:style-name="P1">land</text:p>
      <text:p text:style-name="P1">Land</text:p>
      <text:p text:style-name="P1">landed</text:p>
      <text:p text:style-name="P1">landing</text:p>
      <text:p text:style-name="P1">lands</text:p>
      <text:p text:style-name="P1">Lands</text:p>
      <text:p text:style-name="P1">lane</text:p>
      <text:p text:style-name="P1">language</text:p>
      <text:p text:style-name="P1">lantern</text:p>
      <text:p text:style-name="P1">Lantern</text:p>
      <text:p text:style-name="P1">lanterns</text:p>
      <text:p text:style-name="P1">Lanterns</text:p>
      <text:p text:style-name="P1">lapis</text:p>
      <text:p text:style-name="P1">Lapis</text:p>
      <text:p text:style-name="P1">large</text:p>
      <text:p text:style-name="P1">Large</text:p>
      <text:p text:style-name="P1">larger</text:p>
      <text:p text:style-name="P1">LARGER</text:p>
      <text:p text:style-name="P1">lark</text:p>
      <text:p text:style-name="P1">larynx</text:p>
      <text:p text:style-name="P1">laser</text:p>
      <text:p text:style-name="P1">laserlips</text:p>
      <text:p text:style-name="P1">lasers</text:p>
      <text:p text:style-name="P1">lash</text:p>
      <text:p text:style-name="P1">lashing</text:p>
      <text:p text:style-name="P1">Lashing</text:p>
      <text:p text:style-name="P3"><text:span text:style-name="T5">last</text:span></text:p>
      <text:p text:style-name="P1">Last</text:p>
      <text:p text:style-name="P1">LAST</text:p>
      <text:p text:style-name="P1">lasted</text:p>
      <text:p text:style-name="P1">lasting</text:p>
      <text:p text:style-name="P1">lasts</text:p>
      <text:p text:style-name="P1">latches</text:p>
      <text:p text:style-name="P1">late</text:p>
      <text:p text:style-name="P1">Late</text:p>
      <text:p text:style-name="P1">lately</text:p>
      <text:p text:style-name="P1"><text:soft-page-break/>latency</text:p>
      <text:p text:style-name="P1">later</text:p>
      <text:p text:style-name="P1">Later</text:p>
      <text:p text:style-name="P1">latest</text:p>
      <text:p text:style-name="P1">laugh</text:p>
      <text:p text:style-name="P1">laughing</text:p>
      <text:p text:style-name="P1">LAUGHING</text:p>
      <text:p text:style-name="P1">laughingstock</text:p>
      <text:p text:style-name="P1">laughs</text:p>
      <text:p text:style-name="P1">Laughs</text:p>
      <text:p text:style-name="P1">laughter</text:p>
      <text:p text:style-name="P1">launch</text:p>
      <text:p text:style-name="P1">Launch</text:p>
      <text:p text:style-name="P1">LAUNCH</text:p>
      <text:p text:style-name="P1">launched</text:p>
      <text:p text:style-name="P1">launcher</text:p>
      <text:p text:style-name="P1">Launcher</text:p>
      <text:p text:style-name="P1">launches</text:p>
      <text:p text:style-name="P1">launching</text:p>
      <text:p text:style-name="P1">lava</text:p>
      <text:p text:style-name="P1">Lava</text:p>
      <text:p text:style-name="P1">LAVA</text:p>
      <text:p text:style-name="P1">lava's</text:p>
      <text:p text:style-name="P1">lavafall</text:p>
      <text:p text:style-name="P1">law</text:p>
      <text:p text:style-name="P1">lawn</text:p>
      <text:p text:style-name="P1">Lawrence</text:p>
      <text:p text:style-name="P1">laws</text:p>
      <text:p text:style-name="P1">lawyer</text:p>
      <text:p text:style-name="P1">lay</text:p>
      <text:p text:style-name="P1">Lay</text:p>
      <text:p text:style-name="P1">laying</text:p>
      <text:p text:style-name="P1">layout</text:p>
      <text:p text:style-name="P1">lays</text:p>
      <text:p text:style-name="P1">Lazuli</text:p>
      <text:p text:style-name="P1">LDShadowLady</text:p>
      <text:p text:style-name="P1">le</text:p>
      <text:p text:style-name="P1">lead</text:p>
      <text:p text:style-name="P1">Lead</text:p>
      <text:p text:style-name="P1">leader</text:p>
      <text:p text:style-name="P1">Leader</text:p>
      <text:p text:style-name="P3"><text:span text:style-name="T5">leaders</text:span></text:p>
      <text:p text:style-name="P1">leadership</text:p>
      <text:p text:style-name="P1">leading</text:p>
      <text:p text:style-name="P1">leads</text:p>
      <text:p text:style-name="P1">league</text:p>
      <text:p text:style-name="P1">LEAK</text:p>
      <text:p text:style-name="P1">leakage</text:p>
      <text:p text:style-name="P1">leaking</text:p>
      <text:p text:style-name="P1">leaks</text:p>
      <text:p text:style-name="P1">leaning</text:p>
      <text:p text:style-name="P1"><text:soft-page-break/>leans</text:p>
      <text:p text:style-name="P1">leap</text:p>
      <text:p text:style-name="P1">LEAP</text:p>
      <text:p text:style-name="P1">leaping</text:p>
      <text:p text:style-name="P1">Leaping</text:p>
      <text:p text:style-name="P1">Leaping's</text:p>
      <text:p text:style-name="P1">leaps</text:p>
      <text:p text:style-name="P1">LEAPT</text:p>
      <text:p text:style-name="P1">learn</text:p>
      <text:p text:style-name="P1">Learn</text:p>
      <text:p text:style-name="P1">learned</text:p>
      <text:p text:style-name="P1">Learned</text:p>
      <text:p text:style-name="P1">learner</text:p>
      <text:p text:style-name="P1">learning</text:p>
      <text:p text:style-name="P1">learns</text:p>
      <text:p text:style-name="P1">leashes</text:p>
      <text:p text:style-name="P1">least</text:p>
      <text:p text:style-name="P1">Least</text:p>
      <text:p text:style-name="P1">leather</text:p>
      <text:p text:style-name="P1">leave</text:p>
      <text:p text:style-name="P1">Leave</text:p>
      <text:p text:style-name="P1">leaves</text:p>
      <text:p text:style-name="P1">Leaves</text:p>
      <text:p text:style-name="P1">leaving</text:p>
      <text:p text:style-name="P1">Leaving</text:p>
      <text:p text:style-name="P1">lecture</text:p>
      <text:p text:style-name="P1">lectures</text:p>
      <text:p text:style-name="P1">led</text:p>
      <text:p text:style-name="P1">ledge</text:p>
      <text:p text:style-name="P1">ledges</text:p>
      <text:p text:style-name="P1">Lee</text:p>
      <text:p text:style-name="P1">left</text:p>
      <text:p text:style-name="P1">Left</text:p>
      <text:p text:style-name="P1">leftover</text:p>
      <text:p text:style-name="P1">leg</text:p>
      <text:p text:style-name="P1">legacy</text:p>
      <text:p text:style-name="P1">legal</text:p>
      <text:p text:style-name="P1">legend</text:p>
      <text:p text:style-name="P1">Legend</text:p>
      <text:p text:style-name="P1">legendary</text:p>
      <text:p text:style-name="P1">Legendary</text:p>
      <text:p text:style-name="P3"><text:span text:style-name="T5">legends</text:span></text:p>
      <text:p text:style-name="P1">legit</text:p>
      <text:p text:style-name="P1">legitimate</text:p>
      <text:p text:style-name="P1">legitimately</text:p>
      <text:p text:style-name="P1">legs</text:p>
      <text:p text:style-name="P1">lemme</text:p>
      <text:p text:style-name="P1">Lemme</text:p>
      <text:p text:style-name="P1">lend</text:p>
      <text:p text:style-name="P1">lenses</text:p>
      <text:p text:style-name="P1">less</text:p>
      <text:p text:style-name="P1"><text:soft-page-break/>Less</text:p>
      <text:p text:style-name="P1">Lesser</text:p>
      <text:p text:style-name="P1">lesson</text:p>
      <text:p text:style-name="P1">lessons</text:p>
      <text:p text:style-name="P1">let</text:p>
      <text:p text:style-name="P1">Let</text:p>
      <text:p text:style-name="P1">LET</text:p>
      <text:p text:style-name="P1">let's<text:span text:style-name="T15">(let us)</text:span></text:p>
      <text:p text:style-name="P1">Let's<text:span text:style-name="T15">(Let us)</text:span></text:p>
      <text:p text:style-name="P1">letcha</text:p>
      <text:p text:style-name="P1">lets</text:p>
      <text:p text:style-name="P1">Lets</text:p>
      <text:p text:style-name="P1">letter</text:p>
      <text:p text:style-name="P1">letters</text:p>
      <text:p text:style-name="P1">Lettin</text:p>
      <text:p text:style-name="P1">letting</text:p>
      <text:p text:style-name="P1">level</text:p>
      <text:p text:style-name="P1">Level</text:p>
      <text:p text:style-name="P1">LEVEL</text:p>
      <text:p text:style-name="P1">levels</text:p>
      <text:p text:style-name="P1">lever</text:p>
      <text:p text:style-name="P1">Lever</text:p>
      <text:p text:style-name="P1">lever's</text:p>
      <text:p text:style-name="P1">leverage</text:p>
      <text:p text:style-name="P1">levers</text:p>
      <text:p text:style-name="P1">levitate</text:p>
      <text:p text:style-name="P1">levitated</text:p>
      <text:p text:style-name="P1">levitates</text:p>
      <text:p text:style-name="P1">levitating</text:p>
      <text:p text:style-name="P1">Li</text:p>
      <text:p text:style-name="P1">liar</text:p>
      <text:p text:style-name="P1">LIAR</text:p>
      <text:p text:style-name="P1">liars</text:p>
      <text:p text:style-name="P1">Liars</text:p>
      <text:p text:style-name="P1">liberate</text:p>
      <text:p text:style-name="P1">liberated</text:p>
      <text:p text:style-name="P1">liberator</text:p>
      <text:p text:style-name="P1">library</text:p>
      <text:p text:style-name="P1">Library</text:p>
      <text:p text:style-name="P1">lick</text:p>
      <text:p text:style-name="P1">lickety</text:p>
      <text:p text:style-name="P3"><text:span text:style-name="T5">licks</text:span></text:p>
      <text:p text:style-name="P1">lie</text:p>
      <text:p text:style-name="P1">LIE</text:p>
      <text:p text:style-name="P1">lied</text:p>
      <text:p text:style-name="P1">lies</text:p>
      <text:p text:style-name="P1">Lies</text:p>
      <text:p text:style-name="P1">life</text:p>
      <text:p text:style-name="P1">Life</text:p>
      <text:p text:style-name="P1">lifelike</text:p>
      <text:p text:style-name="P1">lifetime</text:p>
      <text:p text:style-name="P1"><text:soft-page-break/>lift</text:p>
      <text:p text:style-name="P1">lifted</text:p>
      <text:p text:style-name="P1">lifting</text:p>
      <text:p text:style-name="P1">lifts</text:p>
      <text:p text:style-name="P1">Lifts</text:p>
      <text:p text:style-name="P1">light</text:p>
      <text:p text:style-name="P1">Light</text:p>
      <text:p text:style-name="P1">lightheaded</text:p>
      <text:p text:style-name="P1">lighting</text:p>
      <text:p text:style-name="P1">lightly</text:p>
      <text:p text:style-name="P1">lights</text:p>
      <text:p text:style-name="P1">Lights</text:p>
      <text:p text:style-name="P1">like</text:p>
      <text:p text:style-name="P1">Like</text:p>
      <text:p text:style-name="P1">LIKE</text:p>
      <text:p text:style-name="P1">liked</text:p>
      <text:p text:style-name="P1">likely</text:p>
      <text:p text:style-name="P1">likenesses</text:p>
      <text:p text:style-name="P1">likes</text:p>
      <text:p text:style-name="P1">liking</text:p>
      <text:p text:style-name="P1">lil</text:p>
      <text:p text:style-name="P1">Lil</text:p>
      <text:p text:style-name="P1">lil'<text:span text:style-name="T15">(little)</text:span></text:p>
      <text:p text:style-name="P1">lily</text:p>
      <text:p text:style-name="P1">limb</text:p>
      <text:p text:style-name="P1">limbs</text:p>
      <text:p text:style-name="P1">liminate</text:p>
      <text:p text:style-name="P1">limit</text:p>
      <text:p text:style-name="P1">limitations</text:p>
      <text:p text:style-name="P1">limited</text:p>
      <text:p text:style-name="P1">limits</text:p>
      <text:p text:style-name="P1">line</text:p>
      <text:p text:style-name="P1">Line</text:p>
      <text:p text:style-name="P1">lined</text:p>
      <text:p text:style-name="P1">lines</text:p>
      <text:p text:style-name="P1">Lines</text:p>
      <text:p text:style-name="P1">linger</text:p>
      <text:p text:style-name="P1">lingers</text:p>
      <text:p text:style-name="P1">lining</text:p>
      <text:p text:style-name="P1">link</text:p>
      <text:p text:style-name="P1">Linked</text:p>
      <text:p text:style-name="P3"><text:span text:style-name="T5">lipped</text:span></text:p>
      <text:p text:style-name="P1">lips</text:p>
      <text:p text:style-name="P1">list</text:p>
      <text:p text:style-name="P1">List</text:p>
      <text:p text:style-name="P1">listen</text:p>
      <text:p text:style-name="P1">Listen</text:p>
      <text:p text:style-name="P1">listened</text:p>
      <text:p text:style-name="P1">listening</text:p>
      <text:p text:style-name="P1">Listening</text:p>
      <text:p text:style-name="P1">listens</text:p>
      <text:p text:style-name="P1"><text:soft-page-break/>lists</text:p>
      <text:p text:style-name="P1">lit</text:p>
      <text:p text:style-name="P1">literal</text:p>
      <text:p text:style-name="P1">literally</text:p>
      <text:p text:style-name="P1">Literally</text:p>
      <text:p text:style-name="P1">little</text:p>
      <text:p text:style-name="P1">Little</text:p>
      <text:p text:style-name="P1">LITTLE</text:p>
      <text:p text:style-name="P1">live</text:p>
      <text:p text:style-name="P1">LIVE</text:p>
      <text:p text:style-name="P1">lived</text:p>
      <text:p text:style-name="P1">lives</text:p>
      <text:p text:style-name="P1">Lives</text:p>
      <text:p text:style-name="P1">LIVES</text:p>
      <text:p text:style-name="P1">Livestock's</text:p>
      <text:p text:style-name="P1">living</text:p>
      <text:p text:style-name="P1">Living</text:p>
      <text:p text:style-name="P1">LIVING</text:p>
      <text:p text:style-name="P1">Lizzie</text:p>
      <text:p text:style-name="P1">Lizzie's</text:p>
      <text:p text:style-name="P1">ll</text:p>
      <text:p text:style-name="P1">LL</text:p>
      <text:p text:style-name="P1">llama</text:p>
      <text:p text:style-name="P1">Llama</text:p>
      <text:p text:style-name="P1">LLAMA</text:p>
      <text:p text:style-name="P1">llama's</text:p>
      <text:p text:style-name="P1">llamas</text:p>
      <text:p text:style-name="P1">Llllllllllladies</text:p>
      <text:p text:style-name="P1">Llun</text:p>
      <text:p text:style-name="P1">Lluna</text:p>
      <text:p text:style-name="P1">Lluna's</text:p>
      <text:p text:style-name="P1">ln</text:p>
      <text:p text:style-name="P1">lo</text:p>
      <text:p text:style-name="P1">load</text:p>
      <text:p text:style-name="P1">loading</text:p>
      <text:p text:style-name="P1">loads</text:p>
      <text:p text:style-name="P1">Loads</text:p>
      <text:p text:style-name="P1">loafage</text:p>
      <text:p text:style-name="P1">loafing</text:p>
      <text:p text:style-name="P1">loan</text:p>
      <text:p text:style-name="P1">local</text:p>
      <text:p text:style-name="P3"><text:span text:style-name="T5">locally</text:span></text:p>
      <text:p text:style-name="P1">locate</text:p>
      <text:p text:style-name="P1">located</text:p>
      <text:p text:style-name="P1">location</text:p>
      <text:p text:style-name="P1">locations</text:p>
      <text:p text:style-name="P1">lock</text:p>
      <text:p text:style-name="P1">lockdown</text:p>
      <text:p text:style-name="P1">locked</text:p>
      <text:p text:style-name="P1">Locked</text:p>
      <text:p text:style-name="P1">Locker</text:p>
      <text:p text:style-name="P1"><text:soft-page-break/>locking</text:p>
      <text:p text:style-name="P1">Locking</text:p>
      <text:p text:style-name="P1">locks</text:p>
      <text:p text:style-name="P1">log</text:p>
      <text:p text:style-name="P1">logic</text:p>
      <text:p text:style-name="P1">Logic</text:p>
      <text:p text:style-name="P1">logical</text:p>
      <text:p text:style-name="P1">Logically</text:p>
      <text:p text:style-name="P1">loitering</text:p>
      <text:p text:style-name="P1">lonely</text:p>
      <text:p text:style-name="P1">loner</text:p>
      <text:p text:style-name="P1">lonesome</text:p>
      <text:p text:style-name="P1">long</text:p>
      <text:p text:style-name="P1">Long</text:p>
      <text:p text:style-name="P1">LONG</text:p>
      <text:p text:style-name="P1">longer</text:p>
      <text:p text:style-name="P1">Longer</text:p>
      <text:p text:style-name="P1">longest</text:p>
      <text:p text:style-name="P1">longtime</text:p>
      <text:p text:style-name="P1">look</text:p>
      <text:p text:style-name="P1">Look</text:p>
      <text:p text:style-name="P1">LOOK</text:p>
      <text:p text:style-name="P1">Lookalike</text:p>
      <text:p text:style-name="P1">looked</text:p>
      <text:p text:style-name="P1">Looked</text:p>
      <text:p text:style-name="P1">lookin</text:p>
      <text:p text:style-name="P1">Lookin</text:p>
      <text:p text:style-name="P8">lookin'<text:span text:style-name="T15">(looking)</text:span></text:p>
      <text:p text:style-name="P1">looking</text:p>
      <text:p text:style-name="P1">Looking</text:p>
      <text:p text:style-name="P1">LOOKING</text:p>
      <text:p text:style-name="P1">lookout</text:p>
      <text:p text:style-name="P1">looks</text:p>
      <text:p text:style-name="P1">Looks</text:p>
      <text:p text:style-name="P1">looming</text:p>
      <text:p text:style-name="P1">looms</text:p>
      <text:p text:style-name="P1">Loon</text:p>
      <text:p text:style-name="P1">loooong</text:p>
      <text:p text:style-name="P1">loop</text:p>
      <text:p text:style-name="P1">loose</text:p>
      <text:p text:style-name="P1">loot</text:p>
      <text:p text:style-name="P3"><text:span text:style-name="T5">Loot</text:span></text:p>
      <text:p text:style-name="P1">looters</text:p>
      <text:p text:style-name="P1">looting</text:p>
      <text:p text:style-name="P1">Looting</text:p>
      <text:p text:style-name="P1">Lord</text:p>
      <text:p text:style-name="P1">lose</text:p>
      <text:p text:style-name="P1">LOSE</text:p>
      <text:p text:style-name="P1">loser</text:p>
      <text:p text:style-name="P1">Loser</text:p>
      <text:p text:style-name="P1">LOSER</text:p>
      <text:p text:style-name="P1"><text:soft-page-break/>losers</text:p>
      <text:p text:style-name="P1">Losers</text:p>
      <text:p text:style-name="P1">loses</text:p>
      <text:p text:style-name="P1">losing</text:p>
      <text:p text:style-name="P1">Losing</text:p>
      <text:p text:style-name="P1">loss</text:p>
      <text:p text:style-name="P1">lost</text:p>
      <text:p text:style-name="P1">Lost</text:p>
      <text:p text:style-name="P1">lot</text:p>
      <text:p text:style-name="P1">Lot</text:p>
      <text:p text:style-name="P1">LOT</text:p>
      <text:p text:style-name="P1">lots</text:p>
      <text:p text:style-name="P1">Lots</text:p>
      <text:p text:style-name="P1">lotta</text:p>
      <text:p text:style-name="P1">Lotta</text:p>
      <text:p text:style-name="P1">loud</text:p>
      <text:p text:style-name="P1">Loud</text:p>
      <text:p text:style-name="P1">LOUD</text:p>
      <text:p text:style-name="P1">louder</text:p>
      <text:p text:style-name="P1">loudly</text:p>
      <text:p text:style-name="P1">Louie</text:p>
      <text:p text:style-name="P1">lounge</text:p>
      <text:p text:style-name="P1">lounges</text:p>
      <text:p text:style-name="P1">lousy</text:p>
      <text:p text:style-name="P1">love</text:p>
      <text:p text:style-name="P1">Love</text:p>
      <text:p text:style-name="P1">LOVE</text:p>
      <text:p text:style-name="P1">loved</text:p>
      <text:p text:style-name="P1">LOVED</text:p>
      <text:p text:style-name="P1">lovely</text:p>
      <text:p text:style-name="P1">Lovely</text:p>
      <text:p text:style-name="P1">loves</text:p>
      <text:p text:style-name="P1">LOVES</text:p>
      <text:p text:style-name="P1">loving</text:p>
      <text:p text:style-name="P1">low</text:p>
      <text:p text:style-name="P1">lower</text:p>
      <text:p text:style-name="P1">Lower</text:p>
      <text:p text:style-name="P1">lowering</text:p>
      <text:p text:style-name="P1">lowers</text:p>
      <text:p text:style-name="P1">lowest</text:p>
      <text:p text:style-name="P1">Lowlands</text:p>
      <text:p text:style-name="P3"><text:span text:style-name="T5">lowly</text:span></text:p>
      <text:p text:style-name="P1">lows</text:p>
      <text:p text:style-name="P1">loyal</text:p>
      <text:p text:style-name="P1">loyalty</text:p>
      <text:p text:style-name="P1">lu</text:p>
      <text:p text:style-name="P1">luck</text:p>
      <text:p text:style-name="P1">Luck</text:p>
      <text:p text:style-name="P1">luck's</text:p>
      <text:p text:style-name="P1">luckiest</text:p>
      <text:p text:style-name="P1">luckily</text:p>
      <text:p text:style-name="P1"><text:soft-page-break/>Luckily</text:p>
      <text:p text:style-name="P1">lucky</text:p>
      <text:p text:style-name="P1">Lucky</text:p>
      <text:p text:style-name="P1">lug</text:p>
      <text:p text:style-name="P1">lugrudrZFtlmuW</text:p>
      <text:p text:style-name="P1">lugs</text:p>
      <text:p text:style-name="P1">Lukas</text:p>
      <text:p text:style-name="P1">LUKAS</text:p>
      <text:p text:style-name="P1">Lukas'</text:p>
      <text:p text:style-name="P1">lump</text:p>
      <text:p text:style-name="P1">lunatic</text:p>
      <text:p text:style-name="P1">lunch</text:p>
      <text:p text:style-name="P1">lunchtime</text:p>
      <text:p text:style-name="P1">lunges</text:p>
      <text:p text:style-name="P1">lunging</text:p>
      <text:p text:style-name="P1">lungs</text:p>
      <text:p text:style-name="P1">lure</text:p>
      <text:p text:style-name="P1">lurking</text:p>
      <text:p text:style-name="P1">lurks</text:p>
      <text:p text:style-name="P1">luxurious</text:p>
      <text:p text:style-name="P1">lying</text:p>
      <text:p text:style-name="P1">m</text:p>
      <text:p text:style-name="P1">M</text:p>
      <text:p text:style-name="P1">ma</text:p>
      <text:p text:style-name="P1">Ma</text:p>
      <text:p text:style-name="P1">ma'am<text:span text:style-name="T17">(madam)</text:span></text:p>
      <text:p text:style-name="P1">Ma'am<text:span text:style-name="T17">(Madam)</text:span></text:p>
      <text:p text:style-name="P1">Maaaaasteeerrr</text:p>
      <text:p text:style-name="P1">maaaaybe</text:p>
      <text:p text:style-name="P1">Maaabel</text:p>
      <text:p text:style-name="P1">Maaasteeerrrr</text:p>
      <text:p text:style-name="P1">Mabel</text:p>
      <text:p text:style-name="P1">machine</text:p>
      <text:p text:style-name="P1">Machine</text:p>
      <text:p text:style-name="P1">machine's</text:p>
      <text:p text:style-name="P1">machinery</text:p>
      <text:p text:style-name="P1">machines</text:p>
      <text:p text:style-name="P1">mad</text:p>
      <text:p text:style-name="P1">Mad</text:p>
      <text:p text:style-name="P1">Madame</text:p>
      <text:p text:style-name="P1">made</text:p>
      <text:p text:style-name="P3"><text:span text:style-name="T5">Made</text:span></text:p>
      <text:p text:style-name="P1">MADE</text:p>
      <text:p text:style-name="P1">madman</text:p>
      <text:p text:style-name="P1">madness</text:p>
      <text:p text:style-name="P1">magenta</text:p>
      <text:p text:style-name="P1">Magenta</text:p>
      <text:p text:style-name="P1">magic</text:p>
      <text:p text:style-name="P1">magical</text:p>
      <text:p text:style-name="P1">magma</text:p>
      <text:p text:style-name="P1">Magma</text:p>
      <text:p text:style-name="P1"><text:soft-page-break/>magnificent</text:p>
      <text:p text:style-name="P1">magnitude</text:p>
      <text:p text:style-name="P1">Magnus</text:p>
      <text:p text:style-name="P1">Magnus'</text:p>
      <text:p text:style-name="P1">Magnus's</text:p>
      <text:p text:style-name="P1">mail</text:p>
      <text:p text:style-name="P1">main</text:p>
      <text:p text:style-name="P1">Main</text:p>
      <text:p text:style-name="P1">mainframe</text:p>
      <text:p text:style-name="P1">maintain</text:p>
      <text:p text:style-name="P1">maintaining</text:p>
      <text:p text:style-name="P1">majestic</text:p>
      <text:p text:style-name="P1">Majesty</text:p>
      <text:p text:style-name="P1">major</text:p>
      <text:p text:style-name="P1">majorly</text:p>
      <text:p text:style-name="P1">make</text:p>
      <text:p text:style-name="P1">Make</text:p>
      <text:p text:style-name="P1">MAKE</text:p>
      <text:p text:style-name="P1">makeover</text:p>
      <text:p text:style-name="P1">maker</text:p>
      <text:p text:style-name="P1">makers</text:p>
      <text:p text:style-name="P1">Makers</text:p>
      <text:p text:style-name="P1">makes</text:p>
      <text:p text:style-name="P1">Makes</text:p>
      <text:p text:style-name="P1">making</text:p>
      <text:p text:style-name="P1">Making</text:p>
      <text:p text:style-name="P1">MAKING</text:p>
      <text:p text:style-name="P1">malarky</text:p>
      <text:p text:style-name="P1">Male</text:p>
      <text:p text:style-name="P1">malfunction</text:p>
      <text:p text:style-name="P1">man</text:p>
      <text:p text:style-name="P1">Man</text:p>
      <text:p text:style-name="P1">MAN</text:p>
      <text:p text:style-name="P1">man's</text:p>
      <text:p text:style-name="P1">manage</text:p>
      <text:p text:style-name="P1">Manageable</text:p>
      <text:p text:style-name="P1">managed</text:p>
      <text:p text:style-name="P1">management</text:p>
      <text:p text:style-name="P1">Management</text:p>
      <text:p text:style-name="P1">managerial</text:p>
      <text:p text:style-name="P1">manages</text:p>
      <text:p text:style-name="P3"><text:span text:style-name="T5">managing</text:span></text:p>
      <text:p text:style-name="P1">Managing</text:p>
      <text:p text:style-name="P1">mandatory</text:p>
      <text:p text:style-name="P1">maniac</text:p>
      <text:p text:style-name="P1">maniacally</text:p>
      <text:p text:style-name="P1">Maniacs</text:p>
      <text:p text:style-name="P1">Maniacs'</text:p>
      <text:p text:style-name="P1">manifest</text:p>
      <text:p text:style-name="P1">manipulate</text:p>
      <text:p text:style-name="P1">Manipulate</text:p>
      <text:p text:style-name="P1"><text:soft-page-break/>manipulated</text:p>
      <text:p text:style-name="P1">Manipulated</text:p>
      <text:p text:style-name="P1">Manipulating</text:p>
      <text:p text:style-name="P1">manipulation</text:p>
      <text:p text:style-name="P1">manipulative</text:p>
      <text:p text:style-name="P1">manipulator</text:p>
      <text:p text:style-name="P1">manners</text:p>
      <text:p text:style-name="P1">manoeuvre</text:p>
      <text:p text:style-name="P1">Manoeuvre</text:p>
      <text:p text:style-name="P1">manoeuvres</text:p>
      <text:p text:style-name="P1">manouvering</text:p>
      <text:p text:style-name="P1">mans</text:p>
      <text:p text:style-name="P1">mansion</text:p>
      <text:p text:style-name="P1">Mansion</text:p>
      <text:p text:style-name="P1">mantain</text:p>
      <text:p text:style-name="P1">mantra</text:p>
      <text:p text:style-name="P1">manual</text:p>
      <text:p text:style-name="P1">manually</text:p>
      <text:p text:style-name="P1">many</text:p>
      <text:p text:style-name="P1">Many</text:p>
      <text:p text:style-name="P1">map</text:p>
      <text:p text:style-name="P1">Map</text:p>
      <text:p text:style-name="P1">mapping</text:p>
      <text:p text:style-name="P1">maps</text:p>
      <text:p text:style-name="P1">Maps</text:p>
      <text:p text:style-name="P1">marbles</text:p>
      <text:p text:style-name="P1">march</text:p>
      <text:p text:style-name="P1">marching</text:p>
      <text:p text:style-name="P1">Margaret</text:p>
      <text:p text:style-name="P1">mark</text:p>
      <text:p text:style-name="P1">MARK</text:p>
      <text:p text:style-name="P1">marked</text:p>
      <text:p text:style-name="P1">Marking</text:p>
      <text:p text:style-name="P1">Marsh</text:p>
      <text:p text:style-name="P1">martial</text:p>
      <text:p text:style-name="P1">marvelous</text:p>
      <text:p text:style-name="P1">Marvels</text:p>
      <text:p text:style-name="P1">mascot</text:p>
      <text:p text:style-name="P1">mask</text:p>
      <text:p text:style-name="P1">Mask</text:p>
      <text:p text:style-name="P1">masked</text:p>
      <text:p text:style-name="P3"><text:span text:style-name="T5">masks</text:span></text:p>
      <text:p text:style-name="P1">massive</text:p>
      <text:p text:style-name="P1">massively</text:p>
      <text:p text:style-name="P1">master</text:p>
      <text:p text:style-name="P1">Master</text:p>
      <text:p text:style-name="P1">MASTER</text:p>
      <text:p text:style-name="P1">masterpiece</text:p>
      <text:p text:style-name="P1">Mastery</text:p>
      <text:p text:style-name="P1">match</text:p>
      <text:p text:style-name="P1">matched</text:p>
      <text:p text:style-name="P1"><text:soft-page-break/>matches</text:p>
      <text:p text:style-name="P1">matching</text:p>
      <text:p text:style-name="P1">material</text:p>
      <text:p text:style-name="P1">materials</text:p>
      <text:p text:style-name="P1">math</text:p>
      <text:p text:style-name="P1">mathematical</text:p>
      <text:p text:style-name="P1">matter</text:p>
      <text:p text:style-name="P1">mattered</text:p>
      <text:p text:style-name="P1">matters</text:p>
      <text:p text:style-name="P1">max</text:p>
      <text:p text:style-name="P1">maximize</text:p>
      <text:p text:style-name="P1">maximizing</text:p>
      <text:p text:style-name="P1">maximum</text:p>
      <text:p text:style-name="P1">may</text:p>
      <text:p text:style-name="P1">May</text:p>
      <text:p text:style-name="P1">Maya</text:p>
      <text:p text:style-name="P1">maybe</text:p>
      <text:p text:style-name="P1">Maybe</text:p>
      <text:p text:style-name="P1">MAYBE</text:p>
      <text:p text:style-name="P1">mayhem</text:p>
      <text:p text:style-name="P1">Mayhem</text:p>
      <text:p text:style-name="P1">mayor</text:p>
      <text:p text:style-name="P1">Mayor</text:p>
      <text:p text:style-name="P1">maze</text:p>
      <text:p text:style-name="P1">Maze</text:p>
      <text:p text:style-name="P1">McCrazy</text:p>
      <text:p text:style-name="P1">me</text:p>
      <text:p text:style-name="P1">Me</text:p>
      <text:p text:style-name="P1">ME</text:p>
      <text:p text:style-name="P1">meal</text:p>
      <text:p text:style-name="P1">mean</text:p>
      <text:p text:style-name="P1">Mean</text:p>
      <text:p text:style-name="P1">meaner</text:p>
      <text:p text:style-name="P1">meanies</text:p>
      <text:p text:style-name="P1">meaning</text:p>
      <text:p text:style-name="P1">Meaning</text:p>
      <text:p text:style-name="P1">meaninglessness</text:p>
      <text:p text:style-name="P1">means</text:p>
      <text:p text:style-name="P1">Means</text:p>
      <text:p text:style-name="P1">meant</text:p>
      <text:p text:style-name="P1">meantime</text:p>
      <text:p text:style-name="P3"><text:span text:style-name="T5">meanwhile</text:span></text:p>
      <text:p text:style-name="P1">Meanwhile</text:p>
      <text:p text:style-name="P1">measly</text:p>
      <text:p text:style-name="P1">meat</text:p>
      <text:p text:style-name="P1">Meat</text:p>
      <text:p text:style-name="P1">meathead</text:p>
      <text:p text:style-name="P1">mechanical</text:p>
      <text:p text:style-name="P1">Mechanical</text:p>
      <text:p text:style-name="P1">mechanism</text:p>
      <text:p text:style-name="P1">MechMaster</text:p>
      <text:p text:style-name="P1"><text:soft-page-break/>meditate</text:p>
      <text:p text:style-name="P1">meet</text:p>
      <text:p text:style-name="P1">Meet</text:p>
      <text:p text:style-name="P1">meeting</text:p>
      <text:p text:style-name="P1">Meeting</text:p>
      <text:p text:style-name="P1">meetings</text:p>
      <text:p text:style-name="P1">meets</text:p>
      <text:p text:style-name="P1">mega</text:p>
      <text:p text:style-name="P1">megalomania</text:p>
      <text:p text:style-name="P1">megalomaniac</text:p>
      <text:p text:style-name="P1">Mel</text:p>
      <text:p text:style-name="P1">Melissa</text:p>
      <text:p text:style-name="P1">melodramatic</text:p>
      <text:p text:style-name="P1">melt</text:p>
      <text:p text:style-name="P1">melts</text:p>
      <text:p text:style-name="P1">member</text:p>
      <text:p text:style-name="P1">members</text:p>
      <text:p text:style-name="P1">memento</text:p>
      <text:p text:style-name="P1">mementoes</text:p>
      <text:p text:style-name="P1">Memoir</text:p>
      <text:p text:style-name="P1">memorabilia</text:p>
      <text:p text:style-name="P1">memorial</text:p>
      <text:p text:style-name="P1">Memorial</text:p>
      <text:p text:style-name="P1">memories</text:p>
      <text:p text:style-name="P1">memory</text:p>
      <text:p text:style-name="P1">Memory's</text:p>
      <text:p text:style-name="P1">men</text:p>
      <text:p text:style-name="P1">menacingly</text:p>
      <text:p text:style-name="P1">menial</text:p>
      <text:p text:style-name="P1">mental</text:p>
      <text:p text:style-name="P1">mention</text:p>
      <text:p text:style-name="P1">mentioned</text:p>
      <text:p text:style-name="P1">mentioning</text:p>
      <text:p text:style-name="P1">mentor</text:p>
      <text:p text:style-name="P1">mentors</text:p>
      <text:p text:style-name="P1">menu</text:p>
      <text:p text:style-name="P1">Menu</text:p>
      <text:p text:style-name="P1">meowing</text:p>
      <text:p text:style-name="P1">meowing's</text:p>
      <text:p text:style-name="P1">meows</text:p>
      <text:p text:style-name="P1">mercy</text:p>
      <text:p text:style-name="P3"><text:span text:style-name="T5">mere</text:span></text:p>
      <text:p text:style-name="P1">merely</text:p>
      <text:p text:style-name="P1">merge</text:p>
      <text:p text:style-name="P1">merrier</text:p>
      <text:p text:style-name="P1">mesa</text:p>
      <text:p text:style-name="P1">Mesa</text:p>
      <text:p text:style-name="P1">mesmerizing</text:p>
      <text:p text:style-name="P1">mess</text:p>
      <text:p text:style-name="P1">message</text:p>
      <text:p text:style-name="P1">messed</text:p>
      <text:p text:style-name="P1"><text:soft-page-break/>messes</text:p>
      <text:p text:style-name="P1">messing</text:p>
      <text:p text:style-name="P1">messy</text:p>
      <text:p text:style-name="P1">met</text:p>
      <text:p text:style-name="P1">Met</text:p>
      <text:p text:style-name="P1">metal</text:p>
      <text:p text:style-name="P1">Metal</text:p>
      <text:p text:style-name="P1">metaphor</text:p>
      <text:p text:style-name="P1">Metaphorically</text:p>
      <text:p text:style-name="P1">method</text:p>
      <text:p text:style-name="P1">methodology</text:p>
      <text:p text:style-name="P1">methods</text:p>
      <text:p text:style-name="P1">Mevia</text:p>
      <text:p text:style-name="P1">Mevia's</text:p>
      <text:p text:style-name="P1">mi</text:p>
      <text:p text:style-name="P1">Mickey</text:p>
      <text:p text:style-name="P1">microscopic</text:p>
      <text:p text:style-name="P1">mid</text:p>
      <text:p text:style-name="P1">middle</text:p>
      <text:p text:style-name="P1">Middle</text:p>
      <text:p text:style-name="P1">Midnight</text:p>
      <text:p text:style-name="P1">might</text:p>
      <text:p text:style-name="P1">Might</text:p>
      <text:p text:style-name="P1">MIGHT</text:p>
      <text:p text:style-name="P1">might've<text:span text:style-name="T17">(might have)</text:span></text:p>
      <text:p text:style-name="P1">Might've<text:span text:style-name="T17">(Might have)</text:span></text:p>
      <text:p text:style-name="P1">mightiest</text:p>
      <text:p text:style-name="P1">Mightiest</text:p>
      <text:p text:style-name="P1">mighty</text:p>
      <text:p text:style-name="P1">Mighty</text:p>
      <text:p text:style-name="P1">migrates</text:p>
      <text:p text:style-name="P1">mile</text:p>
      <text:p text:style-name="P1">miles</text:p>
      <text:p text:style-name="P1">milk</text:p>
      <text:p text:style-name="P1">million</text:p>
      <text:p text:style-name="P1">Million</text:p>
      <text:p text:style-name="P1">Milo</text:p>
      <text:p text:style-name="P1">Milo's</text:p>
      <text:p text:style-name="P1">mimic</text:p>
      <text:p text:style-name="P1">min</text:p>
      <text:p text:style-name="P1">mind</text:p>
      <text:p text:style-name="P3"><text:span text:style-name="T5">Mind</text:span></text:p>
      <text:p text:style-name="P1">minded</text:p>
      <text:p text:style-name="P1">minding</text:p>
      <text:p text:style-name="P1">mindless</text:p>
      <text:p text:style-name="P1">minds</text:p>
      <text:p text:style-name="P1">mine</text:p>
      <text:p text:style-name="P1">Mine</text:p>
      <text:p text:style-name="P1">MINE</text:p>
      <text:p text:style-name="P1">minecart</text:p>
      <text:p text:style-name="P1">Minecart</text:p>
      <text:p text:style-name="P1"><text:soft-page-break/>minecarts</text:p>
      <text:p text:style-name="P1">Minecarts</text:p>
      <text:p text:style-name="P1">MINECARTS</text:p>
      <text:p text:style-name="P1">Minecraft</text:p>
      <text:p text:style-name="P1">miner</text:p>
      <text:p text:style-name="P1">Miner</text:p>
      <text:p text:style-name="P1">miners</text:p>
      <text:p text:style-name="P1">mines</text:p>
      <text:p text:style-name="P1">Mines</text:p>
      <text:p text:style-name="P1">mineshaft</text:p>
      <text:p text:style-name="P1">Mineshaft</text:p>
      <text:p text:style-name="P1">mingle</text:p>
      <text:p text:style-name="P1">mingling</text:p>
      <text:p text:style-name="P1">minimal</text:p>
      <text:p text:style-name="P1">minimalism</text:p>
      <text:p text:style-name="P1">minimalist</text:p>
      <text:p text:style-name="P1">minimize</text:p>
      <text:p text:style-name="P9">minin'<text:span text:style-name="T17">(mining)</text:span></text:p>
      <text:p text:style-name="P1">mining</text:p>
      <text:p text:style-name="P1">Mining</text:p>
      <text:p text:style-name="P1">minions</text:p>
      <text:p text:style-name="P1">Miniscule</text:p>
      <text:p text:style-name="P1">minor</text:p>
      <text:p text:style-name="P1">minus</text:p>
      <text:p text:style-name="P1">minute</text:p>
      <text:p text:style-name="P1">minutes</text:p>
      <text:p text:style-name="P1">miracle</text:p>
      <text:p text:style-name="P1">miraculous</text:p>
      <text:p text:style-name="P1">mirror</text:p>
      <text:p text:style-name="P1">mirrors</text:p>
      <text:p text:style-name="P1">misbehavior</text:p>
      <text:p text:style-name="P1">miserable</text:p>
      <text:p text:style-name="P1">misery</text:p>
      <text:p text:style-name="P1">Misfiling</text:p>
      <text:p text:style-name="P1">misfits</text:p>
      <text:p text:style-name="P1">misguided</text:p>
      <text:p text:style-name="P1">misheard</text:p>
      <text:p text:style-name="P1">misled</text:p>
      <text:p text:style-name="P1">Misplace</text:p>
      <text:p text:style-name="P1">Misplaced</text:p>
      <text:p text:style-name="P1">misremembered</text:p>
      <text:p text:style-name="P3"><text:span text:style-name="T5">miss</text:span></text:p>
      <text:p text:style-name="P1">Miss</text:p>
      <text:p text:style-name="P1">missed</text:p>
      <text:p text:style-name="P1">misses</text:p>
      <text:p text:style-name="P1">missing</text:p>
      <text:p text:style-name="P1">mission</text:p>
      <text:p text:style-name="P1">Mission</text:p>
      <text:p text:style-name="P1">misspoke</text:p>
      <text:p text:style-name="P1">missy</text:p>
      <text:p text:style-name="P1">mistake</text:p>
      <text:p text:style-name="P1"><text:soft-page-break/>Mistake</text:p>
      <text:p text:style-name="P1">mistaken</text:p>
      <text:p text:style-name="P1">mistakes</text:p>
      <text:p text:style-name="P1">mister</text:p>
      <text:p text:style-name="P1">Mister</text:p>
      <text:p text:style-name="P1">Mistress</text:p>
      <text:p text:style-name="P1">misunderstanding</text:p>
      <text:p text:style-name="P1">Misunderstanding</text:p>
      <text:p text:style-name="P1">misunderstandings</text:p>
      <text:p text:style-name="P1">misunderstood</text:p>
      <text:p text:style-name="P1">mites</text:p>
      <text:p text:style-name="P1">mix</text:p>
      <text:p text:style-name="P1">mixed</text:p>
      <text:p text:style-name="P1">Mlvmuol</text:p>
      <text:p text:style-name="P1">mm</text:p>
      <text:p text:style-name="P1">Mm</text:p>
      <text:p text:style-name="P1">Mmhm</text:p>
      <text:p text:style-name="P1">mmhmm</text:p>
      <text:p text:style-name="P1">mmm</text:p>
      <text:p text:style-name="P1">Mmm</text:p>
      <text:p text:style-name="P1">Mmmm</text:p>
      <text:p text:style-name="P1">mob</text:p>
      <text:p text:style-name="P1">Mob</text:p>
      <text:p text:style-name="P1">mob's</text:p>
      <text:p text:style-name="P1">mobs</text:p>
      <text:p text:style-name="P1">Mobs</text:p>
      <text:p text:style-name="P1">mocking</text:p>
      <text:p text:style-name="P1">Mocking</text:p>
      <text:p text:style-name="P1">Mod</text:p>
      <text:p text:style-name="P1">mode</text:p>
      <text:p text:style-name="P1">Mode</text:p>
      <text:p text:style-name="P1">model</text:p>
      <text:p text:style-name="P1">models</text:p>
      <text:p text:style-name="P1">Moderate</text:p>
      <text:p text:style-name="P1">modern</text:p>
      <text:p text:style-name="P1">modest</text:p>
      <text:p text:style-name="P1">modesty</text:p>
      <text:p text:style-name="P1">modified</text:p>
      <text:p text:style-name="P1">mods</text:p>
      <text:p text:style-name="P1">moly</text:p>
      <text:p text:style-name="P1">moment</text:p>
      <text:p text:style-name="P3"><text:span text:style-name="T5">moments</text:span></text:p>
      <text:p text:style-name="P1">mon</text:p>
      <text:p text:style-name="P1">mondo</text:p>
      <text:p text:style-name="P1">money</text:p>
      <text:p text:style-name="P1">monn</text:p>
      <text:p text:style-name="P1">monnn</text:p>
      <text:p text:style-name="P1">monologue</text:p>
      <text:p text:style-name="P1">monotonous</text:p>
      <text:p text:style-name="P1">monster</text:p>
      <text:p text:style-name="P1">monsters</text:p>
      <text:p text:style-name="P1"><text:soft-page-break/>Monsters</text:p>
      <text:p text:style-name="P1">monstrosity</text:p>
      <text:p text:style-name="P1">montage</text:p>
      <text:p text:style-name="P1">Montage</text:p>
      <text:p text:style-name="P1">months</text:p>
      <text:p text:style-name="P1">monument</text:p>
      <text:p text:style-name="P1">Monument</text:p>
      <text:p text:style-name="P1">monuments</text:p>
      <text:p text:style-name="P1">moo</text:p>
      <text:p text:style-name="P1">mood</text:p>
      <text:p text:style-name="P1">mooing</text:p>
      <text:p text:style-name="P1">Mooji</text:p>
      <text:p text:style-name="P1">moon</text:p>
      <text:p text:style-name="P1">moons</text:p>
      <text:p text:style-name="P1">moos</text:p>
      <text:p text:style-name="P1">mooshroom</text:p>
      <text:p text:style-name="P1">Mooshroom</text:p>
      <text:p text:style-name="P1">mope</text:p>
      <text:p text:style-name="P1">mopey</text:p>
      <text:p text:style-name="P1">moping</text:p>
      <text:p text:style-name="P1">morally</text:p>
      <text:p text:style-name="P1">moratorium</text:p>
      <text:p text:style-name="P1">morbid</text:p>
      <text:p text:style-name="P1">Morbid</text:p>
      <text:p text:style-name="P1">more</text:p>
      <text:p text:style-name="P1">More</text:p>
      <text:p text:style-name="P1">MORE</text:p>
      <text:p text:style-name="P1">morning</text:p>
      <text:p text:style-name="P1">moron</text:p>
      <text:p text:style-name="P1">morons</text:p>
      <text:p text:style-name="P1">MORTAL</text:p>
      <text:p text:style-name="P1">mortals</text:p>
      <text:p text:style-name="P1">Mortified</text:p>
      <text:p text:style-name="P1">most</text:p>
      <text:p text:style-name="P1">Most</text:p>
      <text:p text:style-name="P1">MOST</text:p>
      <text:p text:style-name="P1">mostly</text:p>
      <text:p text:style-name="P1">Mostly</text:p>
      <text:p text:style-name="P1">mother</text:p>
      <text:p text:style-name="P1">motif</text:p>
      <text:p text:style-name="P1">motion</text:p>
      <text:p text:style-name="P3"><text:span text:style-name="T5">motions</text:span></text:p>
      <text:p text:style-name="P1">motivated</text:p>
      <text:p text:style-name="P1">motivational</text:p>
      <text:p text:style-name="P1">motives</text:p>
      <text:p text:style-name="P1">motto</text:p>
      <text:p text:style-name="P1">mountain</text:p>
      <text:p text:style-name="P1">Mountain</text:p>
      <text:p text:style-name="P1">mountains</text:p>
      <text:p text:style-name="P1">mounts</text:p>
      <text:p text:style-name="P1">Mounts</text:p>
      <text:p text:style-name="P1"><text:soft-page-break/>mournful</text:p>
      <text:p text:style-name="P1">Mournful</text:p>
      <text:p text:style-name="P1">mourns</text:p>
      <text:p text:style-name="P1">mouth</text:p>
      <text:p text:style-name="P1">Mouth</text:p>
      <text:p text:style-name="P1">move</text:p>
      <text:p text:style-name="P1">Move</text:p>
      <text:p text:style-name="P1">MOVE</text:p>
      <text:p text:style-name="P1">moved</text:p>
      <text:p text:style-name="P1">movement</text:p>
      <text:p text:style-name="P1">moves</text:p>
      <text:p text:style-name="P1">moving</text:p>
      <text:p text:style-name="P1">moxie</text:p>
      <text:p text:style-name="P1">Mr</text:p>
      <text:p text:style-name="P1">Ms</text:p>
      <text:p text:style-name="P1">Mu</text:p>
      <text:p text:style-name="P1">much</text:p>
      <text:p text:style-name="P1">Much</text:p>
      <text:p text:style-name="P1">MUCH</text:p>
      <text:p text:style-name="P1">mud</text:p>
      <text:p text:style-name="P1">muffled</text:p>
      <text:p text:style-name="P1">Muffled</text:p>
      <text:p text:style-name="P1">mug</text:p>
      <text:p text:style-name="P1">multi</text:p>
      <text:p text:style-name="P1">multicolored</text:p>
      <text:p text:style-name="P1">multiple</text:p>
      <text:p text:style-name="P1">Multiple</text:p>
      <text:p text:style-name="P1">multitudes</text:p>
      <text:p text:style-name="P1">Multitudes</text:p>
      <text:p text:style-name="P1">Mundane</text:p>
      <text:p text:style-name="P1">Mural</text:p>
      <text:p text:style-name="P1">MURDER</text:p>
      <text:p text:style-name="P1">murdered</text:p>
      <text:p text:style-name="P1">murderer</text:p>
      <text:p text:style-name="P1">muscle</text:p>
      <text:p text:style-name="P1">muscles</text:p>
      <text:p text:style-name="P1">Mush</text:p>
      <text:p text:style-name="P1">mushroom</text:p>
      <text:p text:style-name="P1">Mushroom</text:p>
      <text:p text:style-name="P1">MUSHROOM</text:p>
      <text:p text:style-name="P1">mushrooms</text:p>
      <text:p text:style-name="P3"><text:span text:style-name="T5">Mushrooms</text:span></text:p>
      <text:p text:style-name="P1">MUSHROOOOOOOOOM</text:p>
      <text:p text:style-name="P1">music</text:p>
      <text:p text:style-name="P1">Music</text:p>
      <text:p text:style-name="P1">muss</text:p>
      <text:p text:style-name="P1">must</text:p>
      <text:p text:style-name="P1">Must</text:p>
      <text:p text:style-name="P1">MUST</text:p>
      <text:p text:style-name="P1">must've<text:span text:style-name="T17">(must have)</text:span></text:p>
      <text:p text:style-name="P1">Must've<text:span text:style-name="T17">(Must have)</text:span></text:p>
      <text:p text:style-name="P1"><text:soft-page-break/>mustn</text:p>
      <text:p text:style-name="P1">Mutters</text:p>
      <text:p text:style-name="P1">mutual</text:p>
      <text:p text:style-name="P1">MVP</text:p>
      <text:p text:style-name="P1">MWAH</text:p>
      <text:p text:style-name="P1">MWAHAHAHA</text:p>
      <text:p text:style-name="P1">MWAHAHAHAHA</text:p>
      <text:p text:style-name="P1">mWU</text:p>
      <text:p text:style-name="P1">my</text:p>
      <text:p text:style-name="P1">My</text:p>
      <text:p text:style-name="P1">MY</text:p>
      <text:p text:style-name="P1">mycelium</text:p>
      <text:p text:style-name="P1">Mycelium</text:p>
      <text:p text:style-name="P1">mys</text:p>
      <text:p text:style-name="P1">myself</text:p>
      <text:p text:style-name="P1">mysteries</text:p>
      <text:p text:style-name="P1">mysterious</text:p>
      <text:p text:style-name="P1">Mysterious</text:p>
      <text:p text:style-name="P1">mysteriously</text:p>
      <text:p text:style-name="P1">mystery</text:p>
      <text:p text:style-name="P1">Mystery</text:p>
      <text:p text:style-name="P1">myths</text:p>
      <text:p text:style-name="P1">Myu</text:p>
      <text:p text:style-name="P1">n</text:p>
      <text:p text:style-name="P1">N</text:p>
      <text:p text:style-name="P1">Na'pow</text:p>
      <text:p text:style-name="P1">nab</text:p>
      <text:p text:style-name="P1">Nah</text:p>
      <text:p text:style-name="P1">Nahh</text:p>
      <text:p text:style-name="P1">Nailed</text:p>
      <text:p text:style-name="P1">naive</text:p>
      <text:p text:style-name="P1">Najell</text:p>
      <text:p text:style-name="P1">name</text:p>
      <text:p text:style-name="P1">Name</text:p>
      <text:p text:style-name="P1">name's</text:p>
      <text:p text:style-name="P1">Name's</text:p>
      <text:p text:style-name="P1">named</text:p>
      <text:p text:style-name="P1">Namely</text:p>
      <text:p text:style-name="P1">names</text:p>
      <text:p text:style-name="P1">Names</text:p>
      <text:p text:style-name="P1">Names'</text:p>
      <text:p text:style-name="P3"><text:span text:style-name="T5">nametags</text:span></text:p>
      <text:p text:style-name="P1">naming</text:p>
      <text:p text:style-name="P1">nap</text:p>
      <text:p text:style-name="P1">narrate</text:p>
      <text:p text:style-name="P1">narrated</text:p>
      <text:p text:style-name="P1">narrating</text:p>
      <text:p text:style-name="P1">Narration</text:p>
      <text:p text:style-name="P1">Narrator</text:p>
      <text:p text:style-name="P1">narrow</text:p>
      <text:p text:style-name="P1">narrowly</text:p>
      <text:p text:style-name="P1"><text:soft-page-break/>nasty</text:p>
      <text:p text:style-name="P1">Nasty</text:p>
      <text:p text:style-name="P1">natural</text:p>
      <text:p text:style-name="P1">naturally</text:p>
      <text:p text:style-name="P1">Naturally</text:p>
      <text:p text:style-name="P1">nature</text:p>
      <text:p text:style-name="P1">Nature</text:p>
      <text:p text:style-name="P1">natures</text:p>
      <text:p text:style-name="P1">naughty</text:p>
      <text:p text:style-name="P1">nausea</text:p>
      <text:p text:style-name="P1">Nauseates</text:p>
      <text:p text:style-name="P1">navigate</text:p>
      <text:p text:style-name="P1">navigator</text:p>
      <text:p text:style-name="P1">Naw</text:p>
      <text:p text:style-name="P1">nay</text:p>
      <text:p text:style-name="P1">near</text:p>
      <text:p text:style-name="P1">Near</text:p>
      <text:p text:style-name="P1">nearby</text:p>
      <text:p text:style-name="P1">nearest</text:p>
      <text:p text:style-name="P1">nearly</text:p>
      <text:p text:style-name="P1">Neat</text:p>
      <text:p text:style-name="P1">necessarily</text:p>
      <text:p text:style-name="P1">necessary</text:p>
      <text:p text:style-name="P1">necessity</text:p>
      <text:p text:style-name="P1">Necessity</text:p>
      <text:p text:style-name="P1">neck</text:p>
      <text:p text:style-name="P1">need</text:p>
      <text:p text:style-name="P1">Need</text:p>
      <text:p text:style-name="P1">needed</text:p>
      <text:p text:style-name="P1">needing</text:p>
      <text:p text:style-name="P1">needle</text:p>
      <text:p text:style-name="P1">needless</text:p>
      <text:p text:style-name="P1">needlessly</text:p>
      <text:p text:style-name="P1">needs</text:p>
      <text:p text:style-name="P1">Needs</text:p>
      <text:p text:style-name="P1">needy</text:p>
      <text:p text:style-name="P1">Neeeearly</text:p>
      <text:p text:style-name="P1">nefarious</text:p>
      <text:p text:style-name="P1">negates</text:p>
      <text:p text:style-name="P1">negative</text:p>
      <text:p text:style-name="P1">negativity</text:p>
      <text:p text:style-name="P3"><text:span text:style-name="T5">negotiate</text:span></text:p>
      <text:p text:style-name="P1">negotiating</text:p>
      <text:p text:style-name="P1">Negotiating</text:p>
      <text:p text:style-name="P1">negotiations</text:p>
      <text:p text:style-name="P1">neighborhood</text:p>
      <text:p text:style-name="P1">neighbors</text:p>
      <text:p text:style-name="P1">neither</text:p>
      <text:p text:style-name="P1">Neither</text:p>
      <text:p text:style-name="P1">Nell</text:p>
      <text:p text:style-name="P1">Nell's</text:p>
      <text:p text:style-name="P1"><text:soft-page-break/>Nellie</text:p>
      <text:p text:style-name="P1">Nelll</text:p>
      <text:p text:style-name="P1">nemesis</text:p>
      <text:p text:style-name="P1">nerd</text:p>
      <text:p text:style-name="P1">Nerds</text:p>
      <text:p text:style-name="P1">nerve</text:p>
      <text:p text:style-name="P1">nerves</text:p>
      <text:p text:style-name="P1">nervous</text:p>
      <text:p text:style-name="P1">Nervous</text:p>
      <text:p text:style-name="P1">nervously</text:p>
      <text:p text:style-name="P1">Nervously</text:p>
      <text:p text:style-name="P1">ness</text:p>
      <text:p text:style-name="P1">Nessie</text:p>
      <text:p text:style-name="P1">nether</text:p>
      <text:p text:style-name="P1">Nether</text:p>
      <text:p text:style-name="P1">netherrack</text:p>
      <text:p text:style-name="P1">Netherrack</text:p>
      <text:p text:style-name="P1">network</text:p>
      <text:p text:style-name="P1">Network</text:p>
      <text:p text:style-name="P1">neural</text:p>
      <text:p text:style-name="P1">neutral</text:p>
      <text:p text:style-name="P1">never</text:p>
      <text:p text:style-name="P1">Never</text:p>
      <text:p text:style-name="P1">NEVER</text:p>
      <text:p text:style-name="P1">nevermind</text:p>
      <text:p text:style-name="P1">Nevermind</text:p>
      <text:p text:style-name="P1">nevers</text:p>
      <text:p text:style-name="P1">new</text:p>
      <text:p text:style-name="P1">New</text:p>
      <text:p text:style-name="P1">NEW</text:p>
      <text:p text:style-name="P1">newbie</text:p>
      <text:p text:style-name="P1">newcomer</text:p>
      <text:p text:style-name="P1">Newcomer</text:p>
      <text:p text:style-name="P1">newcomers</text:p>
      <text:p text:style-name="P1">newest</text:p>
      <text:p text:style-name="P1">newfound</text:p>
      <text:p text:style-name="P1">news</text:p>
      <text:p text:style-name="P1">next</text:p>
      <text:p text:style-name="P1">Next</text:p>
      <text:p text:style-name="P1">NEXT</text:p>
      <text:p text:style-name="P1">nice</text:p>
      <text:p text:style-name="P3"><text:span text:style-name="T5">Nice</text:span></text:p>
      <text:p text:style-name="P1">NICE</text:p>
      <text:p text:style-name="P1">nicely</text:p>
      <text:p text:style-name="P1">Nicely</text:p>
      <text:p text:style-name="P1">nicer</text:p>
      <text:p text:style-name="P1">nicest</text:p>
      <text:p text:style-name="P1">nickname</text:p>
      <text:p text:style-name="P1">night</text:p>
      <text:p text:style-name="P1">NIGHT</text:p>
      <text:p text:style-name="P1">nightfall</text:p>
      <text:p text:style-name="P1"><text:soft-page-break/>nightmare</text:p>
      <text:p text:style-name="P1">nightmares</text:p>
      <text:p text:style-name="P1">nighttime</text:p>
      <text:p text:style-name="P1">Niice</text:p>
      <text:p text:style-name="P1">Nikordy</text:p>
      <text:p text:style-name="P1">nine</text:p>
      <text:p text:style-name="P1">Nine</text:p>
      <text:p text:style-name="P1">ninja</text:p>
      <text:p text:style-name="P1">Ninja</text:p>
      <text:p text:style-name="P1">ninjas</text:p>
      <text:p text:style-name="P1">nips</text:p>
      <text:p text:style-name="P1">nitwit</text:p>
      <text:p text:style-name="P1">njltK</text:p>
      <text:p text:style-name="P1">nng</text:p>
      <text:p text:style-name="P1">Nng</text:p>
      <text:p text:style-name="P1">Nngh</text:p>
      <text:p text:style-name="P1">Nnnn</text:p>
      <text:p text:style-name="P1">no</text:p>
      <text:p text:style-name="P1">No</text:p>
      <text:p text:style-name="P1">NO</text:p>
      <text:p text:style-name="P1">nobility</text:p>
      <text:p text:style-name="P1">noble</text:p>
      <text:p text:style-name="P1">nobodies</text:p>
      <text:p text:style-name="P1">nobody</text:p>
      <text:p text:style-name="P1">Nobody</text:p>
      <text:p text:style-name="P1">nobody's</text:p>
      <text:p text:style-name="P1">Nobody's</text:p>
      <text:p text:style-name="P1">nod</text:p>
      <text:p text:style-name="P1">nodding</text:p>
      <text:p text:style-name="P1">nods</text:p>
      <text:p text:style-name="P1">Nods</text:p>
      <text:p text:style-name="P1">Nohr</text:p>
      <text:p text:style-name="P1">Nohr's</text:p>
      <text:p text:style-name="P1">Noice</text:p>
      <text:p text:style-name="P1">noise</text:p>
      <text:p text:style-name="P1">noises</text:p>
      <text:p text:style-name="P1">Noises</text:p>
      <text:p text:style-name="P1">noisy</text:p>
      <text:p text:style-name="P1">non</text:p>
      <text:p text:style-name="P1">Non</text:p>
      <text:p text:style-name="P1">NON</text:p>
      <text:p text:style-name="P3"><text:span text:style-name="T5">none</text:span></text:p>
      <text:p text:style-name="P1">None</text:p>
      <text:p text:style-name="P1">NONE</text:p>
      <text:p text:style-name="P1">Nononono</text:p>
      <text:p text:style-name="P1">nonsense</text:p>
      <text:p text:style-name="P1">Noo</text:p>
      <text:p text:style-name="P1">noob</text:p>
      <text:p text:style-name="P1">Noob</text:p>
      <text:p text:style-name="P1">noobs</text:p>
      <text:p text:style-name="P1">Noobs</text:p>
      <text:p text:style-name="P1"><text:soft-page-break/>nook</text:p>
      <text:p text:style-name="P1">nooo</text:p>
      <text:p text:style-name="P1">Nooo</text:p>
      <text:p text:style-name="P1">noooo</text:p>
      <text:p text:style-name="P1">Noooo</text:p>
      <text:p text:style-name="P1">NOOOO</text:p>
      <text:p text:style-name="P1">Nooooo</text:p>
      <text:p text:style-name="P1">Noooooo</text:p>
      <text:p text:style-name="P1">Nooooooo</text:p>
      <text:p text:style-name="P1">Noooooooo</text:p>
      <text:p text:style-name="P1">NOOOOoooo</text:p>
      <text:p text:style-name="P1">nooooooooooo</text:p>
      <text:p text:style-name="P1">nope</text:p>
      <text:p text:style-name="P1">Nope</text:p>
      <text:p text:style-name="P1">nor</text:p>
      <text:p text:style-name="P1">normal</text:p>
      <text:p text:style-name="P1">Normal</text:p>
      <text:p text:style-name="P1">nose</text:p>
      <text:p text:style-name="P1">NOSE</text:p>
      <text:p text:style-name="P1">noses</text:p>
      <text:p text:style-name="P1">NOSY</text:p>
      <text:p text:style-name="P1">not</text:p>
      <text:p text:style-name="P1">Not</text:p>
      <text:p text:style-name="P1">NOT</text:p>
      <text:p text:style-name="P1">note</text:p>
      <text:p text:style-name="P1">Note</text:p>
      <text:p text:style-name="P1">Noted</text:p>
      <text:p text:style-name="P1">notes</text:p>
      <text:p text:style-name="P1">nothin</text:p>
      <text:p text:style-name="P1">Nothin</text:p>
      <text:p text:style-name="P9">nothin'<text:span text:style-name="T17">(nothing)</text:span></text:p>
      <text:p text:style-name="P9">Nothin'<text:span text:style-name="T17">(Nothing)</text:span></text:p>
      <text:p text:style-name="P1">nothing</text:p>
      <text:p text:style-name="P1">Nothing</text:p>
      <text:p text:style-name="P1">NOTHING</text:p>
      <text:p text:style-name="P1">nothing's</text:p>
      <text:p text:style-name="P1">nothingness</text:p>
      <text:p text:style-name="P1">notice</text:p>
      <text:p text:style-name="P1">noticed</text:p>
      <text:p text:style-name="P1">Noticed</text:p>
      <text:p text:style-name="P1">notices</text:p>
      <text:p text:style-name="P3"><text:span text:style-name="T5">Notices</text:span></text:p>
      <text:p text:style-name="P1">noticing</text:p>
      <text:p text:style-name="P1">notion</text:p>
      <text:p text:style-name="P1">notorious</text:p>
      <text:p text:style-name="P1">now</text:p>
      <text:p text:style-name="P1">Now</text:p>
      <text:p text:style-name="P1">NOW</text:p>
      <text:p text:style-name="P1">now's</text:p>
      <text:p text:style-name="P1">Now's</text:p>
      <text:p text:style-name="P1">nowhere</text:p>
      <text:p text:style-name="P1"><text:soft-page-break/>Nowhere</text:p>
      <text:p text:style-name="P1">NOWHERE</text:p>
      <text:p text:style-name="P1">nudges</text:p>
      <text:p text:style-name="P1">Nudges</text:p>
      <text:p text:style-name="P1">Nudging</text:p>
      <text:p text:style-name="P1">nuff</text:p>
      <text:p text:style-name="P1">nugget</text:p>
      <text:p text:style-name="P1">Nugget</text:p>
      <text:p text:style-name="P1">Nuh</text:p>
      <text:p text:style-name="P1">nuisance</text:p>
      <text:p text:style-name="P1">nuisances</text:p>
      <text:p text:style-name="P1">numb</text:p>
      <text:p text:style-name="P1">number</text:p>
      <text:p text:style-name="P1">Number</text:p>
      <text:p text:style-name="P1">numbers</text:p>
      <text:p text:style-name="P1">Nunya</text:p>
      <text:p text:style-name="P1">Nurm</text:p>
      <text:p text:style-name="P1">Nurm's</text:p>
      <text:p text:style-name="P1">Nurmie</text:p>
      <text:p text:style-name="P1">nut</text:p>
      <text:p text:style-name="P1">nuthut</text:p>
      <text:p text:style-name="P1">nutjob</text:p>
      <text:p text:style-name="P1">nuts</text:p>
      <text:p text:style-name="P1">o</text:p>
      <text:p text:style-name="P1">O</text:p>
      <text:p text:style-name="P1">o'<text:span text:style-name="T17">(of)</text:span></text:p>
      <text:p text:style-name="P1">oa</text:p>
      <text:p text:style-name="P1">oak</text:p>
      <text:p text:style-name="P1">Oak</text:p>
      <text:p text:style-name="P1">Oasis</text:p>
      <text:p text:style-name="P1">oath</text:p>
      <text:p text:style-name="P1">obedience</text:p>
      <text:p text:style-name="P1">obedient</text:p>
      <text:p text:style-name="P1">Obedient</text:p>
      <text:p text:style-name="P1">obediently</text:p>
      <text:p text:style-name="P1">obeyed</text:p>
      <text:p text:style-name="P1">obeys</text:p>
      <text:p text:style-name="P1">object</text:p>
      <text:p text:style-name="P1">objects</text:p>
      <text:p text:style-name="P1">Objects</text:p>
      <text:p text:style-name="P1">obliged</text:p>
      <text:p text:style-name="P3"><text:span text:style-name="T5">obliterating</text:span></text:p>
      <text:p text:style-name="P1">oblivion</text:p>
      <text:p text:style-name="P1">Obscene</text:p>
      <text:p text:style-name="P1">obscure</text:p>
      <text:p text:style-name="P1">observation</text:p>
      <text:p text:style-name="P1">Observations</text:p>
      <text:p text:style-name="P1">observe</text:p>
      <text:p text:style-name="P1">Observe</text:p>
      <text:p text:style-name="P1">observed</text:p>
      <text:p text:style-name="P1">observer</text:p>
      <text:p text:style-name="P1"><text:soft-page-break/>observes</text:p>
      <text:p text:style-name="P1">observing</text:p>
      <text:p text:style-name="P1">obsessed</text:p>
      <text:p text:style-name="P1">OBSESSED</text:p>
      <text:p text:style-name="P1">obsessing</text:p>
      <text:p text:style-name="P1">obsessive</text:p>
      <text:p text:style-name="P1">obsidian</text:p>
      <text:p text:style-name="P1">Obsidian</text:p>
      <text:p text:style-name="P1">obstacles</text:p>
      <text:p text:style-name="P1">obtained</text:p>
      <text:p text:style-name="P1">obtaining</text:p>
      <text:p text:style-name="P1">obtains</text:p>
      <text:p text:style-name="P1">obvious</text:p>
      <text:p text:style-name="P1">obviously</text:p>
      <text:p text:style-name="P1">Obviously</text:p>
      <text:p text:style-name="P1">occasion</text:p>
      <text:p text:style-name="P1">occasionally</text:p>
      <text:p text:style-name="P1">occasions</text:p>
      <text:p text:style-name="P1">occurance</text:p>
      <text:p text:style-name="P1">occured</text:p>
      <text:p text:style-name="P1">occurred</text:p>
      <text:p text:style-name="P1">occurrences</text:p>
      <text:p text:style-name="P1">occurs</text:p>
      <text:p text:style-name="P1">ocean</text:p>
      <text:p text:style-name="P1">Ocean</text:p>
      <text:p text:style-name="P1">Oceeeeelloooot</text:p>
      <text:p text:style-name="P1">Ocel</text:p>
      <text:p text:style-name="P1">Ocellllooot</text:p>
      <text:p text:style-name="P1">ocelot</text:p>
      <text:p text:style-name="P1">Ocelot</text:p>
      <text:p text:style-name="P1">OCELOT</text:p>
      <text:p text:style-name="P1">ocelot's</text:p>
      <text:p text:style-name="P1">ocelots</text:p>
      <text:p text:style-name="P1">Ocelots</text:p>
      <text:p text:style-name="P1">Octopus</text:p>
      <text:p text:style-name="P1">odd</text:p>
      <text:p text:style-name="P1">oddly</text:p>
      <text:p text:style-name="P1">odds</text:p>
      <text:p text:style-name="P1">Odds</text:p>
      <text:p text:style-name="P1">of</text:p>
      <text:p text:style-name="P1">Of</text:p>
      <text:p text:style-name="P3"><text:span text:style-name="T5">OF</text:span></text:p>
      <text:p text:style-name="P1">off</text:p>
      <text:p text:style-name="P1">Off</text:p>
      <text:p text:style-name="P1">OFF</text:p>
      <text:p text:style-name="P1">offa</text:p>
      <text:p text:style-name="P1">offended</text:p>
      <text:p text:style-name="P1">offense</text:p>
      <text:p text:style-name="P1">offer</text:p>
      <text:p text:style-name="P1">Offer</text:p>
      <text:p text:style-name="P1">offered</text:p>
      <text:p text:style-name="P1"><text:soft-page-break/>Offered</text:p>
      <text:p text:style-name="P1">offering</text:p>
      <text:p text:style-name="P1">offers</text:p>
      <text:p text:style-name="P1">office</text:p>
      <text:p text:style-name="P1">Office</text:p>
      <text:p text:style-name="P1">official</text:p>
      <text:p text:style-name="P1">officially</text:p>
      <text:p text:style-name="P1">OFFICIALLY</text:p>
      <text:p text:style-name="P1">officiator</text:p>
      <text:p text:style-name="P1">offs</text:p>
      <text:p text:style-name="P1">Offs</text:p>
      <text:p text:style-name="P1">often</text:p>
      <text:p text:style-name="P1">oh</text:p>
      <text:p text:style-name="P1">Oh</text:p>
      <text:p text:style-name="P1">OH</text:p>
      <text:p text:style-name="P1">ohh</text:p>
      <text:p text:style-name="P1">Ohh</text:p>
      <text:p text:style-name="P1">ohhh</text:p>
      <text:p text:style-name="P1">Ohhh</text:p>
      <text:p text:style-name="P1">Ohhhh</text:p>
      <text:p text:style-name="P1">Ohhhhhh</text:p>
      <text:p text:style-name="P1">ohmigosh</text:p>
      <text:p text:style-name="P1">Ohmigosh</text:p>
      <text:p text:style-name="P1">Ohmygosh</text:p>
      <text:p text:style-name="P1">Oho</text:p>
      <text:p text:style-name="P1">Ohohoho</text:p>
      <text:p text:style-name="P1">Ohohohoho</text:p>
      <text:p text:style-name="P1">Oi</text:p>
      <text:p text:style-name="P1">oink</text:p>
      <text:p text:style-name="P1">Oink</text:p>
      <text:p text:style-name="P1">Oinking</text:p>
      <text:p text:style-name="P1">oinks</text:p>
      <text:p text:style-name="P1">ok</text:p>
      <text:p text:style-name="P1">Ok</text:p>
      <text:p text:style-name="P1">OK</text:p>
      <text:p text:style-name="P1">okay</text:p>
      <text:p text:style-name="P1">Okay</text:p>
      <text:p text:style-name="P1">ol</text:p>
      <text:p text:style-name="P1">ol'<text:span text:style-name="T17">(old)</text:span></text:p>
      <text:p text:style-name="P1">old</text:p>
      <text:p text:style-name="P1">Old</text:p>
      <text:p text:style-name="P3"><text:span text:style-name="T5">OLD</text:span></text:p>
      <text:p text:style-name="P1">oldest</text:p>
      <text:p text:style-name="P1">oldie</text:p>
      <text:p text:style-name="P1">Olivia</text:p>
      <text:p text:style-name="P1">Olivia's</text:p>
      <text:p text:style-name="P1">ology</text:p>
      <text:p text:style-name="P1">omen</text:p>
      <text:p text:style-name="P1">OMG</text:p>
      <text:p text:style-name="P1">omigosh</text:p>
      <text:p text:style-name="P1">Omigosh</text:p>
      <text:p text:style-name="P1"><text:soft-page-break/>ominous</text:p>
      <text:p text:style-name="P1">Ominous</text:p>
      <text:p text:style-name="P1">on</text:p>
      <text:p text:style-name="P1">On</text:p>
      <text:p text:style-name="P1">ON</text:p>
      <text:p text:style-name="P1">once</text:p>
      <text:p text:style-name="P1">Once</text:p>
      <text:p text:style-name="P1">oncoming</text:p>
      <text:p text:style-name="P1">one</text:p>
      <text:p text:style-name="P1">One</text:p>
      <text:p text:style-name="P1">ONE</text:p>
      <text:p text:style-name="P1">one's</text:p>
      <text:p text:style-name="P1">ones</text:p>
      <text:p text:style-name="P1">only</text:p>
      <text:p text:style-name="P1">Only</text:p>
      <text:p text:style-name="P1">ONLY</text:p>
      <text:p text:style-name="P1">oNNNAUGH</text:p>
      <text:p text:style-name="P1">onnnn</text:p>
      <text:p text:style-name="P1">onto</text:p>
      <text:p text:style-name="P1">Onto</text:p>
      <text:p text:style-name="P1">Onward</text:p>
      <text:p text:style-name="P1">Oof</text:p>
      <text:p text:style-name="P1">OOF</text:p>
      <text:p text:style-name="P1">ooh</text:p>
      <text:p text:style-name="P1">Ooh</text:p>
      <text:p text:style-name="P1">Oooh</text:p>
      <text:p text:style-name="P1">ooohhh</text:p>
      <text:p text:style-name="P1">Oookay</text:p>
      <text:p text:style-name="P1">Oooofff</text:p>
      <text:p text:style-name="P1">Ooooh</text:p>
      <text:p text:style-name="P1">Ooookay</text:p>
      <text:p text:style-name="P1">Oooooh</text:p>
      <text:p text:style-name="P1">Ooooooh</text:p>
      <text:p text:style-name="P1">Ooops</text:p>
      <text:p text:style-name="P1">Ooph</text:p>
      <text:p text:style-name="P1">oops</text:p>
      <text:p text:style-name="P1">Oops</text:p>
      <text:p text:style-name="P1">OOPS</text:p>
      <text:p text:style-name="P1">OP</text:p>
      <text:p text:style-name="P1">open</text:p>
      <text:p text:style-name="P1">Open</text:p>
      <text:p text:style-name="P3"><text:span text:style-name="T5">OPEN</text:span></text:p>
      <text:p text:style-name="P1">opened</text:p>
      <text:p text:style-name="P1">Opened</text:p>
      <text:p text:style-name="P1">opening</text:p>
      <text:p text:style-name="P1">opens</text:p>
      <text:p text:style-name="P1">Opens</text:p>
      <text:p text:style-name="P1">operate</text:p>
      <text:p text:style-name="P1">operates</text:p>
      <text:p text:style-name="P1">operating</text:p>
      <text:p text:style-name="P1">operation</text:p>
      <text:p text:style-name="P1"><text:soft-page-break/>Operational</text:p>
      <text:p text:style-name="P1">operations</text:p>
      <text:p text:style-name="P1">opinion</text:p>
      <text:p text:style-name="P1">opponent</text:p>
      <text:p text:style-name="P1">opponents</text:p>
      <text:p text:style-name="P1">Opponents</text:p>
      <text:p text:style-name="P1">opportunities</text:p>
      <text:p text:style-name="P1">opportunity</text:p>
      <text:p text:style-name="P1">oppose</text:p>
      <text:p text:style-name="P1">opposite</text:p>
      <text:p text:style-name="P1">OPPOSITE</text:p>
      <text:p text:style-name="P1">oppressed</text:p>
      <text:p text:style-name="P1">oppressive</text:p>
      <text:p text:style-name="P1">opted</text:p>
      <text:p text:style-name="P1">optimism</text:p>
      <text:p text:style-name="P1">optimistic</text:p>
      <text:p text:style-name="P1">option</text:p>
      <text:p text:style-name="P1">Optional</text:p>
      <text:p text:style-name="P1">optionally</text:p>
      <text:p text:style-name="P1">Optionally</text:p>
      <text:p text:style-name="P1">options</text:p>
      <text:p text:style-name="P1">Options</text:p>
      <text:p text:style-name="P1">or</text:p>
      <text:p text:style-name="P1">Or</text:p>
      <text:p text:style-name="P1">OR</text:p>
      <text:p text:style-name="P1">orange</text:p>
      <text:p text:style-name="P1">Orange</text:p>
      <text:p text:style-name="P1">Orates</text:p>
      <text:p text:style-name="P1">order</text:p>
      <text:p text:style-name="P1">Order</text:p>
      <text:p text:style-name="P1">ORDER</text:p>
      <text:p text:style-name="P1">Order's</text:p>
      <text:p text:style-name="P1">ordered</text:p>
      <text:p text:style-name="P1">ordering</text:p>
      <text:p text:style-name="P1">orderly</text:p>
      <text:p text:style-name="P1">orders</text:p>
      <text:p text:style-name="P1">ordinary</text:p>
      <text:p text:style-name="P1">organised</text:p>
      <text:p text:style-name="P1">organization</text:p>
      <text:p text:style-name="P1">organizational</text:p>
      <text:p text:style-name="P1">organize</text:p>
      <text:p text:style-name="P3"><text:span text:style-name="T5">organized</text:span></text:p>
      <text:p text:style-name="P1">original</text:p>
      <text:p text:style-name="P1">originally</text:p>
      <text:p text:style-name="P1">originator</text:p>
      <text:p text:style-name="P1">orner</text:p>
      <text:p text:style-name="P1">other</text:p>
      <text:p text:style-name="P1">Other</text:p>
      <text:p text:style-name="P1">OTHER</text:p>
      <text:p text:style-name="P1">others</text:p>
      <text:p text:style-name="P1">Others</text:p>
      <text:p text:style-name="P1"><text:soft-page-break/>otherwise</text:p>
      <text:p text:style-name="P1">Otherwise</text:p>
      <text:p text:style-name="P1">Otto</text:p>
      <text:p text:style-name="P1">ouch</text:p>
      <text:p text:style-name="P1">Ouch</text:p>
      <text:p text:style-name="P1">Ouchie</text:p>
      <text:p text:style-name="P1">oughta</text:p>
      <text:p text:style-name="P1">ounce</text:p>
      <text:p text:style-name="P1">our</text:p>
      <text:p text:style-name="P1">Our</text:p>
      <text:p text:style-name="P1">OUR</text:p>
      <text:p text:style-name="P1">ours</text:p>
      <text:p text:style-name="P1">ourselves</text:p>
      <text:p text:style-name="P1">out</text:p>
      <text:p text:style-name="P1">Out</text:p>
      <text:p text:style-name="P1">OUT</text:p>
      <text:p text:style-name="P1">outburst</text:p>
      <text:p text:style-name="P1">outcome</text:p>
      <text:p text:style-name="P1">Outcome</text:p>
      <text:p text:style-name="P1">outcomes</text:p>
      <text:p text:style-name="P1">outfit</text:p>
      <text:p text:style-name="P1">outfits</text:p>
      <text:p text:style-name="P1">outfoiled</text:p>
      <text:p text:style-name="P1">outlandish</text:p>
      <text:p text:style-name="P1">outline</text:p>
      <text:p text:style-name="P1">outlook</text:p>
      <text:p text:style-name="P1">outnumber</text:p>
      <text:p text:style-name="P1">outnumbered</text:p>
      <text:p text:style-name="P1">outrageous</text:p>
      <text:p text:style-name="P1">outrun</text:p>
      <text:p text:style-name="P1">OUTRUN</text:p>
      <text:p text:style-name="P1">outside</text:p>
      <text:p text:style-name="P1">Outside</text:p>
      <text:p text:style-name="P1">outsider</text:p>
      <text:p text:style-name="P1">outsiders</text:p>
      <text:p text:style-name="P1">outsmarted</text:p>
      <text:p text:style-name="P1">outta</text:p>
      <text:p text:style-name="P1">Outta</text:p>
      <text:p text:style-name="P1">ovens</text:p>
      <text:p text:style-name="P1">Ovens</text:p>
      <text:p text:style-name="P1">over</text:p>
      <text:p text:style-name="P3"><text:span text:style-name="T5">Over</text:span></text:p>
      <text:p text:style-name="P1">OVER</text:p>
      <text:p text:style-name="P1">Overalls</text:p>
      <text:p text:style-name="P1">overbearing</text:p>
      <text:p text:style-name="P1">Overcompensating</text:p>
      <text:p text:style-name="P1">overdue</text:p>
      <text:p text:style-name="P1">overflow</text:p>
      <text:p text:style-name="P1">overflowing</text:p>
      <text:p text:style-name="P1">overgrown</text:p>
      <text:p text:style-name="P1">overhears</text:p>
      <text:p text:style-name="P1"><text:soft-page-break/>Overjoyed</text:p>
      <text:p text:style-name="P1">overly</text:p>
      <text:p text:style-name="P1">overrated</text:p>
      <text:p text:style-name="P1">overreacting</text:p>
      <text:p text:style-name="P1">oversimplifying</text:p>
      <text:p text:style-name="P1">oversized</text:p>
      <text:p text:style-name="P1">oversold</text:p>
      <text:p text:style-name="P1">overstep</text:p>
      <text:p text:style-name="P1">overtakes</text:p>
      <text:p text:style-name="P1">overthinking</text:p>
      <text:p text:style-name="P1">overtime</text:p>
      <text:p text:style-name="P1">overwhelmed</text:p>
      <text:p text:style-name="P1">overwhelming</text:p>
      <text:p text:style-name="P1">Overworld</text:p>
      <text:p text:style-name="P1">ovZRWQ</text:p>
      <text:p text:style-name="P1">ow</text:p>
      <text:p text:style-name="P1">Ow</text:p>
      <text:p text:style-name="P1">OW</text:p>
      <text:p text:style-name="P1">owe</text:p>
      <text:p text:style-name="P1">owed</text:p>
      <text:p text:style-name="P1">owes</text:p>
      <text:p text:style-name="P1">Owie</text:p>
      <text:p text:style-name="P1">own</text:p>
      <text:p text:style-name="P1">OWN</text:p>
      <text:p text:style-name="P1">owned</text:p>
      <text:p text:style-name="P1">Owned</text:p>
      <text:p text:style-name="P1">owner</text:p>
      <text:p text:style-name="P1">owners</text:p>
      <text:p text:style-name="P1">owning</text:p>
      <text:p text:style-name="P1">owns</text:p>
      <text:p text:style-name="P1">OWWWWW</text:p>
      <text:p text:style-name="P1">Oxblood</text:p>
      <text:p text:style-name="P1">Oxblood's</text:p>
      <text:p text:style-name="P1">oxygen</text:p>
      <text:p text:style-name="P1">P</text:p>
      <text:p text:style-name="P1">Pa</text:p>
      <text:p text:style-name="P1">pace</text:p>
      <text:p text:style-name="P1">pacing</text:p>
      <text:p text:style-name="P1">pack</text:p>
      <text:p text:style-name="P1">package</text:p>
      <text:p text:style-name="P1">packed</text:p>
      <text:p text:style-name="P3"><text:span text:style-name="T5">Packed</text:span></text:p>
      <text:p text:style-name="P1">packs</text:p>
      <text:p text:style-name="P1">pad</text:p>
      <text:p text:style-name="P1">Pad</text:p>
      <text:p text:style-name="P1">paddling</text:p>
      <text:p text:style-name="P1">page</text:p>
      <text:p text:style-name="P1">pages</text:p>
      <text:p text:style-name="P1">pagoda</text:p>
      <text:p text:style-name="P1">PAI</text:p>
      <text:p text:style-name="P1">paid</text:p>
      <text:p text:style-name="P1"><text:soft-page-break/>pain</text:p>
      <text:p text:style-name="P1">Pain</text:p>
      <text:p text:style-name="P1">painful</text:p>
      <text:p text:style-name="P1">Painful</text:p>
      <text:p text:style-name="P1">painfully</text:p>
      <text:p text:style-name="P1">PAINFULLY</text:p>
      <text:p text:style-name="P1">painless</text:p>
      <text:p text:style-name="P1">painstaking</text:p>
      <text:p text:style-name="P1">paint</text:p>
      <text:p text:style-name="P1">painted</text:p>
      <text:p text:style-name="P1">painting</text:p>
      <text:p text:style-name="P1">Painting</text:p>
      <text:p text:style-name="P1">paintings</text:p>
      <text:p text:style-name="P1">pair</text:p>
      <text:p text:style-name="P1">pairs</text:p>
      <text:p text:style-name="P1">Paisley</text:p>
      <text:p text:style-name="P1">pajamas</text:p>
      <text:p text:style-name="P1">pal</text:p>
      <text:p text:style-name="P1">palace</text:p>
      <text:p text:style-name="P1">Palace</text:p>
      <text:p text:style-name="P1">Palance</text:p>
      <text:p text:style-name="P1">palm</text:p>
      <text:p text:style-name="P1">paltry</text:p>
      <text:p text:style-name="P1">PAMA</text:p>
      <text:p text:style-name="P1">PAMA's</text:p>
      <text:p text:style-name="P1">pandemonium</text:p>
      <text:p text:style-name="P1">pane</text:p>
      <text:p text:style-name="P1">panel</text:p>
      <text:p text:style-name="P1">panic</text:p>
      <text:p text:style-name="P1">panicked</text:p>
      <text:p text:style-name="P1">panicking</text:p>
      <text:p text:style-name="P1">Panicpanicpanicpanicpanic</text:p>
      <text:p text:style-name="P1">panics</text:p>
      <text:p text:style-name="P1">pans</text:p>
      <text:p text:style-name="P1">pantry</text:p>
      <text:p text:style-name="P1">pants</text:p>
      <text:p text:style-name="P1">Pants</text:p>
      <text:p text:style-name="P1">pantses</text:p>
      <text:p text:style-name="P1">paper</text:p>
      <text:p text:style-name="P1">papers</text:p>
      <text:p text:style-name="P1">paperwork</text:p>
      <text:p text:style-name="P3"><text:span text:style-name="T5">parade</text:span></text:p>
      <text:p text:style-name="P1">parading</text:p>
      <text:p text:style-name="P1">paradise</text:p>
      <text:p text:style-name="P1">paradox</text:p>
      <text:p text:style-name="P1">Paradox</text:p>
      <text:p text:style-name="P1">paragon</text:p>
      <text:p text:style-name="P1">parallel</text:p>
      <text:p text:style-name="P1">paralyzed</text:p>
      <text:p text:style-name="P1">paralyzing</text:p>
      <text:p text:style-name="P1">paranoid</text:p>
      <text:p text:style-name="P1"><text:soft-page-break/>parapets</text:p>
      <text:p text:style-name="P1">parkours</text:p>
      <text:p text:style-name="P1">Parrot</text:p>
      <text:p text:style-name="P1">parrots</text:p>
      <text:p text:style-name="P1">Parrots</text:p>
      <text:p text:style-name="P1">part</text:p>
      <text:p text:style-name="P1">Part</text:p>
      <text:p text:style-name="P1">part's</text:p>
      <text:p text:style-name="P1">partially</text:p>
      <text:p text:style-name="P1">particular</text:p>
      <text:p text:style-name="P1">particularly</text:p>
      <text:p text:style-name="P1">parties</text:p>
      <text:p text:style-name="P1">parting</text:p>
      <text:p text:style-name="P1">partner</text:p>
      <text:p text:style-name="P1">partners</text:p>
      <text:p text:style-name="P1">partnership</text:p>
      <text:p text:style-name="P1">parts</text:p>
      <text:p text:style-name="P1">party</text:p>
      <text:p text:style-name="P1">Party</text:p>
      <text:p text:style-name="P1">PARTY</text:p>
      <text:p text:style-name="P1">pass</text:p>
      <text:p text:style-name="P1">Pass</text:p>
      <text:p text:style-name="P1">passage</text:p>
      <text:p text:style-name="P1">Passage</text:p>
      <text:p text:style-name="P1">passageway</text:p>
      <text:p text:style-name="P1">passageways</text:p>
      <text:p text:style-name="P1">passcode</text:p>
      <text:p text:style-name="P1">passed</text:p>
      <text:p text:style-name="P1">passes</text:p>
      <text:p text:style-name="P1">Passes</text:p>
      <text:p text:style-name="P1">passing</text:p>
      <text:p text:style-name="P1">password</text:p>
      <text:p text:style-name="P1">Password</text:p>
      <text:p text:style-name="P1">past</text:p>
      <text:p text:style-name="P1">Past</text:p>
      <text:p text:style-name="P1">pastry</text:p>
      <text:p text:style-name="P1">pat</text:p>
      <text:p text:style-name="P1">patch</text:p>
      <text:p text:style-name="P1">patented</text:p>
      <text:p text:style-name="P1">path</text:p>
      <text:p text:style-name="P1">Path</text:p>
      <text:p text:style-name="P3"><text:span text:style-name="T5">pathetic</text:span></text:p>
      <text:p text:style-name="P1">Pathetic</text:p>
      <text:p text:style-name="P1">PATHETIC</text:p>
      <text:p text:style-name="P1">paths</text:p>
      <text:p text:style-name="P1">patience</text:p>
      <text:p text:style-name="P1">PATIENCE</text:p>
      <text:p text:style-name="P1">patient</text:p>
      <text:p text:style-name="P1">patrol</text:p>
      <text:p text:style-name="P1">Patrol</text:p>
      <text:p text:style-name="P1">Patrols</text:p>
      <text:p text:style-name="P1"><text:soft-page-break/>pats</text:p>
      <text:p text:style-name="P1">pattern</text:p>
      <text:p text:style-name="P1">Pattern</text:p>
      <text:p text:style-name="P1">patting</text:p>
      <text:p text:style-name="P1">Patting</text:p>
      <text:p text:style-name="P1">pause</text:p>
      <text:p text:style-name="P1">pauses</text:p>
      <text:p text:style-name="P1">pawn</text:p>
      <text:p text:style-name="P1">pawns</text:p>
      <text:p text:style-name="P1">paws</text:p>
      <text:p text:style-name="P1">pay</text:p>
      <text:p text:style-name="P1">Pay</text:p>
      <text:p text:style-name="P1">PAY</text:p>
      <text:p text:style-name="P1">payback</text:p>
      <text:p text:style-name="P1">Payback</text:p>
      <text:p text:style-name="P1">paying</text:p>
      <text:p text:style-name="P1">payment</text:p>
      <text:p text:style-name="P1">pays</text:p>
      <text:p text:style-name="P1">peace</text:p>
      <text:p text:style-name="P1">peaceful</text:p>
      <text:p text:style-name="P1">Peaceful</text:p>
      <text:p text:style-name="P1">peacefully</text:p>
      <text:p text:style-name="P1">peachy</text:p>
      <text:p text:style-name="P1">peak</text:p>
      <text:p text:style-name="P1">Peak</text:p>
      <text:p text:style-name="P1">peaky</text:p>
      <text:p text:style-name="P1">pearl</text:p>
      <text:p text:style-name="P1">pearls</text:p>
      <text:p text:style-name="P1">Pearls</text:p>
      <text:p text:style-name="P1">peck</text:p>
      <text:p text:style-name="P1">pecked</text:p>
      <text:p text:style-name="P1">peculiar</text:p>
      <text:p text:style-name="P1">pedestal</text:p>
      <text:p text:style-name="P1">Pedestal</text:p>
      <text:p text:style-name="P1">pedestals</text:p>
      <text:p text:style-name="P1">peeks</text:p>
      <text:p text:style-name="P1">peeled</text:p>
      <text:p text:style-name="P1">peep</text:p>
      <text:p text:style-name="P1">peephole</text:p>
      <text:p text:style-name="P1">peepholes</text:p>
      <text:p text:style-name="P1">peeping</text:p>
      <text:p text:style-name="P3"><text:span text:style-name="T5">pen</text:span></text:p>
      <text:p text:style-name="P1">Penance</text:p>
      <text:p text:style-name="P1">Pendergast</text:p>
      <text:p text:style-name="P1">penetrate</text:p>
      <text:p text:style-name="P1">pent</text:p>
      <text:p text:style-name="P1">pentuple</text:p>
      <text:p text:style-name="P1">people</text:p>
      <text:p text:style-name="P1">People</text:p>
      <text:p text:style-name="P1">PEOPLE</text:p>
      <text:p text:style-name="P1">people'</text:p>
      <text:p text:style-name="P1"><text:soft-page-break/>people's</text:p>
      <text:p text:style-name="P1">People've</text:p>
      <text:p text:style-name="P1">pep</text:p>
      <text:p text:style-name="P1">peptalks</text:p>
      <text:p text:style-name="P1">per</text:p>
      <text:p text:style-name="P1">percent</text:p>
      <text:p text:style-name="P1">perception</text:p>
      <text:p text:style-name="P1">perfect</text:p>
      <text:p text:style-name="P1">Perfect</text:p>
      <text:p text:style-name="P1">PERFECT</text:p>
      <text:p text:style-name="P1">perfected</text:p>
      <text:p text:style-name="P1">perfectly</text:p>
      <text:p text:style-name="P1">Perfectly</text:p>
      <text:p text:style-name="P1">perform</text:p>
      <text:p text:style-name="P1">performance</text:p>
      <text:p text:style-name="P1">performs</text:p>
      <text:p text:style-name="P1">perhaps</text:p>
      <text:p text:style-name="P1">Perhaps</text:p>
      <text:p text:style-name="P1">peril</text:p>
      <text:p text:style-name="P1">perilous</text:p>
      <text:p text:style-name="P1">period</text:p>
      <text:p text:style-name="P1">perks</text:p>
      <text:p text:style-name="P1">Perlin</text:p>
      <text:p text:style-name="P1">permanent</text:p>
      <text:p text:style-name="P1">permanently</text:p>
      <text:p text:style-name="P1">Permanently</text:p>
      <text:p text:style-name="P1">permission</text:p>
      <text:p text:style-name="P1">PERMISSION</text:p>
      <text:p text:style-name="P1">permit</text:p>
      <text:p text:style-name="P1">permits</text:p>
      <text:p text:style-name="P1">permitted</text:p>
      <text:p text:style-name="P1">permitting</text:p>
      <text:p text:style-name="P1">perpendicular</text:p>
      <text:p text:style-name="P1">perplexed</text:p>
      <text:p text:style-name="P1">person</text:p>
      <text:p text:style-name="P1">Person</text:p>
      <text:p text:style-name="P1">personal</text:p>
      <text:p text:style-name="P1">Personal</text:p>
      <text:p text:style-name="P1">personality</text:p>
      <text:p text:style-name="P1">personally</text:p>
      <text:p text:style-name="P1">perspective</text:p>
      <text:p text:style-name="P3"><text:span text:style-name="T5">perspectives</text:span></text:p>
      <text:p text:style-name="P1">persuaded</text:p>
      <text:p text:style-name="P1">persuading</text:p>
      <text:p text:style-name="P1">pertain</text:p>
      <text:p text:style-name="P1">pesky</text:p>
      <text:p text:style-name="P1">Pesky</text:p>
      <text:p text:style-name="P1">pet</text:p>
      <text:p text:style-name="P1">Pet</text:p>
      <text:p text:style-name="P1">pet's</text:p>
      <text:p text:style-name="P1">Petite</text:p>
      <text:p text:style-name="P1"><text:soft-page-break/>petition</text:p>
      <text:p text:style-name="P1">Petra</text:p>
      <text:p text:style-name="P1">Petra'll</text:p>
      <text:p text:style-name="P1">Petra's</text:p>
      <text:p text:style-name="P1">petrified</text:p>
      <text:p text:style-name="P1">pets</text:p>
      <text:p text:style-name="P1">Pets</text:p>
      <text:p text:style-name="P1">petty</text:p>
      <text:p text:style-name="P1">Pfffft</text:p>
      <text:p text:style-name="P1">Pffft</text:p>
      <text:p text:style-name="P1">pfft</text:p>
      <text:p text:style-name="P1">Pfft</text:p>
      <text:p text:style-name="P1">Pft</text:p>
      <text:p text:style-name="P1">phenomena</text:p>
      <text:p text:style-name="P1">phenomenon</text:p>
      <text:p text:style-name="P1">Phew</text:p>
      <text:p text:style-name="P1">Philipe</text:p>
      <text:p text:style-name="P1">Phoof</text:p>
      <text:p text:style-name="P1">photographic</text:p>
      <text:p text:style-name="P1">Photographic</text:p>
      <text:p text:style-name="P1">physically</text:p>
      <text:p text:style-name="P1">pick</text:p>
      <text:p text:style-name="P1">Pick</text:p>
      <text:p text:style-name="P1">PICK</text:p>
      <text:p text:style-name="P1">pickaxe</text:p>
      <text:p text:style-name="P1">Pickaxe</text:p>
      <text:p text:style-name="P1">pickaxes</text:p>
      <text:p text:style-name="P1">picked</text:p>
      <text:p text:style-name="P1">Picked</text:p>
      <text:p text:style-name="P1">picking</text:p>
      <text:p text:style-name="P1">Picking</text:p>
      <text:p text:style-name="P1">pickings</text:p>
      <text:p text:style-name="P1">picks</text:p>
      <text:p text:style-name="P1">Picks</text:p>
      <text:p text:style-name="P1">picture</text:p>
      <text:p text:style-name="P1">pie</text:p>
      <text:p text:style-name="P1">Pie</text:p>
      <text:p text:style-name="P1">PIE</text:p>
      <text:p text:style-name="P1">piece</text:p>
      <text:p text:style-name="P1">Piece</text:p>
      <text:p text:style-name="P1">pieces</text:p>
      <text:p text:style-name="P3"><text:span text:style-name="T5">pies</text:span></text:p>
      <text:p text:style-name="P1">pig</text:p>
      <text:p text:style-name="P1">Pig</text:p>
      <text:p text:style-name="P1">PIG</text:p>
      <text:p text:style-name="P1">Pig's</text:p>
      <text:p text:style-name="P1">piggie</text:p>
      <text:p text:style-name="P1">piggies</text:p>
      <text:p text:style-name="P1">piggy</text:p>
      <text:p text:style-name="P1">piglet</text:p>
      <text:p text:style-name="P1">pigman</text:p>
      <text:p text:style-name="P1"><text:soft-page-break/>Pigman</text:p>
      <text:p text:style-name="P1">pigmen</text:p>
      <text:p text:style-name="P1">pigs</text:p>
      <text:p text:style-name="P1">Pigs</text:p>
      <text:p text:style-name="P1">Piiig</text:p>
      <text:p text:style-name="P1">Piiiig</text:p>
      <text:p text:style-name="P1">pile</text:p>
      <text:p text:style-name="P1">Pile</text:p>
      <text:p text:style-name="P1">pill</text:p>
      <text:p text:style-name="P1">pillar</text:p>
      <text:p text:style-name="P1">pillars</text:p>
      <text:p text:style-name="P1">pin</text:p>
      <text:p text:style-name="P1">pinch</text:p>
      <text:p text:style-name="P1">pincushion</text:p>
      <text:p text:style-name="P1">pink</text:p>
      <text:p text:style-name="P1">Pink</text:p>
      <text:p text:style-name="P1">pinnacle</text:p>
      <text:p text:style-name="P1">pinning</text:p>
      <text:p text:style-name="P1">pipe</text:p>
      <text:p text:style-name="P1">pipes</text:p>
      <text:p text:style-name="P1">pipsqueak</text:p>
      <text:p text:style-name="P1">pique</text:p>
      <text:p text:style-name="P1">piqued</text:p>
      <text:p text:style-name="P1">pirates</text:p>
      <text:p text:style-name="P1">piston</text:p>
      <text:p text:style-name="P1">pistons</text:p>
      <text:p text:style-name="P1">Pistons</text:p>
      <text:p text:style-name="P1">pit</text:p>
      <text:p text:style-name="P1">Pit</text:p>
      <text:p text:style-name="P1">pitch</text:p>
      <text:p text:style-name="P1">pitched</text:p>
      <text:p text:style-name="P1">pitiful</text:p>
      <text:p text:style-name="P1">Pitifully</text:p>
      <text:p text:style-name="P1">pits</text:p>
      <text:p text:style-name="P1">pitstop</text:p>
      <text:p text:style-name="P1">pitting</text:p>
      <text:p text:style-name="P1">pity</text:p>
      <text:p text:style-name="P1">Pity</text:p>
      <text:p text:style-name="P1">PITY</text:p>
      <text:p text:style-name="P1">PJs</text:p>
      <text:p text:style-name="P1">place</text:p>
      <text:p text:style-name="P3"><text:span text:style-name="T5">Place</text:span></text:p>
      <text:p text:style-name="P1">PLACE</text:p>
      <text:p text:style-name="P1">placed</text:p>
      <text:p text:style-name="P1">Placed</text:p>
      <text:p text:style-name="P1">PLACED</text:p>
      <text:p text:style-name="P1">places</text:p>
      <text:p text:style-name="P1">placing</text:p>
      <text:p text:style-name="P1">plagued</text:p>
      <text:p text:style-name="P1">plain</text:p>
      <text:p text:style-name="P1">Plain</text:p>
      <text:p text:style-name="P1"><text:soft-page-break/>Plains</text:p>
      <text:p text:style-name="P1">plan</text:p>
      <text:p text:style-name="P1">Planet</text:p>
      <text:p text:style-name="P1">plank</text:p>
      <text:p text:style-name="P1">planks</text:p>
      <text:p text:style-name="P1">planned</text:p>
      <text:p text:style-name="P1">planning</text:p>
      <text:p text:style-name="P1">Planning</text:p>
      <text:p text:style-name="P1">plans</text:p>
      <text:p text:style-name="P1">plant</text:p>
      <text:p text:style-name="P1">planted</text:p>
      <text:p text:style-name="P1">planting</text:p>
      <text:p text:style-name="P1">Planting</text:p>
      <text:p text:style-name="P1">plants</text:p>
      <text:p text:style-name="P1">Plants</text:p>
      <text:p text:style-name="P1">plate</text:p>
      <text:p text:style-name="P1">Plate</text:p>
      <text:p text:style-name="P1">plates</text:p>
      <text:p text:style-name="P1">platform</text:p>
      <text:p text:style-name="P1">Platform</text:p>
      <text:p text:style-name="P1">platforms</text:p>
      <text:p text:style-name="P1">plausible</text:p>
      <text:p text:style-name="P1">play</text:p>
      <text:p text:style-name="P1">Play</text:p>
      <text:p text:style-name="P1">played</text:p>
      <text:p text:style-name="P1">Played</text:p>
      <text:p text:style-name="P1">player</text:p>
      <text:p text:style-name="P1">player's</text:p>
      <text:p text:style-name="P1">playin</text:p>
      <text:p text:style-name="P9">playin'<text:span text:style-name="T17">(playing)</text:span></text:p>
      <text:p text:style-name="P1">playing</text:p>
      <text:p text:style-name="P1">Playing</text:p>
      <text:p text:style-name="P1">playlist</text:p>
      <text:p text:style-name="P1">plays</text:p>
      <text:p text:style-name="P1">Plays</text:p>
      <text:p text:style-name="P1">pleasant</text:p>
      <text:p text:style-name="P1">pleasantries</text:p>
      <text:p text:style-name="P1">please</text:p>
      <text:p text:style-name="P1">Please</text:p>
      <text:p text:style-name="P1">PLEASE</text:p>
      <text:p text:style-name="P1">pleased</text:p>
      <text:p text:style-name="P3"><text:span text:style-name="T5">pleasure</text:span></text:p>
      <text:p text:style-name="P1">Pleasure</text:p>
      <text:p text:style-name="P1">pleasures</text:p>
      <text:p text:style-name="P1">pled</text:p>
      <text:p text:style-name="P1">pledged</text:p>
      <text:p text:style-name="P1">plenty</text:p>
      <text:p text:style-name="P1">Plenty</text:p>
      <text:p text:style-name="P1">plops</text:p>
      <text:p text:style-name="P1">plotting</text:p>
      <text:p text:style-name="P1">plucky</text:p>
      <text:p text:style-name="P1"><text:soft-page-break/>plummet</text:p>
      <text:p text:style-name="P1">plundering</text:p>
      <text:p text:style-name="P1">plus</text:p>
      <text:p text:style-name="P1">Plus</text:p>
      <text:p text:style-name="P1">pocket</text:p>
      <text:p text:style-name="P1">pockets</text:p>
      <text:p text:style-name="P1">poet</text:p>
      <text:p text:style-name="P1">poetry</text:p>
      <text:p text:style-name="P1">point</text:p>
      <text:p text:style-name="P1">Point</text:p>
      <text:p text:style-name="P1">pointing</text:p>
      <text:p text:style-name="P1">Pointing</text:p>
      <text:p text:style-name="P1">pointless</text:p>
      <text:p text:style-name="P1">points</text:p>
      <text:p text:style-name="P1">Points</text:p>
      <text:p text:style-name="P1">pointy</text:p>
      <text:p text:style-name="P1">poison</text:p>
      <text:p text:style-name="P1">Poison</text:p>
      <text:p text:style-name="P1">poisoned</text:p>
      <text:p text:style-name="P1">Poisoned</text:p>
      <text:p text:style-name="P1">poisonous</text:p>
      <text:p text:style-name="P1">Poisonous</text:p>
      <text:p text:style-name="P1">poke</text:p>
      <text:p text:style-name="P1">poked</text:p>
      <text:p text:style-name="P1">poker</text:p>
      <text:p text:style-name="P1">pokes</text:p>
      <text:p text:style-name="P1">poking</text:p>
      <text:p text:style-name="P1">pole</text:p>
      <text:p text:style-name="P1">pole'll<text:span text:style-name="T17">(pole will)</text:span></text:p>
      <text:p text:style-name="P1">policy</text:p>
      <text:p text:style-name="P1">polite</text:p>
      <text:p text:style-name="P1">politely</text:p>
      <text:p text:style-name="P1">politeness</text:p>
      <text:p text:style-name="P1">politics</text:p>
      <text:p text:style-name="P1">pomp</text:p>
      <text:p text:style-name="P1">pompous</text:p>
      <text:p text:style-name="P1">pond</text:p>
      <text:p text:style-name="P1">Pontificates</text:p>
      <text:p text:style-name="P1">Poo</text:p>
      <text:p text:style-name="P1">poof</text:p>
      <text:p text:style-name="P1">Poof</text:p>
      <text:p text:style-name="P3"><text:span text:style-name="T5">pool</text:span></text:p>
      <text:p text:style-name="P1">pools</text:p>
      <text:p text:style-name="P1">poop</text:p>
      <text:p text:style-name="P1">poor</text:p>
      <text:p text:style-name="P1">Poor</text:p>
      <text:p text:style-name="P1">poorly</text:p>
      <text:p text:style-name="P1">pop</text:p>
      <text:p text:style-name="P1">POP</text:p>
      <text:p text:style-name="P1">popping</text:p>
      <text:p text:style-name="P1">pops</text:p>
      <text:p text:style-name="P1"><text:soft-page-break/>popular</text:p>
      <text:p text:style-name="P1">population</text:p>
      <text:p text:style-name="P1">Population</text:p>
      <text:p text:style-name="P1">pork</text:p>
      <text:p text:style-name="P1">porkchop</text:p>
      <text:p text:style-name="P1">Porkchop</text:p>
      <text:p text:style-name="P1">Porkchop's</text:p>
      <text:p text:style-name="P1">porkchops</text:p>
      <text:p text:style-name="P1">Port</text:p>
      <text:p text:style-name="P1">portable</text:p>
      <text:p text:style-name="P1">portal</text:p>
      <text:p text:style-name="P1">Portal</text:p>
      <text:p text:style-name="P1">PORTAL</text:p>
      <text:p text:style-name="P1">portal's</text:p>
      <text:p text:style-name="P1">portals</text:p>
      <text:p text:style-name="P1">Portals</text:p>
      <text:p text:style-name="P1">portion</text:p>
      <text:p text:style-name="P1">portrait</text:p>
      <text:p text:style-name="P1">Portrait</text:p>
      <text:p text:style-name="P1">portrait's</text:p>
      <text:p text:style-name="P1">portraits</text:p>
      <text:p text:style-name="P1">Portraits</text:p>
      <text:p text:style-name="P1">pose</text:p>
      <text:p text:style-name="P1">poses</text:p>
      <text:p text:style-name="P1">Poses</text:p>
      <text:p text:style-name="P1">position</text:p>
      <text:p text:style-name="P1">Position</text:p>
      <text:p text:style-name="P1">positions</text:p>
      <text:p text:style-name="P1">positive</text:p>
      <text:p text:style-name="P1">positively</text:p>
      <text:p text:style-name="P1">possessed</text:p>
      <text:p text:style-name="P1">possession</text:p>
      <text:p text:style-name="P1">possibilities</text:p>
      <text:p text:style-name="P1">possibility</text:p>
      <text:p text:style-name="P1">possible</text:p>
      <text:p text:style-name="P1">possibly</text:p>
      <text:p text:style-name="P1">Possibly</text:p>
      <text:p text:style-name="P1">post</text:p>
      <text:p text:style-name="P1">poster</text:p>
      <text:p text:style-name="P1">Poster</text:p>
      <text:p text:style-name="P1">posters</text:p>
      <text:p text:style-name="P3"><text:span text:style-name="T5">Posters</text:span></text:p>
      <text:p text:style-name="P1">posts</text:p>
      <text:p text:style-name="P1">posturing</text:p>
      <text:p text:style-name="P1">potato</text:p>
      <text:p text:style-name="P1">Potato</text:p>
      <text:p text:style-name="P1">POTATO</text:p>
      <text:p text:style-name="P1">potatoes</text:p>
      <text:p text:style-name="P1">Potatoes</text:p>
      <text:p text:style-name="P1">POTATOES</text:p>
      <text:p text:style-name="P1">potential</text:p>
      <text:p text:style-name="P1"><text:soft-page-break/>potion</text:p>
      <text:p text:style-name="P1">Potion</text:p>
      <text:p text:style-name="P1">potions</text:p>
      <text:p text:style-name="P1">Potions</text:p>
      <text:p text:style-name="P1">pots</text:p>
      <text:p text:style-name="P1">poultry</text:p>
      <text:p text:style-name="P1">pounce</text:p>
      <text:p text:style-name="P1">pounces</text:p>
      <text:p text:style-name="P1">pound</text:p>
      <text:p text:style-name="P1">pounded</text:p>
      <text:p text:style-name="P1">pounding</text:p>
      <text:p text:style-name="P1">pounds</text:p>
      <text:p text:style-name="P1">pour</text:p>
      <text:p text:style-name="P1">Pour</text:p>
      <text:p text:style-name="P1">pouring</text:p>
      <text:p text:style-name="P1">pours</text:p>
      <text:p text:style-name="P1">power</text:p>
      <text:p text:style-name="P1">Power</text:p>
      <text:p text:style-name="P1">powered</text:p>
      <text:p text:style-name="P1">powerful</text:p>
      <text:p text:style-name="P1">Powerful</text:p>
      <text:p text:style-name="P1">powering</text:p>
      <text:p text:style-name="P1">powerless</text:p>
      <text:p text:style-name="P1">Powerless</text:p>
      <text:p text:style-name="P1">powers</text:p>
      <text:p text:style-name="P1">Powers</text:p>
      <text:p text:style-name="P1">Pr</text:p>
      <text:p text:style-name="P1">practically</text:p>
      <text:p text:style-name="P1">Practically</text:p>
      <text:p text:style-name="P1">practice</text:p>
      <text:p text:style-name="P1">practicing</text:p>
      <text:p text:style-name="P1">practised</text:p>
      <text:p text:style-name="P1">practising</text:p>
      <text:p text:style-name="P1">practitioner</text:p>
      <text:p text:style-name="P1">praise</text:p>
      <text:p text:style-name="P1">Praised</text:p>
      <text:p text:style-name="P1">prank</text:p>
      <text:p text:style-name="P1">pray</text:p>
      <text:p text:style-name="P1">pre</text:p>
      <text:p text:style-name="P1">preaching</text:p>
      <text:p text:style-name="P1">preasure</text:p>
      <text:p text:style-name="P3"><text:span text:style-name="T5">precious</text:span></text:p>
      <text:p text:style-name="P1">Precious</text:p>
      <text:p text:style-name="P1">precipice</text:p>
      <text:p text:style-name="P1">precise</text:p>
      <text:p text:style-name="P1">Precisely</text:p>
      <text:p text:style-name="P1">preeeeeetty</text:p>
      <text:p text:style-name="P1">preeetty</text:p>
      <text:p text:style-name="P1">prefer</text:p>
      <text:p text:style-name="P1">prefered</text:p>
      <text:p text:style-name="P1">preference</text:p>
      <text:p text:style-name="P1"><text:soft-page-break/>preferred</text:p>
      <text:p text:style-name="P1">prefers</text:p>
      <text:p text:style-name="P1">prep</text:p>
      <text:p text:style-name="P1">prepare</text:p>
      <text:p text:style-name="P1">Prepare</text:p>
      <text:p text:style-name="P1">prepared</text:p>
      <text:p text:style-name="P1">prepares</text:p>
      <text:p text:style-name="P1">preparing</text:p>
      <text:p text:style-name="P1">Preparing</text:p>
      <text:p text:style-name="P1">Preposterous</text:p>
      <text:p text:style-name="P1">preposturous</text:p>
      <text:p text:style-name="P1">presence</text:p>
      <text:p text:style-name="P1">present</text:p>
      <text:p text:style-name="P1">presentation</text:p>
      <text:p text:style-name="P1">presentations</text:p>
      <text:p text:style-name="P1">presented</text:p>
      <text:p text:style-name="P1">Preservation</text:p>
      <text:p text:style-name="P1">preserve</text:p>
      <text:p text:style-name="P1">press</text:p>
      <text:p text:style-name="P1">pressed</text:p>
      <text:p text:style-name="P1">presses</text:p>
      <text:p text:style-name="P1">pressing</text:p>
      <text:p text:style-name="P1">pressure</text:p>
      <text:p text:style-name="P1">Pressure</text:p>
      <text:p text:style-name="P1">prestigious</text:p>
      <text:p text:style-name="P1">presume</text:p>
      <text:p text:style-name="P1">pretend</text:p>
      <text:p text:style-name="P1">Pretend</text:p>
      <text:p text:style-name="P1">pretended</text:p>
      <text:p text:style-name="P1">pretending</text:p>
      <text:p text:style-name="P1">Pretending</text:p>
      <text:p text:style-name="P1">pretends</text:p>
      <text:p text:style-name="P1">Pretends</text:p>
      <text:p text:style-name="P1">preternatural</text:p>
      <text:p text:style-name="P1">prettier</text:p>
      <text:p text:style-name="P1">pretty</text:p>
      <text:p text:style-name="P1">Pretty</text:p>
      <text:p text:style-name="P1">Prety</text:p>
      <text:p text:style-name="P1">prevaaaiiils</text:p>
      <text:p text:style-name="P1">prevent</text:p>
      <text:p text:style-name="P1">prevents</text:p>
      <text:p text:style-name="P3"><text:span text:style-name="T5">Previous</text:span></text:p>
      <text:p text:style-name="P1">previously</text:p>
      <text:p text:style-name="P1">Previously</text:p>
      <text:p text:style-name="P1">price</text:p>
      <text:p text:style-name="P1">Price</text:p>
      <text:p text:style-name="P1">Priceless</text:p>
      <text:p text:style-name="P1">prickly</text:p>
      <text:p text:style-name="P1">Prickly</text:p>
      <text:p text:style-name="P1">pride</text:p>
      <text:p text:style-name="P1">Prideful</text:p>
      <text:p text:style-name="P1"><text:soft-page-break/>primary</text:p>
      <text:p text:style-name="P1">Primary</text:p>
      <text:p text:style-name="P1">prime</text:p>
      <text:p text:style-name="P1">primeo</text:p>
      <text:p text:style-name="P1">primo</text:p>
      <text:p text:style-name="P1">prints</text:p>
      <text:p text:style-name="P1">priority</text:p>
      <text:p text:style-name="P1">pris</text:p>
      <text:p text:style-name="P1">prismarine</text:p>
      <text:p text:style-name="P1">Prismarine</text:p>
      <text:p text:style-name="P1">PRISMARINE</text:p>
      <text:p text:style-name="P1">prison</text:p>
      <text:p text:style-name="P1">Prison</text:p>
      <text:p text:style-name="P1">prisoner</text:p>
      <text:p text:style-name="P1">Prisoner</text:p>
      <text:p text:style-name="P1">PRISONER</text:p>
      <text:p text:style-name="P1">prisoners</text:p>
      <text:p text:style-name="P1">Prisoners</text:p>
      <text:p text:style-name="P1">prisons</text:p>
      <text:p text:style-name="P1">private</text:p>
      <text:p text:style-name="P1">privelege</text:p>
      <text:p text:style-name="P1">privilege</text:p>
      <text:p text:style-name="P1">prize</text:p>
      <text:p text:style-name="P1">Prizzzzzmarine</text:p>
      <text:p text:style-name="P1">pro</text:p>
      <text:p text:style-name="P1">Pro</text:p>
      <text:p text:style-name="P1">prob</text:p>
      <text:p text:style-name="P1">probably</text:p>
      <text:p text:style-name="P1">Probably</text:p>
      <text:p text:style-name="P1">PROBABLY</text:p>
      <text:p text:style-name="P1">problem</text:p>
      <text:p text:style-name="P1">Problem</text:p>
      <text:p text:style-name="P1">problemo</text:p>
      <text:p text:style-name="P1">problems</text:p>
      <text:p text:style-name="P1">Problems</text:p>
      <text:p text:style-name="P1">probs</text:p>
      <text:p text:style-name="P1">proceed</text:p>
      <text:p text:style-name="P1">Proceed</text:p>
      <text:p text:style-name="P1">PROCEED</text:p>
      <text:p text:style-name="P1">proceeding</text:p>
      <text:p text:style-name="P1">proceeds</text:p>
      <text:p text:style-name="P3"><text:span text:style-name="T5">process</text:span></text:p>
      <text:p text:style-name="P1">processes</text:p>
      <text:p text:style-name="P1">processing</text:p>
      <text:p text:style-name="P1">Processing</text:p>
      <text:p text:style-name="P1">produced</text:p>
      <text:p text:style-name="P1">productivity</text:p>
      <text:p text:style-name="P1">professional</text:p>
      <text:p text:style-name="P1">profile</text:p>
      <text:p text:style-name="P1">profoundly</text:p>
      <text:p text:style-name="P1">program</text:p>
      <text:p text:style-name="P1"><text:soft-page-break/>programmed</text:p>
      <text:p text:style-name="P1">progress</text:p>
      <text:p text:style-name="P1">Progress</text:p>
      <text:p text:style-name="P1">progressed</text:p>
      <text:p text:style-name="P1">project</text:p>
      <text:p text:style-name="P1">Project</text:p>
      <text:p text:style-name="P1">projected</text:p>
      <text:p text:style-name="P1">projectile</text:p>
      <text:p text:style-name="P1">Projectile</text:p>
      <text:p text:style-name="P1">projecting</text:p>
      <text:p text:style-name="P1">promise</text:p>
      <text:p text:style-name="P1">Promise</text:p>
      <text:p text:style-name="P1">PROMISE</text:p>
      <text:p text:style-name="P1">promised</text:p>
      <text:p text:style-name="P1">Promised</text:p>
      <text:p text:style-name="P1">promises</text:p>
      <text:p text:style-name="P1">promising</text:p>
      <text:p text:style-name="P1">promote</text:p>
      <text:p text:style-name="P1">promoted</text:p>
      <text:p text:style-name="P1">Promoted</text:p>
      <text:p text:style-name="P1">promoting</text:p>
      <text:p text:style-name="P1">promotion</text:p>
      <text:p text:style-name="P1">prompt</text:p>
      <text:p text:style-name="P1">prone</text:p>
      <text:p text:style-name="P1">pronounce</text:p>
      <text:p text:style-name="P1">pronto</text:p>
      <text:p text:style-name="P1">Pronto</text:p>
      <text:p text:style-name="P1">proof</text:p>
      <text:p text:style-name="P1">proper</text:p>
      <text:p text:style-name="P1">properly</text:p>
      <text:p text:style-name="P1">property</text:p>
      <text:p text:style-name="P1">proportionate</text:p>
      <text:p text:style-name="P1">props</text:p>
      <text:p text:style-name="P1">prosperity</text:p>
      <text:p text:style-name="P1">protect</text:p>
      <text:p text:style-name="P1">Protect</text:p>
      <text:p text:style-name="P1">protected</text:p>
      <text:p text:style-name="P1">protecting</text:p>
      <text:p text:style-name="P1">PROTECTING</text:p>
      <text:p text:style-name="P1">protection</text:p>
      <text:p text:style-name="P1">protective</text:p>
      <text:p text:style-name="P3"><text:span text:style-name="T5">protects</text:span></text:p>
      <text:p text:style-name="P1">protege</text:p>
      <text:p text:style-name="P1">Protege</text:p>
      <text:p text:style-name="P1">protein</text:p>
      <text:p text:style-name="P1">protest</text:p>
      <text:p text:style-name="P1">protocol</text:p>
      <text:p text:style-name="P1">Protocol</text:p>
      <text:p text:style-name="P1">PROTOCOL</text:p>
      <text:p text:style-name="P1">Prototype</text:p>
      <text:p text:style-name="P1">proud</text:p>
      <text:p text:style-name="P1"><text:soft-page-break/>Proud</text:p>
      <text:p text:style-name="P1">prove</text:p>
      <text:p text:style-name="P1">Prove</text:p>
      <text:p text:style-name="P1">proven</text:p>
      <text:p text:style-name="P1">proverbial</text:p>
      <text:p text:style-name="P1">proves</text:p>
      <text:p text:style-name="P1">provide</text:p>
      <text:p text:style-name="P1">provided</text:p>
      <text:p text:style-name="P1">Provided</text:p>
      <text:p text:style-name="P1">proving</text:p>
      <text:p text:style-name="P1">Proving</text:p>
      <text:p text:style-name="P1">proximity</text:p>
      <text:p text:style-name="P1">pry</text:p>
      <text:p text:style-name="P1">psh</text:p>
      <text:p text:style-name="P1">Psh</text:p>
      <text:p text:style-name="P1">Pssh</text:p>
      <text:p text:style-name="P1">psshh</text:p>
      <text:p text:style-name="P1">Psshhh</text:p>
      <text:p text:style-name="P1">Pssst</text:p>
      <text:p text:style-name="P1">Psst</text:p>
      <text:p text:style-name="P1">psyched</text:p>
      <text:p text:style-name="P1">psyching</text:p>
      <text:p text:style-name="P1">psycho</text:p>
      <text:p text:style-name="P1">Psycho</text:p>
      <text:p text:style-name="P1">psychologically</text:p>
      <text:p text:style-name="P1">psychology</text:p>
      <text:p text:style-name="P1">public</text:p>
      <text:p text:style-name="P1">puffed</text:p>
      <text:p text:style-name="P1">pufferfish</text:p>
      <text:p text:style-name="P1">Puh</text:p>
      <text:p text:style-name="P1">Puh'Zelle</text:p>
      <text:p text:style-name="P1">Pukchuk</text:p>
      <text:p text:style-name="P1">pull</text:p>
      <text:p text:style-name="P1">Pull</text:p>
      <text:p text:style-name="P1">pulled</text:p>
      <text:p text:style-name="P9">pullin'<text:span text:style-name="T17">(pulling)</text:span></text:p>
      <text:p text:style-name="P1">pulling</text:p>
      <text:p text:style-name="P1">pulls</text:p>
      <text:p text:style-name="P1">Pulls</text:p>
      <text:p text:style-name="P1">pulp</text:p>
      <text:p text:style-name="P1">pulse</text:p>
      <text:p text:style-name="P3"><text:span text:style-name="T5">pulsing</text:span></text:p>
      <text:p text:style-name="P1">pult</text:p>
      <text:p text:style-name="P1">Pult</text:p>
      <text:p text:style-name="P1">pulting</text:p>
      <text:p text:style-name="P1">pummel</text:p>
      <text:p text:style-name="P1">pummeled</text:p>
      <text:p text:style-name="P1">Pump</text:p>
      <text:p text:style-name="P1">pumpkin</text:p>
      <text:p text:style-name="P1">Pumpkin</text:p>
      <text:p text:style-name="P1">PUMPKIN</text:p>
      <text:p text:style-name="P1"><text:soft-page-break/>pumpkin's</text:p>
      <text:p text:style-name="P1">Pumpkin's</text:p>
      <text:p text:style-name="P1">pumpkins</text:p>
      <text:p text:style-name="P1">Pumpkins</text:p>
      <text:p text:style-name="P1">Pumpkip</text:p>
      <text:p text:style-name="P1">pun</text:p>
      <text:p text:style-name="P1">punch</text:p>
      <text:p text:style-name="P1">Punch</text:p>
      <text:p text:style-name="P1">punchable</text:p>
      <text:p text:style-name="P1">punched</text:p>
      <text:p text:style-name="P1">Punched</text:p>
      <text:p text:style-name="P1">punches</text:p>
      <text:p text:style-name="P1">Punches</text:p>
      <text:p text:style-name="P1">punchier</text:p>
      <text:p text:style-name="P1">punching</text:p>
      <text:p text:style-name="P1">punchy</text:p>
      <text:p text:style-name="P1">Punctual</text:p>
      <text:p text:style-name="P1">punished</text:p>
      <text:p text:style-name="P1">punishment</text:p>
      <text:p text:style-name="P1">punk</text:p>
      <text:p text:style-name="P1">punks</text:p>
      <text:p text:style-name="P1">puny</text:p>
      <text:p text:style-name="P1">PUNY</text:p>
      <text:p text:style-name="P1">pupil</text:p>
      <text:p text:style-name="P1">puppies</text:p>
      <text:p text:style-name="P1">Puppies</text:p>
      <text:p text:style-name="P1">puppy</text:p>
      <text:p text:style-name="P1">Puppy</text:p>
      <text:p text:style-name="P1">Pur</text:p>
      <text:p text:style-name="P1">pure</text:p>
      <text:p text:style-name="P1">purple</text:p>
      <text:p text:style-name="P1">Purple</text:p>
      <text:p text:style-name="P1">purpose</text:p>
      <text:p text:style-name="P1">pursuit</text:p>
      <text:p text:style-name="P1">pursuits</text:p>
      <text:p text:style-name="P1">purveyor</text:p>
      <text:p text:style-name="P1">push</text:p>
      <text:p text:style-name="P1">Push</text:p>
      <text:p text:style-name="P1">PUSH</text:p>
      <text:p text:style-name="P1">pushed</text:p>
      <text:p text:style-name="P1">Pushed</text:p>
      <text:p text:style-name="P3"><text:span text:style-name="T5">pushes</text:span></text:p>
      <text:p text:style-name="P1">pushing</text:p>
      <text:p text:style-name="P1">Pussycats</text:p>
      <text:p text:style-name="P1">put</text:p>
      <text:p text:style-name="P1">Put</text:p>
      <text:p text:style-name="P1">puts</text:p>
      <text:p text:style-name="P1">Puts</text:p>
      <text:p text:style-name="P1">putting</text:p>
      <text:p text:style-name="P1">puzzle</text:p>
      <text:p text:style-name="P1">Puzzle</text:p>
      <text:p text:style-name="P1"><text:soft-page-break/>puzzled</text:p>
      <text:p text:style-name="P1">puzzles</text:p>
      <text:p text:style-name="P1">puzzling</text:p>
      <text:p text:style-name="P1">Py</text:p>
      <text:p text:style-name="P1">pyramid</text:p>
      <text:p text:style-name="P1">pyrotechnics</text:p>
      <text:p text:style-name="P1">Quadruple</text:p>
      <text:p text:style-name="P1">quaking</text:p>
      <text:p text:style-name="P1">qualified</text:p>
      <text:p text:style-name="P1">quality</text:p>
      <text:p text:style-name="P1">quarter</text:p>
      <text:p text:style-name="P1">quartet</text:p>
      <text:p text:style-name="P1">quartz</text:p>
      <text:p text:style-name="P1">Quartz</text:p>
      <text:p text:style-name="P1">queasy</text:p>
      <text:p text:style-name="P1">Queen</text:p>
      <text:p text:style-name="P1">query</text:p>
      <text:p text:style-name="P1">quest</text:p>
      <text:p text:style-name="P1">question</text:p>
      <text:p text:style-name="P1">Question</text:p>
      <text:p text:style-name="P1">questionable</text:p>
      <text:p text:style-name="P1">questioning</text:p>
      <text:p text:style-name="P1">questions</text:p>
      <text:p text:style-name="P1">Questions</text:p>
      <text:p text:style-name="P1">quests</text:p>
      <text:p text:style-name="P1">quick</text:p>
      <text:p text:style-name="P1">Quick</text:p>
      <text:p text:style-name="P1">quicker</text:p>
      <text:p text:style-name="P1">quickly</text:p>
      <text:p text:style-name="P1">Quickly</text:p>
      <text:p text:style-name="P1">quiet</text:p>
      <text:p text:style-name="P1">quietly</text:p>
      <text:p text:style-name="P1">Quintuple</text:p>
      <text:p text:style-name="P1">quirks</text:p>
      <text:p text:style-name="P1">quit</text:p>
      <text:p text:style-name="P1">Quit</text:p>
      <text:p text:style-name="P1">quite</text:p>
      <text:p text:style-name="P1">Quite</text:p>
      <text:p text:style-name="P1">QUITE</text:p>
      <text:p text:style-name="P1">quitter</text:p>
      <text:p text:style-name="P1">quitters</text:p>
      <text:p text:style-name="P3"><text:span text:style-name="T5">Quitting</text:span></text:p>
      <text:p text:style-name="P1">quivering</text:p>
      <text:p text:style-name="P1">quotient</text:p>
      <text:p text:style-name="P1">R</text:p>
      <text:p text:style-name="P1">Raaauuugh</text:p>
      <text:p text:style-name="P1">Raarrrrgh</text:p>
      <text:p text:style-name="P1">rabbits</text:p>
      <text:p text:style-name="P1">race</text:p>
      <text:p text:style-name="P1">Race</text:p>
      <text:p text:style-name="P1">rad</text:p>
      <text:p text:style-name="P1"><text:soft-page-break/>radar</text:p>
      <text:p text:style-name="P1">Radar</text:p>
      <text:p text:style-name="P1">RADAR</text:p>
      <text:p text:style-name="P1">Radar's</text:p>
      <text:p text:style-name="P1">rage</text:p>
      <text:p text:style-name="P1">rages</text:p>
      <text:p text:style-name="P1">raging</text:p>
      <text:p text:style-name="P1">Raging</text:p>
      <text:p text:style-name="P1">ragtag</text:p>
      <text:p text:style-name="P1">Rah</text:p>
      <text:p text:style-name="P1">rail</text:p>
      <text:p text:style-name="P1">rails</text:p>
      <text:p text:style-name="P1">rain</text:p>
      <text:p text:style-name="P1">Rain</text:p>
      <text:p text:style-name="P1">rainbow</text:p>
      <text:p text:style-name="P1">Rainbow</text:p>
      <text:p text:style-name="P1">raining</text:p>
      <text:p text:style-name="P1">raise</text:p>
      <text:p text:style-name="P1">Raise</text:p>
      <text:p text:style-name="P1">raised</text:p>
      <text:p text:style-name="P1">Raised</text:p>
      <text:p text:style-name="P1">raises</text:p>
      <text:p text:style-name="P1">Raises</text:p>
      <text:p text:style-name="P1">raising</text:p>
      <text:p text:style-name="P1">rally</text:p>
      <text:p text:style-name="P1">Rally</text:p>
      <text:p text:style-name="P1">rama</text:p>
      <text:p text:style-name="P1">rambunctious</text:p>
      <text:p text:style-name="P1">ramp</text:p>
      <text:p text:style-name="P1">rampage</text:p>
      <text:p text:style-name="P1">ran</text:p>
      <text:p text:style-name="P1">Ran</text:p>
      <text:p text:style-name="P1">Randall</text:p>
      <text:p text:style-name="P1">random</text:p>
      <text:p text:style-name="P1">randomised</text:p>
      <text:p text:style-name="P1">Randomized</text:p>
      <text:p text:style-name="P1">randomly</text:p>
      <text:p text:style-name="P1">randos</text:p>
      <text:p text:style-name="P1">range</text:p>
      <text:p text:style-name="P1">rank</text:p>
      <text:p text:style-name="P1">ranks</text:p>
      <text:p text:style-name="P3"><text:span text:style-name="T5">ransacked</text:span></text:p>
      <text:p text:style-name="P1">Rap</text:p>
      <text:p text:style-name="P1">rapidly</text:p>
      <text:p text:style-name="P1">rare</text:p>
      <text:p text:style-name="P1">Rare</text:p>
      <text:p text:style-name="P1">Rarities</text:p>
      <text:p text:style-name="P1">rash</text:p>
      <text:p text:style-name="P1">rate</text:p>
      <text:p text:style-name="P1">rather</text:p>
      <text:p text:style-name="P1">rational</text:p>
      <text:p text:style-name="P1"><text:soft-page-break/>rations</text:p>
      <text:p text:style-name="P1">ravenous</text:p>
      <text:p text:style-name="P1">Raw</text:p>
      <text:p text:style-name="P1">ray</text:p>
      <text:p text:style-name="P1">Ray</text:p>
      <text:p text:style-name="P1">rays</text:p>
      <text:p text:style-name="P1">re</text:p>
      <text:p text:style-name="P1">Re</text:p>
      <text:p text:style-name="P1">RE</text:p>
      <text:p text:style-name="P1">reach</text:p>
      <text:p text:style-name="P1">reached</text:p>
      <text:p text:style-name="P1">reaches</text:p>
      <text:p text:style-name="P1">reaching</text:p>
      <text:p text:style-name="P1">react</text:p>
      <text:p text:style-name="P1">reaction</text:p>
      <text:p text:style-name="P1">Reactions</text:p>
      <text:p text:style-name="P1">reacts</text:p>
      <text:p text:style-name="P1">read</text:p>
      <text:p text:style-name="P1">Read</text:p>
      <text:p text:style-name="P1">readies</text:p>
      <text:p text:style-name="P1">reading</text:p>
      <text:p text:style-name="P1">Reading</text:p>
      <text:p text:style-name="P1">readjust</text:p>
      <text:p text:style-name="P1">reads</text:p>
      <text:p text:style-name="P1">Reads</text:p>
      <text:p text:style-name="P1">ready</text:p>
      <text:p text:style-name="P1">Ready</text:p>
      <text:p text:style-name="P1">real</text:p>
      <text:p text:style-name="P1">Real</text:p>
      <text:p text:style-name="P1">REAL</text:p>
      <text:p text:style-name="P1">Realisation</text:p>
      <text:p text:style-name="P1">realise</text:p>
      <text:p text:style-name="P1">Realises</text:p>
      <text:p text:style-name="P1">realist</text:p>
      <text:p text:style-name="P1">realistic</text:p>
      <text:p text:style-name="P1">Realistic</text:p>
      <text:p text:style-name="P1">reality</text:p>
      <text:p text:style-name="P1">realize</text:p>
      <text:p text:style-name="P1">realized</text:p>
      <text:p text:style-name="P1">realizes</text:p>
      <text:p text:style-name="P1">Realizing</text:p>
      <text:p text:style-name="P3"><text:span text:style-name="T5">really</text:span></text:p>
      <text:p text:style-name="P1">Really</text:p>
      <text:p text:style-name="P1">REALLY</text:p>
      <text:p text:style-name="P1">realm</text:p>
      <text:p text:style-name="P1">reappear</text:p>
      <text:p text:style-name="P1">reappeared</text:p>
      <text:p text:style-name="P1">reappears</text:p>
      <text:p text:style-name="P1">rear</text:p>
      <text:p text:style-name="P1">reason</text:p>
      <text:p text:style-name="P1">Reason</text:p>
      <text:p text:style-name="P1"><text:soft-page-break/>reasonable</text:p>
      <text:p text:style-name="P1">reasoned</text:p>
      <text:p text:style-name="P1">reasoning</text:p>
      <text:p text:style-name="P1">reasons</text:p>
      <text:p text:style-name="P1">reassemble</text:p>
      <text:p text:style-name="P1">reassembling</text:p>
      <text:p text:style-name="P1">reassure</text:p>
      <text:p text:style-name="P1">reassuring</text:p>
      <text:p text:style-name="P1">rebel</text:p>
      <text:p text:style-name="P1">Rebel</text:p>
      <text:p text:style-name="P1">rebellion</text:p>
      <text:p text:style-name="P1">rebels</text:p>
      <text:p text:style-name="P1">Rebels</text:p>
      <text:p text:style-name="P1">rebranded</text:p>
      <text:p text:style-name="P1">rebuild</text:p>
      <text:p text:style-name="P1">rebuilding</text:p>
      <text:p text:style-name="P1">rebuilt</text:p>
      <text:p text:style-name="P1">recall</text:p>
      <text:p text:style-name="P1">recalling</text:p>
      <text:p text:style-name="P1">recap</text:p>
      <text:p text:style-name="P1">recapture</text:p>
      <text:p text:style-name="P1">recaptured</text:p>
      <text:p text:style-name="P1">receive</text:p>
      <text:p text:style-name="P1">received</text:p>
      <text:p text:style-name="P1">recently</text:p>
      <text:p text:style-name="P1">recipe</text:p>
      <text:p text:style-name="P1">recipes</text:p>
      <text:p text:style-name="P1">reckless</text:p>
      <text:p text:style-name="P1">Reckless</text:p>
      <text:p text:style-name="P1">reckoning</text:p>
      <text:p text:style-name="P1">reclaimed</text:p>
      <text:p text:style-name="P1">recognize</text:p>
      <text:p text:style-name="P1">Recognize</text:p>
      <text:p text:style-name="P1">recognized</text:p>
      <text:p text:style-name="P1">reconcile</text:p>
      <text:p text:style-name="P1">reconfiguring</text:p>
      <text:p text:style-name="P1">reconnects</text:p>
      <text:p text:style-name="P1">reconsider</text:p>
      <text:p text:style-name="P1">record</text:p>
      <text:p text:style-name="P1">Record</text:p>
      <text:p text:style-name="P1">RECORDED</text:p>
      <text:p text:style-name="P3"><text:span text:style-name="T5">recording</text:span></text:p>
      <text:p text:style-name="P1">Recording</text:p>
      <text:p text:style-name="P1">recordings</text:p>
      <text:p text:style-name="P1">Recordings</text:p>
      <text:p text:style-name="P1">recover</text:p>
      <text:p text:style-name="P1">recovers</text:p>
      <text:p text:style-name="P1">recreation</text:p>
      <text:p text:style-name="P1">recreational</text:p>
      <text:p text:style-name="P1">recruit</text:p>
      <text:p text:style-name="P1">recruits</text:p>
      <text:p text:style-name="P1"><text:soft-page-break/>red</text:p>
      <text:p text:style-name="P1">Red</text:p>
      <text:p text:style-name="P1">redeem</text:p>
      <text:p text:style-name="P1">redeemed</text:p>
      <text:p text:style-name="P1">Redeemed</text:p>
      <text:p text:style-name="P1">redeeming</text:p>
      <text:p text:style-name="P1">redemption</text:p>
      <text:p text:style-name="P1">redstone</text:p>
      <text:p text:style-name="P1">Redstone</text:p>
      <text:p text:style-name="P1">Redstonia</text:p>
      <text:p text:style-name="P1">Redstonia's</text:p>
      <text:p text:style-name="P1">reduced</text:p>
      <text:p text:style-name="P1">reeeal</text:p>
      <text:p text:style-name="P1">reeeally</text:p>
      <text:p text:style-name="P1">reeeeal</text:p>
      <text:p text:style-name="P1">reference</text:p>
      <text:p text:style-name="P1">referencing</text:p>
      <text:p text:style-name="P1">reflexes</text:p>
      <text:p text:style-name="P1">reform</text:p>
      <text:p text:style-name="P1">reformatory</text:p>
      <text:p text:style-name="P1">reformed</text:p>
      <text:p text:style-name="P1">refreshed</text:p>
      <text:p text:style-name="P1">refreshing</text:p>
      <text:p text:style-name="P1">refuge</text:p>
      <text:p text:style-name="P1">refuse</text:p>
      <text:p text:style-name="P1">Refuse</text:p>
      <text:p text:style-name="P1">refused</text:p>
      <text:p text:style-name="P1">Refused</text:p>
      <text:p text:style-name="P1">refuses</text:p>
      <text:p text:style-name="P1">Refusing</text:p>
      <text:p text:style-name="P1">regains</text:p>
      <text:p text:style-name="P1">regal</text:p>
      <text:p text:style-name="P1">Regal</text:p>
      <text:p text:style-name="P1">regard</text:p>
      <text:p text:style-name="P1">regarding</text:p>
      <text:p text:style-name="P1">Reggie</text:p>
      <text:p text:style-name="P1">Reginald</text:p>
      <text:p text:style-name="P1">registered</text:p>
      <text:p text:style-name="P1">registries</text:p>
      <text:p text:style-name="P1">regret</text:p>
      <text:p text:style-name="P1">regrets</text:p>
      <text:p text:style-name="P3"><text:span text:style-name="T5">regretted</text:span></text:p>
      <text:p text:style-name="P1">regroup</text:p>
      <text:p text:style-name="P1">regrow</text:p>
      <text:p text:style-name="P1">regular</text:p>
      <text:p text:style-name="P1">rehearsal</text:p>
      <text:p text:style-name="P1">rehearse</text:p>
      <text:p text:style-name="P1">reign</text:p>
      <text:p text:style-name="P1">reigning</text:p>
      <text:p text:style-name="P1">Reinforcements</text:p>
      <text:p text:style-name="P1">reins</text:p>
      <text:p text:style-name="P1"><text:soft-page-break/>rejected</text:p>
      <text:p text:style-name="P1">rejoins</text:p>
      <text:p text:style-name="P1">relatable</text:p>
      <text:p text:style-name="P1">related</text:p>
      <text:p text:style-name="P1">Related</text:p>
      <text:p text:style-name="P1">relationship</text:p>
      <text:p text:style-name="P1">relative</text:p>
      <text:p text:style-name="P1">relatively</text:p>
      <text:p text:style-name="P1">relax</text:p>
      <text:p text:style-name="P1">Relax</text:p>
      <text:p text:style-name="P1">relaxing</text:p>
      <text:p text:style-name="P1">release</text:p>
      <text:p text:style-name="P1">Release</text:p>
      <text:p text:style-name="P1">released</text:p>
      <text:p text:style-name="P1">Released</text:p>
      <text:p text:style-name="P1">releases</text:p>
      <text:p text:style-name="P1">relentless</text:p>
      <text:p text:style-name="P1">relief</text:p>
      <text:p text:style-name="P1">relieved</text:p>
      <text:p text:style-name="P1">Relieved</text:p>
      <text:p text:style-name="P1">reliever</text:p>
      <text:p text:style-name="P1">relinquish</text:p>
      <text:p text:style-name="P1">relocated</text:p>
      <text:p text:style-name="P1">reluctance</text:p>
      <text:p text:style-name="P1">reluctantly</text:p>
      <text:p text:style-name="P1">Reluctantly</text:p>
      <text:p text:style-name="P1">relying</text:p>
      <text:p text:style-name="P1">remain</text:p>
      <text:p text:style-name="P1">remained</text:p>
      <text:p text:style-name="P1">Remained</text:p>
      <text:p text:style-name="P1">remaining</text:p>
      <text:p text:style-name="P1">remains</text:p>
      <text:p text:style-name="P1">Remains</text:p>
      <text:p text:style-name="P1">remake</text:p>
      <text:p text:style-name="P1">remarkable</text:p>
      <text:p text:style-name="P1">Remarkable</text:p>
      <text:p text:style-name="P1">remember</text:p>
      <text:p text:style-name="P1">Remember</text:p>
      <text:p text:style-name="P1">remembered</text:p>
      <text:p text:style-name="P1">remembering</text:p>
      <text:p text:style-name="P1">remembers</text:p>
      <text:p text:style-name="P3"><text:span text:style-name="T5">remind</text:span></text:p>
      <text:p text:style-name="P1">Remind</text:p>
      <text:p text:style-name="P1">reminded</text:p>
      <text:p text:style-name="P1">reminder</text:p>
      <text:p text:style-name="P1">reminding</text:p>
      <text:p text:style-name="P1">reminds</text:p>
      <text:p text:style-name="P1">Reminds</text:p>
      <text:p text:style-name="P1">reminisce</text:p>
      <text:p text:style-name="P1">Reminiscing</text:p>
      <text:p text:style-name="P1">remorseful</text:p>
      <text:p text:style-name="P1"><text:soft-page-break/>remotely</text:p>
      <text:p text:style-name="P1">remove</text:p>
      <text:p text:style-name="P1">Remove</text:p>
      <text:p text:style-name="P1">removed</text:p>
      <text:p text:style-name="P1">Removed</text:p>
      <text:p text:style-name="P1">removes</text:p>
      <text:p text:style-name="P1">Removes</text:p>
      <text:p text:style-name="P1">removing</text:p>
      <text:p text:style-name="P1">reneg</text:p>
      <text:p text:style-name="P1">reoccurring</text:p>
      <text:p text:style-name="P1">repair</text:p>
      <text:p text:style-name="P1">repaired</text:p>
      <text:p text:style-name="P1">repairing</text:p>
      <text:p text:style-name="P1">repairs</text:p>
      <text:p text:style-name="P1">repay</text:p>
      <text:p text:style-name="P1">repeat</text:p>
      <text:p text:style-name="P1">REPEAT</text:p>
      <text:p text:style-name="P1">repeatedly</text:p>
      <text:p text:style-name="P1">Repeatedly</text:p>
      <text:p text:style-name="P1">repeater</text:p>
      <text:p text:style-name="P1">Repeater</text:p>
      <text:p text:style-name="P1">repeaters</text:p>
      <text:p text:style-name="P1">replace</text:p>
      <text:p text:style-name="P1">replaced</text:p>
      <text:p text:style-name="P1">replacement</text:p>
      <text:p text:style-name="P1">replaces</text:p>
      <text:p text:style-name="P1">replica</text:p>
      <text:p text:style-name="P1">report</text:p>
      <text:p text:style-name="P1">represent</text:p>
      <text:p text:style-name="P1">representation</text:p>
      <text:p text:style-name="P1">represented</text:p>
      <text:p text:style-name="P1">reps</text:p>
      <text:p text:style-name="P1">reputation</text:p>
      <text:p text:style-name="P1">request</text:p>
      <text:p text:style-name="P1">requested</text:p>
      <text:p text:style-name="P1">requests</text:p>
      <text:p text:style-name="P1">require</text:p>
      <text:p text:style-name="P1">required</text:p>
      <text:p text:style-name="P1">Required</text:p>
      <text:p text:style-name="P1">requires</text:p>
      <text:p text:style-name="P1">rescheduled</text:p>
      <text:p text:style-name="P3"><text:span text:style-name="T5">rescue</text:span></text:p>
      <text:p text:style-name="P1">rescued</text:p>
      <text:p text:style-name="P1">rescues</text:p>
      <text:p text:style-name="P1">rescuing</text:p>
      <text:p text:style-name="P1">Rescuing</text:p>
      <text:p text:style-name="P1">research</text:p>
      <text:p text:style-name="P1">researching</text:p>
      <text:p text:style-name="P1">resemblance</text:p>
      <text:p text:style-name="P1">resentful</text:p>
      <text:p text:style-name="P1">reserve</text:p>
      <text:p text:style-name="P1"><text:soft-page-break/>Reset</text:p>
      <text:p text:style-name="P1">resets</text:p>
      <text:p text:style-name="P1">Residence</text:p>
      <text:p text:style-name="P1">resident</text:p>
      <text:p text:style-name="P1">residents</text:p>
      <text:p text:style-name="P1">resilience</text:p>
      <text:p text:style-name="P1">RESILIENT</text:p>
      <text:p text:style-name="P1">resist</text:p>
      <text:p text:style-name="P1">Resist</text:p>
      <text:p text:style-name="P1">resistance</text:p>
      <text:p text:style-name="P1">Resistance</text:p>
      <text:p text:style-name="P1">resisted</text:p>
      <text:p text:style-name="P1">Resisted</text:p>
      <text:p text:style-name="P1">resisting</text:p>
      <text:p text:style-name="P1">resolve</text:p>
      <text:p text:style-name="P1">resort</text:p>
      <text:p text:style-name="P1">resourceful</text:p>
      <text:p text:style-name="P1">resources</text:p>
      <text:p text:style-name="P1">Resources</text:p>
      <text:p text:style-name="P1">respawn</text:p>
      <text:p text:style-name="P1">Respawn</text:p>
      <text:p text:style-name="P1">respawned</text:p>
      <text:p text:style-name="P1">respawning</text:p>
      <text:p text:style-name="P1">respawns</text:p>
      <text:p text:style-name="P1">Respawns</text:p>
      <text:p text:style-name="P1">respect</text:p>
      <text:p text:style-name="P1">Respect</text:p>
      <text:p text:style-name="P1">respected</text:p>
      <text:p text:style-name="P1">Respected</text:p>
      <text:p text:style-name="P1">respective</text:p>
      <text:p text:style-name="P1">respects</text:p>
      <text:p text:style-name="P1">responding</text:p>
      <text:p text:style-name="P1">response</text:p>
      <text:p text:style-name="P1">responsibilities</text:p>
      <text:p text:style-name="P1">responsibility</text:p>
      <text:p text:style-name="P1">responsible</text:p>
      <text:p text:style-name="P1">rest</text:p>
      <text:p text:style-name="P1">Rest</text:p>
      <text:p text:style-name="P1">restart</text:p>
      <text:p text:style-name="P1">restarting</text:p>
      <text:p text:style-name="P1">rested</text:p>
      <text:p text:style-name="P3"><text:span text:style-name="T5">resting</text:span></text:p>
      <text:p text:style-name="P1">Resting</text:p>
      <text:p text:style-name="P1">restless</text:p>
      <text:p text:style-name="P1">restore</text:p>
      <text:p text:style-name="P1">restored</text:p>
      <text:p text:style-name="P1">restoring</text:p>
      <text:p text:style-name="P1">rests</text:p>
      <text:p text:style-name="P1">result</text:p>
      <text:p text:style-name="P1">results</text:p>
      <text:p text:style-name="P1">resume</text:p>
      <text:p text:style-name="P1"><text:soft-page-break/>resumes</text:p>
      <text:p text:style-name="P1">resurrected</text:p>
      <text:p text:style-name="P1">rethink</text:p>
      <text:p text:style-name="P1">rethinking</text:p>
      <text:p text:style-name="P1">retract</text:p>
      <text:p text:style-name="P1">retreat</text:p>
      <text:p text:style-name="P1">Retreat</text:p>
      <text:p text:style-name="P1">retrieve</text:p>
      <text:p text:style-name="P1">retrieved</text:p>
      <text:p text:style-name="P1">return</text:p>
      <text:p text:style-name="P1">Return</text:p>
      <text:p text:style-name="P1">returned</text:p>
      <text:p text:style-name="P1">returning</text:p>
      <text:p text:style-name="P1">Returning</text:p>
      <text:p text:style-name="P1">returns</text:p>
      <text:p text:style-name="P1">Reuben</text:p>
      <text:p text:style-name="P1">REUBEN</text:p>
      <text:p text:style-name="P1">Reuben's</text:p>
      <text:p text:style-name="P1">reunion</text:p>
      <text:p text:style-name="P1">Reunion</text:p>
      <text:p text:style-name="P1">reunite</text:p>
      <text:p text:style-name="P1">reunited</text:p>
      <text:p text:style-name="P1">reunites</text:p>
      <text:p text:style-name="P1">reuniting</text:p>
      <text:p text:style-name="P1">Reuniting</text:p>
      <text:p text:style-name="P1">reveal</text:p>
      <text:p text:style-name="P1">Reveal</text:p>
      <text:p text:style-name="P1">revealed</text:p>
      <text:p text:style-name="P1">Revealed</text:p>
      <text:p text:style-name="P1">revealing</text:p>
      <text:p text:style-name="P1">reveals</text:p>
      <text:p text:style-name="P1">revenge</text:p>
      <text:p text:style-name="P1">revered</text:p>
      <text:p text:style-name="P1">reverse</text:p>
      <text:p text:style-name="P1">reversed</text:p>
      <text:p text:style-name="P1">reverting</text:p>
      <text:p text:style-name="P1">reverts</text:p>
      <text:p text:style-name="P1">Revised</text:p>
      <text:p text:style-name="P1">revisions</text:p>
      <text:p text:style-name="P1">revives</text:p>
      <text:p text:style-name="P1">revolt</text:p>
      <text:p text:style-name="P3"><text:span text:style-name="T5">revolution</text:span></text:p>
      <text:p text:style-name="P1">reward</text:p>
      <text:p text:style-name="P1">rhetorical</text:p>
      <text:p text:style-name="P1">Rhetorical</text:p>
      <text:p text:style-name="P1">rhyme</text:p>
      <text:p text:style-name="P1">ribs</text:p>
      <text:p text:style-name="P1">rich</text:p>
      <text:p text:style-name="P1">rid</text:p>
      <text:p text:style-name="P1">riddle</text:p>
      <text:p text:style-name="P1">ride</text:p>
      <text:p text:style-name="P1"><text:soft-page-break/>rides</text:p>
      <text:p text:style-name="P1">Ridge</text:p>
      <text:p text:style-name="P1">ridiculous</text:p>
      <text:p text:style-name="P1">ridiculously</text:p>
      <text:p text:style-name="P1">riding</text:p>
      <text:p text:style-name="P1">rift</text:p>
      <text:p text:style-name="P1">rig</text:p>
      <text:p text:style-name="P1">rigged</text:p>
      <text:p text:style-name="P1">right</text:p>
      <text:p text:style-name="P1">Right</text:p>
      <text:p text:style-name="P1">RIGHT</text:p>
      <text:p text:style-name="P1">righteous</text:p>
      <text:p text:style-name="P1">Righteous</text:p>
      <text:p text:style-name="P1">rightful</text:p>
      <text:p text:style-name="P1">rightfully</text:p>
      <text:p text:style-name="P1">rights</text:p>
      <text:p text:style-name="P1">rightside</text:p>
      <text:p text:style-name="P1">righty</text:p>
      <text:p text:style-name="P1">riiight</text:p>
      <text:p text:style-name="P1">Riiiight</text:p>
      <text:p text:style-name="P1">Riiiiight</text:p>
      <text:p text:style-name="P1">riled</text:p>
      <text:p text:style-name="P1">riling</text:p>
      <text:p text:style-name="P1">ring</text:p>
      <text:p text:style-name="P1">ringing</text:p>
      <text:p text:style-name="P1">rinse</text:p>
      <text:p text:style-name="P1">riot</text:p>
      <text:p text:style-name="P1">Riot</text:p>
      <text:p text:style-name="P1">rip</text:p>
      <text:p text:style-name="P1">ripped</text:p>
      <text:p text:style-name="P1">ripping</text:p>
      <text:p text:style-name="P1">rips</text:p>
      <text:p text:style-name="P1">rise</text:p>
      <text:p text:style-name="P1">rises</text:p>
      <text:p text:style-name="P1">rising</text:p>
      <text:p text:style-name="P1">risk</text:p>
      <text:p text:style-name="P1">risked</text:p>
      <text:p text:style-name="P1">risking</text:p>
      <text:p text:style-name="P1">Risking</text:p>
      <text:p text:style-name="P1">risks</text:p>
      <text:p text:style-name="P1">risky</text:p>
      <text:p text:style-name="P3"><text:span text:style-name="T5">risqu</text:span></text:p>
      <text:p text:style-name="P1">rival</text:p>
      <text:p text:style-name="P1">Rival</text:p>
      <text:p text:style-name="P1">RIVAL</text:p>
      <text:p text:style-name="P1">rivalries</text:p>
      <text:p text:style-name="P1">rivalry</text:p>
      <text:p text:style-name="P1">rivals</text:p>
      <text:p text:style-name="P1">river</text:p>
      <text:p text:style-name="P1">River</text:p>
      <text:p text:style-name="P1">rivers</text:p>
      <text:p text:style-name="P1"><text:soft-page-break/>road</text:p>
      <text:p text:style-name="P1">Road</text:p>
      <text:p text:style-name="P1">roaming</text:p>
      <text:p text:style-name="P1">roar</text:p>
      <text:p text:style-name="P1">ROAR</text:p>
      <text:p text:style-name="P1">roars</text:p>
      <text:p text:style-name="P1">Rob</text:p>
      <text:p text:style-name="P1">Rob's</text:p>
      <text:p text:style-name="P1">robbing</text:p>
      <text:p text:style-name="P1">robes</text:p>
      <text:p text:style-name="P1">Robin</text:p>
      <text:p text:style-name="P1">robot</text:p>
      <text:p text:style-name="P1">rock</text:p>
      <text:p text:style-name="P1">Rock</text:p>
      <text:p text:style-name="P1">rocked</text:p>
      <text:p text:style-name="P1">rocket</text:p>
      <text:p text:style-name="P1">Rocket</text:p>
      <text:p text:style-name="P1">rocks</text:p>
      <text:p text:style-name="P1">rocky</text:p>
      <text:p text:style-name="P1">rod</text:p>
      <text:p text:style-name="P1">Rod</text:p>
      <text:p text:style-name="P1">rode</text:p>
      <text:p text:style-name="P1">rodeo</text:p>
      <text:p text:style-name="P1">Rodrigo</text:p>
      <text:p text:style-name="P1">rods</text:p>
      <text:p text:style-name="P1">Rods</text:p>
      <text:p text:style-name="P1">RODS</text:p>
      <text:p text:style-name="P1">Roger</text:p>
      <text:p text:style-name="P1">rogue</text:p>
      <text:p text:style-name="P1">Rogue</text:p>
      <text:p text:style-name="P1">role</text:p>
      <text:p text:style-name="P1">Roleplaying</text:p>
      <text:p text:style-name="P1">roll</text:p>
      <text:p text:style-name="P1">Roll</text:p>
      <text:p text:style-name="P1">Rolled</text:p>
      <text:p text:style-name="P1">roller</text:p>
      <text:p text:style-name="P1">rolling</text:p>
      <text:p text:style-name="P1">Rolling</text:p>
      <text:p text:style-name="P1">rolls</text:p>
      <text:p text:style-name="P1">Rolls</text:p>
      <text:p text:style-name="P1">Romeo</text:p>
      <text:p text:style-name="P3"><text:span text:style-name="T5">Romeo's</text:span></text:p>
      <text:p text:style-name="P1">Romeoburg</text:p>
      <text:p text:style-name="P1">Ron</text:p>
      <text:p text:style-name="P1">Ron's</text:p>
      <text:p text:style-name="P1">roof</text:p>
      <text:p text:style-name="P1">rooftop</text:p>
      <text:p text:style-name="P1">rookie</text:p>
      <text:p text:style-name="P1">room</text:p>
      <text:p text:style-name="P1">Room</text:p>
      <text:p text:style-name="P1">room's</text:p>
      <text:p text:style-name="P1"><text:soft-page-break/>roommate</text:p>
      <text:p text:style-name="P1">rooms</text:p>
      <text:p text:style-name="P1">root</text:p>
      <text:p text:style-name="P1">rooting</text:p>
      <text:p text:style-name="P1">roped</text:p>
      <text:p text:style-name="P1">ropes</text:p>
      <text:p text:style-name="P1">rose</text:p>
      <text:p text:style-name="P1">Rose</text:p>
      <text:p text:style-name="P1">roses</text:p>
      <text:p text:style-name="P1">rot</text:p>
      <text:p text:style-name="P1">rotate</text:p>
      <text:p text:style-name="P1">rotates</text:p>
      <text:p text:style-name="P1">rotating</text:p>
      <text:p text:style-name="P1">rotten</text:p>
      <text:p text:style-name="P1">Rotten</text:p>
      <text:p text:style-name="P1">rotting</text:p>
      <text:p text:style-name="P1">rough</text:p>
      <text:p text:style-name="P1">Rough</text:p>
      <text:p text:style-name="P1">roughly</text:p>
      <text:p text:style-name="P1">round</text:p>
      <text:p text:style-name="P1">rounds</text:p>
      <text:p text:style-name="P1">rousing</text:p>
      <text:p text:style-name="P1">route</text:p>
      <text:p text:style-name="P1">routed</text:p>
      <text:p text:style-name="P1">routes</text:p>
      <text:p text:style-name="P1">row</text:p>
      <text:p text:style-name="P1">rows</text:p>
      <text:p text:style-name="P1">royal</text:p>
      <text:p text:style-name="P1">rr</text:p>
      <text:p text:style-name="P1">Rrrgh</text:p>
      <text:p text:style-name="P1">Rrrrgh</text:p>
      <text:p text:style-name="P1">rubbed</text:p>
      <text:p text:style-name="P1">rubbing</text:p>
      <text:p text:style-name="P1">Rubbing</text:p>
      <text:p text:style-name="P1">Rubbish</text:p>
      <text:p text:style-name="P1">rubble</text:p>
      <text:p text:style-name="P1">Ruben</text:p>
      <text:p text:style-name="P1">Rubes</text:p>
      <text:p text:style-name="P1">rubs</text:p>
      <text:p text:style-name="P1">ruckus</text:p>
      <text:p text:style-name="P1">rude</text:p>
      <text:p text:style-name="P3"><text:span text:style-name="T5">Rude</text:span></text:p>
      <text:p text:style-name="P1">RUDE</text:p>
      <text:p text:style-name="P1">rudely</text:p>
      <text:p text:style-name="P1">Rudimentary</text:p>
      <text:p text:style-name="P1">rue</text:p>
      <text:p text:style-name="P1">Rueben</text:p>
      <text:p text:style-name="P1">ruin</text:p>
      <text:p text:style-name="P1">ruined</text:p>
      <text:p text:style-name="P1">ruining</text:p>
      <text:p text:style-name="P1">Ruj</text:p>
      <text:p text:style-name="P1"><text:soft-page-break/>rule</text:p>
      <text:p text:style-name="P1">ruler</text:p>
      <text:p text:style-name="P1">Ruler</text:p>
      <text:p text:style-name="P1">rules</text:p>
      <text:p text:style-name="P1">Rules</text:p>
      <text:p text:style-name="P1">RULES</text:p>
      <text:p text:style-name="P1">rumbles</text:p>
      <text:p text:style-name="P1">rumbling</text:p>
      <text:p text:style-name="P1">rumor</text:p>
      <text:p text:style-name="P1">Rumor</text:p>
      <text:p text:style-name="P1">rumors</text:p>
      <text:p text:style-name="P1">Rumors</text:p>
      <text:p text:style-name="P1">rumours</text:p>
      <text:p text:style-name="P1">run</text:p>
      <text:p text:style-name="P1">Run</text:p>
      <text:p text:style-name="P1">RUN</text:p>
      <text:p text:style-name="P1">runes</text:p>
      <text:p text:style-name="P1">Runes</text:p>
      <text:p text:style-name="P1">Runners</text:p>
      <text:p text:style-name="P1">running</text:p>
      <text:p text:style-name="P1">Running</text:p>
      <text:p text:style-name="P1">runs</text:p>
      <text:p text:style-name="P1">Runs</text:p>
      <text:p text:style-name="P1">runt</text:p>
      <text:p text:style-name="P1">ruse</text:p>
      <text:p text:style-name="P1">rush</text:p>
      <text:p text:style-name="P1">rushed</text:p>
      <text:p text:style-name="P1">Rushed</text:p>
      <text:p text:style-name="P1">rushes</text:p>
      <text:p text:style-name="P1">rushing</text:p>
      <text:p text:style-name="P1">rustier</text:p>
      <text:p text:style-name="P1">rusty</text:p>
      <text:p text:style-name="P1">rut</text:p>
      <text:p text:style-name="P1">ruthless</text:p>
      <text:p text:style-name="P1">ry</text:p>
      <text:p text:style-name="P1">Rz</text:p>
      <text:p text:style-name="P1">s</text:p>
      <text:p text:style-name="P1">S</text:p>
      <text:p text:style-name="P1">S'got<text:span text:style-name="T17">(Is got/Has got)</text:span></text:p>
      <text:p text:style-name="P1">s'pose<text:span text:style-name="T17">(suppose)</text:span></text:p>
      <text:p text:style-name="P1">sabotaging</text:p>
      <text:p text:style-name="P3"><text:span text:style-name="T5">saboteur</text:span></text:p>
      <text:p text:style-name="P1">sacks</text:p>
      <text:p text:style-name="P1">sacred</text:p>
      <text:p text:style-name="P1">sacrifice</text:p>
      <text:p text:style-name="P1">sacrificed</text:p>
      <text:p text:style-name="P1">Sacrificed</text:p>
      <text:p text:style-name="P1">sacrifices</text:p>
      <text:p text:style-name="P1">sad</text:p>
      <text:p text:style-name="P1">Sad</text:p>
      <text:p text:style-name="P1">saddened</text:p>
      <text:p text:style-name="P1"><text:soft-page-break/>sadder</text:p>
      <text:p text:style-name="P1">saddest</text:p>
      <text:p text:style-name="P1">saddle</text:p>
      <text:p text:style-name="P1">sadistic</text:p>
      <text:p text:style-name="P1">sadly</text:p>
      <text:p text:style-name="P1">Sadly</text:p>
      <text:p text:style-name="P1">SADLY</text:p>
      <text:p text:style-name="P1">sadness</text:p>
      <text:p text:style-name="P1">safe</text:p>
      <text:p text:style-name="P1">Safe</text:p>
      <text:p text:style-name="P1">safeguard</text:p>
      <text:p text:style-name="P1">safely</text:p>
      <text:p text:style-name="P1">safer</text:p>
      <text:p text:style-name="P1">safest</text:p>
      <text:p text:style-name="P1">safety</text:p>
      <text:p text:style-name="P1">said</text:p>
      <text:p text:style-name="P1">Said</text:p>
      <text:p text:style-name="P1">sake</text:p>
      <text:p text:style-name="P1">Sally</text:p>
      <text:p text:style-name="P1">salty</text:p>
      <text:p text:style-name="P1">salute</text:p>
      <text:p text:style-name="P1">Salute</text:p>
      <text:p text:style-name="P1">Salutes</text:p>
      <text:p text:style-name="P1">salvage</text:p>
      <text:p text:style-name="P1">salvation</text:p>
      <text:p text:style-name="P1">same</text:p>
      <text:p text:style-name="P1">Same</text:p>
      <text:p text:style-name="P1">Sammy</text:p>
      <text:p text:style-name="P1">sanctity</text:p>
      <text:p text:style-name="P1">sand</text:p>
      <text:p text:style-name="P1">Sand</text:p>
      <text:p text:style-name="P1">SAND</text:p>
      <text:p text:style-name="P1">sandstone</text:p>
      <text:p text:style-name="P1">Sandy</text:p>
      <text:p text:style-name="P1">Sandy's</text:p>
      <text:p text:style-name="P1">sap</text:p>
      <text:p text:style-name="P1">SAP</text:p>
      <text:p text:style-name="P1">saplings</text:p>
      <text:p text:style-name="P1">sapped</text:p>
      <text:p text:style-name="P1">sappy</text:p>
      <text:p text:style-name="P1">sarcasm</text:p>
      <text:p text:style-name="P3"><text:span text:style-name="T5">sarcastic</text:span></text:p>
      <text:p text:style-name="P1">sarcastically</text:p>
      <text:p text:style-name="P1">Sarcastically</text:p>
      <text:p text:style-name="P1">SARCASTICALLY</text:p>
      <text:p text:style-name="P1">sartorial</text:p>
      <text:p text:style-name="P1">sass</text:p>
      <text:p text:style-name="P1">sat</text:p>
      <text:p text:style-name="P1">satisfaction</text:p>
      <text:p text:style-name="P1">satisfied</text:p>
      <text:p text:style-name="P1">satisfying</text:p>
      <text:p text:style-name="P1"><text:soft-page-break/>savannah</text:p>
      <text:p text:style-name="P1">save</text:p>
      <text:p text:style-name="P1">Save</text:p>
      <text:p text:style-name="P1">SAVE</text:p>
      <text:p text:style-name="P1">saved</text:p>
      <text:p text:style-name="P1">Saved</text:p>
      <text:p text:style-name="P1">saves</text:p>
      <text:p text:style-name="P9">savin'<text:span text:style-name="T17">(saving)</text:span></text:p>
      <text:p text:style-name="P1">saving</text:p>
      <text:p text:style-name="P1">Saving</text:p>
      <text:p text:style-name="P1">Savior</text:p>
      <text:p text:style-name="P1">saviour</text:p>
      <text:p text:style-name="P1">saw</text:p>
      <text:p text:style-name="P1">say</text:p>
      <text:p text:style-name="P1">Say</text:p>
      <text:p text:style-name="P1">SAY</text:p>
      <text:p text:style-name="P9">sayin'<text:span text:style-name="T17">(saying)</text:span></text:p>
      <text:p text:style-name="P1">saying</text:p>
      <text:p text:style-name="P1">says</text:p>
      <text:p text:style-name="P1">Says</text:p>
      <text:p text:style-name="P1">scaffolding</text:p>
      <text:p text:style-name="P1">scale</text:p>
      <text:p text:style-name="P1">Scale</text:p>
      <text:p text:style-name="P1">scaleheads</text:p>
      <text:p text:style-name="P1">scam</text:p>
      <text:p text:style-name="P1">scammed</text:p>
      <text:p text:style-name="P1">scampers</text:p>
      <text:p text:style-name="P1">scare</text:p>
      <text:p text:style-name="P1">Scare</text:p>
      <text:p text:style-name="P1">scared</text:p>
      <text:p text:style-name="P1">Scared</text:p>
      <text:p text:style-name="P1">SCARED</text:p>
      <text:p text:style-name="P1">scares</text:p>
      <text:p text:style-name="P1">scarf</text:p>
      <text:p text:style-name="P1">scarier</text:p>
      <text:p text:style-name="P1">Scarier</text:p>
      <text:p text:style-name="P1">scariest</text:p>
      <text:p text:style-name="P1">Scariest</text:p>
      <text:p text:style-name="P1">scariness</text:p>
      <text:p text:style-name="P1">scaring</text:p>
      <text:p text:style-name="P1">scary</text:p>
      <text:p text:style-name="P3"><text:span text:style-name="T5">scatter</text:span></text:p>
      <text:p text:style-name="P1">Scatter</text:p>
      <text:p text:style-name="P1">scattered</text:p>
      <text:p text:style-name="P1">scatters</text:p>
      <text:p text:style-name="P1">Scavenger</text:p>
      <text:p text:style-name="P1">scavengers</text:p>
      <text:p text:style-name="P1">Scavengers</text:p>
      <text:p text:style-name="P1">scavenging</text:p>
      <text:p text:style-name="P1">scavs</text:p>
      <text:p text:style-name="P1">scenario</text:p>
      <text:p text:style-name="P1"><text:soft-page-break/>scene</text:p>
      <text:p text:style-name="P1">scenery</text:p>
      <text:p text:style-name="P1">Scenic</text:p>
      <text:p text:style-name="P1">scent</text:p>
      <text:p text:style-name="P1">schedule</text:p>
      <text:p text:style-name="P1">scheduled</text:p>
      <text:p text:style-name="P1">schedules</text:p>
      <text:p text:style-name="P1">schematics</text:p>
      <text:p text:style-name="P1">scheme</text:p>
      <text:p text:style-name="P1">scheming</text:p>
      <text:p text:style-name="P1">schmasement</text:p>
      <text:p text:style-name="P1">Schmonster</text:p>
      <text:p text:style-name="P1">school</text:p>
      <text:p text:style-name="P1">School</text:p>
      <text:p text:style-name="P1">schoolboy</text:p>
      <text:p text:style-name="P1">Schoolboy</text:p>
      <text:p text:style-name="P1">science</text:p>
      <text:p text:style-name="P1">scientific</text:p>
      <text:p text:style-name="P1">scientist</text:p>
      <text:p text:style-name="P1">Scoffs</text:p>
      <text:p text:style-name="P1">scoop</text:p>
      <text:p text:style-name="P1">Scoop</text:p>
      <text:p text:style-name="P1">scoops</text:p>
      <text:p text:style-name="P1">scoot</text:p>
      <text:p text:style-name="P1">scope</text:p>
      <text:p text:style-name="P1">score</text:p>
      <text:p text:style-name="P1">Score</text:p>
      <text:p text:style-name="P1">scout</text:p>
      <text:p text:style-name="P1">scouted</text:p>
      <text:p text:style-name="P1">scram</text:p>
      <text:p text:style-name="P1">scrape</text:p>
      <text:p text:style-name="P1">scrapped</text:p>
      <text:p text:style-name="P1">Scrapped</text:p>
      <text:p text:style-name="P1">scrapping</text:p>
      <text:p text:style-name="P1">scraps</text:p>
      <text:p text:style-name="P1">scratch</text:p>
      <text:p text:style-name="P1">scratches</text:p>
      <text:p text:style-name="P1">scratching</text:p>
      <text:p text:style-name="P1">scream</text:p>
      <text:p text:style-name="P1">Scream</text:p>
      <text:p text:style-name="P1">screamed</text:p>
      <text:p text:style-name="P3"><text:span text:style-name="T5">screaming</text:span></text:p>
      <text:p text:style-name="P1">screams</text:p>
      <text:p text:style-name="P1">Screams</text:p>
      <text:p text:style-name="P1">screech</text:p>
      <text:p text:style-name="P1">screeches</text:p>
      <text:p text:style-name="P1">screeching</text:p>
      <text:p text:style-name="P1">screen</text:p>
      <text:p text:style-name="P1">screw</text:p>
      <text:p text:style-name="P1">Screw</text:p>
      <text:p text:style-name="P1">screwed</text:p>
      <text:p text:style-name="P1"><text:soft-page-break/>Screwed</text:p>
      <text:p text:style-name="P1">screws</text:p>
      <text:p text:style-name="P1">scrounging</text:p>
      <text:p text:style-name="P1">scrub</text:p>
      <text:p text:style-name="P1">sculpted</text:p>
      <text:p text:style-name="P1">scum</text:p>
      <text:p text:style-name="P1">se</text:p>
      <text:p text:style-name="P1">sea</text:p>
      <text:p text:style-name="P1">Sea</text:p>
      <text:p text:style-name="P1">seafood</text:p>
      <text:p text:style-name="P1">seal</text:p>
      <text:p text:style-name="P1">sealed</text:p>
      <text:p text:style-name="P1">seams</text:p>
      <text:p text:style-name="P1">search</text:p>
      <text:p text:style-name="P1">Search</text:p>
      <text:p text:style-name="P1">searched</text:p>
      <text:p text:style-name="P1">Searched</text:p>
      <text:p text:style-name="P1">searches</text:p>
      <text:p text:style-name="P1">Searches</text:p>
      <text:p text:style-name="P1">searching</text:p>
      <text:p text:style-name="P1">seashell</text:p>
      <text:p text:style-name="P1">season</text:p>
      <text:p text:style-name="P1">Season</text:p>
      <text:p text:style-name="P1">seat</text:p>
      <text:p text:style-name="P1">Seating</text:p>
      <text:p text:style-name="P1">seats</text:p>
      <text:p text:style-name="P1">Sebastian</text:p>
      <text:p text:style-name="P1">sec</text:p>
      <text:p text:style-name="P1">second</text:p>
      <text:p text:style-name="P1">Second</text:p>
      <text:p text:style-name="P1">seconds</text:p>
      <text:p text:style-name="P1">Seconds</text:p>
      <text:p text:style-name="P1">secrecy</text:p>
      <text:p text:style-name="P1">secret</text:p>
      <text:p text:style-name="P1">Secret</text:p>
      <text:p text:style-name="P1">SECRET</text:p>
      <text:p text:style-name="P1">secret's</text:p>
      <text:p text:style-name="P1">secretive</text:p>
      <text:p text:style-name="P1">Secretive</text:p>
      <text:p text:style-name="P1">secrets</text:p>
      <text:p text:style-name="P1">Secrets</text:p>
      <text:p text:style-name="P3"><text:span text:style-name="T5">section</text:span></text:p>
      <text:p text:style-name="P1">sections</text:p>
      <text:p text:style-name="P1">Securing</text:p>
      <text:p text:style-name="P1">security</text:p>
      <text:p text:style-name="P1">see</text:p>
      <text:p text:style-name="P1">See</text:p>
      <text:p text:style-name="P1">SEE</text:p>
      <text:p text:style-name="P1">seeds</text:p>
      <text:p text:style-name="P1">seee</text:p>
      <text:p text:style-name="P1">seeee</text:p>
      <text:p text:style-name="P1"><text:soft-page-break/>seein</text:p>
      <text:p text:style-name="P1">seeing</text:p>
      <text:p text:style-name="P1">Seeing</text:p>
      <text:p text:style-name="P1">seek</text:p>
      <text:p text:style-name="P1">SEEK</text:p>
      <text:p text:style-name="P1">seeking</text:p>
      <text:p text:style-name="P1">seem</text:p>
      <text:p text:style-name="P1">SEEM</text:p>
      <text:p text:style-name="P1">seemed</text:p>
      <text:p text:style-name="P1">Seemed</text:p>
      <text:p text:style-name="P1">seemingly</text:p>
      <text:p text:style-name="P1">seems</text:p>
      <text:p text:style-name="P1">Seems</text:p>
      <text:p text:style-name="P1">seen</text:p>
      <text:p text:style-name="P1">Seen</text:p>
      <text:p text:style-name="P1">SEEN</text:p>
      <text:p text:style-name="P1">sees</text:p>
      <text:p text:style-name="P1">Sees</text:p>
      <text:p text:style-name="P1">select</text:p>
      <text:p text:style-name="P1">selected</text:p>
      <text:p text:style-name="P1">selection</text:p>
      <text:p text:style-name="P1">Selections</text:p>
      <text:p text:style-name="P1">self</text:p>
      <text:p text:style-name="P1">selfish</text:p>
      <text:p text:style-name="P1">selling</text:p>
      <text:p text:style-name="P1">selves</text:p>
      <text:p text:style-name="P1">semi</text:p>
      <text:p text:style-name="P1">Semper</text:p>
      <text:p text:style-name="P1">send</text:p>
      <text:p text:style-name="P1">Send</text:p>
      <text:p text:style-name="P1">sending</text:p>
      <text:p text:style-name="P1">Sending</text:p>
      <text:p text:style-name="P1">sends</text:p>
      <text:p text:style-name="P1">Senior</text:p>
      <text:p text:style-name="P1">sense</text:p>
      <text:p text:style-name="P1">senses</text:p>
      <text:p text:style-name="P1">sensing</text:p>
      <text:p text:style-name="P1">sensitive</text:p>
      <text:p text:style-name="P1">sensor</text:p>
      <text:p text:style-name="P1">Sensor</text:p>
      <text:p text:style-name="P1">sent</text:p>
      <text:p text:style-name="P3"><text:span text:style-name="T5">Sent</text:span></text:p>
      <text:p text:style-name="P1">sentence</text:p>
      <text:p text:style-name="P1">sentiment</text:p>
      <text:p text:style-name="P1">sentimental</text:p>
      <text:p text:style-name="P1">sentiments</text:p>
      <text:p text:style-name="P1">separate</text:p>
      <text:p text:style-name="P1">Separate</text:p>
      <text:p text:style-name="P1">separated</text:p>
      <text:p text:style-name="P1">separates</text:p>
      <text:p text:style-name="P1">separating</text:p>
      <text:p text:style-name="P1"><text:soft-page-break/>seperated</text:p>
      <text:p text:style-name="P1">sequence</text:p>
      <text:p text:style-name="P1">Sequence</text:p>
      <text:p text:style-name="P1">sequencing</text:p>
      <text:p text:style-name="P1">serial</text:p>
      <text:p text:style-name="P1">series</text:p>
      <text:p text:style-name="P1">serious</text:p>
      <text:p text:style-name="P1">Serious</text:p>
      <text:p text:style-name="P1">seriously</text:p>
      <text:p text:style-name="P1">Seriously</text:p>
      <text:p text:style-name="P1">SERIOUSLY</text:p>
      <text:p text:style-name="P1">seriousness</text:p>
      <text:p text:style-name="P1">servant</text:p>
      <text:p text:style-name="P1">serve</text:p>
      <text:p text:style-name="P1">service</text:p>
      <text:p text:style-name="P1">SERVICE</text:p>
      <text:p text:style-name="P1">serving</text:p>
      <text:p text:style-name="P1">set</text:p>
      <text:p text:style-name="P1">Set</text:p>
      <text:p text:style-name="P1">setback</text:p>
      <text:p text:style-name="P1">setbacks</text:p>
      <text:p text:style-name="P1">sets</text:p>
      <text:p text:style-name="P1">Sets</text:p>
      <text:p text:style-name="P1">setting</text:p>
      <text:p text:style-name="P1">settings</text:p>
      <text:p text:style-name="P1">settle</text:p>
      <text:p text:style-name="P1">settled</text:p>
      <text:p text:style-name="P1">settlement</text:p>
      <text:p text:style-name="P1">settles</text:p>
      <text:p text:style-name="P1">settling</text:p>
      <text:p text:style-name="P1">setup</text:p>
      <text:p text:style-name="P1">seven</text:p>
      <text:p text:style-name="P1">Seven</text:p>
      <text:p text:style-name="P1">seventh</text:p>
      <text:p text:style-name="P1">several</text:p>
      <text:p text:style-name="P1">Several</text:p>
      <text:p text:style-name="P1">severed</text:p>
      <text:p text:style-name="P1">sh</text:p>
      <text:p text:style-name="P1">Sh</text:p>
      <text:p text:style-name="P1">shabby</text:p>
      <text:p text:style-name="P1">shade</text:p>
      <text:p text:style-name="P3"><text:span text:style-name="T5">shadier</text:span></text:p>
      <text:p text:style-name="P1">shadiness</text:p>
      <text:p text:style-name="P1">shadow</text:p>
      <text:p text:style-name="P1">Shadow</text:p>
      <text:p text:style-name="P1">shadows</text:p>
      <text:p text:style-name="P1">shadowy</text:p>
      <text:p text:style-name="P1">shady</text:p>
      <text:p text:style-name="P1">shaft</text:p>
      <text:p text:style-name="P1">shake</text:p>
      <text:p text:style-name="P1">Shake</text:p>
      <text:p text:style-name="P1"><text:soft-page-break/>shaken</text:p>
      <text:p text:style-name="P1">shakes</text:p>
      <text:p text:style-name="P1">Shakes</text:p>
      <text:p text:style-name="P1">shaking</text:p>
      <text:p text:style-name="P1">Shaking</text:p>
      <text:p text:style-name="P1">shall</text:p>
      <text:p text:style-name="P1">shame</text:p>
      <text:p text:style-name="P1">shameful</text:p>
      <text:p text:style-name="P1">Shammed</text:p>
      <text:p text:style-name="P1">Shan't<text:span text:style-name="T18">(Shall not)</text:span></text:p>
      <text:p text:style-name="P1">shape</text:p>
      <text:p text:style-name="P1">shaped</text:p>
      <text:p text:style-name="P1">shaping</text:p>
      <text:p text:style-name="P1">Shard</text:p>
      <text:p text:style-name="P1">shards</text:p>
      <text:p text:style-name="P1">share</text:p>
      <text:p text:style-name="P1">Share</text:p>
      <text:p text:style-name="P1">shared</text:p>
      <text:p text:style-name="P1">shares</text:p>
      <text:p text:style-name="P1">sharing</text:p>
      <text:p text:style-name="P1">Sharing</text:p>
      <text:p text:style-name="P1">sharp</text:p>
      <text:p text:style-name="P1">Sharpness</text:p>
      <text:p text:style-name="P1">shatter</text:p>
      <text:p text:style-name="P1">she</text:p>
      <text:p text:style-name="P1">She</text:p>
      <text:p text:style-name="P1">SHE</text:p>
      <text:p text:style-name="P1">she'd<text:span text:style-name="T19">(she would)</text:span></text:p>
      <text:p text:style-name="P10">She'd<text:span text:style-name="T19">(She would)</text:span></text:p>
      <text:p text:style-name="P10">she'll<text:span text:style-name="T19">(she will)</text:span></text:p>
      <text:p text:style-name="P10">She'll<text:span text:style-name="T19">(She will)</text:span></text:p>
      <text:p text:style-name="P1">she's</text:p>
      <text:p text:style-name="P1">She's</text:p>
      <text:p text:style-name="P1">SHE's</text:p>
      <text:p text:style-name="P1">shear</text:p>
      <text:p text:style-name="P1">Shear</text:p>
      <text:p text:style-name="P1">Sheared</text:p>
      <text:p text:style-name="P1">shears</text:p>
      <text:p text:style-name="P1">Shears</text:p>
      <text:p text:style-name="P1">shed</text:p>
      <text:p text:style-name="P1">sheep</text:p>
      <text:p text:style-name="P3"><text:span text:style-name="T5">Sheep</text:span></text:p>
      <text:p text:style-name="P1">sheer</text:p>
      <text:p text:style-name="P1">sheesh</text:p>
      <text:p text:style-name="P1">Sheesh</text:p>
      <text:p text:style-name="P1">shelf</text:p>
      <text:p text:style-name="P1">Shelf</text:p>
      <text:p text:style-name="P1">shelter</text:p>
      <text:p text:style-name="P1">Shelter</text:p>
      <text:p text:style-name="P1">shelves</text:p>
      <text:p text:style-name="P1">shenanigains</text:p>
      <text:p text:style-name="P1"><text:soft-page-break/>shh</text:p>
      <text:p text:style-name="P1">Shh</text:p>
      <text:p text:style-name="P1">Shhh</text:p>
      <text:p text:style-name="P1">Shhhh</text:p>
      <text:p text:style-name="P1">shhhhh</text:p>
      <text:p text:style-name="P1">shield</text:p>
      <text:p text:style-name="P1">Shield</text:p>
      <text:p text:style-name="P1">shift</text:p>
      <text:p text:style-name="P1">shifted</text:p>
      <text:p text:style-name="P1">shifts</text:p>
      <text:p text:style-name="P1">Shimmering</text:p>
      <text:p text:style-name="P1">shine</text:p>
      <text:p text:style-name="P1">Shine</text:p>
      <text:p text:style-name="P1">shines</text:p>
      <text:p text:style-name="P1">shining</text:p>
      <text:p text:style-name="P1">shiny</text:p>
      <text:p text:style-name="P1">Shiny</text:p>
      <text:p text:style-name="P1">shirt</text:p>
      <text:p text:style-name="P1">shivering</text:p>
      <text:p text:style-name="P1">shivers</text:p>
      <text:p text:style-name="P1">shock</text:p>
      <text:p text:style-name="P1">shocked</text:p>
      <text:p text:style-name="P1">Shocked</text:p>
      <text:p text:style-name="P1">shocking</text:p>
      <text:p text:style-name="P1">shockwave</text:p>
      <text:p text:style-name="P1">shoddy</text:p>
      <text:p text:style-name="P1">shoo</text:p>
      <text:p text:style-name="P1">Shoo</text:p>
      <text:p text:style-name="P1">shook</text:p>
      <text:p text:style-name="P1">shoooould</text:p>
      <text:p text:style-name="P1">shoot</text:p>
      <text:p text:style-name="P1">Shoot</text:p>
      <text:p text:style-name="P1">shooting</text:p>
      <text:p text:style-name="P1">Shooting</text:p>
      <text:p text:style-name="P1">shoots</text:p>
      <text:p text:style-name="P1">shop</text:p>
      <text:p text:style-name="P1">Shop</text:p>
      <text:p text:style-name="P1">shops</text:p>
      <text:p text:style-name="P1">shores</text:p>
      <text:p text:style-name="P1">short</text:p>
      <text:p text:style-name="P3"><text:span text:style-name="T5">Short</text:span></text:p>
      <text:p text:style-name="P1">shortcut</text:p>
      <text:p text:style-name="P1">shorted</text:p>
      <text:p text:style-name="P1">shortly</text:p>
      <text:p text:style-name="P1">Shortly</text:p>
      <text:p text:style-name="P1">shorts</text:p>
      <text:p text:style-name="P1">shortstack</text:p>
      <text:p text:style-name="P1">shot</text:p>
      <text:p text:style-name="P1">Shot</text:p>
      <text:p text:style-name="P1">shots</text:p>
      <text:p text:style-name="P1">should</text:p>
      <text:p text:style-name="P1"><text:soft-page-break/>Should</text:p>
      <text:p text:style-name="P1">SHOULD</text:p>
      <text:p text:style-name="P1">should've<text:span text:style-name="T19">(should have)</text:span></text:p>
      <text:p text:style-name="P1">Should've<text:span text:style-name="T19">(Should have)</text:span></text:p>
      <text:p text:style-name="P1">shoulda</text:p>
      <text:p text:style-name="P1">shoulder</text:p>
      <text:p text:style-name="P1">Shoulder</text:p>
      <text:p text:style-name="P1">shoulders</text:p>
      <text:p text:style-name="P1">shouldn</text:p>
      <text:p text:style-name="P1">Shouldn</text:p>
      <text:p text:style-name="P1">shouldn't<text:span text:style-name="T19">(should not)</text:span></text:p>
      <text:p text:style-name="P1">Shouldn't<text:span text:style-name="T19">(Should not)</text:span></text:p>
      <text:p text:style-name="P1">shout</text:p>
      <text:p text:style-name="P1">Shout</text:p>
      <text:p text:style-name="P1">shouts</text:p>
      <text:p text:style-name="P1">shouty</text:p>
      <text:p text:style-name="P1">Shouty</text:p>
      <text:p text:style-name="P1">shove</text:p>
      <text:p text:style-name="P1">shoved</text:p>
      <text:p text:style-name="P1">shovel</text:p>
      <text:p text:style-name="P1">Shovel</text:p>
      <text:p text:style-name="P1">shoves</text:p>
      <text:p text:style-name="P1">Shoves</text:p>
      <text:p text:style-name="P1">shoving</text:p>
      <text:p text:style-name="P1">show</text:p>
      <text:p text:style-name="P1">Show</text:p>
      <text:p text:style-name="P1">showdown</text:p>
      <text:p text:style-name="P1">showed</text:p>
      <text:p text:style-name="P1">showing</text:p>
      <text:p text:style-name="P1">Showing</text:p>
      <text:p text:style-name="P1">shown</text:p>
      <text:p text:style-name="P1">shows</text:p>
      <text:p text:style-name="P1">shred</text:p>
      <text:p text:style-name="P1">shredding</text:p>
      <text:p text:style-name="P1">shriek</text:p>
      <text:p text:style-name="P1">shrieks</text:p>
      <text:p text:style-name="P1">shrill</text:p>
      <text:p text:style-name="P1">shrink</text:p>
      <text:p text:style-name="P1">shrubbery</text:p>
      <text:p text:style-name="P1">shrug</text:p>
      <text:p text:style-name="P3"><text:span text:style-name="T5">shrugs</text:span></text:p>
      <text:p text:style-name="P1">shtick</text:p>
      <text:p text:style-name="P1">Shu'jay</text:p>
      <text:p text:style-name="P1">shucks</text:p>
      <text:p text:style-name="P1">Shudders</text:p>
      <text:p text:style-name="P1">shuffle</text:p>
      <text:p text:style-name="P1">shulker</text:p>
      <text:p text:style-name="P1">shulkers</text:p>
      <text:p text:style-name="P1">Shush</text:p>
      <text:p text:style-name="P1">shut</text:p>
      <text:p text:style-name="P1">Shut</text:p>
      <text:p text:style-name="P1"><text:soft-page-break/>SHUT</text:p>
      <text:p text:style-name="P1">shut'em<text:span text:style-name="T19">(shut them)</text:span></text:p>
      <text:p text:style-name="P1">shuts</text:p>
      <text:p text:style-name="P1">shutting</text:p>
      <text:p text:style-name="P1">shy</text:p>
      <text:p text:style-name="P1">si</text:p>
      <text:p text:style-name="P1">sic</text:p>
      <text:p text:style-name="P1">sick</text:p>
      <text:p text:style-name="P1">sickness</text:p>
      <text:p text:style-name="P1">Sickness</text:p>
      <text:p text:style-name="P1">side</text:p>
      <text:p text:style-name="P1">Side</text:p>
      <text:p text:style-name="P1">sided</text:p>
      <text:p text:style-name="P1">Sided</text:p>
      <text:p text:style-name="P1">sides</text:p>
      <text:p text:style-name="P1">sigh</text:p>
      <text:p text:style-name="P1">Sigh</text:p>
      <text:p text:style-name="P1">sighs</text:p>
      <text:p text:style-name="P1">Sighs</text:p>
      <text:p text:style-name="P1">sight</text:p>
      <text:p text:style-name="P1">sighted</text:p>
      <text:p text:style-name="P1">sights</text:p>
      <text:p text:style-name="P1">sightsee</text:p>
      <text:p text:style-name="P1">sign</text:p>
      <text:p text:style-name="P1">Sign</text:p>
      <text:p text:style-name="P1">signage</text:p>
      <text:p text:style-name="P1">signal</text:p>
      <text:p text:style-name="P1">Signal</text:p>
      <text:p text:style-name="P1">Signed</text:p>
      <text:p text:style-name="P1">significant</text:p>
      <text:p text:style-name="P1">signing</text:p>
      <text:p text:style-name="P1">Signing</text:p>
      <text:p text:style-name="P1">signs</text:p>
      <text:p text:style-name="P1">silence</text:p>
      <text:p text:style-name="P1">Silence</text:p>
      <text:p text:style-name="P1">silent</text:p>
      <text:p text:style-name="P1">Silent</text:p>
      <text:p text:style-name="P1">SILENT</text:p>
      <text:p text:style-name="P1">silently</text:p>
      <text:p text:style-name="P1">silhouette</text:p>
      <text:p text:style-name="P3"><text:span text:style-name="T5">silly</text:span></text:p>
      <text:p text:style-name="P1">Silly</text:p>
      <text:p text:style-name="P1">silverfish</text:p>
      <text:p text:style-name="P1">similar</text:p>
      <text:p text:style-name="P1">simmering</text:p>
      <text:p text:style-name="P1">simple</text:p>
      <text:p text:style-name="P1">Simple</text:p>
      <text:p text:style-name="P1">Simpler</text:p>
      <text:p text:style-name="P1">simpleton</text:p>
      <text:p text:style-name="P1">simply</text:p>
      <text:p text:style-name="P1">Simply</text:p>
      <text:p text:style-name="P1"><text:soft-page-break/>since</text:p>
      <text:p text:style-name="P1">Since</text:p>
      <text:p text:style-name="P1">SINCE</text:p>
      <text:p text:style-name="P1">sincere</text:p>
      <text:p text:style-name="P1">sincerely</text:p>
      <text:p text:style-name="P1">Sincerely</text:p>
      <text:p text:style-name="P1">sincerest</text:p>
      <text:p text:style-name="P1">singing</text:p>
      <text:p text:style-name="P1">Singing</text:p>
      <text:p text:style-name="P1">single</text:p>
      <text:p text:style-name="P1">Single</text:p>
      <text:p text:style-name="P1">Singling</text:p>
      <text:p text:style-name="P1">sings</text:p>
      <text:p text:style-name="P1">sink</text:p>
      <text:p text:style-name="P1">sinker</text:p>
      <text:p text:style-name="P1">sir</text:p>
      <text:p text:style-name="P1">Sir</text:p>
      <text:p text:style-name="P1">sit</text:p>
      <text:p text:style-name="P1">Sit</text:p>
      <text:p text:style-name="P1">sites</text:p>
      <text:p text:style-name="P1">sits</text:p>
      <text:p text:style-name="P1">Sits</text:p>
      <text:p text:style-name="P1">sitting</text:p>
      <text:p text:style-name="P1">Sitting</text:p>
      <text:p text:style-name="P1">situation</text:p>
      <text:p text:style-name="P1">situations</text:p>
      <text:p text:style-name="P1">six</text:p>
      <text:p text:style-name="P1">Six</text:p>
      <text:p text:style-name="P1">SIX</text:p>
      <text:p text:style-name="P1">size</text:p>
      <text:p text:style-name="P1">SIZE</text:p>
      <text:p text:style-name="P1">sized</text:p>
      <text:p text:style-name="P1">Sized</text:p>
      <text:p text:style-name="P1">sizing</text:p>
      <text:p text:style-name="P1">sizzle</text:p>
      <text:p text:style-name="P1">sizzling</text:p>
      <text:p text:style-name="P1">skedaddle</text:p>
      <text:p text:style-name="P1">skeleton</text:p>
      <text:p text:style-name="P1">Skeleton</text:p>
      <text:p text:style-name="P1">skeleton's</text:p>
      <text:p text:style-name="P3"><text:span text:style-name="T5">skeletons</text:span></text:p>
      <text:p text:style-name="P1">Skeletons</text:p>
      <text:p text:style-name="P1">skeptical</text:p>
      <text:p text:style-name="P1">sketchy</text:p>
      <text:p text:style-name="P1">Skewered</text:p>
      <text:p text:style-name="P1">skies</text:p>
      <text:p text:style-name="P1">Skilful</text:p>
      <text:p text:style-name="P1">skill</text:p>
      <text:p text:style-name="P1">Skill</text:p>
      <text:p text:style-name="P1">skills</text:p>
      <text:p text:style-name="P1">skin</text:p>
      <text:p text:style-name="P1"><text:soft-page-break/>skinny</text:p>
      <text:p text:style-name="P1">Skinny</text:p>
      <text:p text:style-name="P1">skipped</text:p>
      <text:p text:style-name="P1">Skitarro</text:p>
      <text:p text:style-name="P1">skull</text:p>
      <text:p text:style-name="P1">Skull</text:p>
      <text:p text:style-name="P1">skulls</text:p>
      <text:p text:style-name="P1">sky</text:p>
      <text:p text:style-name="P1">Sky</text:p>
      <text:p text:style-name="P1">skyscraper</text:p>
      <text:p text:style-name="P1">Skyscraper</text:p>
      <text:p text:style-name="P1">skyward</text:p>
      <text:p text:style-name="P1">Slaaaaaayyeeeerr</text:p>
      <text:p text:style-name="P1">Slaaab</text:p>
      <text:p text:style-name="P1">Slaaayerrr</text:p>
      <text:p text:style-name="P1">slab</text:p>
      <text:p text:style-name="P1">Slab</text:p>
      <text:p text:style-name="P1">SLAB</text:p>
      <text:p text:style-name="P1">Slab's</text:p>
      <text:p text:style-name="P1">slabs</text:p>
      <text:p text:style-name="P1">slacker</text:p>
      <text:p text:style-name="P1">slain</text:p>
      <text:p text:style-name="P1">Slam</text:p>
      <text:p text:style-name="P1">slammer</text:p>
      <text:p text:style-name="P1">slamming</text:p>
      <text:p text:style-name="P1">slams</text:p>
      <text:p text:style-name="P1">slash</text:p>
      <text:p text:style-name="P1">Slash</text:p>
      <text:p text:style-name="P1">Slashers</text:p>
      <text:p text:style-name="P1">slashes</text:p>
      <text:p text:style-name="P1">Slashes</text:p>
      <text:p text:style-name="P1">slashing</text:p>
      <text:p text:style-name="P1">slaughter</text:p>
      <text:p text:style-name="P1">slaughterhouse</text:p>
      <text:p text:style-name="P1">slay</text:p>
      <text:p text:style-name="P1">Slay</text:p>
      <text:p text:style-name="P1">slayed</text:p>
      <text:p text:style-name="P1">Slayer</text:p>
      <text:p text:style-name="P1">slaying</text:p>
      <text:p text:style-name="P1">Slaying</text:p>
      <text:p text:style-name="P3"><text:span text:style-name="T5">sleek</text:span></text:p>
      <text:p text:style-name="P1">sleep</text:p>
      <text:p text:style-name="P1">sleeping</text:p>
      <text:p text:style-name="P1">Sleeping</text:p>
      <text:p text:style-name="P1">sleeps</text:p>
      <text:p text:style-name="P1">sleepwalking</text:p>
      <text:p text:style-name="P1">sleeve</text:p>
      <text:p text:style-name="P1">sleeves</text:p>
      <text:p text:style-name="P1">slept</text:p>
      <text:p text:style-name="P1">sleuthing</text:p>
      <text:p text:style-name="P1">slice</text:p>
      <text:p text:style-name="P1"><text:soft-page-break/>sliced</text:p>
      <text:p text:style-name="P1">slices</text:p>
      <text:p text:style-name="P1">slide</text:p>
      <text:p text:style-name="P1">slides</text:p>
      <text:p text:style-name="P1">Slight</text:p>
      <text:p text:style-name="P1">slightest</text:p>
      <text:p text:style-name="P1">slightly</text:p>
      <text:p text:style-name="P1">slim</text:p>
      <text:p text:style-name="P1">Slim</text:p>
      <text:p text:style-name="P1">slime</text:p>
      <text:p text:style-name="P1">Slime</text:p>
      <text:p text:style-name="P1">slimeball</text:p>
      <text:p text:style-name="P1">Slimeball</text:p>
      <text:p text:style-name="P1">slimes</text:p>
      <text:p text:style-name="P1">slimy</text:p>
      <text:p text:style-name="P1">slinging</text:p>
      <text:p text:style-name="P1">slip</text:p>
      <text:p text:style-name="P1">slipped</text:p>
      <text:p text:style-name="P1">slippery</text:p>
      <text:p text:style-name="P1">slips</text:p>
      <text:p text:style-name="P1">sliver</text:p>
      <text:p text:style-name="P1">slob</text:p>
      <text:p text:style-name="P1">slop</text:p>
      <text:p text:style-name="P1">slope</text:p>
      <text:p text:style-name="P1">sloppy</text:p>
      <text:p text:style-name="P1">slot</text:p>
      <text:p text:style-name="P1">Slot</text:p>
      <text:p text:style-name="P1">slots</text:p>
      <text:p text:style-name="P1">slouch</text:p>
      <text:p text:style-name="P1">slow</text:p>
      <text:p text:style-name="P1">Slow</text:p>
      <text:p text:style-name="P1">slowing</text:p>
      <text:p text:style-name="P1">slowly</text:p>
      <text:p text:style-name="P1">Slowly</text:p>
      <text:p text:style-name="P1">slowness</text:p>
      <text:p text:style-name="P1">Slowness</text:p>
      <text:p text:style-name="P1">slowpoke</text:p>
      <text:p text:style-name="P1">Slowpoke</text:p>
      <text:p text:style-name="P1">slows</text:p>
      <text:p text:style-name="P1">slug</text:p>
      <text:p text:style-name="P3"><text:span text:style-name="T5">slugger</text:span></text:p>
      <text:p text:style-name="P1">Smackdown</text:p>
      <text:p text:style-name="P1">smacked</text:p>
      <text:p text:style-name="P1">smacking</text:p>
      <text:p text:style-name="P1">smacks</text:p>
      <text:p text:style-name="P1">small</text:p>
      <text:p text:style-name="P1">smaller</text:p>
      <text:p text:style-name="P1">smart</text:p>
      <text:p text:style-name="P1">Smart</text:p>
      <text:p text:style-name="P1">SMART</text:p>
      <text:p text:style-name="P1">smarter</text:p>
      <text:p text:style-name="P1"><text:soft-page-break/>Smarter</text:p>
      <text:p text:style-name="P1">smartest</text:p>
      <text:p text:style-name="P1">smarty</text:p>
      <text:p text:style-name="P1">smash</text:p>
      <text:p text:style-name="P1">smashing</text:p>
      <text:p text:style-name="P1">smell</text:p>
      <text:p text:style-name="P1">Smell</text:p>
      <text:p text:style-name="P1">smelled</text:p>
      <text:p text:style-name="P1">smells</text:p>
      <text:p text:style-name="P1">Smells</text:p>
      <text:p text:style-name="P1">smelly</text:p>
      <text:p text:style-name="P1">smile</text:p>
      <text:p text:style-name="P1">smiles</text:p>
      <text:p text:style-name="P1">smiley</text:p>
      <text:p text:style-name="P1">smiling</text:p>
      <text:p text:style-name="P1">smirk</text:p>
      <text:p text:style-name="P1">Smirk</text:p>
      <text:p text:style-name="P1">smirks</text:p>
      <text:p text:style-name="P1">Smirks</text:p>
      <text:p text:style-name="P1">smithereens</text:p>
      <text:p text:style-name="P1">smoke</text:p>
      <text:p text:style-name="P1">Smoke</text:p>
      <text:p text:style-name="P1">SMOKE</text:p>
      <text:p text:style-name="P1">smoking</text:p>
      <text:p text:style-name="P1">smolder</text:p>
      <text:p text:style-name="P1">Smooching</text:p>
      <text:p text:style-name="P1">Smoochy</text:p>
      <text:p text:style-name="P1">smug</text:p>
      <text:p text:style-name="P1">Smushy</text:p>
      <text:p text:style-name="P1">snack</text:p>
      <text:p text:style-name="P1">snackage</text:p>
      <text:p text:style-name="P1">snacking</text:p>
      <text:p text:style-name="P1">snag</text:p>
      <text:p text:style-name="P1">snagged</text:p>
      <text:p text:style-name="P1">snap</text:p>
      <text:p text:style-name="P1">Snap</text:p>
      <text:p text:style-name="P1">snapping</text:p>
      <text:p text:style-name="P1">snaps</text:p>
      <text:p text:style-name="P1">snared</text:p>
      <text:p text:style-name="P1">snatch</text:p>
      <text:p text:style-name="P3"><text:span text:style-name="T5">snatched</text:span></text:p>
      <text:p text:style-name="P1">snatches</text:p>
      <text:p text:style-name="P1">sneak</text:p>
      <text:p text:style-name="P1">Sneak</text:p>
      <text:p text:style-name="P1">sneaking</text:p>
      <text:p text:style-name="P1">Sneaking</text:p>
      <text:p text:style-name="P1">sneaks</text:p>
      <text:p text:style-name="P1">Sneaks</text:p>
      <text:p text:style-name="P1">snicker</text:p>
      <text:p text:style-name="P1">snickering</text:p>
      <text:p text:style-name="P1">sniff</text:p>
      <text:p text:style-name="P1"><text:soft-page-break/>Sniff</text:p>
      <text:p text:style-name="P10">sniffin'<text:span text:style-name="T19">(sniffing)</text:span></text:p>
      <text:p text:style-name="P1">sniffing</text:p>
      <text:p text:style-name="P1">Sniffing</text:p>
      <text:p text:style-name="P1">sniffs</text:p>
      <text:p text:style-name="P1">sniping</text:p>
      <text:p text:style-name="P1">snitch</text:p>
      <text:p text:style-name="P1">sniveling</text:p>
      <text:p text:style-name="P1">snob</text:p>
      <text:p text:style-name="P1">Snob</text:p>
      <text:p text:style-name="P1">snooping</text:p>
      <text:p text:style-name="P1">snore</text:p>
      <text:p text:style-name="P1">snoring</text:p>
      <text:p text:style-name="P1">Snoring</text:p>
      <text:p text:style-name="P1">Snout</text:p>
      <text:p text:style-name="P1">snow</text:p>
      <text:p text:style-name="P1">Snow</text:p>
      <text:p text:style-name="P1">snowball</text:p>
      <text:p text:style-name="P1">snowballs</text:p>
      <text:p text:style-name="P1">snowflake</text:p>
      <text:p text:style-name="P1">snowflakes</text:p>
      <text:p text:style-name="P1">snowman</text:p>
      <text:p text:style-name="P1">Snowman</text:p>
      <text:p text:style-name="P1">snowmen</text:p>
      <text:p text:style-name="P1">snowy</text:p>
      <text:p text:style-name="P1">snuck</text:p>
      <text:p text:style-name="P1">snuff</text:p>
      <text:p text:style-name="P1">so</text:p>
      <text:p text:style-name="P1">So</text:p>
      <text:p text:style-name="P1">SO</text:p>
      <text:p text:style-name="P1">soak</text:p>
      <text:p text:style-name="P1">soaked</text:p>
      <text:p text:style-name="P1">soaking</text:p>
      <text:p text:style-name="P1">soaks</text:p>
      <text:p text:style-name="P1">soaps</text:p>
      <text:p text:style-name="P1">soar</text:p>
      <text:p text:style-name="P1">sobbing</text:p>
      <text:p text:style-name="P1">sobs</text:p>
      <text:p text:style-name="P1">Sobs</text:p>
      <text:p text:style-name="P1">social</text:p>
      <text:p text:style-name="P3"><text:span text:style-name="T5">socializing</text:span></text:p>
      <text:p text:style-name="P1">socked</text:p>
      <text:p text:style-name="P1">socks</text:p>
      <text:p text:style-name="P1">soft</text:p>
      <text:p text:style-name="P1">softer</text:p>
      <text:p text:style-name="P1">softie</text:p>
      <text:p text:style-name="P1">softy</text:p>
      <text:p text:style-name="P1">soil</text:p>
      <text:p text:style-name="P1">sold</text:p>
      <text:p text:style-name="P1">SOLD</text:p>
      <text:p text:style-name="P1">soldiers</text:p>
      <text:p text:style-name="P1"><text:soft-page-break/>solely</text:p>
      <text:p text:style-name="P1">solemn</text:p>
      <text:p text:style-name="P1">solemnly</text:p>
      <text:p text:style-name="P1">solid</text:p>
      <text:p text:style-name="P1">Solid</text:p>
      <text:p text:style-name="P1">solids</text:p>
      <text:p text:style-name="P1">solo</text:p>
      <text:p text:style-name="P1">solution</text:p>
      <text:p text:style-name="P1">solutions</text:p>
      <text:p text:style-name="P1">solve</text:p>
      <text:p text:style-name="P1">Solve</text:p>
      <text:p text:style-name="P1">solved</text:p>
      <text:p text:style-name="P1">solves</text:p>
      <text:p text:style-name="P1">solving</text:p>
      <text:p text:style-name="P1">some</text:p>
      <text:p text:style-name="P1">Some</text:p>
      <text:p text:style-name="P1">SOME</text:p>
      <text:p text:style-name="P1">somebody</text:p>
      <text:p text:style-name="P1">Somebody</text:p>
      <text:p text:style-name="P1">SOMEBODY</text:p>
      <text:p text:style-name="P1">somebody's</text:p>
      <text:p text:style-name="P1">Somebody's</text:p>
      <text:p text:style-name="P1">someday</text:p>
      <text:p text:style-name="P1">Someday</text:p>
      <text:p text:style-name="P1">somehow</text:p>
      <text:p text:style-name="P1">Somehow</text:p>
      <text:p text:style-name="P1">someone</text:p>
      <text:p text:style-name="P1">Someone</text:p>
      <text:p text:style-name="P1">SOMEONE</text:p>
      <text:p text:style-name="P1">someone's</text:p>
      <text:p text:style-name="P1">Someone's</text:p>
      <text:p text:style-name="P1">someplace</text:p>
      <text:p text:style-name="P1">Someplace</text:p>
      <text:p text:style-name="P1">somethi</text:p>
      <text:p text:style-name="P1">somethin</text:p>
      <text:p text:style-name="P1">something</text:p>
      <text:p text:style-name="P1">Something</text:p>
      <text:p text:style-name="P1">SOMEthing</text:p>
      <text:p text:style-name="P1">SOMETHING</text:p>
      <text:p text:style-name="P1">something's</text:p>
      <text:p text:style-name="P3"><text:span text:style-name="T5">Something's</text:span></text:p>
      <text:p text:style-name="P1">somethings</text:p>
      <text:p text:style-name="P1">sometimes</text:p>
      <text:p text:style-name="P1">Sometimes</text:p>
      <text:p text:style-name="P1">someting</text:p>
      <text:p text:style-name="P1">somewhere</text:p>
      <text:p text:style-name="P1">Somewhere</text:p>
      <text:p text:style-name="P1">SOMEWHERE</text:p>
      <text:p text:style-name="P1">Sonar</text:p>
      <text:p text:style-name="P1">song</text:p>
      <text:p text:style-name="P1">songs</text:p>
      <text:p text:style-name="P1"><text:soft-page-break/>Soo</text:p>
      <text:p text:style-name="P1">soon</text:p>
      <text:p text:style-name="P1">Soon</text:p>
      <text:p text:style-name="P1">SOON</text:p>
      <text:p text:style-name="P1">sooner</text:p>
      <text:p text:style-name="P1">Sooner</text:p>
      <text:p text:style-name="P1">Sooo</text:p>
      <text:p text:style-name="P1">soooo</text:p>
      <text:p text:style-name="P1">Soooo</text:p>
      <text:p text:style-name="P1">sooooo</text:p>
      <text:p text:style-name="P1">Soooooo</text:p>
      <text:p text:style-name="P1">Sooooooo</text:p>
      <text:p text:style-name="P1">Soooooooo</text:p>
      <text:p text:style-name="P1">sophisticated</text:p>
      <text:p text:style-name="P1">Sor</text:p>
      <text:p text:style-name="P1">sore</text:p>
      <text:p text:style-name="P1">Soren</text:p>
      <text:p text:style-name="P1">Soren's</text:p>
      <text:p text:style-name="P1">sorries</text:p>
      <text:p text:style-name="P1">sorrow</text:p>
      <text:p text:style-name="P1">sorry</text:p>
      <text:p text:style-name="P1">Sorry</text:p>
      <text:p text:style-name="P1">SORRY</text:p>
      <text:p text:style-name="P1">sort</text:p>
      <text:p text:style-name="P1">Sort</text:p>
      <text:p text:style-name="P1">sorta</text:p>
      <text:p text:style-name="P1">Sorta</text:p>
      <text:p text:style-name="P1">sorted</text:p>
      <text:p text:style-name="P1">sorts</text:p>
      <text:p text:style-name="P1">soul</text:p>
      <text:p text:style-name="P1">Soul</text:p>
      <text:p text:style-name="P1">souls</text:p>
      <text:p text:style-name="P1">Souls</text:p>
      <text:p text:style-name="P1">soulsand</text:p>
      <text:p text:style-name="P1">sound</text:p>
      <text:p text:style-name="P1">Sound</text:p>
      <text:p text:style-name="P1">SOUND</text:p>
      <text:p text:style-name="P1">sounded</text:p>
      <text:p text:style-name="P1">Sounded</text:p>
      <text:p text:style-name="P1">Soundin</text:p>
      <text:p text:style-name="P3"><text:span text:style-name="T5">sounding</text:span></text:p>
      <text:p text:style-name="P1">Sounding</text:p>
      <text:p text:style-name="P1">sounds</text:p>
      <text:p text:style-name="P1">Sounds</text:p>
      <text:p text:style-name="P1">SOUNDS</text:p>
      <text:p text:style-name="P1">soundtrack</text:p>
      <text:p text:style-name="P1">Soup</text:p>
      <text:p text:style-name="P1">sour</text:p>
      <text:p text:style-name="P1">source</text:p>
      <text:p text:style-name="P1">sourced</text:p>
      <text:p text:style-name="P1">sources</text:p>
      <text:p text:style-name="P1"><text:soft-page-break/>soured</text:p>
      <text:p text:style-name="P1">souvenir</text:p>
      <text:p text:style-name="P1">space</text:p>
      <text:p text:style-name="P1">Space</text:p>
      <text:p text:style-name="P1">spaces</text:p>
      <text:p text:style-name="P1">spacey</text:p>
      <text:p text:style-name="P1">spamming</text:p>
      <text:p text:style-name="P1">span</text:p>
      <text:p text:style-name="P1">spare</text:p>
      <text:p text:style-name="P1">Spare</text:p>
      <text:p text:style-name="P1">spared</text:p>
      <text:p text:style-name="P1">spark</text:p>
      <text:p text:style-name="P1">Sparkez'</text:p>
      <text:p text:style-name="P1">Sparklez</text:p>
      <text:p text:style-name="P1">Sparklez'</text:p>
      <text:p text:style-name="P1">sparkliest</text:p>
      <text:p text:style-name="P1">sparkly</text:p>
      <text:p text:style-name="P1">spawn</text:p>
      <text:p text:style-name="P1">Spawn</text:p>
      <text:p text:style-name="P1">spawned</text:p>
      <text:p text:style-name="P1">spawner</text:p>
      <text:p text:style-name="P1">Spawner</text:p>
      <text:p text:style-name="P1">spawners</text:p>
      <text:p text:style-name="P1">spawning</text:p>
      <text:p text:style-name="P1">spawns</text:p>
      <text:p text:style-name="P1">speak</text:p>
      <text:p text:style-name="P1">Speak</text:p>
      <text:p text:style-name="P1">SPEAK</text:p>
      <text:p text:style-name="P1">speakerbox</text:p>
      <text:p text:style-name="P1">Speakerbox</text:p>
      <text:p text:style-name="P1">speaking</text:p>
      <text:p text:style-name="P1">Speaking</text:p>
      <text:p text:style-name="P1">speaks</text:p>
      <text:p text:style-name="P1">special</text:p>
      <text:p text:style-name="P1">Specially</text:p>
      <text:p text:style-name="P1">specialty</text:p>
      <text:p text:style-name="P1">specific</text:p>
      <text:p text:style-name="P1">specifically</text:p>
      <text:p text:style-name="P1">Specifically</text:p>
      <text:p text:style-name="P1">specifics</text:p>
      <text:p text:style-name="P3"><text:span text:style-name="T5">Spectacles</text:span></text:p>
      <text:p text:style-name="P1">spectacular</text:p>
      <text:p text:style-name="P1">Spectacular</text:p>
      <text:p text:style-name="P1">spectrum</text:p>
      <text:p text:style-name="P1">speculation</text:p>
      <text:p text:style-name="P1">speech</text:p>
      <text:p text:style-name="P1">Speech</text:p>
      <text:p text:style-name="P1">speeches</text:p>
      <text:p text:style-name="P1">speechless</text:p>
      <text:p text:style-name="P1">Speechless</text:p>
      <text:p text:style-name="P1">speechlessly</text:p>
      <text:p text:style-name="P1"><text:soft-page-break/>Speechlessness</text:p>
      <text:p text:style-name="P1">speed</text:p>
      <text:p text:style-name="P1">Speed</text:p>
      <text:p text:style-name="P1">speeds</text:p>
      <text:p text:style-name="P1">Speedy</text:p>
      <text:p text:style-name="P1">spell</text:p>
      <text:p text:style-name="P1">spells</text:p>
      <text:p text:style-name="P1">spend</text:p>
      <text:p text:style-name="P1">spending</text:p>
      <text:p text:style-name="P1">spends</text:p>
      <text:p text:style-name="P1">spent</text:p>
      <text:p text:style-name="P1">Spent</text:p>
      <text:p text:style-name="P1">spew</text:p>
      <text:p text:style-name="P1">spewing</text:p>
      <text:p text:style-name="P1">spider</text:p>
      <text:p text:style-name="P1">Spider</text:p>
      <text:p text:style-name="P1">spider's</text:p>
      <text:p text:style-name="P1">spiders</text:p>
      <text:p text:style-name="P1">Spiders</text:p>
      <text:p text:style-name="P1">Spikes</text:p>
      <text:p text:style-name="P1">spill</text:p>
      <text:p text:style-name="P1">Spill</text:p>
      <text:p text:style-name="P1">spilling</text:p>
      <text:p text:style-name="P1">spin</text:p>
      <text:p text:style-name="P1">spinning</text:p>
      <text:p text:style-name="P1">spins</text:p>
      <text:p text:style-name="P1">spiraling</text:p>
      <text:p text:style-name="P1">spiration</text:p>
      <text:p text:style-name="P1">spire</text:p>
      <text:p text:style-name="P1">Spire</text:p>
      <text:p text:style-name="P1">spires</text:p>
      <text:p text:style-name="P1">spirit</text:p>
      <text:p text:style-name="P1">spirited</text:p>
      <text:p text:style-name="P1">spirits</text:p>
      <text:p text:style-name="P1">spit</text:p>
      <text:p text:style-name="P1">Spit</text:p>
      <text:p text:style-name="P1">spits</text:p>
      <text:p text:style-name="P1">Spits</text:p>
      <text:p text:style-name="P1">spitting</text:p>
      <text:p text:style-name="P1">Spitting</text:p>
      <text:p text:style-name="P3"><text:span text:style-name="T5">splash</text:span></text:p>
      <text:p text:style-name="P1">Splash</text:p>
      <text:p text:style-name="P1">splashes</text:p>
      <text:p text:style-name="P1">splashing</text:p>
      <text:p text:style-name="P1">splat</text:p>
      <text:p text:style-name="P1">SPLAT</text:p>
      <text:p text:style-name="P1">splatting</text:p>
      <text:p text:style-name="P1">spleef</text:p>
      <text:p text:style-name="P1">Spleef</text:p>
      <text:p text:style-name="P1">split</text:p>
      <text:p text:style-name="P1">splits</text:p>
      <text:p text:style-name="P1"><text:soft-page-break/>splitting</text:p>
      <text:p text:style-name="P1">Splitting</text:p>
      <text:p text:style-name="P1">Sploof</text:p>
      <text:p text:style-name="P1">spoil</text:p>
      <text:p text:style-name="P1">Spoiler</text:p>
      <text:p text:style-name="P1">spoilers</text:p>
      <text:p text:style-name="P1">spoke</text:p>
      <text:p text:style-name="P1">Spoken</text:p>
      <text:p text:style-name="P1">sponge</text:p>
      <text:p text:style-name="P1">sponges</text:p>
      <text:p text:style-name="P1">Sponges</text:p>
      <text:p text:style-name="P1">spooky</text:p>
      <text:p text:style-name="P1">sport</text:p>
      <text:p text:style-name="P1">Sport</text:p>
      <text:p text:style-name="P1">sporto</text:p>
      <text:p text:style-name="P1">sportsfans</text:p>
      <text:p text:style-name="P1">spot</text:p>
      <text:p text:style-name="P1">Spot</text:p>
      <text:p text:style-name="P1">spotlight</text:p>
      <text:p text:style-name="P1">spots</text:p>
      <text:p text:style-name="P1">spotted</text:p>
      <text:p text:style-name="P1">spread</text:p>
      <text:p text:style-name="P1">spreading</text:p>
      <text:p text:style-name="P1">spree</text:p>
      <text:p text:style-name="P1">spring</text:p>
      <text:p text:style-name="P1">sprint</text:p>
      <text:p text:style-name="P1">sprinting</text:p>
      <text:p text:style-name="P1">sprints</text:p>
      <text:p text:style-name="P1">spur</text:p>
      <text:p text:style-name="P1">sputtering</text:p>
      <text:p text:style-name="P1">spying</text:p>
      <text:p text:style-name="P1">squad's</text:p>
      <text:p text:style-name="P1">square</text:p>
      <text:p text:style-name="P1">squash</text:p>
      <text:p text:style-name="P1">Squash</text:p>
      <text:p text:style-name="P1">squashing</text:p>
      <text:p text:style-name="P1">squeaky</text:p>
      <text:p text:style-name="P1">squeal</text:p>
      <text:p text:style-name="P1">squealing</text:p>
      <text:p text:style-name="P1">squeals</text:p>
      <text:p text:style-name="P3"><text:span text:style-name="T5">squid</text:span></text:p>
      <text:p text:style-name="P1">squids</text:p>
      <text:p text:style-name="P1">squint</text:p>
      <text:p text:style-name="P1">squints</text:p>
      <text:p text:style-name="P1">squishies</text:p>
      <text:p text:style-name="P1">squishing</text:p>
      <text:p text:style-name="P1">squishy</text:p>
      <text:p text:style-name="P1">Sssssss</text:p>
      <text:p text:style-name="P1">Ssssssss</text:p>
      <text:p text:style-name="P1">stab</text:p>
      <text:p text:style-name="P1">Stab</text:p>
      <text:p text:style-name="P1"><text:soft-page-break/>stabbed</text:p>
      <text:p text:style-name="P1">stabber</text:p>
      <text:p text:style-name="P1">stabbing</text:p>
      <text:p text:style-name="P1">stabs</text:p>
      <text:p text:style-name="P1">stache</text:p>
      <text:p text:style-name="P1">stack</text:p>
      <text:p text:style-name="P1">stacked</text:p>
      <text:p text:style-name="P1">Stacy</text:p>
      <text:p text:style-name="P1">Stacy's</text:p>
      <text:p text:style-name="P1">StacyPlays</text:p>
      <text:p text:style-name="P1">stage</text:p>
      <text:p text:style-name="P1">Stage</text:p>
      <text:p text:style-name="P1">STAGE</text:p>
      <text:p text:style-name="P1">staging</text:p>
      <text:p text:style-name="P1">stain</text:p>
      <text:p text:style-name="P1">stained</text:p>
      <text:p text:style-name="P1">stair</text:p>
      <text:p text:style-name="P1">staircase</text:p>
      <text:p text:style-name="P1">stairs</text:p>
      <text:p text:style-name="P1">Stairs</text:p>
      <text:p text:style-name="P1">stairway</text:p>
      <text:p text:style-name="P1">Stairway</text:p>
      <text:p text:style-name="P1">stake</text:p>
      <text:p text:style-name="P1">stalemate</text:p>
      <text:p text:style-name="P1">stalk</text:p>
      <text:p text:style-name="P1">stalker</text:p>
      <text:p text:style-name="P1">stall</text:p>
      <text:p text:style-name="P1">stalling</text:p>
      <text:p text:style-name="P1">STALLING</text:p>
      <text:p text:style-name="P1">Stamp</text:p>
      <text:p text:style-name="P1">Stampy</text:p>
      <text:p text:style-name="P1">Stampy's</text:p>
      <text:p text:style-name="P1">Stampycat</text:p>
      <text:p text:style-name="P1">StampyCat</text:p>
      <text:p text:style-name="P1">Stan</text:p>
      <text:p text:style-name="P1">Stan's</text:p>
      <text:p text:style-name="P1">stance</text:p>
      <text:p text:style-name="P1">stand</text:p>
      <text:p text:style-name="P1">Stand</text:p>
      <text:p text:style-name="P1">STAND</text:p>
      <text:p text:style-name="P3"><text:span text:style-name="T5">standing</text:span></text:p>
      <text:p text:style-name="P1">Standing</text:p>
      <text:p text:style-name="P1">stands</text:p>
      <text:p text:style-name="P1">star</text:p>
      <text:p text:style-name="P1">Star</text:p>
      <text:p text:style-name="P1">stare</text:p>
      <text:p text:style-name="P1">stared</text:p>
      <text:p text:style-name="P1">stares</text:p>
      <text:p text:style-name="P1">staring</text:p>
      <text:p text:style-name="P1">Staring</text:p>
      <text:p text:style-name="P1">STARING</text:p>
      <text:p text:style-name="P1"><text:soft-page-break/>stars</text:p>
      <text:p text:style-name="P1">Stars</text:p>
      <text:p text:style-name="P1">start</text:p>
      <text:p text:style-name="P1">Start</text:p>
      <text:p text:style-name="P1">started</text:p>
      <text:p text:style-name="P1">Started</text:p>
      <text:p text:style-name="P1">STARTED</text:p>
      <text:p text:style-name="P1">starters</text:p>
      <text:p text:style-name="P10">Startin'<text:span text:style-name="T19">(Starting)</text:span></text:p>
      <text:p text:style-name="P1">starting</text:p>
      <text:p text:style-name="P1">Starting</text:p>
      <text:p text:style-name="P1">startle</text:p>
      <text:p text:style-name="P1">startled</text:p>
      <text:p text:style-name="P1">startles</text:p>
      <text:p text:style-name="P1">startling</text:p>
      <text:p text:style-name="P1">starts</text:p>
      <text:p text:style-name="P1">starve</text:p>
      <text:p text:style-name="P1">starved</text:p>
      <text:p text:style-name="P1">starvin</text:p>
      <text:p text:style-name="P1">starving</text:p>
      <text:p text:style-name="P1">stash</text:p>
      <text:p text:style-name="P1">state</text:p>
      <text:p text:style-name="P1">State</text:p>
      <text:p text:style-name="P1">stated</text:p>
      <text:p text:style-name="P1">statement</text:p>
      <text:p text:style-name="P1">stating</text:p>
      <text:p text:style-name="P1">station</text:p>
      <text:p text:style-name="P1">stats</text:p>
      <text:p text:style-name="P1">statue</text:p>
      <text:p text:style-name="P1">Statue</text:p>
      <text:p text:style-name="P1">statue's</text:p>
      <text:p text:style-name="P1">statues</text:p>
      <text:p text:style-name="P1">Statues</text:p>
      <text:p text:style-name="P1">statues'</text:p>
      <text:p text:style-name="P1">status</text:p>
      <text:p text:style-name="P1">stay</text:p>
      <text:p text:style-name="P1">Stay</text:p>
      <text:p text:style-name="P1">STAY</text:p>
      <text:p text:style-name="P1">stayed</text:p>
      <text:p text:style-name="P1">Stayed</text:p>
      <text:p text:style-name="P3"><text:span text:style-name="T5">staying</text:span></text:p>
      <text:p text:style-name="P1">stays</text:p>
      <text:p text:style-name="P1">steaks</text:p>
      <text:p text:style-name="P1">steal</text:p>
      <text:p text:style-name="P1">Steal</text:p>
      <text:p text:style-name="P1">stealing</text:p>
      <text:p text:style-name="P1">Stealing</text:p>
      <text:p text:style-name="P1">steals</text:p>
      <text:p text:style-name="P1">stealth</text:p>
      <text:p text:style-name="P1">stealthy</text:p>
      <text:p text:style-name="P1">steamed</text:p>
      <text:p text:style-name="P1"><text:soft-page-break/>steel</text:p>
      <text:p text:style-name="P1">Steel</text:p>
      <text:p text:style-name="P1">steels</text:p>
      <text:p text:style-name="P1">steep</text:p>
      <text:p text:style-name="P1">steer</text:p>
      <text:p text:style-name="P1">steered</text:p>
      <text:p text:style-name="P1">steering</text:p>
      <text:p text:style-name="P1">steers</text:p>
      <text:p text:style-name="P1">Stella</text:p>
      <text:p text:style-name="P1">Stella's</text:p>
      <text:p text:style-name="P1">step</text:p>
      <text:p text:style-name="P1">Step</text:p>
      <text:p text:style-name="P1">stepped</text:p>
      <text:p text:style-name="P1">Stepped</text:p>
      <text:p text:style-name="P1">stepping</text:p>
      <text:p text:style-name="P1">steps</text:p>
      <text:p text:style-name="P1">Steps</text:p>
      <text:p text:style-name="P1">stern</text:p>
      <text:p text:style-name="P1">stew</text:p>
      <text:p text:style-name="P1">Stew</text:p>
      <text:p text:style-name="P1">stick</text:p>
      <text:p text:style-name="P1">Stick</text:p>
      <text:p text:style-name="P1">sticking</text:p>
      <text:p text:style-name="P1">Sticking</text:p>
      <text:p text:style-name="P1">stickler</text:p>
      <text:p text:style-name="P1">sticks</text:p>
      <text:p text:style-name="P1">Sticks</text:p>
      <text:p text:style-name="P1">sticky</text:p>
      <text:p text:style-name="P1">stiff</text:p>
      <text:p text:style-name="P1">still</text:p>
      <text:p text:style-name="P1">Still</text:p>
      <text:p text:style-name="P1">STILL</text:p>
      <text:p text:style-name="P1">stings</text:p>
      <text:p text:style-name="P1">Stings</text:p>
      <text:p text:style-name="P1">stink</text:p>
      <text:p text:style-name="P1">stinkbags</text:p>
      <text:p text:style-name="P1">stinks</text:p>
      <text:p text:style-name="P1">stinky</text:p>
      <text:p text:style-name="P1">stir</text:p>
      <text:p text:style-name="P1">stocked</text:p>
      <text:p text:style-name="P3"><text:span text:style-name="T5">stockpiled</text:span></text:p>
      <text:p text:style-name="P1">stoic</text:p>
      <text:p text:style-name="P1">Stoic</text:p>
      <text:p text:style-name="P1">stoked</text:p>
      <text:p text:style-name="P1">stole</text:p>
      <text:p text:style-name="P1">Stole</text:p>
      <text:p text:style-name="P1">stolen</text:p>
      <text:p text:style-name="P1">stomach</text:p>
      <text:p text:style-name="P1">stomping</text:p>
      <text:p text:style-name="P1">stomps</text:p>
      <text:p text:style-name="P1">stone</text:p>
      <text:p text:style-name="P1"><text:soft-page-break/>Stone</text:p>
      <text:p text:style-name="P1">stones</text:p>
      <text:p text:style-name="P1">stood</text:p>
      <text:p text:style-name="P1">Stood</text:p>
      <text:p text:style-name="P1">STOOD</text:p>
      <text:p text:style-name="P1">stoop</text:p>
      <text:p text:style-name="P1">stop</text:p>
      <text:p text:style-name="P1">Stop</text:p>
      <text:p text:style-name="P1">STOP</text:p>
      <text:p text:style-name="P1">stopped</text:p>
      <text:p text:style-name="P1">stopping</text:p>
      <text:p text:style-name="P1">Stopping</text:p>
      <text:p text:style-name="P1">stops</text:p>
      <text:p text:style-name="P1">store</text:p>
      <text:p text:style-name="P1">Store</text:p>
      <text:p text:style-name="P1">stored</text:p>
      <text:p text:style-name="P1">stories</text:p>
      <text:p text:style-name="P1">storm</text:p>
      <text:p text:style-name="P1">Storm</text:p>
      <text:p text:style-name="P1">storming</text:p>
      <text:p text:style-name="P1">storms</text:p>
      <text:p text:style-name="P1">Storms</text:p>
      <text:p text:style-name="P1">story</text:p>
      <text:p text:style-name="P1">Story</text:p>
      <text:p text:style-name="P1">stragglers</text:p>
      <text:p text:style-name="P1">straight</text:p>
      <text:p text:style-name="P1">Straight</text:p>
      <text:p text:style-name="P1">strain</text:p>
      <text:p text:style-name="P1">Strained</text:p>
      <text:p text:style-name="P1">stranded</text:p>
      <text:p text:style-name="P1">strange</text:p>
      <text:p text:style-name="P1">Strange</text:p>
      <text:p text:style-name="P1">strangely</text:p>
      <text:p text:style-name="P1">Strangely</text:p>
      <text:p text:style-name="P1">stranger</text:p>
      <text:p text:style-name="P1">Stranger</text:p>
      <text:p text:style-name="P1">strangers</text:p>
      <text:p text:style-name="P1">Strangers</text:p>
      <text:p text:style-name="P1">STRANGERS</text:p>
      <text:p text:style-name="P1">strangest</text:p>
      <text:p text:style-name="P3"><text:span text:style-name="T5">strapped</text:span></text:p>
      <text:p text:style-name="P1">straps</text:p>
      <text:p text:style-name="P1">Straps</text:p>
      <text:p text:style-name="P1">strategic</text:p>
      <text:p text:style-name="P1">strategy</text:p>
      <text:p text:style-name="P1">straws</text:p>
      <text:p text:style-name="P1">strays</text:p>
      <text:p text:style-name="P1">Strays</text:p>
      <text:p text:style-name="P1">stream</text:p>
      <text:p text:style-name="P1">streams</text:p>
      <text:p text:style-name="P1">street</text:p>
      <text:p text:style-name="P1"><text:soft-page-break/>Street</text:p>
      <text:p text:style-name="P1">streets</text:p>
      <text:p text:style-name="P1">strength</text:p>
      <text:p text:style-name="P1">Strength</text:p>
      <text:p text:style-name="P1">strengths</text:p>
      <text:p text:style-name="P1">stress</text:p>
      <text:p text:style-name="P1">stressed</text:p>
      <text:p text:style-name="P1">stresses</text:p>
      <text:p text:style-name="P1">stressful</text:p>
      <text:p text:style-name="P1">Stressfun</text:p>
      <text:p text:style-name="P1">stressing</text:p>
      <text:p text:style-name="P1">stretch</text:p>
      <text:p text:style-name="P1">stretches</text:p>
      <text:p text:style-name="P1">stretching</text:p>
      <text:p text:style-name="P1">Stretching</text:p>
      <text:p text:style-name="P1">strict</text:p>
      <text:p text:style-name="P1">strictly</text:p>
      <text:p text:style-name="P1">strides</text:p>
      <text:p text:style-name="P1">strike</text:p>
      <text:p text:style-name="P1">strikes</text:p>
      <text:p text:style-name="P1">striking</text:p>
      <text:p text:style-name="P1">Striking</text:p>
      <text:p text:style-name="P1">string</text:p>
      <text:p text:style-name="P1">String</text:p>
      <text:p text:style-name="P1">strip</text:p>
      <text:p text:style-name="P1">stripe</text:p>
      <text:p text:style-name="P1">Stripes</text:p>
      <text:p text:style-name="P1">stripped</text:p>
      <text:p text:style-name="P1">strokes</text:p>
      <text:p text:style-name="P1">stroll</text:p>
      <text:p text:style-name="P1">strong</text:p>
      <text:p text:style-name="P1">stronger</text:p>
      <text:p text:style-name="P1">Stronger</text:p>
      <text:p text:style-name="P1">STRONGER</text:p>
      <text:p text:style-name="P1">strongest</text:p>
      <text:p text:style-name="P1">stronghold</text:p>
      <text:p text:style-name="P1">strongly</text:p>
      <text:p text:style-name="P1">struck</text:p>
      <text:p text:style-name="P1">Struck</text:p>
      <text:p text:style-name="P1">structure</text:p>
      <text:p text:style-name="P3"><text:span text:style-name="T5">Structure</text:span></text:p>
      <text:p text:style-name="P1">STRUCTURE</text:p>
      <text:p text:style-name="P1">structures</text:p>
      <text:p text:style-name="P1">struggle</text:p>
      <text:p text:style-name="P1">Struggle</text:p>
      <text:p text:style-name="P1">struggles</text:p>
      <text:p text:style-name="P1">struggling</text:p>
      <text:p text:style-name="P1">Struggling</text:p>
      <text:p text:style-name="P1">stubborn</text:p>
      <text:p text:style-name="P1">Stubborn</text:p>
      <text:p text:style-name="P1">stuck</text:p>
      <text:p text:style-name="P1"><text:soft-page-break/>Stuck</text:p>
      <text:p text:style-name="P1">STUCK</text:p>
      <text:p text:style-name="P1">student</text:p>
      <text:p text:style-name="P1">studied</text:p>
      <text:p text:style-name="P1">study</text:p>
      <text:p text:style-name="P1">Study</text:p>
      <text:p text:style-name="P1">studying</text:p>
      <text:p text:style-name="P1">stuff</text:p>
      <text:p text:style-name="P1">Stuff</text:p>
      <text:p text:style-name="P1">stuffed</text:p>
      <text:p text:style-name="P1">Stuffed</text:p>
      <text:p text:style-name="P1">stumble</text:p>
      <text:p text:style-name="P1">stumbles</text:p>
      <text:p text:style-name="P1">stump</text:p>
      <text:p text:style-name="P1">Stump</text:p>
      <text:p text:style-name="P1">stun</text:p>
      <text:p text:style-name="P1">stung</text:p>
      <text:p text:style-name="P1">stunned</text:p>
      <text:p text:style-name="P1">Stunned</text:p>
      <text:p text:style-name="P1">stunning</text:p>
      <text:p text:style-name="P1">STUNNING</text:p>
      <text:p text:style-name="P1">stuns</text:p>
      <text:p text:style-name="P1">stunt</text:p>
      <text:p text:style-name="P1">stupendous</text:p>
      <text:p text:style-name="P1">stupid</text:p>
      <text:p text:style-name="P1">Stupid</text:p>
      <text:p text:style-name="P1">STUPID</text:p>
      <text:p text:style-name="P1">stupidest</text:p>
      <text:p text:style-name="P1">stupidity</text:p>
      <text:p text:style-name="P1">stupidly</text:p>
      <text:p text:style-name="P1">sturdier</text:p>
      <text:p text:style-name="P1">sturdy</text:p>
      <text:p text:style-name="P1">SturdyCat</text:p>
      <text:p text:style-name="P1">stutters</text:p>
      <text:p text:style-name="P1">style</text:p>
      <text:p text:style-name="P1">subbing</text:p>
      <text:p text:style-name="P1">subject</text:p>
      <text:p text:style-name="P1">subjective</text:p>
      <text:p text:style-name="P1">subjects</text:p>
      <text:p text:style-name="P1">subroutine</text:p>
      <text:p text:style-name="P3"><text:span text:style-name="T5">subtle</text:span></text:p>
      <text:p text:style-name="P1">Subtle</text:p>
      <text:p text:style-name="P1">succeed</text:p>
      <text:p text:style-name="P1">Succeed</text:p>
      <text:p text:style-name="P1">succeeded</text:p>
      <text:p text:style-name="P1">succeeds</text:p>
      <text:p text:style-name="P1">success</text:p>
      <text:p text:style-name="P1">successful</text:p>
      <text:p text:style-name="P1">successfully</text:p>
      <text:p text:style-name="P1">Successfully</text:p>
      <text:p text:style-name="P1">such</text:p>
      <text:p text:style-name="P1"><text:soft-page-break/>Such</text:p>
      <text:p text:style-name="P1">suck</text:p>
      <text:p text:style-name="P1">sucked</text:p>
      <text:p text:style-name="P1">sucker</text:p>
      <text:p text:style-name="P1">sucking</text:p>
      <text:p text:style-name="P1">sucks</text:p>
      <text:p text:style-name="P1">suddenly</text:p>
      <text:p text:style-name="P1">Suddenly</text:p>
      <text:p text:style-name="P1">suffer</text:p>
      <text:p text:style-name="P1">suffered</text:p>
      <text:p text:style-name="P1">suffering</text:p>
      <text:p text:style-name="P1">suffocate</text:p>
      <text:p text:style-name="P1">suffocates</text:p>
      <text:p text:style-name="P1">suffocating</text:p>
      <text:p text:style-name="P1">sugar</text:p>
      <text:p text:style-name="P1">Sugar</text:p>
      <text:p text:style-name="P1">sugarcane</text:p>
      <text:p text:style-name="P1">sugarcoat</text:p>
      <text:p text:style-name="P1">suggest</text:p>
      <text:p text:style-name="P1">suggested</text:p>
      <text:p text:style-name="P1">suit</text:p>
      <text:p text:style-name="P1">Suit</text:p>
      <text:p text:style-name="P1">suitable</text:p>
      <text:p text:style-name="P1">suited</text:p>
      <text:p text:style-name="P1">suits</text:p>
      <text:p text:style-name="P1">sulfur</text:p>
      <text:p text:style-name="P1">summer</text:p>
      <text:p text:style-name="P1">summoned</text:p>
      <text:p text:style-name="P1">sun</text:p>
      <text:p text:style-name="P1">Sun</text:p>
      <text:p text:style-name="P1">sun's</text:p>
      <text:p text:style-name="P1">sundry</text:p>
      <text:p text:style-name="P1">sunk</text:p>
      <text:p text:style-name="P1">sunlight</text:p>
      <text:p text:style-name="P1">sunny</text:p>
      <text:p text:style-name="P1">sunshine</text:p>
      <text:p text:style-name="P1">Sunshine</text:p>
      <text:p text:style-name="P1">sup</text:p>
      <text:p text:style-name="P1">Sup</text:p>
      <text:p text:style-name="P1">super</text:p>
      <text:p text:style-name="P3"><text:span text:style-name="T5">Super</text:span></text:p>
      <text:p text:style-name="P1">superior</text:p>
      <text:p text:style-name="P1">superpowers</text:p>
      <text:p text:style-name="P1">superstitious</text:p>
      <text:p text:style-name="P1">supervise</text:p>
      <text:p text:style-name="P1">supervising</text:p>
      <text:p text:style-name="P1">superweapon</text:p>
      <text:p text:style-name="P1">supplies</text:p>
      <text:p text:style-name="P1">supply</text:p>
      <text:p text:style-name="P1">support</text:p>
      <text:p text:style-name="P1">Support</text:p>
      <text:p text:style-name="P1"><text:soft-page-break/>supported</text:p>
      <text:p text:style-name="P1">Supported</text:p>
      <text:p text:style-name="P1">supportive</text:p>
      <text:p text:style-name="P1">suppose</text:p>
      <text:p text:style-name="P1">Suppose</text:p>
      <text:p text:style-name="P1">supposed</text:p>
      <text:p text:style-name="P1">SUPPOSED</text:p>
      <text:p text:style-name="P1">supposedly</text:p>
      <text:p text:style-name="P1">Supposedly</text:p>
      <text:p text:style-name="P1">suppress</text:p>
      <text:p text:style-name="P1">suppression</text:p>
      <text:p text:style-name="P1">Supreme</text:p>
      <text:p text:style-name="P1">SUPREMELY</text:p>
      <text:p text:style-name="P1">Sur'gao</text:p>
      <text:p text:style-name="P1">sure</text:p>
      <text:p text:style-name="P1">Sure</text:p>
      <text:p text:style-name="P1">SURE</text:p>
      <text:p text:style-name="P1">Surely</text:p>
      <text:p text:style-name="P1">surface</text:p>
      <text:p text:style-name="P1">Surface</text:p>
      <text:p text:style-name="P1">surprise</text:p>
      <text:p text:style-name="P1">Surprise</text:p>
      <text:p text:style-name="P1">surprised</text:p>
      <text:p text:style-name="P1">Surprised</text:p>
      <text:p text:style-name="P1">surprisedly</text:p>
      <text:p text:style-name="P1">surprises</text:p>
      <text:p text:style-name="P1">surprising</text:p>
      <text:p text:style-name="P1">surprisingly</text:p>
      <text:p text:style-name="P1">surrender</text:p>
      <text:p text:style-name="P1">Surrender</text:p>
      <text:p text:style-name="P1">surround</text:p>
      <text:p text:style-name="P1">surrounded</text:p>
      <text:p text:style-name="P1">Surrounded</text:p>
      <text:p text:style-name="P1">surrounding</text:p>
      <text:p text:style-name="P1">surroundings</text:p>
      <text:p text:style-name="P1">surrounds</text:p>
      <text:p text:style-name="P1">surveying</text:p>
      <text:p text:style-name="P1">survivable</text:p>
      <text:p text:style-name="P1">survival</text:p>
      <text:p text:style-name="P1">Survival</text:p>
      <text:p text:style-name="P3"><text:span text:style-name="T5">survive</text:span></text:p>
      <text:p text:style-name="P1">survived</text:p>
      <text:p text:style-name="P1">survives</text:p>
      <text:p text:style-name="P1">surviving</text:p>
      <text:p text:style-name="P1">Surviving</text:p>
      <text:p text:style-name="P1">survivor</text:p>
      <text:p text:style-name="P1">Survivor</text:p>
      <text:p text:style-name="P1">survivors</text:p>
      <text:p text:style-name="P1">Survivors</text:p>
      <text:p text:style-name="P1">Survivors'</text:p>
      <text:p text:style-name="P1">suspect</text:p>
      <text:p text:style-name="P1"><text:soft-page-break/>suspected</text:p>
      <text:p text:style-name="P1">suspecting</text:p>
      <text:p text:style-name="P1">suspects</text:p>
      <text:p text:style-name="P1">Suspenders</text:p>
      <text:p text:style-name="P1">suspense</text:p>
      <text:p text:style-name="P1">suspicion</text:p>
      <text:p text:style-name="P1">suspicions</text:p>
      <text:p text:style-name="P1">suspicious</text:p>
      <text:p text:style-name="P1">suspiciously</text:p>
      <text:p text:style-name="P1">sustaining</text:p>
      <text:p text:style-name="P1">swallow</text:p>
      <text:p text:style-name="P1">swallows</text:p>
      <text:p text:style-name="P1">swam</text:p>
      <text:p text:style-name="P1">swamp</text:p>
      <text:p text:style-name="P1">Swamp</text:p>
      <text:p text:style-name="P1">swamps</text:p>
      <text:p text:style-name="P1">Swamps</text:p>
      <text:p text:style-name="P1">swampy</text:p>
      <text:p text:style-name="P1">swan</text:p>
      <text:p text:style-name="P1">Swan</text:p>
      <text:p text:style-name="P1">swarm</text:p>
      <text:p text:style-name="P1">swarming</text:p>
      <text:p text:style-name="P1">swear</text:p>
      <text:p text:style-name="P1">Swear</text:p>
      <text:p text:style-name="P1">SWEAR</text:p>
      <text:p text:style-name="P1">sweats</text:p>
      <text:p text:style-name="P1">sweet</text:p>
      <text:p text:style-name="P1">Sweet</text:p>
      <text:p text:style-name="P1">sweeter</text:p>
      <text:p text:style-name="P1">sweetest</text:p>
      <text:p text:style-name="P1">sweetheart</text:p>
      <text:p text:style-name="P1">sweetie</text:p>
      <text:p text:style-name="P1">Sweetie</text:p>
      <text:p text:style-name="P1">sweets</text:p>
      <text:p text:style-name="P1">swell</text:p>
      <text:p text:style-name="P1">swept</text:p>
      <text:p text:style-name="P1">swiftness</text:p>
      <text:p text:style-name="P1">Swiftness</text:p>
      <text:p text:style-name="P1">swim</text:p>
      <text:p text:style-name="P1">swimming</text:p>
      <text:p text:style-name="P3"><text:span text:style-name="T5">swims</text:span></text:p>
      <text:p text:style-name="P1">swindled</text:p>
      <text:p text:style-name="P1">swing</text:p>
      <text:p text:style-name="P1">swingers</text:p>
      <text:p text:style-name="P1">swinging</text:p>
      <text:p text:style-name="P1">swings</text:p>
      <text:p text:style-name="P1">swipe</text:p>
      <text:p text:style-name="P1">swipes</text:p>
      <text:p text:style-name="P1">switch</text:p>
      <text:p text:style-name="P1">Switch</text:p>
      <text:p text:style-name="P1">switches</text:p>
      <text:p text:style-name="P1"><text:soft-page-break/>switching</text:p>
      <text:p text:style-name="P1">swoop</text:p>
      <text:p text:style-name="P1">swor</text:p>
      <text:p text:style-name="P1">sword</text:p>
      <text:p text:style-name="P1">Sword</text:p>
      <text:p text:style-name="P1">SWORD</text:p>
      <text:p text:style-name="P1">Swordbreaker</text:p>
      <text:p text:style-name="P1">swordless</text:p>
      <text:p text:style-name="P1">swords</text:p>
      <text:p text:style-name="P1">Swords</text:p>
      <text:p text:style-name="P1">swordsman</text:p>
      <text:p text:style-name="P1">swore</text:p>
      <text:p text:style-name="P1">sworn</text:p>
      <text:p text:style-name="P1">Swwweeeeeeeeet</text:p>
      <text:p text:style-name="P1">sXd</text:p>
      <text:p text:style-name="P1">syllabes</text:p>
      <text:p text:style-name="P1">symbol</text:p>
      <text:p text:style-name="P1">symbolizing</text:p>
      <text:p text:style-name="P1">sympathies</text:p>
      <text:p text:style-name="P1">Symphony</text:p>
      <text:p text:style-name="P1">system</text:p>
      <text:p text:style-name="P1">System</text:p>
      <text:p text:style-name="P1">systems</text:p>
      <text:p text:style-name="P1">t</text:p>
      <text:p text:style-name="P1">T</text:p>
      <text:p text:style-name="P1">ta</text:p>
      <text:p text:style-name="P1">Ta</text:p>
      <text:p text:style-name="P1">table</text:p>
      <text:p text:style-name="P1">Table</text:p>
      <text:p text:style-name="P1">Table's</text:p>
      <text:p text:style-name="P1">tableau</text:p>
      <text:p text:style-name="P1">tables</text:p>
      <text:p text:style-name="P1">Tables</text:p>
      <text:p text:style-name="P1">tacking</text:p>
      <text:p text:style-name="P1">tackle</text:p>
      <text:p text:style-name="P1">Tackle</text:p>
      <text:p text:style-name="P1">tackled</text:p>
      <text:p text:style-name="P1">tackles</text:p>
      <text:p text:style-name="P1">tactic</text:p>
      <text:p text:style-name="P1">tactics</text:p>
      <text:p text:style-name="P3"><text:span text:style-name="T5">tah</text:span></text:p>
      <text:p text:style-name="P1">Tah</text:p>
      <text:p text:style-name="P1">tail</text:p>
      <text:p text:style-name="P1">tails</text:p>
      <text:p text:style-name="P1">take</text:p>
      <text:p text:style-name="P1">Take</text:p>
      <text:p text:style-name="P1">TAKEBACKS</text:p>
      <text:p text:style-name="P1">taken</text:p>
      <text:p text:style-name="P1">Taken</text:p>
      <text:p text:style-name="P1">takes</text:p>
      <text:p text:style-name="P1">Takes</text:p>
      <text:p text:style-name="P1"><text:soft-page-break/>taking</text:p>
      <text:p text:style-name="P1">Taking</text:p>
      <text:p text:style-name="P1">talent</text:p>
      <text:p text:style-name="P1">tales</text:p>
      <text:p text:style-name="P1">talk</text:p>
      <text:p text:style-name="P1">Talk</text:p>
      <text:p text:style-name="P1">talked</text:p>
      <text:p text:style-name="P1">Talked</text:p>
      <text:p text:style-name="P1">talker</text:p>
      <text:p text:style-name="P1">talking</text:p>
      <text:p text:style-name="P1">Talking</text:p>
      <text:p text:style-name="P1">TALKING</text:p>
      <text:p text:style-name="P1">talks</text:p>
      <text:p text:style-name="P1">tall</text:p>
      <text:p text:style-name="P1">Tall</text:p>
      <text:p text:style-name="P1">taller</text:p>
      <text:p text:style-name="P1">tallest</text:p>
      <text:p text:style-name="P1">tame</text:p>
      <text:p text:style-name="P1">tamed</text:p>
      <text:p text:style-name="P1">taming</text:p>
      <text:p text:style-name="P1">tamper</text:p>
      <text:p text:style-name="P1">tangent</text:p>
      <text:p text:style-name="P1">tangled</text:p>
      <text:p text:style-name="P1">tantrum</text:p>
      <text:p text:style-name="P1">Tap</text:p>
      <text:p text:style-name="P1">tapestry</text:p>
      <text:p text:style-name="P1">tapped</text:p>
      <text:p text:style-name="P1">Tapped</text:p>
      <text:p text:style-name="P1">Tapping</text:p>
      <text:p text:style-name="P1">taps</text:p>
      <text:p text:style-name="P1">Taps</text:p>
      <text:p text:style-name="P1">tar</text:p>
      <text:p text:style-name="P1">target</text:p>
      <text:p text:style-name="P1">Target</text:p>
      <text:p text:style-name="P1">targeted</text:p>
      <text:p text:style-name="P1">targets</text:p>
      <text:p text:style-name="P1">Targets</text:p>
      <text:p text:style-name="P1">Tarnation</text:p>
      <text:p text:style-name="P1">task</text:p>
      <text:p text:style-name="P1">tasked</text:p>
      <text:p text:style-name="P3"><text:span text:style-name="T5">tasks</text:span></text:p>
      <text:p text:style-name="P1">taste</text:p>
      <text:p text:style-name="P1">Taste</text:p>
      <text:p text:style-name="P1">TASTE</text:p>
      <text:p text:style-name="P1">tasted</text:p>
      <text:p text:style-name="P1">tastes</text:p>
      <text:p text:style-name="P1">tastic</text:p>
      <text:p text:style-name="P1">tasts</text:p>
      <text:p text:style-name="P1">tasty</text:p>
      <text:p text:style-name="P1">tater</text:p>
      <text:p text:style-name="P1">taught</text:p>
      <text:p text:style-name="P1"><text:soft-page-break/>Taught</text:p>
      <text:p text:style-name="P1">tcha</text:p>
      <text:p text:style-name="P1">Te'ag</text:p>
      <text:p text:style-name="P1">tea</text:p>
      <text:p text:style-name="P1">teach</text:p>
      <text:p text:style-name="P1">Teach</text:p>
      <text:p text:style-name="P1">teacher</text:p>
      <text:p text:style-name="P1">Teaching</text:p>
      <text:p text:style-name="P1">team</text:p>
      <text:p text:style-name="P1">Team</text:p>
      <text:p text:style-name="P1">TEAM</text:p>
      <text:p text:style-name="P1">Teamed</text:p>
      <text:p text:style-name="P1">teammate</text:p>
      <text:p text:style-name="P1">teammates</text:p>
      <text:p text:style-name="P1">teams</text:p>
      <text:p text:style-name="P1">Teams</text:p>
      <text:p text:style-name="P1">teamwork</text:p>
      <text:p text:style-name="P1">Teamwork</text:p>
      <text:p text:style-name="P1">tear</text:p>
      <text:p text:style-name="P1">Tear</text:p>
      <text:p text:style-name="P1">teared</text:p>
      <text:p text:style-name="P1">tearful</text:p>
      <text:p text:style-name="P1">Tearful</text:p>
      <text:p text:style-name="P1">tearing</text:p>
      <text:p text:style-name="P1">Tearing</text:p>
      <text:p text:style-name="P1">tears</text:p>
      <text:p text:style-name="P1">Tears</text:p>
      <text:p text:style-name="P1">tease</text:p>
      <text:p text:style-name="P1">teasing</text:p>
      <text:p text:style-name="P1">Teasing</text:p>
      <text:p text:style-name="P1">technical</text:p>
      <text:p text:style-name="P1">technically</text:p>
      <text:p text:style-name="P1">Technically</text:p>
      <text:p text:style-name="P1">technique</text:p>
      <text:p text:style-name="P1">techniques</text:p>
      <text:p text:style-name="P1">technobabble</text:p>
      <text:p text:style-name="P1">Technology</text:p>
      <text:p text:style-name="P1">tedious</text:p>
      <text:p text:style-name="P1">Tedious</text:p>
      <text:p text:style-name="P1">teeny</text:p>
      <text:p text:style-name="P3"><text:span text:style-name="T5">Teeny</text:span></text:p>
      <text:p text:style-name="P1">teeth</text:p>
      <text:p text:style-name="P1">TEETH</text:p>
      <text:p text:style-name="P1">telekinesis</text:p>
      <text:p text:style-name="P1">telepathically</text:p>
      <text:p text:style-name="P1">teleport</text:p>
      <text:p text:style-name="P1">teleported</text:p>
      <text:p text:style-name="P1">teleporting</text:p>
      <text:p text:style-name="P1">teleports</text:p>
      <text:p text:style-name="P1">tell</text:p>
      <text:p text:style-name="P1">Tell</text:p>
      <text:p text:style-name="P1"><text:soft-page-break/>tellin</text:p>
      <text:p text:style-name="P1">telling</text:p>
      <text:p text:style-name="P1">tells</text:p>
      <text:p text:style-name="P1">Telltale</text:p>
      <text:p text:style-name="P1">Tem</text:p>
      <text:p text:style-name="P1">temper</text:p>
      <text:p text:style-name="P1">temperature</text:p>
      <text:p text:style-name="P1">Tempers</text:p>
      <text:p text:style-name="P1">temple</text:p>
      <text:p text:style-name="P1">Temple</text:p>
      <text:p text:style-name="P1">temple's</text:p>
      <text:p text:style-name="P1">Temple's</text:p>
      <text:p text:style-name="P1">temples</text:p>
      <text:p text:style-name="P1">temporarily</text:p>
      <text:p text:style-name="P1">temporary</text:p>
      <text:p text:style-name="P1">tempt</text:p>
      <text:p text:style-name="P1">tempted</text:p>
      <text:p text:style-name="P1">tempting</text:p>
      <text:p text:style-name="P1">ten</text:p>
      <text:p text:style-name="P1">Ten</text:p>
      <text:p text:style-name="P1">tenacious</text:p>
      <text:p text:style-name="P1">tenacity</text:p>
      <text:p text:style-name="P1">tend</text:p>
      <text:p text:style-name="P1">tendencies</text:p>
      <text:p text:style-name="P1">tends</text:p>
      <text:p text:style-name="P1">tense</text:p>
      <text:p text:style-name="P1">tentacle</text:p>
      <text:p text:style-name="P1">Tentacle</text:p>
      <text:p text:style-name="P1">tentacles</text:p>
      <text:p text:style-name="P1">term</text:p>
      <text:p text:style-name="P1">terminal</text:p>
      <text:p text:style-name="P1">Terminal</text:p>
      <text:p text:style-name="P1">termination</text:p>
      <text:p text:style-name="P1">Termination</text:p>
      <text:p text:style-name="P1">terms</text:p>
      <text:p text:style-name="P1">Terms</text:p>
      <text:p text:style-name="P1">terrain</text:p>
      <text:p text:style-name="P1">terrible</text:p>
      <text:p text:style-name="P1">Terrible</text:p>
      <text:p text:style-name="P1">terribly</text:p>
      <text:p text:style-name="P3"><text:span text:style-name="T5">Terribly</text:span></text:p>
      <text:p text:style-name="P1">terriby</text:p>
      <text:p text:style-name="P1">terrific</text:p>
      <text:p text:style-name="P1">terrified</text:p>
      <text:p text:style-name="P1">Terrified</text:p>
      <text:p text:style-name="P1">terrifying</text:p>
      <text:p text:style-name="P1">Terrifying</text:p>
      <text:p text:style-name="P1">TERRIFYING</text:p>
      <text:p text:style-name="P1">terror</text:p>
      <text:p text:style-name="P1">terrorise</text:p>
      <text:p text:style-name="P1">terrorizing</text:p>
      <text:p text:style-name="P1"><text:soft-page-break/>terrors</text:p>
      <text:p text:style-name="P1">Terry</text:p>
      <text:p text:style-name="P1">test</text:p>
      <text:p text:style-name="P1">TEST</text:p>
      <text:p text:style-name="P1">th</text:p>
      <text:p text:style-name="P1">Th</text:p>
      <text:p text:style-name="P1">thaaaaaaaaaaaaaaaaaaaaaaaaa</text:p>
      <text:p text:style-name="P1">than</text:p>
      <text:p text:style-name="P1">THAN</text:p>
      <text:p text:style-name="P1">thank</text:p>
      <text:p text:style-name="P1">Thank</text:p>
      <text:p text:style-name="P1">THANK</text:p>
      <text:p text:style-name="P1">thankful</text:p>
      <text:p text:style-name="P1">thanks</text:p>
      <text:p text:style-name="P1">Thanks</text:p>
      <text:p text:style-name="P1">that</text:p>
      <text:p text:style-name="P1">That</text:p>
      <text:p text:style-name="P1">THAT</text:p>
      <text:p text:style-name="P1">that'd<text:span text:style-name="T19">(that would)</text:span></text:p>
      <text:p text:style-name="P1">That'd<text:span text:style-name="T19">(That would)</text:span></text:p>
      <text:p text:style-name="P1">that'll<text:span text:style-name="T19">(that will)</text:span></text:p>
      <text:p text:style-name="P1">That'll<text:span text:style-name="T19">(That will)</text:span></text:p>
      <text:p text:style-name="P1">that's<text:span text:style-name="T19">(that is)</text:span></text:p>
      <text:p text:style-name="P1">That's<text:span text:style-name="T19">(That is)</text:span></text:p>
      <text:p text:style-name="P1">THAT's<text:span text:style-name="T19">(THAT Is)</text:span></text:p>
      <text:p text:style-name="P1">THAT'S<text:span text:style-name="T19">(THAT IS)</text:span></text:p>
      <text:p text:style-name="P1">thataway</text:p>
      <text:p text:style-name="P1">the</text:p>
      <text:p text:style-name="P1">The</text:p>
      <text:p text:style-name="P1">THE</text:p>
      <text:p text:style-name="P1">theater</text:p>
      <text:p text:style-name="P1">theft</text:p>
      <text:p text:style-name="P1">their</text:p>
      <text:p text:style-name="P1">Their</text:p>
      <text:p text:style-name="P1">theirs</text:p>
      <text:p text:style-name="P1">THEIRS</text:p>
      <text:p text:style-name="P1">them</text:p>
      <text:p text:style-name="P1">Them</text:p>
      <text:p text:style-name="P1">THEM</text:p>
      <text:p text:style-name="P1">them's</text:p>
      <text:p text:style-name="P3"><text:span text:style-name="T5">Them's</text:span></text:p>
      <text:p text:style-name="P1">thematically</text:p>
      <text:p text:style-name="P1">theme</text:p>
      <text:p text:style-name="P1">themself</text:p>
      <text:p text:style-name="P1">themselves</text:p>
      <text:p text:style-name="P1">then</text:p>
      <text:p text:style-name="P1">Then</text:p>
      <text:p text:style-name="P1">THEN</text:p>
      <text:p text:style-name="P1">thenameisjoe</text:p>
      <text:p text:style-name="P1">theoretical</text:p>
      <text:p text:style-name="P1">Theoretically</text:p>
      <text:p text:style-name="P1"><text:soft-page-break/>theories</text:p>
      <text:p text:style-name="P1">theory</text:p>
      <text:p text:style-name="P1">Theory</text:p>
      <text:p text:style-name="P1">therapeutic</text:p>
      <text:p text:style-name="P1">there</text:p>
      <text:p text:style-name="P1">There</text:p>
      <text:p text:style-name="P1">THERE</text:p>
      <text:p text:style-name="P1">there's</text:p>
      <text:p text:style-name="P1">There's</text:p>
      <text:p text:style-name="P1">therefore</text:p>
      <text:p text:style-name="P1">Therefore</text:p>
      <text:p text:style-name="P1">these</text:p>
      <text:p text:style-name="P1">These</text:p>
      <text:p text:style-name="P1">THESE</text:p>
      <text:p text:style-name="P1">they</text:p>
      <text:p text:style-name="P1">They</text:p>
      <text:p text:style-name="P1">THEY</text:p>
      <text:p text:style-name="P1">they'd<text:span text:style-name="T19">(they would)</text:span></text:p>
      <text:p text:style-name="P1">They'd<text:span text:style-name="T19">(They would)</text:span></text:p>
      <text:p text:style-name="P1">they'll<text:span text:style-name="T19">(they will)</text:span></text:p>
      <text:p text:style-name="P1">They'll<text:span text:style-name="T19">(They will)</text:span></text:p>
      <text:p text:style-name="P1">they're<text:span text:style-name="T19">(they are)</text:span></text:p>
      <text:p text:style-name="P1">They're<text:span text:style-name="T19">(They are)</text:span></text:p>
      <text:p text:style-name="P1">they've<text:span text:style-name="T19">(they have)</text:span></text:p>
      <text:p text:style-name="P1">They've<text:span text:style-name="T19">(They have)</text:span></text:p>
      <text:p text:style-name="P1">thief</text:p>
      <text:p text:style-name="P1">Thief</text:p>
      <text:p text:style-name="P1">thieves</text:p>
      <text:p text:style-name="P1">thieving</text:p>
      <text:p text:style-name="P1">thin</text:p>
      <text:p text:style-name="P1">thing</text:p>
      <text:p text:style-name="P1">Thing</text:p>
      <text:p text:style-name="P1">THING</text:p>
      <text:p text:style-name="P1">thing's</text:p>
      <text:p text:style-name="P1">Thing's</text:p>
      <text:p text:style-name="P1">thingie</text:p>
      <text:p text:style-name="P1">things</text:p>
      <text:p text:style-name="P1">Things</text:p>
      <text:p text:style-name="P1">thingy</text:p>
      <text:p text:style-name="P1">think</text:p>
      <text:p text:style-name="P3"><text:span text:style-name="T5">Think</text:span></text:p>
      <text:p text:style-name="P1">THINK</text:p>
      <text:p text:style-name="P1">think's</text:p>
      <text:p text:style-name="P1">thinking</text:p>
      <text:p text:style-name="P1">Thinking</text:p>
      <text:p text:style-name="P1">THINKING</text:p>
      <text:p text:style-name="P1">thinks</text:p>
      <text:p text:style-name="P1">third</text:p>
      <text:p text:style-name="P1">Third</text:p>
      <text:p text:style-name="P1">thirsty</text:p>
      <text:p text:style-name="P1">thirty</text:p>
      <text:p text:style-name="P1"><text:soft-page-break/>this</text:p>
      <text:p text:style-name="P1">This</text:p>
      <text:p text:style-name="P1">THIS</text:p>
      <text:p text:style-name="P1">this'll<text:span text:style-name="T19">(this will)</text:span></text:p>
      <text:p text:style-name="P1">This'll<text:span text:style-name="T19">(This will)</text:span></text:p>
      <text:p text:style-name="P1">thorough</text:p>
      <text:p text:style-name="P1">those</text:p>
      <text:p text:style-name="P1">Those</text:p>
      <text:p text:style-name="P1">THOSE</text:p>
      <text:p text:style-name="P1">those'll<text:span text:style-name="T19">(those will)</text:span></text:p>
      <text:p text:style-name="P1">Those're<text:span text:style-name="T19">(Those are)</text:span></text:p>
      <text:p text:style-name="P1">though</text:p>
      <text:p text:style-name="P1">Though</text:p>
      <text:p text:style-name="P1">THOUGH</text:p>
      <text:p text:style-name="P1">thought</text:p>
      <text:p text:style-name="P1">Thought</text:p>
      <text:p text:style-name="P1">THOUGHT</text:p>
      <text:p text:style-name="P1">thoughts</text:p>
      <text:p text:style-name="P1">Thoughts</text:p>
      <text:p text:style-name="P1">thousand</text:p>
      <text:p text:style-name="P1">Thousand</text:p>
      <text:p text:style-name="P1">thousands</text:p>
      <text:p text:style-name="P1">thrall</text:p>
      <text:p text:style-name="P1">threat</text:p>
      <text:p text:style-name="P1">threaten</text:p>
      <text:p text:style-name="P1">Threaten</text:p>
      <text:p text:style-name="P1">threatened</text:p>
      <text:p text:style-name="P1">Threatened</text:p>
      <text:p text:style-name="P1">threatening</text:p>
      <text:p text:style-name="P1">Threatening</text:p>
      <text:p text:style-name="P1">threats</text:p>
      <text:p text:style-name="P1">three</text:p>
      <text:p text:style-name="P1">Three</text:p>
      <text:p text:style-name="P1">threw</text:p>
      <text:p text:style-name="P1">thrill</text:p>
      <text:p text:style-name="P1">thrilled</text:p>
      <text:p text:style-name="P1">Thrilled</text:p>
      <text:p text:style-name="P1">thrilling</text:p>
      <text:p text:style-name="P1">throat</text:p>
      <text:p text:style-name="P1">Throat</text:p>
      <text:p text:style-name="P3"><text:span text:style-name="T5">throat's</text:span></text:p>
      <text:p text:style-name="P1">throats</text:p>
      <text:p text:style-name="P1">throne</text:p>
      <text:p text:style-name="P1">Throne</text:p>
      <text:p text:style-name="P1">through</text:p>
      <text:p text:style-name="P1">Through</text:p>
      <text:p text:style-name="P1">throw</text:p>
      <text:p text:style-name="P1">Throw</text:p>
      <text:p text:style-name="P1">throwing</text:p>
      <text:p text:style-name="P1">thrown</text:p>
      <text:p text:style-name="P1">throws</text:p>
      <text:p text:style-name="P1"><text:soft-page-break/>thud</text:p>
      <text:p text:style-name="P1">thumb</text:p>
      <text:p text:style-name="P1">thunder</text:p>
      <text:p text:style-name="P1">Thunder</text:p>
      <text:p text:style-name="P1">thunderclap</text:p>
      <text:p text:style-name="P1">Thunderpork</text:p>
      <text:p text:style-name="P1">thus</text:p>
      <text:p text:style-name="P1">thusly</text:p>
      <text:p text:style-name="P1">thwart</text:p>
      <text:p text:style-name="P1">ThxOOOWe</text:p>
      <text:p text:style-name="P1">tick</text:p>
      <text:p text:style-name="P1">Tick</text:p>
      <text:p text:style-name="P1">ticket</text:p>
      <text:p text:style-name="P1">tickets</text:p>
      <text:p text:style-name="P1">ticking</text:p>
      <text:p text:style-name="P1">Ticking</text:p>
      <text:p text:style-name="P1">tides</text:p>
      <text:p text:style-name="P1">tie</text:p>
      <text:p text:style-name="P1">tied</text:p>
      <text:p text:style-name="P1">ties</text:p>
      <text:p text:style-name="P1">tight</text:p>
      <text:p text:style-name="P1">tightly</text:p>
      <text:p text:style-name="P1">Tiiiiim</text:p>
      <text:p text:style-name="P1">Tiki</text:p>
      <text:p text:style-name="P1">til</text:p>
      <text:p text:style-name="P1">Til</text:p>
      <text:p text:style-name="P1">tiles</text:p>
      <text:p text:style-name="P1">Tiles</text:p>
      <text:p text:style-name="P1">till</text:p>
      <text:p text:style-name="P1">Tim</text:p>
      <text:p text:style-name="P1">TIM</text:p>
      <text:p text:style-name="P1">Tim's</text:p>
      <text:p text:style-name="P1">time</text:p>
      <text:p text:style-name="P1">Time</text:p>
      <text:p text:style-name="P1">TIME</text:p>
      <text:p text:style-name="P1">time's</text:p>
      <text:p text:style-name="P1">Time's</text:p>
      <text:p text:style-name="P1">times</text:p>
      <text:p text:style-name="P1">Times</text:p>
      <text:p text:style-name="P1">timing</text:p>
      <text:p text:style-name="P3"><text:span text:style-name="T5">tingly</text:span></text:p>
      <text:p text:style-name="P1">tiniest</text:p>
      <text:p text:style-name="P1">Tinkering</text:p>
      <text:p text:style-name="P1">tiny</text:p>
      <text:p text:style-name="P1">Tiny</text:p>
      <text:p text:style-name="P1">TINY</text:p>
      <text:p text:style-name="P1">tip</text:p>
      <text:p text:style-name="P1">tipped</text:p>
      <text:p text:style-name="P1">Tipped</text:p>
      <text:p text:style-name="P1">tippy</text:p>
      <text:p text:style-name="P1">tips</text:p>
      <text:p text:style-name="P1"><text:soft-page-break/>tiptoes</text:p>
      <text:p text:style-name="P1">tired</text:p>
      <text:p text:style-name="P1">Tired</text:p>
      <text:p text:style-name="P1">tiring</text:p>
      <text:p text:style-name="P1">Titans</text:p>
      <text:p text:style-name="P1">title</text:p>
      <text:p text:style-name="P1">titles</text:p>
      <text:p text:style-name="P1">TN</text:p>
      <text:p text:style-name="P1">TNT</text:p>
      <text:p text:style-name="P1">to</text:p>
      <text:p text:style-name="P1">To</text:p>
      <text:p text:style-name="P1">TO</text:p>
      <text:p text:style-name="P1">toast</text:p>
      <text:p text:style-name="P1">toasted</text:p>
      <text:p text:style-name="P1">tock</text:p>
      <text:p text:style-name="P1">today</text:p>
      <text:p text:style-name="P1">Today</text:p>
      <text:p text:style-name="P1">toes</text:p>
      <text:p text:style-name="P1">Toes</text:p>
      <text:p text:style-name="P1">together</text:p>
      <text:p text:style-name="P1">Together</text:p>
      <text:p text:style-name="P1">toil</text:p>
      <text:p text:style-name="P1">token</text:p>
      <text:p text:style-name="P1">told</text:p>
      <text:p text:style-name="P1">Told</text:p>
      <text:p text:style-name="P1">Toldja</text:p>
      <text:p text:style-name="P1">toll</text:p>
      <text:p text:style-name="P1">tomb</text:p>
      <text:p text:style-name="P1">tombstone</text:p>
      <text:p text:style-name="P1">tomes</text:p>
      <text:p text:style-name="P1">tomfoolery</text:p>
      <text:p text:style-name="P1">tomorrow</text:p>
      <text:p text:style-name="P1">Tomorrow</text:p>
      <text:p text:style-name="P1">ton</text:p>
      <text:p text:style-name="P1">TON</text:p>
      <text:p text:style-name="P1">tone</text:p>
      <text:p text:style-name="P1">tongue</text:p>
      <text:p text:style-name="P1">tongues</text:p>
      <text:p text:style-name="P1">tonight</text:p>
      <text:p text:style-name="P1">tons</text:p>
      <text:p text:style-name="P3"><text:span text:style-name="T5">TONS</text:span></text:p>
      <text:p text:style-name="P1">too</text:p>
      <text:p text:style-name="P1">Too</text:p>
      <text:p text:style-name="P1">TOO</text:p>
      <text:p text:style-name="P1">toodles</text:p>
      <text:p text:style-name="P1">took</text:p>
      <text:p text:style-name="P1">Took</text:p>
      <text:p text:style-name="P1">tool</text:p>
      <text:p text:style-name="P1">tools</text:p>
      <text:p text:style-name="P1">tooth</text:p>
      <text:p text:style-name="P1">Tooth</text:p>
      <text:p text:style-name="P1"><text:soft-page-break/>top</text:p>
      <text:p text:style-name="P1">TOP</text:p>
      <text:p text:style-name="P1">topside</text:p>
      <text:p text:style-name="P1">torch</text:p>
      <text:p text:style-name="P1">Torch</text:p>
      <text:p text:style-name="P1">torches</text:p>
      <text:p text:style-name="P1">Torches</text:p>
      <text:p text:style-name="P1">tore</text:p>
      <text:p text:style-name="P1">torn</text:p>
      <text:p text:style-name="P1">Tornado</text:p>
      <text:p text:style-name="P1">Torque</text:p>
      <text:p text:style-name="P1">TorqueDawg</text:p>
      <text:p text:style-name="P1">TORQUEDAWG</text:p>
      <text:p text:style-name="P1">TorqueDawg's</text:p>
      <text:p text:style-name="P1">torturing</text:p>
      <text:p text:style-name="P1">Toss</text:p>
      <text:p text:style-name="P1">tossed</text:p>
      <text:p text:style-name="P1">tosses</text:p>
      <text:p text:style-name="P1">total</text:p>
      <text:p text:style-name="P1">Total</text:p>
      <text:p text:style-name="P1">totally</text:p>
      <text:p text:style-name="P1">Totally</text:p>
      <text:p text:style-name="P1">TOTALLY</text:p>
      <text:p text:style-name="P1">Totemic</text:p>
      <text:p text:style-name="P1">Tou</text:p>
      <text:p text:style-name="P1">touch</text:p>
      <text:p text:style-name="P1">touched</text:p>
      <text:p text:style-name="P1">Touched</text:p>
      <text:p text:style-name="P1">touches</text:p>
      <text:p text:style-name="P1">touching</text:p>
      <text:p text:style-name="P1">touchness</text:p>
      <text:p text:style-name="P1">touchy</text:p>
      <text:p text:style-name="P1">tough</text:p>
      <text:p text:style-name="P1">Tough</text:p>
      <text:p text:style-name="P1">toughen</text:p>
      <text:p text:style-name="P1">tougher</text:p>
      <text:p text:style-name="P1">toughest</text:p>
      <text:p text:style-name="P1">tour</text:p>
      <text:p text:style-name="P1">tournament</text:p>
      <text:p text:style-name="P1">tours</text:p>
      <text:p text:style-name="P3"><text:span text:style-name="T5">toward</text:span></text:p>
      <text:p text:style-name="P1">Toward</text:p>
      <text:p text:style-name="P1">towards</text:p>
      <text:p text:style-name="P1">tower</text:p>
      <text:p text:style-name="P1">Tower</text:p>
      <text:p text:style-name="P1">tower's</text:p>
      <text:p text:style-name="P1">towering</text:p>
      <text:p text:style-name="P1">towers</text:p>
      <text:p text:style-name="P1">Towers</text:p>
      <text:p text:style-name="P1">town</text:p>
      <text:p text:style-name="P1">Town</text:p>
      <text:p text:style-name="P1"><text:soft-page-break/>TOWN</text:p>
      <text:p text:style-name="P1">town's</text:p>
      <text:p text:style-name="P1">Town's</text:p>
      <text:p text:style-name="P1">towners</text:p>
      <text:p text:style-name="P1">towns</text:p>
      <text:p text:style-name="P1">Towns</text:p>
      <text:p text:style-name="P1">townsfolk</text:p>
      <text:p text:style-name="P1">townspeople</text:p>
      <text:p text:style-name="P1">Townspeople</text:p>
      <text:p text:style-name="P1">townsperson</text:p>
      <text:p text:style-name="P1">Townsperson</text:p>
      <text:p text:style-name="P1">toy</text:p>
      <text:p text:style-name="P1">toyed</text:p>
      <text:p text:style-name="P1">toying</text:p>
      <text:p text:style-name="P1">Trace</text:p>
      <text:p text:style-name="P1">Tracing</text:p>
      <text:p text:style-name="P1">track</text:p>
      <text:p text:style-name="P1">Track</text:p>
      <text:p text:style-name="P1">Track's</text:p>
      <text:p text:style-name="P1">tracked</text:p>
      <text:p text:style-name="P1">tracking</text:p>
      <text:p text:style-name="P1">tracks</text:p>
      <text:p text:style-name="P1">Tracks</text:p>
      <text:p text:style-name="P1">tractor</text:p>
      <text:p text:style-name="P1">trade</text:p>
      <text:p text:style-name="P1">Trade</text:p>
      <text:p text:style-name="P1">traded</text:p>
      <text:p text:style-name="P1">Traded</text:p>
      <text:p text:style-name="P1">trades</text:p>
      <text:p text:style-name="P1">trading</text:p>
      <text:p text:style-name="P1">tragedy</text:p>
      <text:p text:style-name="P1">tragic</text:p>
      <text:p text:style-name="P1">Tragically</text:p>
      <text:p text:style-name="P1">trail</text:p>
      <text:p text:style-name="P1">Trail</text:p>
      <text:p text:style-name="P1">Trails</text:p>
      <text:p text:style-name="P1">train</text:p>
      <text:p text:style-name="P1">Train</text:p>
      <text:p text:style-name="P1">trained</text:p>
      <text:p text:style-name="P1">Trained</text:p>
      <text:p text:style-name="P3"><text:span text:style-name="T5">training</text:span></text:p>
      <text:p text:style-name="P1">transcript</text:p>
      <text:p text:style-name="P1">transform</text:p>
      <text:p text:style-name="P1">transforms</text:p>
      <text:p text:style-name="P1">transitions</text:p>
      <text:p text:style-name="P1">transitive</text:p>
      <text:p text:style-name="P1">transmigrational</text:p>
      <text:p text:style-name="P1">transportation</text:p>
      <text:p text:style-name="P1">transported</text:p>
      <text:p text:style-name="P1">trap</text:p>
      <text:p text:style-name="P1">Trap</text:p>
      <text:p text:style-name="P1"><text:soft-page-break/>trapdoor</text:p>
      <text:p text:style-name="P1">Trapdoor</text:p>
      <text:p text:style-name="P1">trapdoors</text:p>
      <text:p text:style-name="P1">trapped</text:p>
      <text:p text:style-name="P1">Trapped</text:p>
      <text:p text:style-name="P1">trapper</text:p>
      <text:p text:style-name="P1">Trapping</text:p>
      <text:p text:style-name="P1">traps</text:p>
      <text:p text:style-name="P1">Traps</text:p>
      <text:p text:style-name="P1">TRAPS</text:p>
      <text:p text:style-name="P1">trash</text:p>
      <text:p text:style-name="P1">Trashbag</text:p>
      <text:p text:style-name="P1">trashed</text:p>
      <text:p text:style-name="P1">traumatized</text:p>
      <text:p text:style-name="P1">travel</text:p>
      <text:p text:style-name="P1">Travel</text:p>
      <text:p text:style-name="P1">traveled</text:p>
      <text:p text:style-name="P1">traveler</text:p>
      <text:p text:style-name="P1">travelers</text:p>
      <text:p text:style-name="P1">traveling</text:p>
      <text:p text:style-name="P1">travelled</text:p>
      <text:p text:style-name="P1">traveller</text:p>
      <text:p text:style-name="P1">travels</text:p>
      <text:p text:style-name="P1">traverses</text:p>
      <text:p text:style-name="P1">Tre</text:p>
      <text:p text:style-name="P1">treacherous</text:p>
      <text:p text:style-name="P1">treachery</text:p>
      <text:p text:style-name="P1">treason</text:p>
      <text:p text:style-name="P1">treasure</text:p>
      <text:p text:style-name="P1">Treasure</text:p>
      <text:p text:style-name="P1">treasure's</text:p>
      <text:p text:style-name="P1">treasures</text:p>
      <text:p text:style-name="P1">treat</text:p>
      <text:p text:style-name="P1">Treat</text:p>
      <text:p text:style-name="P1">treated</text:p>
      <text:p text:style-name="P1">treating</text:p>
      <text:p text:style-name="P1">treatment</text:p>
      <text:p text:style-name="P1">treats</text:p>
      <text:p text:style-name="P1">tree</text:p>
      <text:p text:style-name="P1">Tree</text:p>
      <text:p text:style-name="P3"><text:span text:style-name="T5">treehouse</text:span></text:p>
      <text:p text:style-name="P1">Treehouse</text:p>
      <text:p text:style-name="P1">trees</text:p>
      <text:p text:style-name="P1">Trees</text:p>
      <text:p text:style-name="P1">tremble</text:p>
      <text:p text:style-name="P1">trench</text:p>
      <text:p text:style-name="P1">trespassers</text:p>
      <text:p text:style-name="P1">trespassing</text:p>
      <text:p text:style-name="P1">Tri</text:p>
      <text:p text:style-name="P1">trial</text:p>
      <text:p text:style-name="P1">Trial</text:p>
      <text:p text:style-name="P1"><text:soft-page-break/>tribe</text:p>
      <text:p text:style-name="P1">trick</text:p>
      <text:p text:style-name="P1">Trick</text:p>
      <text:p text:style-name="P1">tricked</text:p>
      <text:p text:style-name="P1">trickery</text:p>
      <text:p text:style-name="P1">trickiest</text:p>
      <text:p text:style-name="P1">tricking</text:p>
      <text:p text:style-name="P1">tricks</text:p>
      <text:p text:style-name="P1">trickster</text:p>
      <text:p text:style-name="P1">tricky</text:p>
      <text:p text:style-name="P1">tried</text:p>
      <text:p text:style-name="P1">Tried</text:p>
      <text:p text:style-name="P1">tries</text:p>
      <text:p text:style-name="P1">trigger</text:p>
      <text:p text:style-name="P1">triggered</text:p>
      <text:p text:style-name="P1">triggering</text:p>
      <text:p text:style-name="P1">triggers</text:p>
      <text:p text:style-name="P1">trillion</text:p>
      <text:p text:style-name="P1">trinket</text:p>
      <text:p text:style-name="P1">trio</text:p>
      <text:p text:style-name="P1">trip</text:p>
      <text:p text:style-name="P1">triple</text:p>
      <text:p text:style-name="P1">tripped</text:p>
      <text:p text:style-name="P1">tripping</text:p>
      <text:p text:style-name="P1">trips</text:p>
      <text:p text:style-name="P1">tripwire</text:p>
      <text:p text:style-name="P1">Tripwire</text:p>
      <text:p text:style-name="P1">Tristy</text:p>
      <text:p text:style-name="P1">triumph</text:p>
      <text:p text:style-name="P1">triumphant</text:p>
      <text:p text:style-name="P1">trivia</text:p>
      <text:p text:style-name="P1">Trivia</text:p>
      <text:p text:style-name="P1">Troops</text:p>
      <text:p text:style-name="P1">trophies</text:p>
      <text:p text:style-name="P1">trophy</text:p>
      <text:p text:style-name="P1">Trophy</text:p>
      <text:p text:style-name="P1">trot</text:p>
      <text:p text:style-name="P1">trotters</text:p>
      <text:p text:style-name="P1">trotting</text:p>
      <text:p text:style-name="P1">trouble</text:p>
      <text:p text:style-name="P3"><text:span text:style-name="T5">Trouble</text:span></text:p>
      <text:p text:style-name="P1">troubled</text:p>
      <text:p text:style-name="P1">troublemakers</text:p>
      <text:p text:style-name="P1">trousers</text:p>
      <text:p text:style-name="P1">truckin</text:p>
      <text:p text:style-name="P1">truly</text:p>
      <text:p text:style-name="P1">Truly</text:p>
      <text:p text:style-name="P1">trust</text:p>
      <text:p text:style-name="P1">Trust</text:p>
      <text:p text:style-name="P1">trusted</text:p>
      <text:p text:style-name="P1">trusting</text:p>
      <text:p text:style-name="P1"><text:soft-page-break/>Trusting</text:p>
      <text:p text:style-name="P1">trusts</text:p>
      <text:p text:style-name="P1">trustworthy</text:p>
      <text:p text:style-name="P1">truth</text:p>
      <text:p text:style-name="P1">Truth</text:p>
      <text:p text:style-name="P1">truthful</text:p>
      <text:p text:style-name="P1">truthfully</text:p>
      <text:p text:style-name="P1">truths</text:p>
      <text:p text:style-name="P1">try</text:p>
      <text:p text:style-name="P1">Try</text:p>
      <text:p text:style-name="P1">tryin</text:p>
      <text:p text:style-name="P1">trying</text:p>
      <text:p text:style-name="P1">Trying</text:p>
      <text:p text:style-name="P1">TRYING</text:p>
      <text:p text:style-name="P1">tsk</text:p>
      <text:p text:style-name="P1">Tsk</text:p>
      <text:p text:style-name="P1">TSK</text:p>
      <text:p text:style-name="P1">tty</text:p>
      <text:p text:style-name="P1">tu</text:p>
      <text:p text:style-name="P1">tube</text:p>
      <text:p text:style-name="P1">tubes</text:p>
      <text:p text:style-name="P1">tuck</text:p>
      <text:p text:style-name="P1">Tuck</text:p>
      <text:p text:style-name="P1">tude</text:p>
      <text:p text:style-name="P1">tugged</text:p>
      <text:p text:style-name="P1">tugging</text:p>
      <text:p text:style-name="P1">tumble</text:p>
      <text:p text:style-name="P1">tumbles</text:p>
      <text:p text:style-name="P1">tumultuous</text:p>
      <text:p text:style-name="P1">tunnel</text:p>
      <text:p text:style-name="P1">tunnels</text:p>
      <text:p text:style-name="P1">turn</text:p>
      <text:p text:style-name="P1">Turn</text:p>
      <text:p text:style-name="P1">turned</text:p>
      <text:p text:style-name="P1">Turned</text:p>
      <text:p text:style-name="P1">turning</text:p>
      <text:p text:style-name="P1">turns</text:p>
      <text:p text:style-name="P1">Turns</text:p>
      <text:p text:style-name="P1">turquoise</text:p>
      <text:p text:style-name="P1">tutorial</text:p>
      <text:p text:style-name="P3"><text:span text:style-name="T5">tweaked</text:span></text:p>
      <text:p text:style-name="P1">Twelve</text:p>
      <text:p text:style-name="P1">twenty</text:p>
      <text:p text:style-name="P1">Twenty</text:p>
      <text:p text:style-name="P1">twice</text:p>
      <text:p text:style-name="P1">Twice</text:p>
      <text:p text:style-name="P1">twist</text:p>
      <text:p text:style-name="P1">Twist</text:p>
      <text:p text:style-name="P1">twisted</text:p>
      <text:p text:style-name="P1">twistery</text:p>
      <text:p text:style-name="P1">twisting</text:p>
      <text:p text:style-name="P1"><text:soft-page-break/>Twisting</text:p>
      <text:p text:style-name="P1">twisty</text:p>
      <text:p text:style-name="P1">two</text:p>
      <text:p text:style-name="P1">Two</text:p>
      <text:p text:style-name="P1">TWO</text:p>
      <text:p text:style-name="P1">type</text:p>
      <text:p text:style-name="P1">types</text:p>
      <text:p text:style-name="P1">typical</text:p>
      <text:p text:style-name="P1">Typical</text:p>
      <text:p text:style-name="P1">tyrant</text:p>
      <text:p text:style-name="P1">tyrants</text:p>
      <text:p text:style-name="P1">u</text:p>
      <text:p text:style-name="P1">uck</text:p>
      <text:p text:style-name="P1">ugh</text:p>
      <text:p text:style-name="P1">Ugh</text:p>
      <text:p text:style-name="P1">UGH</text:p>
      <text:p text:style-name="P1">Ughhhh</text:p>
      <text:p text:style-name="P1">Ughhhhhh</text:p>
      <text:p text:style-name="P1">ugly</text:p>
      <text:p text:style-name="P1">UGLY</text:p>
      <text:p text:style-name="P1">uh</text:p>
      <text:p text:style-name="P1">Uh</text:p>
      <text:p text:style-name="P1">Uhh</text:p>
      <text:p text:style-name="P1">uhhh</text:p>
      <text:p text:style-name="P1">Uhhh</text:p>
      <text:p text:style-name="P1">Uhhhh</text:p>
      <text:p text:style-name="P1">Uhhhhhhh</text:p>
      <text:p text:style-name="P1">UJacCRPlLlc</text:p>
      <text:p text:style-name="P1">ultimate</text:p>
      <text:p text:style-name="P1">Ultimately</text:p>
      <text:p text:style-name="P1">ultragenius</text:p>
      <text:p text:style-name="P1">um</text:p>
      <text:p text:style-name="P1">Um</text:p>
      <text:p text:style-name="P1">umm</text:p>
      <text:p text:style-name="P1">Umm</text:p>
      <text:p text:style-name="P1">Ummm</text:p>
      <text:p text:style-name="P1">un</text:p>
      <text:p text:style-name="P1">UN</text:p>
      <text:p text:style-name="P1">unable</text:p>
      <text:p text:style-name="P1">unabridged</text:p>
      <text:p text:style-name="P3"><text:span text:style-name="T5">Unabridged</text:span></text:p>
      <text:p text:style-name="P1">Unacceptable</text:p>
      <text:p text:style-name="P1">unarmed</text:p>
      <text:p text:style-name="P1">Unarmed</text:p>
      <text:p text:style-name="P1">unauthorized</text:p>
      <text:p text:style-name="P1">Unauthorized</text:p>
      <text:p text:style-name="P1">unaware</text:p>
      <text:p text:style-name="P1">unawares</text:p>
      <text:p text:style-name="P1">unbearable</text:p>
      <text:p text:style-name="P1">Unbeaten</text:p>
      <text:p text:style-name="P1">unbecoming</text:p>
      <text:p text:style-name="P1"><text:soft-page-break/>Unbeknownst</text:p>
      <text:p text:style-name="P1">unbelievable</text:p>
      <text:p text:style-name="P1">Unbelievable</text:p>
      <text:p text:style-name="P1">Unbelieveable</text:p>
      <text:p text:style-name="P1">unblock</text:p>
      <text:p text:style-name="P1">Unblock</text:p>
      <text:p text:style-name="P1">Unbreaking</text:p>
      <text:p text:style-name="P1">uncanny</text:p>
      <text:p text:style-name="P1">Unchip</text:p>
      <text:p text:style-name="P1">unchipped</text:p>
      <text:p text:style-name="P1">Unchipped</text:p>
      <text:p text:style-name="P1">Unchipping</text:p>
      <text:p text:style-name="P1">uncomfortable</text:p>
      <text:p text:style-name="P1">unconscious</text:p>
      <text:p text:style-name="P1">unconvinced</text:p>
      <text:p text:style-name="P1">unconvincingly</text:p>
      <text:p text:style-name="P1">Unconvincingly</text:p>
      <text:p text:style-name="P1">uncovered</text:p>
      <text:p text:style-name="P1">undari</text:p>
      <text:p text:style-name="P1">undead</text:p>
      <text:p text:style-name="P1">undeniable</text:p>
      <text:p text:style-name="P1">under</text:p>
      <text:p text:style-name="P1">Under</text:p>
      <text:p text:style-name="P1">UNDER</text:p>
      <text:p text:style-name="P1">Undercover</text:p>
      <text:p text:style-name="P1">underdog</text:p>
      <text:p text:style-name="P1">underestimate</text:p>
      <text:p text:style-name="P1">underestimated</text:p>
      <text:p text:style-name="P1">underground</text:p>
      <text:p text:style-name="P1">Underground</text:p>
      <text:p text:style-name="P1">underhanded</text:p>
      <text:p text:style-name="P1">underneath</text:p>
      <text:p text:style-name="P1">Underneath</text:p>
      <text:p text:style-name="P1">underside</text:p>
      <text:p text:style-name="P1">understaffed</text:p>
      <text:p text:style-name="P1">understand</text:p>
      <text:p text:style-name="P1">Understand</text:p>
      <text:p text:style-name="P1">Understandable</text:p>
      <text:p text:style-name="P1">Understandably</text:p>
      <text:p text:style-name="P1">understanding</text:p>
      <text:p text:style-name="P3"><text:span text:style-name="T5">understands</text:span></text:p>
      <text:p text:style-name="P1">understatement</text:p>
      <text:p text:style-name="P1">understood</text:p>
      <text:p text:style-name="P1">underwater</text:p>
      <text:p text:style-name="P1">underway</text:p>
      <text:p text:style-name="P1">underwear</text:p>
      <text:p text:style-name="P1">underworld</text:p>
      <text:p text:style-name="P1">undetectable</text:p>
      <text:p text:style-name="P1">undo</text:p>
      <text:p text:style-name="P1">unexpected</text:p>
      <text:p text:style-name="P1">Unexpected</text:p>
      <text:p text:style-name="P1"><text:soft-page-break/>unexplored</text:p>
      <text:p text:style-name="P1">unfair</text:p>
      <text:p text:style-name="P1">unfamiliar</text:p>
      <text:p text:style-name="P1">unfortunate</text:p>
      <text:p text:style-name="P1">unfortunately</text:p>
      <text:p text:style-name="P1">Unfortunately</text:p>
      <text:p text:style-name="P1">unfriendly</text:p>
      <text:p text:style-name="P1">ungh</text:p>
      <text:p text:style-name="P1">ungrateful</text:p>
      <text:p text:style-name="P1">unguarded</text:p>
      <text:p text:style-name="P1">Unhand</text:p>
      <text:p text:style-name="P1">unhappiness</text:p>
      <text:p text:style-name="P1">unhappy</text:p>
      <text:p text:style-name="P1">unharmed</text:p>
      <text:p text:style-name="P1">unhelpful</text:p>
      <text:p text:style-name="P1">uniform</text:p>
      <text:p text:style-name="P1">uniforms</text:p>
      <text:p text:style-name="P1">unimportant</text:p>
      <text:p text:style-name="P1">Unimportant</text:p>
      <text:p text:style-name="P1">Unintelligible</text:p>
      <text:p text:style-name="P1">unintended</text:p>
      <text:p text:style-name="P1">unintentionally</text:p>
      <text:p text:style-name="P1">uninvited</text:p>
      <text:p text:style-name="P1">Union</text:p>
      <text:p text:style-name="P1">uniorn</text:p>
      <text:p text:style-name="P1">unique</text:p>
      <text:p text:style-name="P1">unison</text:p>
      <text:p text:style-name="P1">universally</text:p>
      <text:p text:style-name="P1">universe</text:p>
      <text:p text:style-name="P1">unknowingly</text:p>
      <text:p text:style-name="P1">unknown</text:p>
      <text:p text:style-name="P1">unleash</text:p>
      <text:p text:style-name="P1">unleashed</text:p>
      <text:p text:style-name="P1">unleashes</text:p>
      <text:p text:style-name="P1">unless</text:p>
      <text:p text:style-name="P1">Unless</text:p>
      <text:p text:style-name="P1">UNLESS</text:p>
      <text:p text:style-name="P1">unlike</text:p>
      <text:p text:style-name="P1">Unlike</text:p>
      <text:p text:style-name="P1">unlikely</text:p>
      <text:p text:style-name="P3"><text:span text:style-name="T5">Unlikely</text:span></text:p>
      <text:p text:style-name="P1">unlimited</text:p>
      <text:p text:style-name="P1">Unlimited</text:p>
      <text:p text:style-name="P1">unlock</text:p>
      <text:p text:style-name="P1">unlocked</text:p>
      <text:p text:style-name="P1">unlocking</text:p>
      <text:p text:style-name="P1">unmarked</text:p>
      <text:p text:style-name="P1">unmask</text:p>
      <text:p text:style-name="P1">unmoving</text:p>
      <text:p text:style-name="P1">unnamed</text:p>
      <text:p text:style-name="P1">unnatural</text:p>
      <text:p text:style-name="P1"><text:soft-page-break/>unnecessarily</text:p>
      <text:p text:style-name="P1">unnecessary</text:p>
      <text:p text:style-name="P1">unorganized</text:p>
      <text:p text:style-name="P1">unpleasant</text:p>
      <text:p text:style-name="P1">unpleasantness</text:p>
      <text:p text:style-name="P1">unpredictable</text:p>
      <text:p text:style-name="P1">unprepared</text:p>
      <text:p text:style-name="P1">unprotected</text:p>
      <text:p text:style-name="P1">unreachable</text:p>
      <text:p text:style-name="P1">unreasonable</text:p>
      <text:p text:style-name="P1">unrecognised</text:p>
      <text:p text:style-name="P1">unrecorded</text:p>
      <text:p text:style-name="P1">unrest</text:p>
      <text:p text:style-name="P1">unscathed</text:p>
      <text:p text:style-name="P1">unsettled</text:p>
      <text:p text:style-name="P1">unsettling</text:p>
      <text:p text:style-name="P1">unskilled</text:p>
      <text:p text:style-name="P1">unsolvable</text:p>
      <text:p text:style-name="P1">unsolveable</text:p>
      <text:p text:style-name="P1">unspeakable</text:p>
      <text:p text:style-name="P1">unspoiled</text:p>
      <text:p text:style-name="P1">unstable</text:p>
      <text:p text:style-name="P1">unsuccessful</text:p>
      <text:p text:style-name="P1">Unsure</text:p>
      <text:p text:style-name="P1">untangle</text:p>
      <text:p text:style-name="P1">Untangle</text:p>
      <text:p text:style-name="P1">unthinkable</text:p>
      <text:p text:style-name="P1">until</text:p>
      <text:p text:style-name="P1">Until</text:p>
      <text:p text:style-name="P1">untouchable</text:p>
      <text:p text:style-name="P1">untouched</text:p>
      <text:p text:style-name="P1">untrained</text:p>
      <text:p text:style-name="P1">untrue</text:p>
      <text:p text:style-name="P1">unusual</text:p>
      <text:p text:style-name="P1">unveiled</text:p>
      <text:p text:style-name="P1">unwanted</text:p>
      <text:p text:style-name="P1">up</text:p>
      <text:p text:style-name="P1">Up</text:p>
      <text:p text:style-name="P1">UP</text:p>
      <text:p text:style-name="P1">upcoming</text:p>
      <text:p text:style-name="P3"><text:span text:style-name="T5">update</text:span></text:p>
      <text:p text:style-name="P1">upgrade</text:p>
      <text:p text:style-name="P1">upheld</text:p>
      <text:p text:style-name="P1">uphold</text:p>
      <text:p text:style-name="P1">upon</text:p>
      <text:p text:style-name="P1">upper</text:p>
      <text:p text:style-name="P1">Upper</text:p>
      <text:p text:style-name="P1">ups</text:p>
      <text:p text:style-name="P1">upset</text:p>
      <text:p text:style-name="P1">upsets</text:p>
      <text:p text:style-name="P1">upsettedly</text:p>
      <text:p text:style-name="P1"><text:soft-page-break/>upsetting</text:p>
      <text:p text:style-name="P1">Upsetting</text:p>
      <text:p text:style-name="P1">upside</text:p>
      <text:p text:style-name="P1">upstairs</text:p>
      <text:p text:style-name="P1">upstanding</text:p>
      <text:p text:style-name="P1">upwards</text:p>
      <text:p text:style-name="P1">urge</text:p>
      <text:p text:style-name="P1">urgent</text:p>
      <text:p text:style-name="P1">Urghhh</text:p>
      <text:p text:style-name="P1">us</text:p>
      <text:p text:style-name="P1">Us</text:p>
      <text:p text:style-name="P1">US</text:p>
      <text:p text:style-name="P1">use</text:p>
      <text:p text:style-name="P1">Use</text:p>
      <text:p text:style-name="P1">USE</text:p>
      <text:p text:style-name="P1">used</text:p>
      <text:p text:style-name="P1">Used</text:p>
      <text:p text:style-name="P1">useful</text:p>
      <text:p text:style-name="P1">Useful</text:p>
      <text:p text:style-name="P1">USEFUL</text:p>
      <text:p text:style-name="P1">usefulness</text:p>
      <text:p text:style-name="P1">useless</text:p>
      <text:p text:style-name="P1">User</text:p>
      <text:p text:style-name="P1">uses</text:p>
      <text:p text:style-name="P1">Uses</text:p>
      <text:p text:style-name="P1">usher</text:p>
      <text:p text:style-name="P1">Usher</text:p>
      <text:p text:style-name="P1">using</text:p>
      <text:p text:style-name="P1">Using</text:p>
      <text:p text:style-name="P1">USING</text:p>
      <text:p text:style-name="P1">usual</text:p>
      <text:p text:style-name="P1">usually</text:p>
      <text:p text:style-name="P1">Usually</text:p>
      <text:p text:style-name="P1">utilizing</text:p>
      <text:p text:style-name="P1">utmost</text:p>
      <text:p text:style-name="P1">Utter</text:p>
      <text:p text:style-name="P1">uttered</text:p>
      <text:p text:style-name="P1">utterly</text:p>
      <text:p text:style-name="P1">UUGGG</text:p>
      <text:p text:style-name="P1">uuhhhhhh</text:p>
      <text:p text:style-name="P3"><text:span text:style-name="T5">Uuuhgnn</text:span></text:p>
      <text:p text:style-name="P1">v</text:p>
      <text:p text:style-name="P1">V</text:p>
      <text:p text:style-name="P1">vacant</text:p>
      <text:p text:style-name="P1">vacation</text:p>
      <text:p text:style-name="P1">vague</text:p>
      <text:p text:style-name="P1">vaguely</text:p>
      <text:p text:style-name="P1">vain</text:p>
      <text:p text:style-name="P1">Val</text:p>
      <text:p text:style-name="P1">valiantly</text:p>
      <text:p text:style-name="P1">valid</text:p>
      <text:p text:style-name="P1"><text:soft-page-break/>validation</text:p>
      <text:p text:style-name="P1">Valley</text:p>
      <text:p text:style-name="P1">valuable</text:p>
      <text:p text:style-name="P1">Valuable</text:p>
      <text:p text:style-name="P1">value</text:p>
      <text:p text:style-name="P1">vamoose</text:p>
      <text:p text:style-name="P1">Vanish</text:p>
      <text:p text:style-name="P1">vanished</text:p>
      <text:p text:style-name="P1">vanquished</text:p>
      <text:p text:style-name="P1">various</text:p>
      <text:p text:style-name="P1">Various</text:p>
      <text:p text:style-name="P1">vary</text:p>
      <text:p text:style-name="P1">ve</text:p>
      <text:p text:style-name="P1">vegetable</text:p>
      <text:p text:style-name="P1">Velvet</text:p>
      <text:p text:style-name="P1">vengeance</text:p>
      <text:p text:style-name="P1">vent</text:p>
      <text:p text:style-name="P1">venturing</text:p>
      <text:p text:style-name="P1">Verdict</text:p>
      <text:p text:style-name="P1">Verrry</text:p>
      <text:p text:style-name="P1">versatile</text:p>
      <text:p text:style-name="P1">version</text:p>
      <text:p text:style-name="P1">Version</text:p>
      <text:p text:style-name="P1">versus</text:p>
      <text:p text:style-name="P1">vertical</text:p>
      <text:p text:style-name="P1">vertically</text:p>
      <text:p text:style-name="P1">very</text:p>
      <text:p text:style-name="P1">Very</text:p>
      <text:p text:style-name="P1">VERY</text:p>
      <text:p text:style-name="P1">vessel</text:p>
      <text:p text:style-name="P1">vest</text:p>
      <text:p text:style-name="P1">Vest</text:p>
      <text:p text:style-name="P1">vested</text:p>
      <text:p text:style-name="P1">VI</text:p>
      <text:p text:style-name="P1">vibe</text:p>
      <text:p text:style-name="P1">vibes</text:p>
      <text:p text:style-name="P1">vicinity</text:p>
      <text:p text:style-name="P1">vicious</text:p>
      <text:p text:style-name="P1">victim</text:p>
      <text:p text:style-name="P1">victims</text:p>
      <text:p text:style-name="P3"><text:span text:style-name="T5">victorious</text:span></text:p>
      <text:p text:style-name="P1">victory</text:p>
      <text:p text:style-name="P1">Victory</text:p>
      <text:p text:style-name="P1">view</text:p>
      <text:p text:style-name="P1">View</text:p>
      <text:p text:style-name="P1">Vigilantly</text:p>
      <text:p text:style-name="P1">vile</text:p>
      <text:p text:style-name="P1">village</text:p>
      <text:p text:style-name="P1">Village</text:p>
      <text:p text:style-name="P1">villager</text:p>
      <text:p text:style-name="P1">Villager</text:p>
      <text:p text:style-name="P1"><text:soft-page-break/>villagers</text:p>
      <text:p text:style-name="P1">Villagers</text:p>
      <text:p text:style-name="P1">villain</text:p>
      <text:p text:style-name="P1">Villain</text:p>
      <text:p text:style-name="P1">villainously</text:p>
      <text:p text:style-name="P1">villains</text:p>
      <text:p text:style-name="P1">Villains</text:p>
      <text:p text:style-name="P1">vine</text:p>
      <text:p text:style-name="P1">Vine</text:p>
      <text:p text:style-name="P1">vines</text:p>
      <text:p text:style-name="P1">Vines</text:p>
      <text:p text:style-name="P1">vintage</text:p>
      <text:p text:style-name="P1">violated</text:p>
      <text:p text:style-name="P1">violation</text:p>
      <text:p text:style-name="P1">violence</text:p>
      <text:p text:style-name="P1">violent</text:p>
      <text:p text:style-name="P1">violin</text:p>
      <text:p text:style-name="P1">virtually</text:p>
      <text:p text:style-name="P1">virtue</text:p>
      <text:p text:style-name="P1">visible</text:p>
      <text:p text:style-name="P1">visibly</text:p>
      <text:p text:style-name="P1">vision</text:p>
      <text:p text:style-name="P1">VISION</text:p>
      <text:p text:style-name="P1">visit</text:p>
      <text:p text:style-name="P1">Visit</text:p>
      <text:p text:style-name="P1">visited</text:p>
      <text:p text:style-name="P1">visiting</text:p>
      <text:p text:style-name="P1">visitor</text:p>
      <text:p text:style-name="P1">visitors</text:p>
      <text:p text:style-name="P1">Visitors</text:p>
      <text:p text:style-name="P1">visits</text:p>
      <text:p text:style-name="P1">voice</text:p>
      <text:p text:style-name="P1">Voice</text:p>
      <text:p text:style-name="P1">VOICE</text:p>
      <text:p text:style-name="P1">voices</text:p>
      <text:p text:style-name="P1">void</text:p>
      <text:p text:style-name="P1">Void</text:p>
      <text:p text:style-name="P1">Voila</text:p>
      <text:p text:style-name="P1">volcano</text:p>
      <text:p text:style-name="P1">volition</text:p>
      <text:p text:style-name="P3"><text:span text:style-name="T5">volleyball</text:span></text:p>
      <text:p text:style-name="P1">Volume</text:p>
      <text:p text:style-name="P1">volunteer</text:p>
      <text:p text:style-name="P1">Volunteered</text:p>
      <text:p text:style-name="P1">volunteers</text:p>
      <text:p text:style-name="P1">von</text:p>
      <text:p text:style-name="P1">vor</text:p>
      <text:p text:style-name="P1">Vos</text:p>
      <text:p text:style-name="P1">Vos'</text:p>
      <text:p text:style-name="P1">vote</text:p>
      <text:p text:style-name="P1">voted</text:p>
      <text:p text:style-name="P1"><text:soft-page-break/>votes</text:p>
      <text:p text:style-name="P1">vowed</text:p>
      <text:p text:style-name="P1">Vowed</text:p>
      <text:p text:style-name="P1">Voyaging</text:p>
      <text:p text:style-name="P1">vs</text:p>
      <text:p text:style-name="P1">VS</text:p>
      <text:p text:style-name="P1">vulnerable</text:p>
      <text:p text:style-name="P1">vwoL</text:p>
      <text:p text:style-name="P1">w</text:p>
      <text:p text:style-name="P1">W</text:p>
      <text:p text:style-name="P1">waa</text:p>
      <text:p text:style-name="P1">Waaaaagggghhh</text:p>
      <text:p text:style-name="P1">Waaaait</text:p>
      <text:p text:style-name="P1">Waaaitwaitwaitwait</text:p>
      <text:p text:style-name="P1">Waaaugghhhh</text:p>
      <text:p text:style-name="P1">waaay</text:p>
      <text:p text:style-name="P1">WAAH</text:p>
      <text:p text:style-name="P1">wacko</text:p>
      <text:p text:style-name="P1">wackos</text:p>
      <text:p text:style-name="P1">wad</text:p>
      <text:p text:style-name="P1">Waffles</text:p>
      <text:p text:style-name="P1">waffling</text:p>
      <text:p text:style-name="P1">wag</text:p>
      <text:p text:style-name="P1">wagging</text:p>
      <text:p text:style-name="P1">Wahoo</text:p>
      <text:p text:style-name="P1">wait</text:p>
      <text:p text:style-name="P1">Wait</text:p>
      <text:p text:style-name="P1">Wait'll<text:span text:style-name="T19">(Wait until)</text:span></text:p>
      <text:p text:style-name="P1">waited</text:p>
      <text:p text:style-name="P1">Waited</text:p>
      <text:p text:style-name="P1">waiting</text:p>
      <text:p text:style-name="P1">Waiting</text:p>
      <text:p text:style-name="P1">waits</text:p>
      <text:p text:style-name="P1">wake</text:p>
      <text:p text:style-name="P1">wakes</text:p>
      <text:p text:style-name="P1">waking</text:p>
      <text:p text:style-name="P1">walk</text:p>
      <text:p text:style-name="P1">Walk</text:p>
      <text:p text:style-name="P1">WALK</text:p>
      <text:p text:style-name="P1">walked</text:p>
      <text:p text:style-name="P3"><text:span text:style-name="T5">Walked</text:span></text:p>
      <text:p text:style-name="P1">Walker</text:p>
      <text:p text:style-name="P1">walking</text:p>
      <text:p text:style-name="P1">Walking</text:p>
      <text:p text:style-name="P1">walks</text:p>
      <text:p text:style-name="P1">Walks</text:p>
      <text:p text:style-name="P1">wall</text:p>
      <text:p text:style-name="P1">Wall</text:p>
      <text:p text:style-name="P1">Wallpaper</text:p>
      <text:p text:style-name="P1">walls</text:p>
      <text:p text:style-name="P1">Walls</text:p>
      <text:p text:style-name="P1"><text:soft-page-break/>Walls'</text:p>
      <text:p text:style-name="P1">waltzing</text:p>
      <text:p text:style-name="P1">Wanda</text:p>
      <text:p text:style-name="P1">wander</text:p>
      <text:p text:style-name="P1">wandered</text:p>
      <text:p text:style-name="P1">wandering</text:p>
      <text:p text:style-name="P1">wanders</text:p>
      <text:p text:style-name="P1">wanna</text:p>
      <text:p text:style-name="P1">Wanna</text:p>
      <text:p text:style-name="P1">wannabe</text:p>
      <text:p text:style-name="P1">wannabes</text:p>
      <text:p text:style-name="P1">want</text:p>
      <text:p text:style-name="P1">Want</text:p>
      <text:p text:style-name="P1">WANT</text:p>
      <text:p text:style-name="P1">wanted</text:p>
      <text:p text:style-name="P1">Wanted</text:p>
      <text:p text:style-name="P1">wanting</text:p>
      <text:p text:style-name="P1">Wanting</text:p>
      <text:p text:style-name="P1">wanton</text:p>
      <text:p text:style-name="P1">wants</text:p>
      <text:p text:style-name="P1">war</text:p>
      <text:p text:style-name="P1">Warden</text:p>
      <text:p text:style-name="P1">Warden's</text:p>
      <text:p text:style-name="P1">warm</text:p>
      <text:p text:style-name="P1">warming</text:p>
      <text:p text:style-name="P1">warmup</text:p>
      <text:p text:style-name="P1">warn</text:p>
      <text:p text:style-name="P1">warned</text:p>
      <text:p text:style-name="P1">Warned</text:p>
      <text:p text:style-name="P1">warning</text:p>
      <text:p text:style-name="P1">WARNING</text:p>
      <text:p text:style-name="P1">warrior</text:p>
      <text:p text:style-name="P1">Warrior</text:p>
      <text:p text:style-name="P1">warriors</text:p>
      <text:p text:style-name="P1">Warriors</text:p>
      <text:p text:style-name="P1">was</text:p>
      <text:p text:style-name="P1">Was</text:p>
      <text:p text:style-name="P1">WAS</text:p>
      <text:p text:style-name="P1">wash</text:p>
      <text:p text:style-name="P1">Wash</text:p>
      <text:p text:style-name="P3"><text:span text:style-name="T5">washed</text:span></text:p>
      <text:p text:style-name="P1">washing</text:p>
      <text:p text:style-name="P1">wasn</text:p>
      <text:p text:style-name="P1">Wasn</text:p>
      <text:p text:style-name="P1">wasn't<text:span text:style-name="T20">(was not)</text:span></text:p>
      <text:p text:style-name="P1">Wasn't<text:span text:style-name="T20">(Was not)</text:span></text:p>
      <text:p text:style-name="P1">wassername</text:p>
      <text:p text:style-name="P1">waste</text:p>
      <text:p text:style-name="P1">wasted</text:p>
      <text:p text:style-name="P1">wasteful</text:p>
      <text:p text:style-name="P1">wastefulness</text:p>
      <text:p text:style-name="P1"><text:soft-page-break/>wasteland</text:p>
      <text:p text:style-name="P1">wasting</text:p>
      <text:p text:style-name="P1">Wasting</text:p>
      <text:p text:style-name="P1">watch</text:p>
      <text:p text:style-name="P1">Watch</text:p>
      <text:p text:style-name="P1">Watcha</text:p>
      <text:p text:style-name="P1">watched</text:p>
      <text:p text:style-name="P1">watches</text:p>
      <text:p text:style-name="P1">watching</text:p>
      <text:p text:style-name="P1">Watching</text:p>
      <text:p text:style-name="P1">water</text:p>
      <text:p text:style-name="P1">Water</text:p>
      <text:p text:style-name="P1">waterfall</text:p>
      <text:p text:style-name="P1">Waterfall</text:p>
      <text:p text:style-name="P1">WATERFALL</text:p>
      <text:p text:style-name="P1">waterfalls</text:p>
      <text:p text:style-name="P1">watering</text:p>
      <text:p text:style-name="P1">waterworks</text:p>
      <text:p text:style-name="P1">Wauugh</text:p>
      <text:p text:style-name="P1">wave</text:p>
      <text:p text:style-name="P1">waves</text:p>
      <text:p text:style-name="P1">Waves</text:p>
      <text:p text:style-name="P1">waving</text:p>
      <text:p text:style-name="P1">Waving</text:p>
      <text:p text:style-name="P1">way</text:p>
      <text:p text:style-name="P1">Way</text:p>
      <text:p text:style-name="P1">WAY</text:p>
      <text:p text:style-name="P1">way's</text:p>
      <text:p text:style-name="P1">ways</text:p>
      <text:p text:style-name="P1">wayyy</text:p>
      <text:p text:style-name="P1">we</text:p>
      <text:p text:style-name="P1">We</text:p>
      <text:p text:style-name="P1">WE</text:p>
      <text:p text:style-name="P1">we'd<text:span text:style-name="T20">(we would)</text:span></text:p>
      <text:p text:style-name="P1">We'd<text:span text:style-name="T20">(We would)</text:span></text:p>
      <text:p text:style-name="P1">we'll<text:span text:style-name="T20">(we will)</text:span></text:p>
      <text:p text:style-name="P1">We'll<text:span text:style-name="T20">(We will)</text:span></text:p>
      <text:p text:style-name="P1">we're<text:span text:style-name="T20">(we are)</text:span></text:p>
      <text:p text:style-name="P1">We're<text:span text:style-name="T20">(We are)</text:span></text:p>
      <text:p text:style-name="P1">WE'RE<text:span text:style-name="T20">(WE ARE)</text:span></text:p>
      <text:p text:style-name="P3"><text:span text:style-name="T5">we've</text:span><text:span text:style-name="T21">(we have)</text:span></text:p>
      <text:p text:style-name="P1">We've<text:span text:style-name="T20">(We have)</text:span></text:p>
      <text:p text:style-name="P1">weak</text:p>
      <text:p text:style-name="P1">weaker</text:p>
      <text:p text:style-name="P1">weakness</text:p>
      <text:p text:style-name="P1">weaknesses</text:p>
      <text:p text:style-name="P1">weapon</text:p>
      <text:p text:style-name="P1">weapon's</text:p>
      <text:p text:style-name="P1">weaponry</text:p>
      <text:p text:style-name="P1">weapons</text:p>
      <text:p text:style-name="P1">Weapons</text:p>
      <text:p text:style-name="P1"><text:soft-page-break/>wear</text:p>
      <text:p text:style-name="P1">wearing</text:p>
      <text:p text:style-name="P1">Wearing</text:p>
      <text:p text:style-name="P1">wears</text:p>
      <text:p text:style-name="P1">weather</text:p>
      <text:p text:style-name="P1">web</text:p>
      <text:p text:style-name="P1">webheads</text:p>
      <text:p text:style-name="P1">weed</text:p>
      <text:p text:style-name="P1">week</text:p>
      <text:p text:style-name="P1">weeks</text:p>
      <text:p text:style-name="P1">weep</text:p>
      <text:p text:style-name="P1">weigh</text:p>
      <text:p text:style-name="P1">weight</text:p>
      <text:p text:style-name="P1">Weight</text:p>
      <text:p text:style-name="P1">weird</text:p>
      <text:p text:style-name="P1">Weird</text:p>
      <text:p text:style-name="P1">weirded</text:p>
      <text:p text:style-name="P1">weirder</text:p>
      <text:p text:style-name="P1">weirdest</text:p>
      <text:p text:style-name="P1">weirdly</text:p>
      <text:p text:style-name="P1">weirdo</text:p>
      <text:p text:style-name="P1">weirdos</text:p>
      <text:p text:style-name="P1">Weirdos</text:p>
      <text:p text:style-name="P1">Weirdoville</text:p>
      <text:p text:style-name="P1">welco</text:p>
      <text:p text:style-name="P1">welcome</text:p>
      <text:p text:style-name="P1">Welcome</text:p>
      <text:p text:style-name="P1">welcomed</text:p>
      <text:p text:style-name="P1">welcoming</text:p>
      <text:p text:style-name="P1">well</text:p>
      <text:p text:style-name="P1">Well</text:p>
      <text:p text:style-name="P1">WELL</text:p>
      <text:p text:style-name="P1">Welll</text:p>
      <text:p text:style-name="P1">Wellll</text:p>
      <text:p text:style-name="P1">Welllll</text:p>
      <text:p text:style-name="P1">Wellllllllllcoooome</text:p>
      <text:p text:style-name="P1">Welp</text:p>
      <text:p text:style-name="P1">went</text:p>
      <text:p text:style-name="P1">Went</text:p>
      <text:p text:style-name="P1">were</text:p>
      <text:p text:style-name="P3"><text:span text:style-name="T5">Were</text:span></text:p>
      <text:p text:style-name="P1">WERE</text:p>
      <text:p text:style-name="P1">weren</text:p>
      <text:p text:style-name="P1">weren't<text:span text:style-name="T20">(were not)</text:span></text:p>
      <text:p text:style-name="P1">wet</text:p>
      <text:p text:style-name="P1">wh</text:p>
      <text:p text:style-name="P1">Wh</text:p>
      <text:p text:style-name="P1">Wha</text:p>
      <text:p text:style-name="P1">whaaaaaaaaaaaaaaa</text:p>
      <text:p text:style-name="P1">Whaaat</text:p>
      <text:p text:style-name="P1">Whaat</text:p>
      <text:p text:style-name="P1"><text:soft-page-break/>whack</text:p>
      <text:p text:style-name="P1">whacked</text:p>
      <text:p text:style-name="P1">whacks</text:p>
      <text:p text:style-name="P1">Whadda</text:p>
      <text:p text:style-name="P1">Whaddayou</text:p>
      <text:p text:style-name="P1">whaddya</text:p>
      <text:p text:style-name="P1">Whaddya</text:p>
      <text:p text:style-name="P1">what</text:p>
      <text:p text:style-name="P1">What</text:p>
      <text:p text:style-name="P1">WHAT</text:p>
      <text:p text:style-name="P1">What'cha<text:span text:style-name="T20">(What you are)</text:span></text:p>
      <text:p text:style-name="P1">what'd<text:span text:style-name="T20">(what would)</text:span></text:p>
      <text:p text:style-name="P1">What'd<text:span text:style-name="T20">(What would)</text:span></text:p>
      <text:p text:style-name="P1">what'll<text:span text:style-name="T20">(what will)</text:span></text:p>
      <text:p text:style-name="P1">What'll<text:span text:style-name="T20">(What will)</text:span></text:p>
      <text:p text:style-name="P1">what're<text:span text:style-name="T20">(what are)</text:span></text:p>
      <text:p text:style-name="P1">What're<text:span text:style-name="T20">(What are)</text:span></text:p>
      <text:p text:style-name="P1">what's<text:span text:style-name="T20">(what is)</text:span></text:p>
      <text:p text:style-name="P1">What's<text:span text:style-name="T20">(What is)</text:span></text:p>
      <text:p text:style-name="P1">What've<text:span text:style-name="T20">(What have)</text:span></text:p>
      <text:p text:style-name="P1">whatcha</text:p>
      <text:p text:style-name="P1">Whatcha</text:p>
      <text:p text:style-name="P1">whatever</text:p>
      <text:p text:style-name="P1">Whatever</text:p>
      <text:p text:style-name="P1">whatever's</text:p>
      <text:p text:style-name="P1">Whatever's</text:p>
      <text:p text:style-name="P1">Whats</text:p>
      <text:p text:style-name="P1">Whatsername</text:p>
      <text:p text:style-name="P1">wheat</text:p>
      <text:p text:style-name="P1">Wheat</text:p>
      <text:p text:style-name="P1">Whee</text:p>
      <text:p text:style-name="P1">Wheeeee</text:p>
      <text:p text:style-name="P1">Wheeeeeeeeeeee</text:p>
      <text:p text:style-name="P1">wheezes</text:p>
      <text:p text:style-name="P1">when</text:p>
      <text:p text:style-name="P1">When</text:p>
      <text:p text:style-name="P1">WHEN</text:p>
      <text:p text:style-name="P1">When'd<text:span text:style-name="T20">(When would)</text:span></text:p>
      <text:p text:style-name="P1">When's<text:span text:style-name="T20">(When is)</text:span></text:p>
      <text:p text:style-name="P1">whenever</text:p>
      <text:p text:style-name="P3"><text:span text:style-name="T5">Whenever</text:span></text:p>
      <text:p text:style-name="P1">where</text:p>
      <text:p text:style-name="P1">Where</text:p>
      <text:p text:style-name="P1">WHERE</text:p>
      <text:p text:style-name="P1">where'd<text:span text:style-name="T20">(where would)</text:span></text:p>
      <text:p text:style-name="P11">Where'd<text:span text:style-name="T20">(Where would)</text:span></text:p>
      <text:p text:style-name="P1">where's<text:span text:style-name="T20">(where is)</text:span></text:p>
      <text:p text:style-name="P11">Where's<text:span text:style-name="T20">(Where is)</text:span></text:p>
      <text:p text:style-name="P1">wherever</text:p>
      <text:p text:style-name="P1">Wherever</text:p>
      <text:p text:style-name="P1">whether</text:p>
      <text:p text:style-name="P1"><text:soft-page-break/>Whew</text:p>
      <text:p text:style-name="P1">which</text:p>
      <text:p text:style-name="P1">Which</text:p>
      <text:p text:style-name="P1">which'll<text:span text:style-name="T20">(which will)</text:span></text:p>
      <text:p text:style-name="P1">whichever</text:p>
      <text:p text:style-name="P1">Whichever</text:p>
      <text:p text:style-name="P1">whiff</text:p>
      <text:p text:style-name="P1">while</text:p>
      <text:p text:style-name="P1">While</text:p>
      <text:p text:style-name="P1">whilst</text:p>
      <text:p text:style-name="P1">whim</text:p>
      <text:p text:style-name="P1">whimpers</text:p>
      <text:p text:style-name="P1">whine</text:p>
      <text:p text:style-name="P1">whining</text:p>
      <text:p text:style-name="P1">whiny</text:p>
      <text:p text:style-name="P1">Whip</text:p>
      <text:p text:style-name="P1">Whiskers</text:p>
      <text:p text:style-name="P1">whisper</text:p>
      <text:p text:style-name="P1">Whisper</text:p>
      <text:p text:style-name="P1">whispered</text:p>
      <text:p text:style-name="P1">whispering</text:p>
      <text:p text:style-name="P1">Whispering</text:p>
      <text:p text:style-name="P1">whispers</text:p>
      <text:p text:style-name="P1">Whispers</text:p>
      <text:p text:style-name="P1">Whistles</text:p>
      <text:p text:style-name="P1">white</text:p>
      <text:p text:style-name="P1">White</text:p>
      <text:p text:style-name="P1">WHITE</text:p>
      <text:p text:style-name="P1">whittling</text:p>
      <text:p text:style-name="P1">who</text:p>
      <text:p text:style-name="P1">Who</text:p>
      <text:p text:style-name="P1">WHO</text:p>
      <text:p text:style-name="P1">Who'd<text:span text:style-name="T20">(Who would)</text:span></text:p>
      <text:p text:style-name="P1">Who'da<text:span text:style-name="T20">(Who would have)</text:span></text:p>
      <text:p text:style-name="P1">who're<text:span text:style-name="T20">(who are)</text:span></text:p>
      <text:p text:style-name="P1">who's<text:span text:style-name="T20">(who is)</text:span></text:p>
      <text:p text:style-name="P1">Who's<text:span text:style-name="T20">(Who is)</text:span></text:p>
      <text:p text:style-name="P1">whoa</text:p>
      <text:p text:style-name="P1">Whoa</text:p>
      <text:p text:style-name="P1">WHOA</text:p>
      <text:p text:style-name="P3"><text:span text:style-name="T5">Whoaaa</text:span></text:p>
      <text:p text:style-name="P1">Whoaaaa</text:p>
      <text:p text:style-name="P1">Whoah</text:p>
      <text:p text:style-name="P1">whoawhoawhoa</text:p>
      <text:p text:style-name="P1">whoever</text:p>
      <text:p text:style-name="P1">Whoever</text:p>
      <text:p text:style-name="P1">whoever's</text:p>
      <text:p text:style-name="P1">Whoever's</text:p>
      <text:p text:style-name="P1">whole</text:p>
      <text:p text:style-name="P1">whom</text:p>
      <text:p text:style-name="P1">Whoo</text:p>
      <text:p text:style-name="P1"><text:soft-page-break/>WHOO</text:p>
      <text:p text:style-name="P1">whooo</text:p>
      <text:p text:style-name="P1">Whooo</text:p>
      <text:p text:style-name="P1">whoooa</text:p>
      <text:p text:style-name="P1">whooooaaa</text:p>
      <text:p text:style-name="P1">Whooooaaaaaaa</text:p>
      <text:p text:style-name="P1">Whooooo</text:p>
      <text:p text:style-name="P1">Whooooooah</text:p>
      <text:p text:style-name="P1">Whooooosh</text:p>
      <text:p text:style-name="P1">Whooops</text:p>
      <text:p text:style-name="P1">whoop</text:p>
      <text:p text:style-name="P1">Whoop</text:p>
      <text:p text:style-name="P1">Whoops</text:p>
      <text:p text:style-name="P1">whose</text:p>
      <text:p text:style-name="P1">Whowahuh</text:p>
      <text:p text:style-name="P1">why</text:p>
      <text:p text:style-name="P1">Why</text:p>
      <text:p text:style-name="P1">WHY</text:p>
      <text:p text:style-name="P1">Why'd<text:span text:style-name="T20">(Why would)</text:span></text:p>
      <text:p text:style-name="P1">Why're<text:span text:style-name="T20">(Why are)</text:span></text:p>
      <text:p text:style-name="P1">Why's<text:span text:style-name="T20">(Why is)</text:span></text:p>
      <text:p text:style-name="P1">Wicked</text:p>
      <text:p text:style-name="P1">wide</text:p>
      <text:p text:style-name="P1">wider</text:p>
      <text:p text:style-name="P1">width</text:p>
      <text:p text:style-name="P1">wield</text:p>
      <text:p text:style-name="P1">wig</text:p>
      <text:p text:style-name="P1">wiggle</text:p>
      <text:p text:style-name="P1">Wiggle</text:p>
      <text:p text:style-name="P1">wiki</text:p>
      <text:p text:style-name="P1">wil</text:p>
      <text:p text:style-name="P1">wild</text:p>
      <text:p text:style-name="P1">wilds</text:p>
      <text:p text:style-name="P1">wiles</text:p>
      <text:p text:style-name="P1">will</text:p>
      <text:p text:style-name="P1">Will</text:p>
      <text:p text:style-name="P1">WILL</text:p>
      <text:p text:style-name="P1">willies</text:p>
      <text:p text:style-name="P1">willing</text:p>
      <text:p text:style-name="P1">willingly</text:p>
      <text:p text:style-name="P3"><text:span text:style-name="T5">WILLINGLY</text:span></text:p>
      <text:p text:style-name="P1">wills</text:p>
      <text:p text:style-name="P1">Willy</text:p>
      <text:p text:style-name="P1">wimp</text:p>
      <text:p text:style-name="P1">win</text:p>
      <text:p text:style-name="P1">Win</text:p>
      <text:p text:style-name="P1">WIN</text:p>
      <text:p text:style-name="P1">wind</text:p>
      <text:p text:style-name="P1">winded</text:p>
      <text:p text:style-name="P1">Winding</text:p>
      <text:p text:style-name="P1">window</text:p>
      <text:p text:style-name="P1"><text:soft-page-break/>Window</text:p>
      <text:p text:style-name="P1">windy</text:p>
      <text:p text:style-name="P1">wing</text:p>
      <text:p text:style-name="P1">winging</text:p>
      <text:p text:style-name="P1">wingman</text:p>
      <text:p text:style-name="P1">wings</text:p>
      <text:p text:style-name="P1">Wings</text:p>
      <text:p text:style-name="P1">Wink</text:p>
      <text:p text:style-name="P1">winked</text:p>
      <text:p text:style-name="P1">winks</text:p>
      <text:p text:style-name="P1">Winks</text:p>
      <text:p text:style-name="P1">winner</text:p>
      <text:p text:style-name="P1">Winner</text:p>
      <text:p text:style-name="P1">winners</text:p>
      <text:p text:style-name="P1">Winners</text:p>
      <text:p text:style-name="P1">winning</text:p>
      <text:p text:style-name="P1">Winning</text:p>
      <text:p text:style-name="P1">wins</text:p>
      <text:p text:style-name="P1">Winslow</text:p>
      <text:p text:style-name="P1">Winslow's</text:p>
      <text:p text:style-name="P1">Winter</text:p>
      <text:p text:style-name="P1">wipe</text:p>
      <text:p text:style-name="P1">Wipe</text:p>
      <text:p text:style-name="P1">wipes</text:p>
      <text:p text:style-name="P1">wire</text:p>
      <text:p text:style-name="P1">wiring</text:p>
      <text:p text:style-name="P1">wisdom</text:p>
      <text:p text:style-name="P1">wise</text:p>
      <text:p text:style-name="P1">wisely</text:p>
      <text:p text:style-name="P1">wisenheimer</text:p>
      <text:p text:style-name="P1">wish</text:p>
      <text:p text:style-name="P1">Wish</text:p>
      <text:p text:style-name="P1">WISH</text:p>
      <text:p text:style-name="P1">wishes</text:p>
      <text:p text:style-name="P1">wishing</text:p>
      <text:p text:style-name="P1">wishlists</text:p>
      <text:p text:style-name="P1">wit</text:p>
      <text:p text:style-name="P1">witch</text:p>
      <text:p text:style-name="P1">Witch</text:p>
      <text:p text:style-name="P1">Witch's<text:span text:style-name="T20">(Witch is)</text:span></text:p>
      <text:p text:style-name="P3"><text:span text:style-name="T5">witches</text:span></text:p>
      <text:p text:style-name="P1">Witches</text:p>
      <text:p text:style-name="P1">with</text:p>
      <text:p text:style-name="P1">With</text:p>
      <text:p text:style-name="P1">WITH</text:p>
      <text:p text:style-name="P1">withdrawing</text:p>
      <text:p text:style-name="P1">wither</text:p>
      <text:p text:style-name="P1">Wither</text:p>
      <text:p text:style-name="P1">Withered</text:p>
      <text:p text:style-name="P1">Withers</text:p>
      <text:p text:style-name="P1">withersickness</text:p>
      <text:p text:style-name="P1"><text:soft-page-break/>witherskull</text:p>
      <text:p text:style-name="P1">witherstorm</text:p>
      <text:p text:style-name="P1">Witherstorm</text:p>
      <text:p text:style-name="P1">Witherstorm's</text:p>
      <text:p text:style-name="P1">Witherstorms</text:p>
      <text:p text:style-name="P1">Witherwhat</text:p>
      <text:p text:style-name="P1">within</text:p>
      <text:p text:style-name="P1">Within</text:p>
      <text:p text:style-name="P1">without</text:p>
      <text:p text:style-name="P1">Without</text:p>
      <text:p text:style-name="P1">withstand</text:p>
      <text:p text:style-name="P1">witness</text:p>
      <text:p text:style-name="P1">Witness</text:p>
      <text:p text:style-name="P1">witnesses</text:p>
      <text:p text:style-name="P1">witnessing</text:p>
      <text:p text:style-name="P1">Woah</text:p>
      <text:p text:style-name="P1">WOAH</text:p>
      <text:p text:style-name="P1">Woahh</text:p>
      <text:p text:style-name="P1">wolf</text:p>
      <text:p text:style-name="P1">Wolf</text:p>
      <text:p text:style-name="P1">woll</text:p>
      <text:p text:style-name="P1">Woll</text:p>
      <text:p text:style-name="P1">woman</text:p>
      <text:p text:style-name="P1">woman's</text:p>
      <text:p text:style-name="P1">won</text:p>
      <text:p text:style-name="P1">Won</text:p>
      <text:p text:style-name="P1">WON</text:p>
      <text:p text:style-name="P1">won't<text:span text:style-name="T20">(will not)</text:span></text:p>
      <text:p text:style-name="P11">Won't<text:span text:style-name="T20">(Will not)</text:span></text:p>
      <text:p text:style-name="P11">WON'T<text:span text:style-name="T20">(</text:span><text:span text:style-name="T22">WILL NOT</text:span><text:span text:style-name="T20">)</text:span></text:p>
      <text:p text:style-name="P1">wonder</text:p>
      <text:p text:style-name="P1">Wonder</text:p>
      <text:p text:style-name="P1">wondered</text:p>
      <text:p text:style-name="P1">wonderful</text:p>
      <text:p text:style-name="P1">Wonderful</text:p>
      <text:p text:style-name="P1">WONderful</text:p>
      <text:p text:style-name="P1">wonderfully</text:p>
      <text:p text:style-name="P1">Wonderfully</text:p>
      <text:p text:style-name="P1">wondering</text:p>
      <text:p text:style-name="P1">Wondering</text:p>
      <text:p text:style-name="P3"><text:span text:style-name="T5">wonders</text:span></text:p>
      <text:p text:style-name="P1">woo</text:p>
      <text:p text:style-name="P1">Woo</text:p>
      <text:p text:style-name="P1">wood</text:p>
      <text:p text:style-name="P1">Wood</text:p>
      <text:p text:style-name="P1">wooden</text:p>
      <text:p text:style-name="P1">Wooden</text:p>
      <text:p text:style-name="P1">woodland</text:p>
      <text:p text:style-name="P1">Woodland</text:p>
      <text:p text:style-name="P1">woods</text:p>
      <text:p text:style-name="P1">Woof</text:p>
      <text:p text:style-name="P1"><text:soft-page-break/>Woohoo</text:p>
      <text:p text:style-name="P1">Woohoohoo</text:p>
      <text:p text:style-name="P1">wool</text:p>
      <text:p text:style-name="P1">Wool</text:p>
      <text:p text:style-name="P1">Wooo</text:p>
      <text:p text:style-name="P1">Woooh</text:p>
      <text:p text:style-name="P1">Woooo</text:p>
      <text:p text:style-name="P1">word</text:p>
      <text:p text:style-name="P1">Word</text:p>
      <text:p text:style-name="P1">words</text:p>
      <text:p text:style-name="P1">WORDS</text:p>
      <text:p text:style-name="P1">wore</text:p>
      <text:p text:style-name="P1">work</text:p>
      <text:p text:style-name="P1">Work</text:p>
      <text:p text:style-name="P1">WORK</text:p>
      <text:p text:style-name="P1">worked</text:p>
      <text:p text:style-name="P1">Worked</text:p>
      <text:p text:style-name="P1">workers</text:p>
      <text:p text:style-name="P1">worki</text:p>
      <text:p text:style-name="P1">Workin</text:p>
      <text:p text:style-name="P1">working</text:p>
      <text:p text:style-name="P1">Working</text:p>
      <text:p text:style-name="P1">WORKING</text:p>
      <text:p text:style-name="P1">works</text:p>
      <text:p text:style-name="P1">Works</text:p>
      <text:p text:style-name="P1">workshopping</text:p>
      <text:p text:style-name="P1">workshops</text:p>
      <text:p text:style-name="P1">world</text:p>
      <text:p text:style-name="P1">World</text:p>
      <text:p text:style-name="P1">WORLD</text:p>
      <text:p text:style-name="P1">world's</text:p>
      <text:p text:style-name="P1">worlds</text:p>
      <text:p text:style-name="P1">Worlds</text:p>
      <text:p text:style-name="P1">worn</text:p>
      <text:p text:style-name="P1">worried</text:p>
      <text:p text:style-name="P1">Worried</text:p>
      <text:p text:style-name="P1">worriedly</text:p>
      <text:p text:style-name="P1">worrier</text:p>
      <text:p text:style-name="P1">worries</text:p>
      <text:p text:style-name="P1">worry</text:p>
      <text:p text:style-name="P3"><text:span text:style-name="T5">Worry</text:span></text:p>
      <text:p text:style-name="P1">worrying</text:p>
      <text:p text:style-name="P1">Worrying</text:p>
      <text:p text:style-name="P1">worrywart</text:p>
      <text:p text:style-name="P1">worse</text:p>
      <text:p text:style-name="P1">Worse</text:p>
      <text:p text:style-name="P1">WORSE</text:p>
      <text:p text:style-name="P1">worst</text:p>
      <text:p text:style-name="P1">Worst</text:p>
      <text:p text:style-name="P1">WORST</text:p>
      <text:p text:style-name="P1">worth</text:p>
      <text:p text:style-name="P1"><text:soft-page-break/>Worth</text:p>
      <text:p text:style-name="P1">worthiest</text:p>
      <text:p text:style-name="P1">worthless</text:p>
      <text:p text:style-name="P1">worthy</text:p>
      <text:p text:style-name="P1">would</text:p>
      <text:p text:style-name="P1">Would</text:p>
      <text:p text:style-name="P1">WOULD</text:p>
      <text:p text:style-name="P11">would've<text:span text:style-name="T20">(would have)</text:span></text:p>
      <text:p text:style-name="P1">woulda</text:p>
      <text:p text:style-name="P1">wouldja</text:p>
      <text:p text:style-name="P1">wouldn</text:p>
      <text:p text:style-name="P1">Wouldn</text:p>
      <text:p text:style-name="P1">WOULDN</text:p>
      <text:p text:style-name="P1">wouldn't<text:span text:style-name="T20">(would not)</text:span></text:p>
      <text:p text:style-name="P11">Wouldn't<text:span text:style-name="T20">(Would not)</text:span></text:p>
      <text:p text:style-name="P1">wound</text:p>
      <text:p text:style-name="P1">wounded</text:p>
      <text:p text:style-name="P1">Wounded</text:p>
      <text:p text:style-name="P1">wounds</text:p>
      <text:p text:style-name="P1">wow</text:p>
      <text:p text:style-name="P1">Wow</text:p>
      <text:p text:style-name="P1">WOW</text:p>
      <text:p text:style-name="P1">Wowww</text:p>
      <text:p text:style-name="P1">Wowzers</text:p>
      <text:p text:style-name="P1">WP</text:p>
      <text:p text:style-name="P1">wrangling</text:p>
      <text:p text:style-name="P1">wrap</text:p>
      <text:p text:style-name="P1">wrapped</text:p>
      <text:p text:style-name="P1">Wrapped</text:p>
      <text:p text:style-name="P1">wrath</text:p>
      <text:p text:style-name="P1">wreck</text:p>
      <text:p text:style-name="P1">wrecked</text:p>
      <text:p text:style-name="P1">wrecking</text:p>
      <text:p text:style-name="P1">wrestles</text:p>
      <text:p text:style-name="P1">wrist</text:p>
      <text:p text:style-name="P1">write</text:p>
      <text:p text:style-name="P1">writer</text:p>
      <text:p text:style-name="P1">writes</text:p>
      <text:p text:style-name="P1">writing</text:p>
      <text:p text:style-name="P1">Writing</text:p>
      <text:p text:style-name="P3"><text:span text:style-name="T5">written</text:span></text:p>
      <text:p text:style-name="P1">wrong</text:p>
      <text:p text:style-name="P1">Wrong</text:p>
      <text:p text:style-name="P1">WRONG</text:p>
      <text:p text:style-name="P1">wronged</text:p>
      <text:p text:style-name="P1">wrongs</text:p>
      <text:p text:style-name="P1">wrote</text:p>
      <text:p text:style-name="P1">wuss</text:p>
      <text:p text:style-name="P1">www</text:p>
      <text:p text:style-name="P1">x</text:p>
      <text:p text:style-name="P1">X</text:p>
      <text:p text:style-name="P1"><text:soft-page-break/>x'd</text:p>
      <text:p text:style-name="P1">X'd</text:p>
      <text:p text:style-name="P1">Xar</text:p>
      <text:p text:style-name="P1">Xara</text:p>
      <text:p text:style-name="P1">Xara's</text:p>
      <text:p text:style-name="P1">xDkjyr</text:p>
      <text:p text:style-name="P1">xi</text:p>
      <text:p text:style-name="P1">y</text:p>
      <text:p text:style-name="P1">Y</text:p>
      <text:p text:style-name="P1">y'all<text:span text:style-name="T23">(you all)</text:span></text:p>
      <text:p text:style-name="P1">y'know<text:span text:style-name="T23">(you know)</text:span></text:p>
      <text:p text:style-name="P1">Y'know<text:span text:style-name="T23">(You know)</text:span></text:p>
      <text:p text:style-name="P1">Y'see<text:span text:style-name="T23">(You see)</text:span></text:p>
      <text:p text:style-name="P1">ya</text:p>
      <text:p text:style-name="P1">Ya</text:p>
      <text:p text:style-name="P1">Yaaaaah</text:p>
      <text:p text:style-name="P1">yadda</text:p>
      <text:p text:style-name="P1">yah</text:p>
      <text:p text:style-name="P1">Yah</text:p>
      <text:p text:style-name="P1">yammering</text:p>
      <text:p text:style-name="P1">yanked</text:p>
      <text:p text:style-name="P1">yapping</text:p>
      <text:p text:style-name="P1">yard</text:p>
      <text:p text:style-name="P1">YARGH</text:p>
      <text:p text:style-name="P1">Yawn</text:p>
      <text:p text:style-name="P1">Yay</text:p>
      <text:p text:style-name="P1">Yayy</text:p>
      <text:p text:style-name="P1">ye</text:p>
      <text:p text:style-name="P1">Ye</text:p>
      <text:p text:style-name="P1">yea</text:p>
      <text:p text:style-name="P1">Yea</text:p>
      <text:p text:style-name="P1">Yeaaahh</text:p>
      <text:p text:style-name="P1">yeah</text:p>
      <text:p text:style-name="P1">Yeah</text:p>
      <text:p text:style-name="P1">yeahhhhh</text:p>
      <text:p text:style-name="P1">year</text:p>
      <text:p text:style-name="P1">years</text:p>
      <text:p text:style-name="P1">Years</text:p>
      <text:p text:style-name="P1">YEARS</text:p>
      <text:p text:style-name="P1">Yee</text:p>
      <text:p text:style-name="P3"><text:span text:style-name="T5">Yeeaaah</text:span></text:p>
      <text:p text:style-name="P1">Yeeeah</text:p>
      <text:p text:style-name="P1">Yeeeeahhh</text:p>
      <text:p text:style-name="P1">Yeeesss</text:p>
      <text:p text:style-name="P1">Yeehaw</text:p>
      <text:p text:style-name="P1">Yeesh</text:p>
      <text:p text:style-name="P1">yell</text:p>
      <text:p text:style-name="P1">yelled</text:p>
      <text:p text:style-name="P1">yelling</text:p>
      <text:p text:style-name="P1">yellow</text:p>
      <text:p text:style-name="P1">Yellow</text:p>
      <text:p text:style-name="P1"><text:soft-page-break/>yelp</text:p>
      <text:p text:style-name="P1">yep</text:p>
      <text:p text:style-name="P1">Yep</text:p>
      <text:p text:style-name="P1">yer</text:p>
      <text:p text:style-name="P1">yes</text:p>
      <text:p text:style-name="P1">Yes</text:p>
      <text:p text:style-name="P1">YES</text:p>
      <text:p text:style-name="P1">yesterday</text:p>
      <text:p text:style-name="P1">Yesterday</text:p>
      <text:p text:style-name="P1">yesterday's</text:p>
      <text:p text:style-name="P1">yet</text:p>
      <text:p text:style-name="P1">Yet</text:p>
      <text:p text:style-name="P1">YET</text:p>
      <text:p text:style-name="P1">yikes</text:p>
      <text:p text:style-name="P1">Yikes</text:p>
      <text:p text:style-name="P1">Yipes</text:p>
      <text:p text:style-name="P1">yknow</text:p>
      <text:p text:style-name="P1">yL</text:p>
      <text:p text:style-name="P1">yo</text:p>
      <text:p text:style-name="P1">Yo</text:p>
      <text:p text:style-name="P1">Yoink</text:p>
      <text:p text:style-name="P1">Yoohoo</text:p>
      <text:p text:style-name="P1">you</text:p>
      <text:p text:style-name="P1">You</text:p>
      <text:p text:style-name="P1">YOU</text:p>
      <text:p text:style-name="P1">you'd<text:span text:style-name="T23">(you would)</text:span></text:p>
      <text:p text:style-name="P12">You'd<text:span text:style-name="T23">(You would)</text:span></text:p>
      <text:p text:style-name="P1">YOU'D<text:span text:style-name="T23">(YOU WOULD)</text:span></text:p>
      <text:p text:style-name="P1">you'll<text:span text:style-name="T23">(you will)</text:span></text:p>
      <text:p text:style-name="P12">You'll<text:span text:style-name="T23">(You will)</text:span></text:p>
      <text:p text:style-name="P1">you're<text:span text:style-name="T23">(you are)</text:span></text:p>
      <text:p text:style-name="P1">You're<text:span text:style-name="T23">(You are)</text:span></text:p>
      <text:p text:style-name="P1">YOU'RE<text:span text:style-name="T23">(YOU ARE)</text:span></text:p>
      <text:p text:style-name="P1">you've<text:span text:style-name="T23">(you have)</text:span></text:p>
      <text:p text:style-name="P1">You've<text:span text:style-name="T23">(You have)</text:span></text:p>
      <text:p text:style-name="P1">YOU'VE<text:span text:style-name="T23">(YOU HAVE)</text:span></text:p>
      <text:p text:style-name="P1">young</text:p>
      <text:p text:style-name="P1">your</text:p>
      <text:p text:style-name="P1">Your</text:p>
      <text:p text:style-name="P1">YOUR</text:p>
      <text:p text:style-name="P3"><text:span text:style-name="T5">yours</text:span></text:p>
      <text:p text:style-name="P1">Yours</text:p>
      <text:p text:style-name="P1">yourself</text:p>
      <text:p text:style-name="P1">Yourself</text:p>
      <text:p text:style-name="P1">YOURSELF</text:p>
      <text:p text:style-name="P1">yourselves</text:p>
      <text:p text:style-name="P1">youtu</text:p>
      <text:p text:style-name="P1">youtube</text:p>
      <text:p text:style-name="P1">YouTube</text:p>
      <text:p text:style-name="P1">Youtubers</text:p>
      <text:p text:style-name="P1">YouTubers</text:p>
      <text:p text:style-name="P1"><text:soft-page-break/>Yowza</text:p>
      <text:p text:style-name="P1">yrQ</text:p>
      <text:p text:style-name="P1">Yup</text:p>
      <text:p text:style-name="P1">Yyh</text:p>
      <text:p text:style-name="P1">Yyou</text:p>
      <text:p text:style-name="P1">z</text:p>
      <text:p text:style-name="P1">Z</text:p>
      <text:p text:style-name="P1">zap</text:p>
      <text:p text:style-name="P1">Zap</text:p>
      <text:p text:style-name="P1">zapped</text:p>
      <text:p text:style-name="P1">zapping</text:p>
      <text:p text:style-name="P1">zaps</text:p>
      <text:p text:style-name="P1">zero</text:p>
      <text:p text:style-name="P1">ZERO</text:p>
      <text:p text:style-name="P1">zillion</text:p>
      <text:p text:style-name="P1">zip</text:p>
      <text:p text:style-name="P1">Zip</text:p>
      <text:p text:style-name="P1">zipper</text:p>
      <text:p text:style-name="P1">Zipper</text:p>
      <text:p text:style-name="P1">zippity</text:p>
      <text:p text:style-name="P1">zo</text:p>
      <text:p text:style-name="P1">zombie</text:p>
      <text:p text:style-name="P1">Zombie</text:p>
      <text:p text:style-name="P1">zombie's</text:p>
      <text:p text:style-name="P1">zombies</text:p>
      <text:p text:style-name="P1">Zombies</text:p>
      <text:p text:style-name="P1">zombies's</text:p>
      <text:p text:style-name="P1">zone</text:p>
      <text:p text:style-name="P1">Zone</text:p>
      <text:p text:style-name="P1">zones</text:p>
      <text:p text:style-name="P1">zooming</text:p>
      <text:p text:style-name="P1">zoom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swiss" style:font-pitch="fixed"/>
    <style:font-face style:name="DFKai-SB" svg:font-family="DFKai-SB"/>
    <style:font-face style:name="Lucida Console" svg:font-family="'Lucida Console'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onsolas" fo:font-size="12pt" fo:language="en" fo:country="US" style:letter-kerning="true" style:font-name-asian="Consola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Consolas" fo:font-size="12pt" fo:language="en" fo:country="US" style:letter-kerning="true" style:font-name-asian="Consola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ucida Console" fo:font-family="'Lucida Console'" style:font-pitch="fixed" fo:font-size="14pt" style:font-name-asian="DFKai-SB" style:font-family-asian="DFKai-SB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Consolas" style:font-family-asian="Consolas" style:font-family-generic-asian="swiss" style:font-pitch-asian="fixed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nsolas" fo:font-family="Consolas" style:font-family-generic="swiss" style:font-pitch="fixed" fo:font-size="12pt" fo:font-style="italic" style:font-name-asian="Consolas" style:font-family-asian="Consolas" style:font-family-generic-asian="swiss" style:font-pitch-asian="fixed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nsolas" fo:font-family="Consolas" style:font-family-generic="swiss" style:font-pitch="fixed" style:font-name-asian="Consolas" style:font-family-asian="Consolas" style:font-family-generic-asian="swiss" style:font-pitch-asian="fixed"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c0c0c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c0c0c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0c0c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3T00:02:40.928877900</meta:creation-date>
    <dc:date>2025-04-13T13:42:49.976729700</dc:date>
    <meta:editing-duration>PT38M23S</meta:editing-duration>
    <meta:editing-cycles>12</meta:editing-cycles>
    <meta:generator>LibreOffice/25.2.2.2$Windows_X86_64 LibreOffice_project/7370d4be9e3cf6031a51beef54ff3bda878e3fac</meta:generator>
    <meta:document-statistic meta:table-count="0" meta:image-count="0" meta:object-count="0" meta:page-count="235" meta:paragraph-count="11965" meta:word-count="12149" meta:character-count="80656" meta:non-whitespace-character-count="80472"/>
  </office:meta>
</office:document-meta>
</file>